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settings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33.96pt"/>
    </style:style>
    <style:style style:name="co13" style:family="table-column">
      <style:table-column-properties fo:break-before="auto" style:column-width="33.14pt"/>
    </style:style>
    <style:style style:name="co14" style:family="table-column">
      <style:table-column-properties fo:break-before="auto" style:column-width="38.55pt"/>
    </style:style>
    <style:style style:name="co15" style:family="table-column">
      <style:table-column-properties fo:break-before="auto" style:column-width="22.34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16.95pt"/>
    </style:style>
    <style:style style:name="co18" style:family="table-column">
      <style:table-column-properties fo:break-before="auto" style:column-width="28.54pt"/>
    </style:style>
    <style:style style:name="co19" style:family="table-column">
      <style:table-column-properties fo:break-before="auto" style:column-width="25.46pt"/>
    </style:style>
    <style:style style:name="co20" style:family="table-column">
      <style:table-column-properties fo:break-before="auto" style:column-width="23.9pt"/>
    </style:style>
    <style:style style:name="co21" style:family="table-column">
      <style:table-column-properties fo:break-before="auto" style:column-width="27.01pt"/>
    </style:style>
    <style:style style:name="co22" style:family="table-column">
      <style:table-column-properties fo:break-before="auto" style:column-width="127.36pt"/>
    </style:style>
    <style:style style:name="co23" style:family="table-column">
      <style:table-column-properties fo:break-before="auto" style:column-width="54pt"/>
    </style:style>
    <style:style style:name="co24" style:family="table-column">
      <style:table-column-properties fo:break-before="auto" style:column-width="88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5000b"/>
    </style:style>
    <style:style style:name="ta3" style:family="table" style:master-page-name="Default">
      <style:table-properties table:display="true" style:writing-mode="lr-tb" tableooo:tab-color="#cc0000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66cc00" fo:border="0.06pt solid #000000"/>
    </style:style>
    <style:style style:name="ce5" style:family="table-cell" style:parent-style-name="Default">
      <style:table-cell-properties fo:background-color="#669900" fo:border="0.06pt solid #000000"/>
    </style:style>
    <style:style style:name="ce6" style:family="table-cell" style:parent-style-name="Default">
      <style:table-cell-properties fo:background-color="#ccff99"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transparent"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66cc00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669900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ccff99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ccff00" fo:border="0.06pt solid #000000"/>
    </style:style>
    <style:style style:name="ce14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cc0000" fo:border="0.06pt solid #000000"/>
    </style:style>
    <style:style style:name="ce17" style:family="table-cell" style:parent-style-name="Default">
      <style:table-cell-properties fo:background-color="#00cc00" fo:border="0.06pt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0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. DSDV Asl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7.14" calcext:value-type="float">
            <text:p>57.14</text:p>
          </table:table-cell>
          <table:table-cell office:value-type="float" office:value="2.4" calcext:value-type="float">
            <text:p>2.4</text:p>
          </table:table-cell>
          <table:table-cell office:value-type="float" office:value="27.28" calcext:value-type="float">
            <text:p>27.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6.7" calcext:value-type="float">
            <text:p>56.7</text:p>
          </table:table-cell>
          <table:table-cell office:value-type="float" office:value="2.35" calcext:value-type="float">
            <text:p>2.35</text:p>
          </table:table-cell>
          <table:table-cell office:value-type="float" office:value="30.44" calcext:value-type="float">
            <text:p>30.4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.96" calcext:value-type="float">
            <text:p>51.96</text:p>
          </table:table-cell>
          <table:table-cell office:value-type="float" office:value="2.27" calcext:value-type="float">
            <text:p>2.27</text:p>
          </table:table-cell>
          <table:table-cell office:value-type="float" office:value="31.81" calcext:value-type="float">
            <text:p>31.8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.52" calcext:value-type="float">
            <text:p>56.52</text:p>
          </table:table-cell>
          <table:table-cell office:value-type="float" office:value="2.51" calcext:value-type="float">
            <text:p>2.51</text:p>
          </table:table-cell>
          <table:table-cell office:value-type="float" office:value="30.35" calcext:value-type="float">
            <text:p>30.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.46" calcext:value-type="float">
            <text:p>46.46</text:p>
          </table:table-cell>
          <table:table-cell office:value-type="float" office:value="1.97" calcext:value-type="float">
            <text:p>1.97</text:p>
          </table:table-cell>
          <table:table-cell office:value-type="float" office:value="34.72" calcext:value-type="float">
            <text:p>34.7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.53" calcext:value-type="float">
            <text:p>64.53</text:p>
          </table:table-cell>
          <table:table-cell office:value-type="float" office:value="2.8" calcext:value-type="float">
            <text:p>2.8</text:p>
          </table:table-cell>
          <table:table-cell office:value-type="float" office:value="36.53" calcext:value-type="float">
            <text:p>36.5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.35" calcext:value-type="float">
            <text:p>65.35</text:p>
          </table:table-cell>
          <table:table-cell office:value-type="float" office:value="2.82" calcext:value-type="float">
            <text:p>2.82</text:p>
          </table:table-cell>
          <table:table-cell office:value-type="float" office:value="31.64" calcext:value-type="float">
            <text:p>31.6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3.5" calcext:value-type="float">
            <text:p>53.5</text:p>
          </table:table-cell>
          <table:table-cell office:value-type="float" office:value="2.3" calcext:value-type="float">
            <text:p>2.3</text:p>
          </table:table-cell>
          <table:table-cell office:value-type="float" office:value="32.21" calcext:value-type="float">
            <text:p>32.2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.29" calcext:value-type="float">
            <text:p>57.29</text:p>
          </table:table-cell>
          <table:table-cell office:value-type="float" office:value="2.44" calcext:value-type="float">
            <text:p>2.44</text:p>
          </table:table-cell>
          <table:table-cell office:value-type="float" office:value="28.82" calcext:value-type="float">
            <text:p>28.8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.38" calcext:value-type="float">
            <text:p>58.38</text:p>
          </table:table-cell>
          <table:table-cell office:value-type="float" office:value="2.46" calcext:value-type="float">
            <text:p>2.46</text:p>
          </table:table-cell>
          <table:table-cell office:value-type="float" office:value="32.28" calcext:value-type="float">
            <text:p>32.2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2.69" calcext:value-type="float">
            <text:p>62.69</text:p>
          </table:table-cell>
          <table:table-cell office:value-type="float" office:value="2.69" calcext:value-type="float">
            <text:p>2.69</text:p>
          </table:table-cell>
          <table:table-cell office:value-type="float" office:value="33.77" calcext:value-type="float">
            <text:p>33.7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.85" calcext:value-type="float">
            <text:p>44.85</text:p>
          </table:table-cell>
          <table:table-cell office:value-type="float" office:value="1.86" calcext:value-type="float">
            <text:p>1.86</text:p>
          </table:table-cell>
          <table:table-cell office:value-type="float" office:value="32.04" calcext:value-type="float">
            <text:p>32.0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.85" calcext:value-type="float">
            <text:p>64.85</text:p>
          </table:table-cell>
          <table:table-cell office:value-type="float" office:value="2.81" calcext:value-type="float">
            <text:p>2.81</text:p>
          </table:table-cell>
          <table:table-cell office:value-type="float" office:value="30.38" calcext:value-type="float">
            <text:p>30.3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9.49" calcext:value-type="float">
            <text:p>49.49</text:p>
          </table:table-cell>
          <table:table-cell office:value-type="float" office:value="2.1" calcext:value-type="float">
            <text:p>2.1</text:p>
          </table:table-cell>
          <table:table-cell office:value-type="float" office:value="31.86" calcext:value-type="float">
            <text:p>31.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.6" calcext:value-type="float">
            <text:p>59.6</text:p>
          </table:table-cell>
          <table:table-cell office:value-type="float" office:value="2.53" calcext:value-type="float">
            <text:p>2.53</text:p>
          </table:table-cell>
          <table:table-cell office:value-type="float" office:value="30.4" calcext:value-type="float">
            <text:p>30.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.67" calcext:value-type="float">
            <text:p>58.67</text:p>
          </table:table-cell>
          <table:table-cell office:value-type="float" office:value="2.46" calcext:value-type="float">
            <text:p>2.46</text:p>
          </table:table-cell>
          <table:table-cell office:value-type="float" office:value="31.41" calcext:value-type="float">
            <text:p>31.4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.47" calcext:value-type="float">
            <text:p>48.47</text:p>
          </table:table-cell>
          <table:table-cell office:value-type="float" office:value="2.03" calcext:value-type="float">
            <text:p>2.03</text:p>
          </table:table-cell>
          <table:table-cell office:value-type="float" office:value="34.54" calcext:value-type="float">
            <text:p>34.5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2.48" calcext:value-type="float">
            <text:p>52.48</text:p>
          </table:table-cell>
          <table:table-cell office:value-type="float" office:value="2.26" calcext:value-type="float">
            <text:p>2.26</text:p>
          </table:table-cell>
          <table:table-cell office:value-type="float" office:value="30.54" calcext:value-type="float">
            <text:p>30.5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.54" calcext:value-type="float">
            <text:p>56.54</text:p>
          </table:table-cell>
          <table:table-cell office:value-type="float" office:value="2.31" calcext:value-type="float">
            <text:p>2.31</text:p>
          </table:table-cell>
          <table:table-cell office:value-type="float" office:value="34.93" calcext:value-type="float">
            <text:p>34.9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.47" calcext:value-type="float">
            <text:p>47.47</text:p>
          </table:table-cell>
          <table:table-cell office:value-type="float" office:value="2.01" calcext:value-type="float">
            <text:p>2.01</text:p>
          </table:table-cell>
          <table:table-cell office:value-type="float" office:value="35.76" calcext:value-type="float">
            <text:p>35.7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.41" calcext:value-type="float">
            <text:p>70.41</text:p>
          </table:table-cell>
          <table:table-cell office:value-type="float" office:value="2.96" calcext:value-type="float">
            <text:p>2.96</text:p>
          </table:table-cell>
          <table:table-cell office:value-type="float" office:value="43.98" calcext:value-type="float">
            <text:p>43.9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3.29" calcext:value-type="float">
            <text:p>63.29</text:p>
          </table:table-cell>
          <table:table-cell office:value-type="float" office:value="2.8" calcext:value-type="float">
            <text:p>2.8</text:p>
          </table:table-cell>
          <table:table-cell office:value-type="float" office:value="30.76" calcext:value-type="float">
            <text:p>30.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.06" calcext:value-type="float">
            <text:p>44.06</text:p>
          </table:table-cell>
          <table:table-cell office:value-type="float" office:value="1.91" calcext:value-type="float">
            <text:p>1.91</text:p>
          </table:table-cell>
          <table:table-cell office:value-type="float" office:value="31.11" calcext:value-type="float">
            <text:p>31.1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7.97" calcext:value-type="float">
            <text:p>57.97</text:p>
          </table:table-cell>
          <table:table-cell office:value-type="float" office:value="2.58" calcext:value-type="float">
            <text:p>2.58</text:p>
          </table:table-cell>
          <table:table-cell office:value-type="float" office:value="40.75" calcext:value-type="float">
            <text:p>40.7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5.13" calcext:value-type="float">
            <text:p>65.13</text:p>
          </table:table-cell>
          <table:table-cell office:value-type="float" office:value="2.72" calcext:value-type="float">
            <text:p>2.72</text:p>
          </table:table-cell>
          <table:table-cell office:value-type="float" office:value="91.78" calcext:value-type="float">
            <text:p>91.7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3.03" calcext:value-type="float">
            <text:p>53.03</text:p>
          </table:table-cell>
          <table:table-cell office:value-type="float" office:value="2.25" calcext:value-type="float">
            <text:p>2.25</text:p>
          </table:table-cell>
          <table:table-cell office:value-type="float" office:value="30.97" calcext:value-type="float">
            <text:p>30.9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.53" calcext:value-type="float">
            <text:p>68.53</text:p>
          </table:table-cell>
          <table:table-cell office:value-type="float" office:value="2.89" calcext:value-type="float">
            <text:p>2.89</text:p>
          </table:table-cell>
          <table:table-cell office:value-type="float" office:value="31.31" calcext:value-type="float">
            <text:p>31.3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8.16" calcext:value-type="float">
            <text:p>58.16</text:p>
          </table:table-cell>
          <table:table-cell office:value-type="float" office:value="2.43" calcext:value-type="float">
            <text:p>2.43</text:p>
          </table:table-cell>
          <table:table-cell office:value-type="float" office:value="26.18" calcext:value-type="float">
            <text:p>26.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.57" calcext:value-type="float">
            <text:p>56.57</text:p>
          </table:table-cell>
          <table:table-cell office:value-type="float" office:value="2.39" calcext:value-type="float">
            <text:p>2.39</text:p>
          </table:table-cell>
          <table:table-cell office:value-type="float" office:value="91.51" calcext:value-type="float">
            <text:p>91.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.75" calcext:value-type="float">
            <text:p>49.75</text:p>
          </table:table-cell>
          <table:table-cell office:value-type="float" office:value="2.16" calcext:value-type="float">
            <text:p>2.16</text:p>
          </table:table-cell>
          <table:table-cell office:value-type="float" office:value="24.7" calcext:value-type="float">
            <text:p>24.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3.4" calcext:value-type="float">
            <text:p>53.4</text:p>
          </table:table-cell>
          <table:table-cell office:value-type="float" office:value="2.18" calcext:value-type="float">
            <text:p>2.18</text:p>
          </table:table-cell>
          <table:table-cell office:value-type="float" office:value="38.26" calcext:value-type="float">
            <text:p>38.2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9.9" calcext:value-type="float">
            <text:p>59.9</text:p>
          </table:table-cell>
          <table:table-cell office:value-type="float" office:value="2.52" calcext:value-type="float">
            <text:p>2.52</text:p>
          </table:table-cell>
          <table:table-cell office:value-type="float" office:value="38.78" calcext:value-type="float">
            <text:p>38.7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.84" calcext:value-type="float">
            <text:p>55.84</text:p>
          </table:table-cell>
          <table:table-cell office:value-type="float" office:value="2.35" calcext:value-type="float">
            <text:p>2.35</text:p>
          </table:table-cell>
          <table:table-cell office:value-type="float" office:value="31.04" calcext:value-type="float">
            <text:p>31.0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8.66" calcext:value-type="float">
            <text:p>68.66</text:p>
          </table:table-cell>
          <table:table-cell office:value-type="float" office:value="2.95" calcext:value-type="float">
            <text:p>2.95</text:p>
          </table:table-cell>
          <table:table-cell office:value-type="float" office:value="26.24" calcext:value-type="float">
            <text:p>26.2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.78" calcext:value-type="float">
            <text:p>61.78</text:p>
          </table:table-cell>
          <table:table-cell office:value-type="float" office:value="2.53" calcext:value-type="float">
            <text:p>2.53</text:p>
          </table:table-cell>
          <table:table-cell office:value-type="float" office:value="36.93" calcext:value-type="float">
            <text:p>36.9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.25" calcext:value-type="float">
            <text:p>58.25</text:p>
          </table:table-cell>
          <table:table-cell office:value-type="float" office:value="2.57" calcext:value-type="float">
            <text:p>2.57</text:p>
          </table:table-cell>
          <table:table-cell office:value-type="float" office:value="28.33" calcext:value-type="float">
            <text:p>28.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.1" calcext:value-type="float">
            <text:p>64.1</text:p>
          </table:table-cell>
          <table:table-cell office:value-type="float" office:value="2.67" calcext:value-type="float">
            <text:p>2.67</text:p>
          </table:table-cell>
          <table:table-cell office:value-type="float" office:value="31.67" calcext:value-type="float">
            <text:p>31.6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8.21" calcext:value-type="float">
            <text:p>48.21</text:p>
          </table:table-cell>
          <table:table-cell office:value-type="float" office:value="2.02" calcext:value-type="float">
            <text:p>2.02</text:p>
          </table:table-cell>
          <table:table-cell office:value-type="float" office:value="30.32" calcext:value-type="float">
            <text:p>30.3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.5" calcext:value-type="float">
            <text:p>57.5</text:p>
          </table:table-cell>
          <table:table-cell office:value-type="float" office:value="2.46" calcext:value-type="float">
            <text:p>2.46</text:p>
          </table:table-cell>
          <table:table-cell office:value-type="float" office:value="30.69" calcext:value-type="float">
            <text:p>30.6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.73" calcext:value-type="float">
            <text:p>53.73</text:p>
          </table:table-cell>
          <table:table-cell office:value-type="float" office:value="2.31" calcext:value-type="float">
            <text:p>2.31</text:p>
          </table:table-cell>
          <table:table-cell office:value-type="float" office:value="30.94" calcext:value-type="float">
            <text:p>30.94</text:p>
          </table:table-cell>
          <table:table-cell office:value-type="float" office:value="172" calcext:value-type="float">
            <text:p>172</text:p>
          </table:table-cell>
        </table:table-row>
      </table:table>
      <table:table table:name="3. DSDV modif minup" table:style-name="ta1">
        <table:shapes>
          <draw:frame draw:z-index="0" draw:style-name="gr1" draw:text-style-name="P1" svg:width="1012.71pt" svg:height="414.43pt" svg:x="0pt" svg:y="564.32pt">
            <loext:p draw:notify-on-update-of-ranges="'3. DSDV modif minup'.C12:'3. DSDV modif minup'.C12 '3. DSDV modif minup'.C13:'3. DSDV modif minup'.C42 '3. DSDV modif minup'.G12:'3. DSDV modif minup'.G12 '3. DSDV modif minup'.G13:'3. DSDV modif minup'.G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05.79pt" svg:height="461.34pt" svg:x="0pt" svg:y="999.55pt">
            <loext:p draw:notify-on-update-of-ranges="'3. DSDV modif minup'.D12:'3. DSDV modif minup'.D12 '3. DSDV modif minup'.D13:'3. DSDV modif minup'.D42 '3. DSDV modif minup'.H12:'3. DSDV modif minup'.H12 '3. DSDV modif minup'.H13:'3. DSDV modif minup'.H4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007.52pt" svg:height="450.28pt" svg:x="0pt" svg:y="1484.22pt">
            <loext:p draw:notify-on-update-of-ranges="'3. DSDV modif minup'.E12:'3. DSDV modif minup'.E12 '3. DSDV modif minup'.E13:'3. DSDV modif minup'.E42 '3. DSDV modif minup'.I12:'3. DSDV modif minup'.I12 '3. DSDV modif minup'.I13:'3. DSDV modif minup'.I4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999.72pt" svg:height="485.55pt" svg:x="5.19pt" svg:y="1936.2pt">
            <loext:p draw:notify-on-update-of-ranges="'3. DSDV modif minup'.F12:'3. DSDV modif minup'.F12 '3. DSDV modif minup'.F13:'3. DSDV modif minup'.F42 '3. DSDV modif minup'.J12:'3. DSDV modif minup'.J12 '3. DSDV modif minup'.J13:'3. DSDV modif minup'.J4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4" table:style-name="ce3" office:value-type="string" calcext:value-type="string">
            <text:p>modif</text:p>
          </table:table-cell>
          <table:table-cell table:number-columns-repeated="4" table:style-name="ce3" office:value-type="string" calcext:value-type="string">
            <text:p>asli</text:p>
          </table:table-cell>
          <table:table-cell table:style-name="ce3"/>
          <table:table-cell table:style-name="ce9" table:number-columns-repeated="3"/>
          <table:table-cell table:style-name="ce3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.67" calcext:value-type="float">
            <text:p>58.67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32.13" calcext:value-type="float">
            <text:p>32.13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62.69" calcext:value-type="float">
            <text:p>62.69</text:p>
          </table:table-cell>
          <table:table-cell table:style-name="ce4" office:value-type="float" office:value="2.69" calcext:value-type="float">
            <text:p>2.69</text:p>
          </table:table-cell>
          <table:table-cell table:style-name="ce4" office:value-type="float" office:value="33.77" calcext:value-type="float">
            <text:p>33.77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1" calcext:value-type="float">
            <text:p>1</text:p>
          </table:table-cell>
          <table:table-cell table:style-name="ce10" table:formula="of:=IF([.F13]&lt;[.J13];1;0)" office:value-type="float" office:value="1" calcext:value-type="float">
            <text:p>1</text:p>
          </table:table-cell>
          <table:table-cell table:style-name="ce4" table:formula="of:=SUM([.K13:.N13])" office:value-type="float" office:value="2" calcext:value-type="float">
            <text:p>2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13:.O22];1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3.03" calcext:value-type="float">
            <text:p>53.03</text:p>
          </table:table-cell>
          <table:table-cell table:style-name="ce4" office:value-type="float" office:value="2.24" calcext:value-type="float">
            <text:p>2.24</text:p>
          </table:table-cell>
          <table:table-cell table:style-name="ce4" office:value-type="float" office:value="30.83" calcext:value-type="float">
            <text:p>30.83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4.85" calcext:value-type="float">
            <text:p>44.8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32.04" calcext:value-type="float">
            <text:p>32.0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4]&gt;[.G14];1;0)" office:value-type="float" office:value="1" calcext:value-type="float">
            <text:p>1</text:p>
          </table:table-cell>
          <table:table-cell table:style-name="ce10" table:formula="of:=IF([.D14]&gt;[.H14];1;0)" office:value-type="float" office:value="1" calcext:value-type="float">
            <text:p>1</text:p>
          </table:table-cell>
          <table:table-cell table:style-name="ce10" table:formula="of:=IF([.E14]&lt;[.I14];1;0)" office:value-type="float" office:value="1" calcext:value-type="float">
            <text:p>1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3" calcext:value-type="float">
            <text:p>3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13:.O22];2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4.36" calcext:value-type="float">
            <text:p>64.36</text:p>
          </table:table-cell>
          <table:table-cell table:style-name="ce4" office:value-type="float" office:value="2.78" calcext:value-type="float">
            <text:p>2.78</text:p>
          </table:table-cell>
          <table:table-cell table:style-name="ce4" office:value-type="float" office:value="30.37" calcext:value-type="float">
            <text:p>30.37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64.85" calcext:value-type="float">
            <text:p>64.85</text:p>
          </table:table-cell>
          <table:table-cell table:style-name="ce4" office:value-type="float" office:value="2.81" calcext:value-type="float">
            <text:p>2.81</text:p>
          </table:table-cell>
          <table:table-cell table:style-name="ce4" office:value-type="float" office:value="30.38" calcext:value-type="float">
            <text:p>30.38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1" calcext:value-type="float">
            <text:p>1</text:p>
          </table:table-cell>
          <table:table-cell table:style-name="ce10" table:formula="of:=IF([.F15]&lt;[.J15];1;0)" office:value-type="float" office:value="1" calcext:value-type="float">
            <text:p>1</text:p>
          </table:table-cell>
          <table:table-cell table:style-name="ce4" table:formula="of:=SUM([.K15:.N1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13:.O22];3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2.48" calcext:value-type="float">
            <text:p>52.48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32.39" calcext:value-type="float">
            <text:p>32.3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9.49" calcext:value-type="float">
            <text:p>49.49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1.86" calcext:value-type="float">
            <text:p>31.8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IF([.C16]&gt;[.G16];1;0)" office:value-type="float" office:value="1" calcext:value-type="float">
            <text:p>1</text:p>
          </table:table-cell>
          <table:table-cell table:style-name="ce10" table:formula="of:=IF([.D16]&gt;[.H16];1;0)" office:value-type="float" office:value="1" calcext:value-type="float">
            <text:p>1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2" calcext:value-type="float">
            <text:p>2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13:.O2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9.39" calcext:value-type="float">
            <text:p>59.39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40.72" calcext:value-type="float">
            <text:p>40.72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59.6" calcext:value-type="float">
            <text:p>59.6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184" calcext:value-type="float">
            <text:p>184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1" calcext:value-type="float">
            <text:p>1</text:p>
          </table:table-cell>
          <table:table-cell table:style-name="ce4" table:formula="of:=SUM([.K17:.N17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60.3" calcext:value-type="float">
            <text:p>60.3</text:p>
          </table:table-cell>
          <table:table-cell table:style-name="ce4" office:value-type="float" office:value="2.57" calcext:value-type="float">
            <text:p>2.57</text:p>
          </table:table-cell>
          <table:table-cell table:style-name="ce4" office:value-type="float" office:value="39.52" calcext:value-type="float">
            <text:p>39.52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58.67" calcext:value-type="float">
            <text:p>58.67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31.41" calcext:value-type="float">
            <text:p>31.41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IF([.C18]&gt;[.G18];1;0)" office:value-type="float" office:value="1" calcext:value-type="float">
            <text:p>1</text:p>
          </table:table-cell>
          <table:table-cell table:style-name="ce10" table:formula="of:=IF([.D18]&gt;[.H18];1;0)" office:value-type="float" office:value="1" calcext:value-type="float">
            <text:p>1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66.16" calcext:value-type="float">
            <text:p>66.16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1.17" calcext:value-type="float">
            <text:p>31.17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48.47" calcext:value-type="float">
            <text:p>48.47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34.54" calcext:value-type="float">
            <text:p>34.54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19]&gt;[.G19];1;0)" office:value-type="float" office:value="1" calcext:value-type="float">
            <text:p>1</text:p>
          </table:table-cell>
          <table:table-cell table:style-name="ce10" table:formula="of:=IF([.D19]&gt;[.H19];1;0)" office:value-type="float" office:value="1" calcext:value-type="float">
            <text:p>1</text:p>
          </table:table-cell>
          <table:table-cell table:style-name="ce10" table:formula="of:=IF([.E19]&lt;[.I19];1;0)" office:value-type="float" office:value="1" calcext:value-type="float">
            <text:p>1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62.44" calcext:value-type="float">
            <text:p>62.44</text:p>
          </table:table-cell>
          <table:table-cell table:style-name="ce4" office:value-type="float" office:value="2.63" calcext:value-type="float">
            <text:p>2.63</text:p>
          </table:table-cell>
          <table:table-cell table:style-name="ce4" office:value-type="float" office:value="33.33" calcext:value-type="float">
            <text:p>33.33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52.48" calcext:value-type="float">
            <text:p>52.48</text:p>
          </table:table-cell>
          <table:table-cell table:style-name="ce4" office:value-type="float" office:value="2.26" calcext:value-type="float">
            <text:p>2.26</text:p>
          </table:table-cell>
          <table:table-cell table:style-name="ce4" office:value-type="float" office:value="30.54" calcext:value-type="float">
            <text:p>30.5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20]&gt;[.G20];1;0)" office:value-type="float" office:value="1" calcext:value-type="float">
            <text:p>1</text:p>
          </table:table-cell>
          <table:table-cell table:style-name="ce10" table:formula="of:=IF([.D20]&gt;[.H20];1;0)" office:value-type="float" office:value="1" calcext:value-type="float">
            <text:p>1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1" calcext:value-type="float">
            <text:p>1</text:p>
          </table:table-cell>
          <table:table-cell table:style-name="ce4" table:formula="of:=SUM([.K20:.N20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7.94" calcext:value-type="float">
            <text:p>47.94</text:p>
          </table:table-cell>
          <table:table-cell table:style-name="ce4" office:value-type="float" office:value="1.99" calcext:value-type="float">
            <text:p>1.99</text:p>
          </table:table-cell>
          <table:table-cell table:style-name="ce4" office:value-type="float" office:value="35.82" calcext:value-type="float">
            <text:p>35.82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56.54" calcext:value-type="float">
            <text:p>56.54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34.93" calcext:value-type="float">
            <text:p>34.93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62.69" calcext:value-type="float">
            <text:p>62.69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42.59" calcext:value-type="float">
            <text:p>42.59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7.47" calcext:value-type="float">
            <text:p>47.47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35.76" calcext:value-type="float">
            <text:p>35.76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22]&gt;[.G22];1;0)" office:value-type="float" office:value="1" calcext:value-type="float">
            <text:p>1</text:p>
          </table:table-cell>
          <table:table-cell table:style-name="ce10" table:formula="of:=IF([.D22]&gt;[.H22];1;0)" office:value-type="float" office:value="1" calcext:value-type="float">
            <text:p>1</text:p>
          </table:table-cell>
          <table:table-cell table:style-name="ce10" table:formula="of:=IF([.E22]&lt;[.I22];1;0)" office:value-type="float" office:value="0" calcext:value-type="float">
            <text:p>0</text:p>
          </table:table-cell>
          <table:table-cell table:style-name="ce10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61.67" calcext:value-type="float">
            <text:p>61.67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70.41" calcext:value-type="float">
            <text:p>70.41</text:p>
          </table:table-cell>
          <table:table-cell table:style-name="ce5" office:value-type="float" office:value="2.96" calcext:value-type="float">
            <text:p>2.96</text:p>
          </table:table-cell>
          <table:table-cell table:style-name="ce5" office:value-type="float" office:value="43.98" calcext:value-type="float">
            <text:p>43.98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1" calcext:value-type="float">
            <text:p>1</text:p>
          </table:table-cell>
          <table:table-cell table:style-name="ce5" table:formula="of:=SUM([.K23:.N23])" office:value-type="float" office:value="1" calcext:value-type="float">
            <text:p>1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3:.O32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5.37" calcext:value-type="float">
            <text:p>65.37</text:p>
          </table:table-cell>
          <table:table-cell table:style-name="ce5" office:value-type="float" office:value="2.88" calcext:value-type="float">
            <text:p>2.88</text:p>
          </table:table-cell>
          <table:table-cell table:style-name="ce5" office:value-type="float" office:value="110.15" calcext:value-type="float">
            <text:p>110.15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63.29" calcext:value-type="float">
            <text:p>63.29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0.76" calcext:value-type="float">
            <text:p>30.76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IF([.C24]&gt;[.G24];1;0)" office:value-type="float" office:value="1" calcext:value-type="float">
            <text:p>1</text:p>
          </table:table-cell>
          <table:table-cell table:style-name="ce11" table:formula="of:=IF([.D24]&gt;[.H24];1;0)" office:value-type="float" office:value="1" calcext:value-type="float">
            <text:p>1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1" calcext:value-type="float">
            <text:p>1</text:p>
          </table:table-cell>
          <table:table-cell table:style-name="ce5" table:formula="of:=SUM([.K24:.N24])" office:value-type="float" office:value="3" calcext:value-type="float">
            <text:p>3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3:.O32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42.86" calcext:value-type="float">
            <text:p>42.86</text:p>
          </table:table-cell>
          <table:table-cell table:style-name="ce5" office:value-type="float" office:value="1.86" calcext:value-type="float">
            <text:p>1.86</text:p>
          </table:table-cell>
          <table:table-cell table:style-name="ce5" office:value-type="float" office:value="33.59" calcext:value-type="float">
            <text:p>33.59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44.06" calcext:value-type="float">
            <text:p>44.06</text:p>
          </table:table-cell>
          <table:table-cell table:style-name="ce5" office:value-type="float" office:value="1.91" calcext:value-type="float">
            <text:p>1.91</text:p>
          </table:table-cell>
          <table:table-cell table:style-name="ce5" office:value-type="float" office:value="31.11" calcext:value-type="float">
            <text:p>31.11</text:p>
          </table:table-cell>
          <table:table-cell table:style-name="ce5" office:value-type="float" office:value="189" calcext:value-type="float">
            <text:p>189</text:p>
          </table:table-cell>
          <table:table-cell table:style-name="ce5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0" calcext:value-type="float">
            <text:p>0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3:.O32];3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47.5" calcext:value-type="float">
            <text:p>47.5</text:p>
          </table:table-cell>
          <table:table-cell table:style-name="ce5" office:value-type="float" office:value="2.03" calcext:value-type="float">
            <text:p>2.03</text:p>
          </table:table-cell>
          <table:table-cell table:style-name="ce5" office:value-type="float" office:value="37.42" calcext:value-type="float">
            <text:p>37.42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57.97" calcext:value-type="float">
            <text:p>57.97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40.75" calcext:value-type="float">
            <text:p>40.75</text:p>
          </table:table-cell>
          <table:table-cell table:style-name="ce5" office:value-type="float" office:value="204" calcext:value-type="float">
            <text:p>204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1" calcext:value-type="float">
            <text:p>1</text:p>
          </table:table-cell>
          <table:table-cell table:style-name="ce11" table:formula="of:=IF([.F26]&lt;[.J26];1;0)" office:value-type="float" office:value="1" calcext:value-type="float">
            <text:p>1</text:p>
          </table:table-cell>
          <table:table-cell table:style-name="ce5" table:formula="of:=SUM([.K26:.N26])" office:value-type="float" office:value="2" calcext:value-type="float">
            <text:p>2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3:.O3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.35" calcext:value-type="float">
            <text:p>2.35</text:p>
          </table:table-cell>
          <table:table-cell table:style-name="ce5" office:value-type="float" office:value="31.52" calcext:value-type="float">
            <text:p>31.52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65.13" calcext:value-type="float">
            <text:p>65.13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91.78" calcext:value-type="float">
            <text:p>91.78</text:p>
          </table:table-cell>
          <table:table-cell table:style-name="ce5" office:value-type="float" office:value="196" calcext:value-type="float">
            <text:p>196</text:p>
          </table:table-cell>
          <table:table-cell table:style-name="ce5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1" calcext:value-type="float">
            <text:p>1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49.24" calcext:value-type="float">
            <text:p>49.24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30.69" calcext:value-type="float">
            <text:p>30.69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53.03" calcext:value-type="float">
            <text:p>53.03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30.97" calcext:value-type="float">
            <text:p>30.97</text:p>
          </table:table-cell>
          <table:table-cell table:style-name="ce5" office:value-type="float" office:value="186" calcext:value-type="float">
            <text:p>186</text:p>
          </table:table-cell>
          <table:table-cell table:style-name="ce5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1" calcext:value-type="float">
            <text:p>1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5" table:formula="of:=SUM([.K28:.N28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3.85" calcext:value-type="float">
            <text:p>53.85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33.08" calcext:value-type="float">
            <text:p>33.08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68.53" calcext:value-type="float">
            <text:p>68.5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31.31" calcext:value-type="float">
            <text:p>31.31</text:p>
          </table:table-cell>
          <table:table-cell table:style-name="ce5" office:value-type="float" office:value="178" calcext:value-type="float">
            <text:p>178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4" calcext:value-type="float">
            <text:p>2.54</text:p>
          </table:table-cell>
          <table:table-cell table:style-name="ce5" office:value-type="float" office:value="27.23" calcext:value-type="float">
            <text:p>27.23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58.16" calcext:value-type="float">
            <text:p>58.16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26.18" calcext:value-type="float">
            <text:p>26.18</text:p>
          </table:table-cell>
          <table:table-cell table:style-name="ce5" office:value-type="float" office:value="173" calcext:value-type="float">
            <text:p>173</text:p>
          </table:table-cell>
          <table:table-cell table:style-name="ce5" table:formula="of:=IF([.C30]&gt;[.G30];1;0)" office:value-type="float" office:value="1" calcext:value-type="float">
            <text:p>1</text:p>
          </table:table-cell>
          <table:table-cell table:style-name="ce11" table:formula="of:=IF([.D30]&gt;[.H30];1;0)" office:value-type="float" office:value="1" calcext:value-type="float">
            <text:p>1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60.94" calcext:value-type="float">
            <text:p>60.94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44.25" calcext:value-type="float">
            <text:p>44.25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56.57" calcext:value-type="float">
            <text:p>56.57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91.51" calcext:value-type="float">
            <text:p>91.51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31]&gt;[.G31];1;0)" office:value-type="float" office:value="1" calcext:value-type="float">
            <text:p>1</text:p>
          </table:table-cell>
          <table:table-cell table:style-name="ce11" table:formula="of:=IF([.D31]&gt;[.H31];1;0)" office:value-type="float" office:value="1" calcext:value-type="float">
            <text:p>1</text:p>
          </table:table-cell>
          <table:table-cell table:style-name="ce11" table:formula="of:=IF([.E31]&lt;[.I31];1;0)" office:value-type="float" office:value="1" calcext:value-type="float">
            <text:p>1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4.77" calcext:value-type="float">
            <text:p>54.77</text:p>
          </table:table-cell>
          <table:table-cell table:style-name="ce5" office:value-type="float" office:value="2.34" calcext:value-type="float">
            <text:p>2.34</text:p>
          </table:table-cell>
          <table:table-cell table:style-name="ce5" office:value-type="float" office:value="62.88" calcext:value-type="float">
            <text:p>62.88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4.7" calcext:value-type="float">
            <text:p>24.7</text:p>
          </table:table-cell>
          <table:table-cell table:style-name="ce5" office:value-type="float" office:value="207" calcext:value-type="float">
            <text:p>207</text:p>
          </table:table-cell>
          <table:table-cell table:style-name="ce5" table:formula="of:=IF([.C32]&gt;[.G32];1;0)" office:value-type="float" office:value="1" calcext:value-type="float">
            <text:p>1</text:p>
          </table:table-cell>
          <table:table-cell table:style-name="ce11" table:formula="of:=IF([.D32]&gt;[.H32];1;0)" office:value-type="float" office:value="1" calcext:value-type="float">
            <text:p>1</text:p>
          </table:table-cell>
          <table:table-cell table:style-name="ce11" table:formula="of:=IF([.E32]&lt;[.I32];1;0)" office:value-type="float" office:value="0" calcext:value-type="float">
            <text:p>0</text:p>
          </table:table-cell>
          <table:table-cell table:style-name="ce11" table:formula="of:=IF([.F32]&lt;[.J32];1;0)" office:value-type="float" office:value="1" calcext:value-type="float">
            <text:p>1</text:p>
          </table:table-cell>
          <table:table-cell table:style-name="ce5" table:formula="of:=SUM([.K32:.N32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.41" calcext:value-type="float">
            <text:p>63.41</text:p>
          </table:table-cell>
          <table:table-cell table:style-name="ce6" office:value-type="float" office:value="2.78" calcext:value-type="float">
            <text:p>2.78</text:p>
          </table:table-cell>
          <table:table-cell table:style-name="ce6" office:value-type="float" office:value="484.82" calcext:value-type="float">
            <text:p>484.82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38.26" calcext:value-type="float">
            <text:p>38.26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3]&gt;[.G33];1;0)" office:value-type="float" office:value="1" calcext:value-type="float">
            <text:p>1</text:p>
          </table:table-cell>
          <table:table-cell table:style-name="ce12" table:formula="of:=IF([.D33]&gt;[.H33];1;0)" office:value-type="float" office:value="1" calcext:value-type="float">
            <text:p>1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2" calcext:value-type="float">
            <text:p>2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33:.O42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47.42" calcext:value-type="float">
            <text:p>47.42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37.13" calcext:value-type="float">
            <text:p>37.13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59.9" calcext:value-type="float">
            <text:p>59.9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38.78" calcext:value-type="float">
            <text:p>38.78</text:p>
          </table:table-cell>
          <table:table-cell table:style-name="ce6" office:value-type="float" office:value="194" calcext:value-type="float">
            <text:p>194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1" calcext:value-type="float">
            <text:p>1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1" calcext:value-type="float">
            <text:p>1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33:.O42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46.73" calcext:value-type="float">
            <text:p>46.73</text:p>
          </table:table-cell>
          <table:table-cell table:style-name="ce6" office:value-type="float" office:value="1.99" calcext:value-type="float">
            <text:p>1.99</text:p>
          </table:table-cell>
          <table:table-cell table:style-name="ce6" office:value-type="float" office:value="30.5" calcext:value-type="float">
            <text:p>30.5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55.84" calcext:value-type="float">
            <text:p>55.84</text:p>
          </table:table-cell>
          <table:table-cell table:style-name="ce6" office:value-type="float" office:value="2.35" calcext:value-type="float">
            <text:p>2.35</text:p>
          </table:table-cell>
          <table:table-cell table:style-name="ce6" office:value-type="float" office:value="31.04" calcext:value-type="float">
            <text:p>31.04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1" calcext:value-type="float">
            <text:p>1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1" calcext:value-type="float">
            <text:p>1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33:.O42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8.71" calcext:value-type="float">
            <text:p>58.71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27.11" calcext:value-type="float">
            <text:p>27.11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68.66" calcext:value-type="float">
            <text:p>68.66</text:p>
          </table:table-cell>
          <table:table-cell table:style-name="ce6" office:value-type="float" office:value="2.95" calcext:value-type="float">
            <text:p>2.95</text:p>
          </table:table-cell>
          <table:table-cell table:style-name="ce6" office:value-type="float" office:value="26.24" calcext:value-type="float">
            <text:p>26.24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33:.O4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1.47" calcext:value-type="float">
            <text:p>51.47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37.08" calcext:value-type="float">
            <text:p>37.08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61.78" calcext:value-type="float">
            <text:p>61.78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6.93" calcext:value-type="float">
            <text:p>36.93</text:p>
          </table:table-cell>
          <table:table-cell table:style-name="ce6" office:value-type="float" office:value="170" calcext:value-type="float">
            <text:p>170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4.68" calcext:value-type="float">
            <text:p>64.68</text:p>
          </table:table-cell>
          <table:table-cell table:style-name="ce6" office:value-type="float" office:value="2.79" calcext:value-type="float">
            <text:p>2.79</text:p>
          </table:table-cell>
          <table:table-cell table:style-name="ce6" office:value-type="float" office:value="24.62" calcext:value-type="float">
            <text:p>24.62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8.25" calcext:value-type="float">
            <text:p>58.25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28.33" calcext:value-type="float">
            <text:p>28.33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formula="of:=IF([.C38]&gt;[.G38];1;0)" office:value-type="float" office:value="1" calcext:value-type="float">
            <text:p>1</text:p>
          </table:table-cell>
          <table:table-cell table:style-name="ce12" table:formula="of:=IF([.D38]&gt;[.H38];1;0)" office:value-type="float" office:value="1" calcext:value-type="float">
            <text:p>1</text:p>
          </table:table-cell>
          <table:table-cell table:style-name="ce12" table:formula="of:=IF([.E38]&lt;[.I38];1;0)" office:value-type="float" office:value="1" calcext:value-type="float">
            <text:p>1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6" table:formula="of:=SUM([.K38:.N38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64.36" calcext:value-type="float">
            <text:p>64.36</text:p>
          </table:table-cell>
          <table:table-cell table:style-name="ce6" office:value-type="float" office:value="2.78" calcext:value-type="float">
            <text:p>2.78</text:p>
          </table:table-cell>
          <table:table-cell table:style-name="ce6" office:value-type="float" office:value="45.23" calcext:value-type="float">
            <text:p>45.23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64.1" calcext:value-type="float">
            <text:p>64.1</text:p>
          </table:table-cell>
          <table:table-cell table:style-name="ce6" office:value-type="float" office:value="2.67" calcext:value-type="float">
            <text:p>2.67</text:p>
          </table:table-cell>
          <table:table-cell table:style-name="ce6" office:value-type="float" office:value="31.67" calcext:value-type="float">
            <text:p>31.67</text:p>
          </table:table-cell>
          <table:table-cell table:style-name="ce6" office:value-type="float" office:value="183" calcext:value-type="float">
            <text:p>183</text:p>
          </table:table-cell>
          <table:table-cell table:style-name="ce6" table:formula="of:=IF([.C39]&gt;[.G39];1;0)" office:value-type="float" office:value="1" calcext:value-type="float">
            <text:p>1</text:p>
          </table:table-cell>
          <table:table-cell table:style-name="ce12" table:formula="of:=IF([.D39]&gt;[.H39];1;0)" office:value-type="float" office:value="1" calcext:value-type="float">
            <text:p>1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69.39" calcext:value-type="float">
            <text:p>69.39</text:p>
          </table:table-cell>
          <table:table-cell table:style-name="ce6" office:value-type="float" office:value="2.91" calcext:value-type="float">
            <text:p>2.91</text:p>
          </table:table-cell>
          <table:table-cell table:style-name="ce6" office:value-type="float" office:value="71.07" calcext:value-type="float">
            <text:p>71.07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30.32" calcext:value-type="float">
            <text:p>30.32</text:p>
          </table:table-cell>
          <table:table-cell table:style-name="ce6" office:value-type="float" office:value="195" calcext:value-type="float">
            <text:p>195</text:p>
          </table:table-cell>
          <table:table-cell table:style-name="ce6" table:formula="of:=IF([.C40]&gt;[.G40];1;0)" office:value-type="float" office:value="1" calcext:value-type="float">
            <text:p>1</text:p>
          </table:table-cell>
          <table:table-cell table:style-name="ce12" table:formula="of:=IF([.D40]&gt;[.H40];1;0)" office:value-type="float" office:value="1" calcext:value-type="float">
            <text:p>1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1" calcext:value-type="float">
            <text:p>1</text:p>
          </table:table-cell>
          <table:table-cell table:style-name="ce6" table:formula="of:=SUM([.K40:.N40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2.28" calcext:value-type="float">
            <text:p>52.28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30.73" calcext:value-type="float">
            <text:p>30.73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30.69" calcext:value-type="float">
            <text:p>30.69</text:p>
          </table:table-cell>
          <table:table-cell table:style-name="ce6" office:value-type="float" office:value="176" calcext:value-type="float">
            <text:p>176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1" calcext:value-type="float">
            <text:p>1</text:p>
          </table:table-cell>
          <table:table-cell table:style-name="ce6" table:formula="of:=SUM([.K41:.N41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63.59" calcext:value-type="float">
            <text:p>63.59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34.82" calcext:value-type="float">
            <text:p>34.82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30.94" calcext:value-type="float">
            <text:p>30.94</text:p>
          </table:table-cell>
          <table:table-cell table:style-name="ce6" office:value-type="float" office:value="172" calcext:value-type="float">
            <text:p>172</text:p>
          </table:table-cell>
          <table:table-cell table:style-name="ce6" table:formula="of:=IF([.C42]&gt;[.G42];1;0)" office:value-type="float" office:value="1" calcext:value-type="float">
            <text:p>1</text:p>
          </table:table-cell>
          <table:table-cell table:style-name="ce12" table:formula="of:=IF([.D42]&gt;[.H42];1;0)" office:value-type="float" office:value="1" calcext:value-type="float">
            <text:p>1</text:p>
          </table:table-cell>
          <table:table-cell table:style-name="ce12" table:formula="of:=IF([.E42]&lt;[.I42];1;0)" office:value-type="float" office:value="0" calcext:value-type="float">
            <text:p>0</text:p>
          </table:table-cell>
          <table:table-cell table:style-name="ce12" table:formula="of:=IF([.F42]&lt;[.J42];1;0)" office:value-type="float" office:value="0" calcext:value-type="float">
            <text:p>0</text:p>
          </table:table-cell>
          <table:table-cell table:style-name="ce6" table:formula="of:=SUM([.K42:.N42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7" table:formula="of:=SUM([.K2:.K42])" office:value-type="float" office:value="15" calcext:value-type="float">
            <text:p>15</text:p>
          </table:table-cell>
          <table:table-cell table:style-name="ce7" table:formula="of:=SUM([.L2:.L42])" office:value-type="float" office:value="15" calcext:value-type="float">
            <text:p>15</text:p>
          </table:table-cell>
          <table:table-cell table:style-name="ce7" table:formula="of:=SUM([.M2:.M42])" office:value-type="float" office:value="11" calcext:value-type="float">
            <text:p>11</text:p>
          </table:table-cell>
          <table:table-cell table:style-name="ce7" table:formula="of:=SUM([.N2:.N42])" office:value-type="float" office:value="10" calcext:value-type="float">
            <text:p>10</text:p>
          </table:table-cell>
          <table:table-cell table:number-columns-repeated="1010"/>
        </table:table-row>
        <table:table-row table:style-name="ro1" table:number-rows-repeated="841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fv <text:s text:c="37"/></text:p>
          </table:table-cell>
          <table:table-cell table:number-columns-repeated="1003"/>
        </table:table-row>
        <table:table-row table:style-name="ro1" table:number-rows-repeated="10476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. minup di process update &amp; perup di helper" table:style-name="ta2">
        <table:shapes>
          <draw:frame draw:z-index="0" draw:style-name="gr1" draw:text-style-name="P1" svg:width="1009.25pt" svg:height="503.46pt" svg:x="5.19pt" svg:y="566.59pt">
            <loext:p draw:notify-on-update-of-ranges="'14. minup di process update &amp; perup di helper'.C12:'14. minup di process update &amp; perup di helper'.C12 '14. minup di process update &amp; perup di helper'.C13:'14. minup di process update &amp; perup di helper'.C42 '14. minup di process update &amp; perup di helper'.G12:'14. minup di process update &amp; perup di helper'.G12 '14. minup di process update &amp; perup di helper'.G13:'14. minup di process update &amp; perup di helper'.G4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012.71pt" svg:height="466.75pt" svg:x="2.61pt" svg:y="1093.97pt">
            <loext:p draw:notify-on-update-of-ranges="'14. minup di process update &amp; perup di helper'.D12:'14. minup di process update &amp; perup di helper'.D12 '14. minup di process update &amp; perup di helper'.D13:'14. minup di process update &amp; perup di helper'.D42 '14. minup di process update &amp; perup di helper'.H12:'14. minup di process update &amp; perup di helper'.H12 '14. minup di process update &amp; perup di helper'.H13:'14. minup di process update &amp; perup di helper'.H4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009.25pt" svg:height="479.57pt" svg:x="5.19pt" svg:y="1578.67pt">
            <loext:p draw:notify-on-update-of-ranges="'14. minup di process update &amp; perup di helper'.E12:'14. minup di process update &amp; perup di helper'.E12 '14. minup di process update &amp; perup di helper'.E13:'14. minup di process update &amp; perup di helper'.E42 '14. minup di process update &amp; perup di helper'.I12:'14. minup di process update &amp; perup di helper'.I12 '14. minup di process update &amp; perup di helper'.I13:'14. minup di process update &amp; perup di helper'.I4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019.62pt" svg:height="474.43pt" svg:x="0pt" svg:y="2075.3pt">
            <loext:p draw:notify-on-update-of-ranges="'14. minup di process update &amp; perup di helper'.F12:'14. minup di process update &amp; perup di helper'.F12 '14. minup di process update &amp; perup di helper'.F13:'14. minup di process update &amp; perup di helper'.F41 '14. minup di process update &amp; perup di helper'.J12:'14. minup di process update &amp; perup di helper'.J12 '14. minup di process update &amp; perup di helper'.J13:'14. minup di process update &amp; perup di helper'.J4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6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4" table:style-name="ce3" office:value-type="string" calcext:value-type="string">
            <text:p>modif</text:p>
          </table:table-cell>
          <table:table-cell table:number-columns-repeated="4" table:style-name="ce3" office:value-type="string" calcext:value-type="string">
            <text:p>asli</text:p>
          </table:table-cell>
          <table:table-cell table:style-name="ce3"/>
          <table:table-cell table:style-name="ce9" table:number-columns-repeated="3"/>
          <table:table-cell table:style-name="ce3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.51" calcext:value-type="float">
            <text:p>60.51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30.98" calcext:value-type="float">
            <text:p>30.98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62.69" calcext:value-type="float">
            <text:p>62.69</text:p>
          </table:table-cell>
          <table:table-cell table:style-name="ce4" office:value-type="float" office:value="2.69" calcext:value-type="float">
            <text:p>2.69</text:p>
          </table:table-cell>
          <table:table-cell table:style-name="ce4" office:value-type="float" office:value="33.77" calcext:value-type="float">
            <text:p>33.77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1" calcext:value-type="float">
            <text:p>1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4" table:formula="of:=SUM([.K13:.N13])" office:value-type="float" office:value="1" calcext:value-type="float">
            <text:p>1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13:.O22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2.74" calcext:value-type="float">
            <text:p>52.74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30.81" calcext:value-type="float">
            <text:p>30.81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44.85" calcext:value-type="float">
            <text:p>44.8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32.04" calcext:value-type="float">
            <text:p>32.0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4]&gt;[.G14];1;0)" office:value-type="float" office:value="1" calcext:value-type="float">
            <text:p>1</text:p>
          </table:table-cell>
          <table:table-cell table:style-name="ce10" table:formula="of:=IF([.D14]&gt;[.H14];1;0)" office:value-type="float" office:value="1" calcext:value-type="float">
            <text:p>1</text:p>
          </table:table-cell>
          <table:table-cell table:style-name="ce10" table:formula="of:=IF([.E14]&lt;[.I14];1;0)" office:value-type="float" office:value="1" calcext:value-type="float">
            <text:p>1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3" calcext:value-type="float">
            <text:p>3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13:.O22];2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71.72" calcext:value-type="float">
            <text:p>71.72</text:p>
          </table:table-cell>
          <table:table-cell table:style-name="ce4" office:value-type="float" office:value="3.03" calcext:value-type="float">
            <text:p>3.03</text:p>
          </table:table-cell>
          <table:table-cell table:style-name="ce4" office:value-type="float" office:value="30.38" calcext:value-type="float">
            <text:p>30.38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64.85" calcext:value-type="float">
            <text:p>64.85</text:p>
          </table:table-cell>
          <table:table-cell table:style-name="ce4" office:value-type="float" office:value="2.81" calcext:value-type="float">
            <text:p>2.81</text:p>
          </table:table-cell>
          <table:table-cell table:style-name="ce4" office:value-type="float" office:value="30.38" calcext:value-type="float">
            <text:p>30.38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5]&gt;[.G15];1;0)" office:value-type="float" office:value="1" calcext:value-type="float">
            <text:p>1</text:p>
          </table:table-cell>
          <table:table-cell table:style-name="ce10" table:formula="of:=IF([.D15]&gt;[.H15];1;0)" office:value-type="float" office:value="1" calcext:value-type="float">
            <text:p>1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1" calcext:value-type="float">
            <text:p>1</text:p>
          </table:table-cell>
          <table:table-cell table:style-name="ce4" table:formula="of:=SUM([.K15:.N15])" office:value-type="float" office:value="3" calcext:value-type="float">
            <text:p>3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13:.O22];3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6.72" calcext:value-type="float">
            <text:p>56.72</text:p>
          </table:table-cell>
          <table:table-cell table:style-name="ce4" office:value-type="float" office:value="2.44" calcext:value-type="float">
            <text:p>2.44</text:p>
          </table:table-cell>
          <table:table-cell table:style-name="ce4" office:value-type="float" office:value="30.93" calcext:value-type="float">
            <text:p>30.93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9.49" calcext:value-type="float">
            <text:p>49.49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1.86" calcext:value-type="float">
            <text:p>31.8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IF([.C16]&gt;[.G16];1;0)" office:value-type="float" office:value="1" calcext:value-type="float">
            <text:p>1</text:p>
          </table:table-cell>
          <table:table-cell table:style-name="ce10" table:formula="of:=IF([.D16]&gt;[.H16];1;0)" office:value-type="float" office:value="1" calcext:value-type="float">
            <text:p>1</text:p>
          </table:table-cell>
          <table:table-cell table:style-name="ce10" table:formula="of:=IF([.E16]&lt;[.I16];1;0)" office:value-type="float" office:value="1" calcext:value-type="float">
            <text:p>1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3" calcext:value-type="float">
            <text:p>3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13:.O2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1.5" calcext:value-type="float">
            <text:p>51.5</text:p>
          </table:table-cell>
          <table:table-cell table:style-name="ce4" office:value-type="float" office:value="2.21" calcext:value-type="float">
            <text:p>2.21</text:p>
          </table:table-cell>
          <table:table-cell table:style-name="ce4" office:value-type="float" office:value="84.9" calcext:value-type="float">
            <text:p>84.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59.6" calcext:value-type="float">
            <text:p>59.6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184" calcext:value-type="float">
            <text:p>184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4.04" calcext:value-type="float">
            <text:p>54.04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33.32" calcext:value-type="float">
            <text:p>33.32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58.67" calcext:value-type="float">
            <text:p>58.67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31.41" calcext:value-type="float">
            <text:p>31.41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64.04" calcext:value-type="float">
            <text:p>64.04</text:p>
          </table:table-cell>
          <table:table-cell table:style-name="ce4" office:value-type="float" office:value="2.78" calcext:value-type="float">
            <text:p>2.78</text:p>
          </table:table-cell>
          <table:table-cell table:style-name="ce4" office:value-type="float" office:value="32.48" calcext:value-type="float">
            <text:p>32.48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48.47" calcext:value-type="float">
            <text:p>48.47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34.54" calcext:value-type="float">
            <text:p>34.54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19]&gt;[.G19];1;0)" office:value-type="float" office:value="1" calcext:value-type="float">
            <text:p>1</text:p>
          </table:table-cell>
          <table:table-cell table:style-name="ce10" table:formula="of:=IF([.D19]&gt;[.H19];1;0)" office:value-type="float" office:value="1" calcext:value-type="float">
            <text:p>1</text:p>
          </table:table-cell>
          <table:table-cell table:style-name="ce10" table:formula="of:=IF([.E19]&lt;[.I19];1;0)" office:value-type="float" office:value="1" calcext:value-type="float">
            <text:p>1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2.55" calcext:value-type="float">
            <text:p>52.5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30.93" calcext:value-type="float">
            <text:p>30.93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52.48" calcext:value-type="float">
            <text:p>52.48</text:p>
          </table:table-cell>
          <table:table-cell table:style-name="ce4" office:value-type="float" office:value="2.26" calcext:value-type="float">
            <text:p>2.26</text:p>
          </table:table-cell>
          <table:table-cell table:style-name="ce4" office:value-type="float" office:value="30.54" calcext:value-type="float">
            <text:p>30.5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20]&gt;[.G20];1;0)" office:value-type="float" office:value="1" calcext:value-type="float">
            <text:p>1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1" calcext:value-type="float">
            <text:p>1</text:p>
          </table:table-cell>
          <table:table-cell table:style-name="ce4" table:formula="of:=SUM([.K20:.N20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2.29" calcext:value-type="float">
            <text:p>42.29</text:p>
          </table:table-cell>
          <table:table-cell table:style-name="ce4" office:value-type="float" office:value="1.82" calcext:value-type="float">
            <text:p>1.82</text:p>
          </table:table-cell>
          <table:table-cell table:style-name="ce4" office:value-type="float" office:value="30.79" calcext:value-type="float">
            <text:p>30.79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56.54" calcext:value-type="float">
            <text:p>56.54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34.93" calcext:value-type="float">
            <text:p>34.93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1" calcext:value-type="float">
            <text:p>1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.69" calcext:value-type="float">
            <text:p>2.69</text:p>
          </table:table-cell>
          <table:table-cell table:style-name="ce4" office:value-type="float" office:value="35.42" calcext:value-type="float">
            <text:p>35.42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47.47" calcext:value-type="float">
            <text:p>47.47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35.76" calcext:value-type="float">
            <text:p>35.76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22]&gt;[.G22];1;0)" office:value-type="float" office:value="1" calcext:value-type="float">
            <text:p>1</text:p>
          </table:table-cell>
          <table:table-cell table:style-name="ce10" table:formula="of:=IF([.D22]&gt;[.H22];1;0)" office:value-type="float" office:value="1" calcext:value-type="float">
            <text:p>1</text:p>
          </table:table-cell>
          <table:table-cell table:style-name="ce10" table:formula="of:=IF([.E22]&lt;[.I22];1;0)" office:value-type="float" office:value="1" calcext:value-type="float">
            <text:p>1</text:p>
          </table:table-cell>
          <table:table-cell table:style-name="ce10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.15" calcext:value-type="float">
            <text:p>69.15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63.33" calcext:value-type="float">
            <text:p>63.33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70.41" calcext:value-type="float">
            <text:p>70.41</text:p>
          </table:table-cell>
          <table:table-cell table:style-name="ce5" office:value-type="float" office:value="2.96" calcext:value-type="float">
            <text:p>2.96</text:p>
          </table:table-cell>
          <table:table-cell table:style-name="ce5" office:value-type="float" office:value="43.98" calcext:value-type="float">
            <text:p>43.98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1" calcext:value-type="float">
            <text:p>1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5" table:formula="of:=SUM([.K23:.N23])" office:value-type="float" office:value="1" calcext:value-type="float">
            <text:p>1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3:.O32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0.5" calcext:value-type="float">
            <text:p>60.5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30.63" calcext:value-type="float">
            <text:p>30.63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63.29" calcext:value-type="float">
            <text:p>63.29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0.76" calcext:value-type="float">
            <text:p>30.76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1" calcext:value-type="float">
            <text:p>1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5" table:formula="of:=SUM([.K24:.N24])" office:value-type="float" office:value="1" calcext:value-type="float">
            <text:p>1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3:.O32];2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1.76" calcext:value-type="float">
            <text:p>51.76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40.07" calcext:value-type="float">
            <text:p>40.07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44.06" calcext:value-type="float">
            <text:p>44.06</text:p>
          </table:table-cell>
          <table:table-cell table:style-name="ce5" office:value-type="float" office:value="1.91" calcext:value-type="float">
            <text:p>1.91</text:p>
          </table:table-cell>
          <table:table-cell table:style-name="ce5" office:value-type="float" office:value="31.11" calcext:value-type="float">
            <text:p>31.11</text:p>
          </table:table-cell>
          <table:table-cell table:style-name="ce5" office:value-type="float" office:value="189" calcext:value-type="float">
            <text:p>189</text:p>
          </table:table-cell>
          <table:table-cell table:style-name="ce5" table:formula="of:=IF([.C25]&gt;[.G25];1;0)" office:value-type="float" office:value="1" calcext:value-type="float">
            <text:p>1</text:p>
          </table:table-cell>
          <table:table-cell table:style-name="ce11" table:formula="of:=IF([.D25]&gt;[.H25];1;0)" office:value-type="float" office:value="1" calcext:value-type="float">
            <text:p>1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3:.O32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36.71" calcext:value-type="float">
            <text:p>36.71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57.97" calcext:value-type="float">
            <text:p>57.97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40.75" calcext:value-type="float">
            <text:p>40.75</text:p>
          </table:table-cell>
          <table:table-cell table:style-name="ce5" office:value-type="float" office:value="204" calcext:value-type="float">
            <text:p>204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1" calcext:value-type="float">
            <text:p>1</text:p>
          </table:table-cell>
          <table:table-cell table:style-name="ce11" table:formula="of:=IF([.F26]&lt;[.J26];1;0)" office:value-type="float" office:value="1" calcext:value-type="float">
            <text:p>1</text:p>
          </table:table-cell>
          <table:table-cell table:style-name="ce5" table:formula="of:=SUM([.K26:.N26])" office:value-type="float" office:value="2" calcext:value-type="float">
            <text:p>2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3:.O32];4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7.53" calcext:value-type="float">
            <text:p>67.53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0.44" calcext:value-type="float">
            <text:p>30.44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65.13" calcext:value-type="float">
            <text:p>65.13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91.78" calcext:value-type="float">
            <text:p>91.78</text:p>
          </table:table-cell>
          <table:table-cell table:style-name="ce5" office:value-type="float" office:value="196" calcext:value-type="float">
            <text:p>196</text:p>
          </table:table-cell>
          <table:table-cell table:style-name="ce5" table:formula="of:=IF([.C27]&gt;[.G27];1;0)" office:value-type="float" office:value="1" calcext:value-type="float">
            <text:p>1</text:p>
          </table:table-cell>
          <table:table-cell table:style-name="ce11" table:formula="of:=IF([.D27]&gt;[.H27];1;0)" office:value-type="float" office:value="1" calcext:value-type="float">
            <text:p>1</text:p>
          </table:table-cell>
          <table:table-cell table:style-name="ce11" table:formula="of:=IF([.E27]&lt;[.I27];1;0)" office:value-type="float" office:value="1" calcext:value-type="float">
            <text:p>1</text:p>
          </table:table-cell>
          <table:table-cell table:style-name="ce11" table:formula="of:=IF([.F27]&lt;[.J27];1;0)" office:value-type="float" office:value="1" calcext:value-type="float">
            <text:p>1</text:p>
          </table:table-cell>
          <table:table-cell table:style-name="ce5" table:formula="of:=SUM([.K27:.N27])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9.95" calcext:value-type="float">
            <text:p>69.95</text:p>
          </table:table-cell>
          <table:table-cell table:style-name="ce5" office:value-type="float" office:value="2.88" calcext:value-type="float">
            <text:p>2.88</text:p>
          </table:table-cell>
          <table:table-cell table:style-name="ce5" office:value-type="float" office:value="35.08" calcext:value-type="float">
            <text:p>35.08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53.03" calcext:value-type="float">
            <text:p>53.03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30.97" calcext:value-type="float">
            <text:p>30.97</text:p>
          </table:table-cell>
          <table:table-cell table:style-name="ce5" office:value-type="float" office:value="186" calcext:value-type="float">
            <text:p>186</text:p>
          </table:table-cell>
          <table:table-cell table:style-name="ce5" table:formula="of:=IF([.C28]&gt;[.G28];1;0)" office:value-type="float" office:value="1" calcext:value-type="float">
            <text:p>1</text:p>
          </table:table-cell>
          <table:table-cell table:style-name="ce11" table:formula="of:=IF([.D28]&gt;[.H28];1;0)" office:value-type="float" office:value="1" calcext:value-type="float">
            <text:p>1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5" table:formula="of:=SUM([.K28:.N28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63.82" calcext:value-type="float">
            <text:p>63.82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30.95" calcext:value-type="float">
            <text:p>30.95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68.53" calcext:value-type="float">
            <text:p>68.5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31.31" calcext:value-type="float">
            <text:p>31.31</text:p>
          </table:table-cell>
          <table:table-cell table:style-name="ce5" office:value-type="float" office:value="178" calcext:value-type="float">
            <text:p>178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1" calcext:value-type="float">
            <text:p>1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63.21" calcext:value-type="float">
            <text:p>63.21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28.16" calcext:value-type="float">
            <text:p>28.16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58.16" calcext:value-type="float">
            <text:p>58.16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26.18" calcext:value-type="float">
            <text:p>26.18</text:p>
          </table:table-cell>
          <table:table-cell table:style-name="ce5" office:value-type="float" office:value="173" calcext:value-type="float">
            <text:p>173</text:p>
          </table:table-cell>
          <table:table-cell table:style-name="ce5" table:formula="of:=IF([.C30]&gt;[.G30];1;0)" office:value-type="float" office:value="1" calcext:value-type="float">
            <text:p>1</text:p>
          </table:table-cell>
          <table:table-cell table:style-name="ce11" table:formula="of:=IF([.D30]&gt;[.H30];1;0)" office:value-type="float" office:value="1" calcext:value-type="float">
            <text:p>1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66.84" calcext:value-type="float">
            <text:p>66.84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88.01" calcext:value-type="float">
            <text:p>88.01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56.57" calcext:value-type="float">
            <text:p>56.57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91.51" calcext:value-type="float">
            <text:p>91.51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31]&gt;[.G31];1;0)" office:value-type="float" office:value="1" calcext:value-type="float">
            <text:p>1</text:p>
          </table:table-cell>
          <table:table-cell table:style-name="ce11" table:formula="of:=IF([.D31]&gt;[.H31];1;0)" office:value-type="float" office:value="1" calcext:value-type="float">
            <text:p>1</text:p>
          </table:table-cell>
          <table:table-cell table:style-name="ce11" table:formula="of:=IF([.E31]&lt;[.I31];1;0)" office:value-type="float" office:value="1" calcext:value-type="float">
            <text:p>1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1390.36" calcext:value-type="float">
            <text:p>1390.36</text:p>
          </table:table-cell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4.7" calcext:value-type="float">
            <text:p>24.7</text:p>
          </table:table-cell>
          <table:table-cell table:style-name="ce5" office:value-type="float" office:value="207" calcext:value-type="float">
            <text:p>207</text:p>
          </table:table-cell>
          <table:table-cell table:style-name="ce5" table:formula="of:=IF([.C32]&gt;[.G32];1;0)" office:value-type="float" office:value="1" calcext:value-type="float">
            <text:p>1</text:p>
          </table:table-cell>
          <table:table-cell table:style-name="ce11" table:formula="of:=IF([.D32]&gt;[.H32];1;0)" office:value-type="float" office:value="1" calcext:value-type="float">
            <text:p>1</text:p>
          </table:table-cell>
          <table:table-cell table:style-name="ce11" table:formula="of:=IF([.E32]&lt;[.I32];1;0)" office:value-type="float" office:value="0" calcext:value-type="float">
            <text:p>0</text:p>
          </table:table-cell>
          <table:table-cell table:style-name="ce11" table:formula="of:=IF([.F32]&lt;[.J32];1;0)" office:value-type="float" office:value="1" calcext:value-type="float">
            <text:p>1</text:p>
          </table:table-cell>
          <table:table-cell table:style-name="ce5" table:formula="of:=SUM([.K32:.N32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30.55" calcext:value-type="float">
            <text:p>30.55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38.26" calcext:value-type="float">
            <text:p>38.26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3]&gt;[.G33];1;0)" office:value-type="float" office:value="1" calcext:value-type="float">
            <text:p>1</text:p>
          </table:table-cell>
          <table:table-cell table:style-name="ce12" table:formula="of:=IF([.D33]&gt;[.H33];1;0)" office:value-type="float" office:value="1" calcext:value-type="float">
            <text:p>1</text:p>
          </table:table-cell>
          <table:table-cell table:style-name="ce12" table:formula="of:=IF([.E33]&lt;[.I33];1;0)" office:value-type="float" office:value="1" calcext:value-type="float">
            <text:p>1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3" calcext:value-type="float">
            <text:p>3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33:.O42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 office:value-type="float" office:value="50.25" calcext:value-type="float">
            <text:p>50.25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36.37" calcext:value-type="float">
            <text:p>36.37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59.9" calcext:value-type="float">
            <text:p>59.9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38.78" calcext:value-type="float">
            <text:p>38.78</text:p>
          </table:table-cell>
          <table:table-cell table:style-name="ce6" office:value-type="float" office:value="194" calcext:value-type="float">
            <text:p>194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1" calcext:value-type="float">
            <text:p>1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1" calcext:value-type="float">
            <text:p>1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33:.O42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 office:value-type="float" office:value="56.06" calcext:value-type="float">
            <text:p>56.06</text:p>
          </table:table-cell>
          <table:table-cell table:style-name="ce6" office:value-type="float" office:value="2.38" calcext:value-type="float">
            <text:p>2.38</text:p>
          </table:table-cell>
          <table:table-cell table:style-name="ce6" office:value-type="float" office:value="34.56" calcext:value-type="float">
            <text:p>34.56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5.84" calcext:value-type="float">
            <text:p>55.84</text:p>
          </table:table-cell>
          <table:table-cell table:style-name="ce6" office:value-type="float" office:value="2.35" calcext:value-type="float">
            <text:p>2.35</text:p>
          </table:table-cell>
          <table:table-cell table:style-name="ce6" office:value-type="float" office:value="31.04" calcext:value-type="float">
            <text:p>31.04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IF([.C35]&gt;[.G35];1;0)" office:value-type="float" office:value="1" calcext:value-type="float">
            <text:p>1</text:p>
          </table:table-cell>
          <table:table-cell table:style-name="ce12" table:formula="of:=IF([.D35]&gt;[.H35];1;0)" office:value-type="float" office:value="1" calcext:value-type="float">
            <text:p>1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33:.O42];3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62.98" calcext:value-type="float">
            <text:p>62.98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25.27" calcext:value-type="float">
            <text:p>25.27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68.66" calcext:value-type="float">
            <text:p>68.66</text:p>
          </table:table-cell>
          <table:table-cell table:style-name="ce6" office:value-type="float" office:value="2.95" calcext:value-type="float">
            <text:p>2.95</text:p>
          </table:table-cell>
          <table:table-cell table:style-name="ce6" office:value-type="float" office:value="26.24" calcext:value-type="float">
            <text:p>26.24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1" calcext:value-type="float">
            <text:p>1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1" calcext:value-type="float">
            <text:p>1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33:.O4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50.51" calcext:value-type="float">
            <text:p>50.51</text:p>
          </table:table-cell>
          <table:table-cell table:style-name="ce6" office:value-type="float" office:value="2.14" calcext:value-type="float">
            <text:p>2.14</text:p>
          </table:table-cell>
          <table:table-cell table:style-name="ce6" office:value-type="float" office:value="49.29" calcext:value-type="float">
            <text:p>49.29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61.78" calcext:value-type="float">
            <text:p>61.78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6.93" calcext:value-type="float">
            <text:p>36.93</text:p>
          </table:table-cell>
          <table:table-cell table:style-name="ce6" office:value-type="float" office:value="170" calcext:value-type="float">
            <text:p>170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65.64" calcext:value-type="float">
            <text:p>65.64</text:p>
          </table:table-cell>
          <table:table-cell table:style-name="ce6" office:value-type="float" office:value="2.74" calcext:value-type="float">
            <text:p>2.74</text:p>
          </table:table-cell>
          <table:table-cell table:style-name="ce6" office:value-type="float" office:value="26.84" calcext:value-type="float">
            <text:p>26.84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8.25" calcext:value-type="float">
            <text:p>58.25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28.33" calcext:value-type="float">
            <text:p>28.33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formula="of:=IF([.C38]&gt;[.G38];1;0)" office:value-type="float" office:value="1" calcext:value-type="float">
            <text:p>1</text:p>
          </table:table-cell>
          <table:table-cell table:style-name="ce12" table:formula="of:=IF([.D38]&gt;[.H38];1;0)" office:value-type="float" office:value="1" calcext:value-type="float">
            <text:p>1</text:p>
          </table:table-cell>
          <table:table-cell table:style-name="ce12" table:formula="of:=IF([.E38]&lt;[.I38];1;0)" office:value-type="float" office:value="1" calcext:value-type="float">
            <text:p>1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6" table:formula="of:=SUM([.K38:.N38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 office:value-type="float" office:value="68.84" calcext:value-type="float">
            <text:p>68.84</text:p>
          </table:table-cell>
          <table:table-cell table:style-name="ce6" office:value-type="float" office:value="2.93" calcext:value-type="float">
            <text:p>2.93</text:p>
          </table:table-cell>
          <table:table-cell table:style-name="ce6" office:value-type="float" office:value="30.91" calcext:value-type="float">
            <text:p>30.91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4.1" calcext:value-type="float">
            <text:p>64.1</text:p>
          </table:table-cell>
          <table:table-cell table:style-name="ce6" office:value-type="float" office:value="2.67" calcext:value-type="float">
            <text:p>2.67</text:p>
          </table:table-cell>
          <table:table-cell table:style-name="ce6" office:value-type="float" office:value="31.67" calcext:value-type="float">
            <text:p>31.67</text:p>
          </table:table-cell>
          <table:table-cell table:style-name="ce6" office:value-type="float" office:value="183" calcext:value-type="float">
            <text:p>183</text:p>
          </table:table-cell>
          <table:table-cell table:style-name="ce6" table:formula="of:=IF([.C39]&gt;[.G39];1;0)" office:value-type="float" office:value="1" calcext:value-type="float">
            <text:p>1</text:p>
          </table:table-cell>
          <table:table-cell table:style-name="ce12" table:formula="of:=IF([.D39]&gt;[.H39];1;0)" office:value-type="float" office:value="1" calcext:value-type="float">
            <text:p>1</text:p>
          </table:table-cell>
          <table:table-cell table:style-name="ce12" table:formula="of:=IF([.E39]&lt;[.I39];1;0)" office:value-type="float" office:value="1" calcext:value-type="float">
            <text:p>1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 office:value-type="float" office:value="60.49" calcext:value-type="float">
            <text:p>60.49</text:p>
          </table:table-cell>
          <table:table-cell table:style-name="ce6" office:value-type="float" office:value="2.65" calcext:value-type="float">
            <text:p>2.65</text:p>
          </table:table-cell>
          <table:table-cell table:style-name="ce6" office:value-type="float" office:value="73.42" calcext:value-type="float">
            <text:p>73.42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30.32" calcext:value-type="float">
            <text:p>30.32</text:p>
          </table:table-cell>
          <table:table-cell table:style-name="ce6" office:value-type="float" office:value="195" calcext:value-type="float">
            <text:p>195</text:p>
          </table:table-cell>
          <table:table-cell table:style-name="ce6" table:formula="of:=IF([.C40]&gt;[.G40];1;0)" office:value-type="float" office:value="1" calcext:value-type="float">
            <text:p>1</text:p>
          </table:table-cell>
          <table:table-cell table:style-name="ce12" table:formula="of:=IF([.D40]&gt;[.H40];1;0)" office:value-type="float" office:value="1" calcext:value-type="float">
            <text:p>1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 office:value-type="float" office:value="61.03" calcext:value-type="float">
            <text:p>61.03</text:p>
          </table:table-cell>
          <table:table-cell table:style-name="ce6" office:value-type="float" office:value="2.54" calcext:value-type="float">
            <text:p>2.54</text:p>
          </table:table-cell>
          <table:table-cell table:style-name="ce6" office:value-type="float" office:value="31.37" calcext:value-type="float">
            <text:p>31.37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30.69" calcext:value-type="float">
            <text:p>30.69</text:p>
          </table:table-cell>
          <table:table-cell table:style-name="ce6" office:value-type="float" office:value="176" calcext:value-type="float">
            <text:p>176</text:p>
          </table:table-cell>
          <table:table-cell table:style-name="ce6" table:formula="of:=IF([.C41]&gt;[.G41];1;0)" office:value-type="float" office:value="1" calcext:value-type="float">
            <text:p>1</text:p>
          </table:table-cell>
          <table:table-cell table:style-name="ce12" table:formula="of:=IF([.D41]&gt;[.H41];1;0)" office:value-type="float" office:value="1" calcext:value-type="float">
            <text:p>1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1" calcext:value-type="float">
            <text:p>1</text:p>
          </table:table-cell>
          <table:table-cell table:style-name="ce6" table:formula="of:=SUM([.K41:.N41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segfaul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1.54" calcext:value-type="float">
            <text:p>61.54</text:p>
          </table:table-cell>
          <table:table-cell table:style-name="ce6" office:value-type="float" office:value="2.56" calcext:value-type="float">
            <text:p>2.56</text:p>
          </table:table-cell>
          <table:table-cell table:style-name="ce6" office:value-type="float" office:value="193" calcext:value-type="float">
            <text:p>193</text:p>
          </table:table-cell>
          <table:table-cell table:style-name="ce15"/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30.94" calcext:value-type="float">
            <text:p>30.94</text:p>
          </table:table-cell>
          <table:table-cell table:style-name="ce6" office:value-type="float" office:value="172" calcext:value-type="float">
            <text:p>172</text:p>
          </table:table-cell>
          <table:table-cell table:style-name="ce6" table:formula="of:=IF([.C42]&gt;[.G42];1;0)" office:value-type="float" office:value="1" calcext:value-type="float">
            <text:p>1</text:p>
          </table:table-cell>
          <table:table-cell table:style-name="ce12" table:formula="of:=IF([.D42]&gt;[.H42];1;0)" office:value-type="float" office:value="1" calcext:value-type="float">
            <text:p>1</text:p>
          </table:table-cell>
          <table:table-cell table:style-name="ce12" table:formula="of:=IF([.E42]&lt;[.I42];1;0)" office:value-type="float" office:value="0" calcext:value-type="float">
            <text:p>0</text:p>
          </table:table-cell>
          <table:table-cell table:style-name="ce12" table:formula="of:=IF([.F42]&lt;[.J42];1;0)" office:value-type="float" office:value="1" calcext:value-type="float">
            <text:p>1</text:p>
          </table:table-cell>
          <table:table-cell table:style-name="ce6" table:formula="of:=SUM([.K42:.N42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7" table:formula="of:=SUM([.K2:.K42])" office:value-type="float" office:value="19" calcext:value-type="float">
            <text:p>19</text:p>
          </table:table-cell>
          <table:table-cell table:style-name="ce7" table:formula="of:=SUM([.L2:.L42])" office:value-type="float" office:value="19" calcext:value-type="float">
            <text:p>19</text:p>
          </table:table-cell>
          <table:table-cell table:style-name="ce7" table:formula="of:=SUM([.M2:.M42])" office:value-type="float" office:value="16" calcext:value-type="float">
            <text:p>16</text:p>
          </table:table-cell>
          <table:table-cell table:style-name="ce7" table:formula="of:=SUM([.N2:.N42])"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number-rows-repeated="87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. minup di process update &amp; perup di handle" table:style-name="ta1">
        <table:shapes>
          <draw:frame draw:z-index="0" draw:style-name="gr1" draw:text-style-name="P1" svg:width="1003.18pt" svg:height="362.64pt" svg:x="2.61pt" svg:y="568.32pt">
            <loext:p draw:notify-on-update-of-ranges="'15. minup di process update &amp; perup di handle'.C12:'15. minup di process update &amp; perup di handle'.C12 '15. minup di process update &amp; perup di handle'.C13:'15. minup di process update &amp; perup di handle'.C42 '15. minup di process update &amp; perup di handle'.G12:'15. minup di process update &amp; perup di handle'.G12 '15. minup di process update &amp; perup di handle'.G13:'15. minup di process update &amp; perup di handle'.G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993.66pt" svg:height="443.74pt" svg:x="19.93pt" svg:y="950.6pt">
            <loext:p draw:notify-on-update-of-ranges="'15. minup di process update &amp; perup di handle'.D12:'15. minup di process update &amp; perup di handle'.D12 '15. minup di process update &amp; perup di handle'.D13:'15. minup di process update &amp; perup di handle'.D42 '15. minup di process update &amp; perup di handle'.H12:'15. minup di process update &amp; perup di handle'.H12 '15. minup di process update &amp; perup di handle'.H13:'15. minup di process update &amp; perup di handle'.H4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997.11pt" svg:height="478.71pt" svg:x="5.19pt" svg:y="1425.91pt">
            <loext:p draw:notify-on-update-of-ranges="'15. minup di process update &amp; perup di handle'.E12:'15. minup di process update &amp; perup di handle'.E12 '15. minup di process update &amp; perup di handle'.E13:'15. minup di process update &amp; perup di handle'.E42 '15. minup di process update &amp; perup di handle'.I12:'15. minup di process update &amp; perup di handle'.I12 '15. minup di process update &amp; perup di handle'.I13:'15. minup di process update &amp; perup di handle'.I4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004.03pt" svg:height="459.1pt" svg:x="0pt" svg:y="1920.84pt">
            <loext:p draw:notify-on-update-of-ranges="'15. minup di process update &amp; perup di handle'.F12:'15. minup di process update &amp; perup di handle'.F12 '15. minup di process update &amp; perup di handle'.F13:'15. minup di process update &amp; perup di handle'.F42 '15. minup di process update &amp; perup di handle'.J12:'15. minup di process update &amp; perup di handle'.J12 '15. minup di process update &amp; perup di handle'.J13:'15. minup di process update &amp; perup di handle'.J4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3" table:number-columns-repeated="2"/>
          <table:table-cell table:number-columns-repeated="4" table:style-name="ce3" office:value-type="string" calcext:value-type="string">
            <text:p>modif</text:p>
          </table:table-cell>
          <table:table-cell table:number-columns-repeated="4" table:style-name="ce3" office:value-type="string" calcext:value-type="string">
            <text:p>asli</text:p>
          </table:table-cell>
          <table:table-cell table:style-name="ce3"/>
          <table:table-cell table:style-name="ce9" table:number-columns-repeated="3"/>
          <table:table-cell table:style-name="ce3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.5" calcext:value-type="float">
            <text:p>60.5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30.35" calcext:value-type="float">
            <text:p>30.35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62.69" calcext:value-type="float">
            <text:p>62.69</text:p>
          </table:table-cell>
          <table:table-cell table:style-name="ce4" office:value-type="float" office:value="2.69" calcext:value-type="float">
            <text:p>2.69</text:p>
          </table:table-cell>
          <table:table-cell table:style-name="ce4" office:value-type="float" office:value="33.77" calcext:value-type="float">
            <text:p>33.77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1" calcext:value-type="float">
            <text:p>1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4" table:formula="of:=SUM([.K13:.N13])" office:value-type="float" office:value="1" calcext:value-type="float">
            <text:p>1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13:.O22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7.58" calcext:value-type="float">
            <text:p>57.58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30.42" calcext:value-type="float">
            <text:p>30.4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4.85" calcext:value-type="float">
            <text:p>44.8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32.04" calcext:value-type="float">
            <text:p>32.0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4]&gt;[.G14];1;0)" office:value-type="float" office:value="1" calcext:value-type="float">
            <text:p>1</text:p>
          </table:table-cell>
          <table:table-cell table:style-name="ce10" table:formula="of:=IF([.D14]&gt;[.H14];1;0)" office:value-type="float" office:value="1" calcext:value-type="float">
            <text:p>1</text:p>
          </table:table-cell>
          <table:table-cell table:style-name="ce10" table:formula="of:=IF([.E14]&lt;[.I14];1;0)" office:value-type="float" office:value="1" calcext:value-type="float">
            <text:p>1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3" calcext:value-type="float">
            <text:p>3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13:.O22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70.44" calcext:value-type="float">
            <text:p>70.44</text:p>
          </table:table-cell>
          <table:table-cell table:style-name="ce4" office:value-type="float" office:value="3.06" calcext:value-type="float">
            <text:p>3.06</text:p>
          </table:table-cell>
          <table:table-cell table:style-name="ce4" office:value-type="float" office:value="30.73" calcext:value-type="float">
            <text:p>30.73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64.85" calcext:value-type="float">
            <text:p>64.85</text:p>
          </table:table-cell>
          <table:table-cell table:style-name="ce4" office:value-type="float" office:value="2.81" calcext:value-type="float">
            <text:p>2.81</text:p>
          </table:table-cell>
          <table:table-cell table:style-name="ce4" office:value-type="float" office:value="30.38" calcext:value-type="float">
            <text:p>30.38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5]&gt;[.G15];1;0)" office:value-type="float" office:value="1" calcext:value-type="float">
            <text:p>1</text:p>
          </table:table-cell>
          <table:table-cell table:style-name="ce10" table:formula="of:=IF([.D15]&gt;[.H15];1;0)" office:value-type="float" office:value="1" calcext:value-type="float">
            <text:p>1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1" calcext:value-type="float">
            <text:p>1</text:p>
          </table:table-cell>
          <table:table-cell table:style-name="ce4" table:formula="of:=SUM([.K15:.N15])" office:value-type="float" office:value="3" calcext:value-type="float">
            <text:p>3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13:.O22];3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60.2" calcext:value-type="float">
            <text:p>60.2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30.46" calcext:value-type="float">
            <text:p>30.4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49.49" calcext:value-type="float">
            <text:p>49.49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1.86" calcext:value-type="float">
            <text:p>31.8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IF([.C16]&gt;[.G16];1;0)" office:value-type="float" office:value="1" calcext:value-type="float">
            <text:p>1</text:p>
          </table:table-cell>
          <table:table-cell table:style-name="ce10" table:formula="of:=IF([.D16]&gt;[.H16];1;0)" office:value-type="float" office:value="1" calcext:value-type="float">
            <text:p>1</text:p>
          </table:table-cell>
          <table:table-cell table:style-name="ce10" table:formula="of:=IF([.E16]&lt;[.I16];1;0)" office:value-type="float" office:value="1" calcext:value-type="float">
            <text:p>1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3" calcext:value-type="float">
            <text:p>3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13:.O2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67.98" calcext:value-type="float">
            <text:p>67.98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31.2" calcext:value-type="float">
            <text:p>31.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59.6" calcext:value-type="float">
            <text:p>59.6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184" calcext:value-type="float">
            <text:p>184</text:p>
          </table:table-cell>
          <table:table-cell table:style-name="ce4" table:formula="of:=IF([.C17]&gt;[.G17];1;0)" office:value-type="float" office:value="1" calcext:value-type="float">
            <text:p>1</text:p>
          </table:table-cell>
          <table:table-cell table:style-name="ce10" table:formula="of:=IF([.D17]&gt;[.H17];1;0)" office:value-type="float" office:value="1" calcext:value-type="float">
            <text:p>1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9.61" calcext:value-type="float">
            <text:p>59.61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106.46" calcext:value-type="float">
            <text:p>106.46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58.67" calcext:value-type="float">
            <text:p>58.67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31.41" calcext:value-type="float">
            <text:p>31.41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IF([.C18]&gt;[.G18];1;0)" office:value-type="float" office:value="1" calcext:value-type="float">
            <text:p>1</text:p>
          </table:table-cell>
          <table:table-cell table:style-name="ce10" table:formula="of:=IF([.D18]&gt;[.H18];1;0)" office:value-type="float" office:value="1" calcext:value-type="float">
            <text:p>1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8.21" calcext:value-type="float">
            <text:p>58.2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31.34" calcext:value-type="float">
            <text:p>31.34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48.47" calcext:value-type="float">
            <text:p>48.47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34.54" calcext:value-type="float">
            <text:p>34.54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19]&gt;[.G19];1;0)" office:value-type="float" office:value="1" calcext:value-type="float">
            <text:p>1</text:p>
          </table:table-cell>
          <table:table-cell table:style-name="ce10" table:formula="of:=IF([.D19]&gt;[.H19];1;0)" office:value-type="float" office:value="1" calcext:value-type="float">
            <text:p>1</text:p>
          </table:table-cell>
          <table:table-cell table:style-name="ce10" table:formula="of:=IF([.E19]&lt;[.I19];1;0)" office:value-type="float" office:value="1" calcext:value-type="float">
            <text:p>1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9.01" calcext:value-type="float">
            <text:p>49.01</text:p>
          </table:table-cell>
          <table:table-cell table:style-name="ce4" office:value-type="float" office:value="2.12" calcext:value-type="float">
            <text:p>2.12</text:p>
          </table:table-cell>
          <table:table-cell table:style-name="ce4" office:value-type="float" office:value="33.32" calcext:value-type="float">
            <text:p>33.3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52.48" calcext:value-type="float">
            <text:p>52.48</text:p>
          </table:table-cell>
          <table:table-cell table:style-name="ce4" office:value-type="float" office:value="2.26" calcext:value-type="float">
            <text:p>2.26</text:p>
          </table:table-cell>
          <table:table-cell table:style-name="ce4" office:value-type="float" office:value="30.54" calcext:value-type="float">
            <text:p>30.5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4" table:formula="of:=SUM([.K20:.N2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6.73" calcext:value-type="float">
            <text:p>46.73</text:p>
          </table:table-cell>
          <table:table-cell table:style-name="ce4" office:value-type="float" office:value="1.99" calcext:value-type="float">
            <text:p>1.99</text:p>
          </table:table-cell>
          <table:table-cell table:style-name="ce4" office:value-type="float" office:value="31.33" calcext:value-type="float">
            <text:p>31.3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56.54" calcext:value-type="float">
            <text:p>56.54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34.93" calcext:value-type="float">
            <text:p>34.93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1" calcext:value-type="float">
            <text:p>1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63.96" calcext:value-type="float">
            <text:p>63.96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5.18" calcext:value-type="float">
            <text:p>35.18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7.47" calcext:value-type="float">
            <text:p>47.47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35.76" calcext:value-type="float">
            <text:p>35.76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22]&gt;[.G22];1;0)" office:value-type="float" office:value="1" calcext:value-type="float">
            <text:p>1</text:p>
          </table:table-cell>
          <table:table-cell table:style-name="ce10" table:formula="of:=IF([.D22]&gt;[.H22];1;0)" office:value-type="float" office:value="1" calcext:value-type="float">
            <text:p>1</text:p>
          </table:table-cell>
          <table:table-cell table:style-name="ce10" table:formula="of:=IF([.E22]&lt;[.I22];1;0)" office:value-type="float" office:value="1" calcext:value-type="float">
            <text:p>1</text:p>
          </table:table-cell>
          <table:table-cell table:style-name="ce10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7.36" calcext:value-type="float">
            <text:p>67.36</text:p>
          </table:table-cell>
          <table:table-cell table:style-name="ce5" office:value-type="float" office:value="2.79" calcext:value-type="float">
            <text:p>2.79</text:p>
          </table:table-cell>
          <table:table-cell table:style-name="ce5" office:value-type="float" office:value="33.88" calcext:value-type="float">
            <text:p>33.88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70.41" calcext:value-type="float">
            <text:p>70.41</text:p>
          </table:table-cell>
          <table:table-cell table:style-name="ce5" office:value-type="float" office:value="2.96" calcext:value-type="float">
            <text:p>2.96</text:p>
          </table:table-cell>
          <table:table-cell table:style-name="ce5" office:value-type="float" office:value="43.98" calcext:value-type="float">
            <text:p>43.98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1" calcext:value-type="float">
            <text:p>1</text:p>
          </table:table-cell>
          <table:table-cell table:style-name="ce11" table:formula="of:=IF([.F23]&lt;[.J23];1;0)" office:value-type="float" office:value="1" calcext:value-type="float">
            <text:p>1</text:p>
          </table:table-cell>
          <table:table-cell table:style-name="ce5" table:formula="of:=SUM([.K23:.N23])" office:value-type="float" office:value="2" calcext:value-type="float">
            <text:p>2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3:.O32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8.62" calcext:value-type="float">
            <text:p>58.62</text:p>
          </table:table-cell>
          <table:table-cell table:style-name="ce5" office:value-type="float" office:value="2.54" calcext:value-type="float">
            <text:p>2.54</text:p>
          </table:table-cell>
          <table:table-cell table:style-name="ce5" office:value-type="float" office:value="126.63" calcext:value-type="float">
            <text:p>126.63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63.29" calcext:value-type="float">
            <text:p>63.29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0.76" calcext:value-type="float">
            <text:p>30.76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1" calcext:value-type="float">
            <text:p>1</text:p>
          </table:table-cell>
          <table:table-cell table:style-name="ce5" table:formula="of:=SUM([.K24:.N24])" office:value-type="float" office:value="1" calcext:value-type="float">
            <text:p>1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3:.O32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43.37" calcext:value-type="float">
            <text:p>43.37</text:p>
          </table:table-cell>
          <table:table-cell table:style-name="ce5" office:value-type="float" office:value="1.82" calcext:value-type="float">
            <text:p>1.82</text:p>
          </table:table-cell>
          <table:table-cell table:style-name="ce5" office:value-type="float" office:value="188" calcext:value-type="float">
            <text:p>188</text:p>
          </table:table-cell>
          <table:table-cell table:style-name="ce16" office:value-type="float" office:value="200" calcext:value-type="float">
            <text:p>200</text:p>
          </table:table-cell>
          <table:table-cell table:style-name="ce5" office:value-type="float" office:value="44.06" calcext:value-type="float">
            <text:p>44.06</text:p>
          </table:table-cell>
          <table:table-cell table:style-name="ce5" office:value-type="float" office:value="1.91" calcext:value-type="float">
            <text:p>1.91</text:p>
          </table:table-cell>
          <table:table-cell table:style-name="ce5" office:value-type="float" office:value="31.11" calcext:value-type="float">
            <text:p>31.11</text:p>
          </table:table-cell>
          <table:table-cell table:style-name="ce5" office:value-type="float" office:value="189" calcext:value-type="float">
            <text:p>189</text:p>
          </table:table-cell>
          <table:table-cell table:style-name="ce5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0" calcext:value-type="float">
            <text:p>0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3:.O32];3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71.14" calcext:value-type="float">
            <text:p>71.14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40.74" calcext:value-type="float">
            <text:p>40.74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57.97" calcext:value-type="float">
            <text:p>57.97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40.75" calcext:value-type="float">
            <text:p>40.75</text:p>
          </table:table-cell>
          <table:table-cell table:style-name="ce5" office:value-type="float" office:value="204" calcext:value-type="float">
            <text:p>204</text:p>
          </table:table-cell>
          <table:table-cell table:style-name="ce5" table:formula="of:=IF([.C26]&gt;[.G26];1;0)" office:value-type="float" office:value="1" calcext:value-type="float">
            <text:p>1</text:p>
          </table:table-cell>
          <table:table-cell table:style-name="ce11" table:formula="of:=IF([.D26]&gt;[.H26];1;0)" office:value-type="float" office:value="1" calcext:value-type="float">
            <text:p>1</text:p>
          </table:table-cell>
          <table:table-cell table:style-name="ce11" table:formula="of:=IF([.E26]&lt;[.I26];1;0)" office:value-type="float" office:value="1" calcext:value-type="float">
            <text:p>1</text:p>
          </table:table-cell>
          <table:table-cell table:style-name="ce11" table:formula="of:=IF([.F26]&lt;[.J26];1;0)" office:value-type="float" office:value="1" calcext:value-type="float">
            <text:p>1</text:p>
          </table:table-cell>
          <table:table-cell table:style-name="ce5" table:formula="of:=SUM([.K26:.N26])" office:value-type="float" office:value="4" calcext:value-type="float">
            <text:p>4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3:.O32];4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72.45" calcext:value-type="float">
            <text:p>72.45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30.51" calcext:value-type="float">
            <text:p>30.51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65.13" calcext:value-type="float">
            <text:p>65.13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91.78" calcext:value-type="float">
            <text:p>91.78</text:p>
          </table:table-cell>
          <table:table-cell table:style-name="ce5" office:value-type="float" office:value="196" calcext:value-type="float">
            <text:p>196</text:p>
          </table:table-cell>
          <table:table-cell table:style-name="ce5" table:formula="of:=IF([.C27]&gt;[.G27];1;0)" office:value-type="float" office:value="1" calcext:value-type="float">
            <text:p>1</text:p>
          </table:table-cell>
          <table:table-cell table:style-name="ce11" table:formula="of:=IF([.D27]&gt;[.H27];1;0)" office:value-type="float" office:value="1" calcext:value-type="float">
            <text:p>1</text:p>
          </table:table-cell>
          <table:table-cell table:style-name="ce11" table:formula="of:=IF([.E27]&lt;[.I27];1;0)" office:value-type="float" office:value="1" calcext:value-type="float">
            <text:p>1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1.65" calcext:value-type="float">
            <text:p>71.65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30.56" calcext:value-type="float">
            <text:p>30.5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53.03" calcext:value-type="float">
            <text:p>53.03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30.97" calcext:value-type="float">
            <text:p>30.97</text:p>
          </table:table-cell>
          <table:table-cell table:style-name="ce5" office:value-type="float" office:value="186" calcext:value-type="float">
            <text:p>186</text:p>
          </table:table-cell>
          <table:table-cell table:style-name="ce5" table:formula="of:=IF([.C28]&gt;[.G28];1;0)" office:value-type="float" office:value="1" calcext:value-type="float">
            <text:p>1</text:p>
          </table:table-cell>
          <table:table-cell table:style-name="ce11" table:formula="of:=IF([.D28]&gt;[.H28];1;0)" office:value-type="float" office:value="1" calcext:value-type="float">
            <text:p>1</text:p>
          </table:table-cell>
          <table:table-cell table:style-name="ce11" table:formula="of:=IF([.E28]&lt;[.I28];1;0)" office:value-type="float" office:value="1" calcext:value-type="float">
            <text:p>1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5" table:formula="of:=SUM([.K28:.N28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8.33" calcext:value-type="float">
            <text:p>58.33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34.15" calcext:value-type="float">
            <text:p>34.15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68.53" calcext:value-type="float">
            <text:p>68.5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31.31" calcext:value-type="float">
            <text:p>31.31</text:p>
          </table:table-cell>
          <table:table-cell table:style-name="ce5" office:value-type="float" office:value="178" calcext:value-type="float">
            <text:p>178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8.67" calcext:value-type="float">
            <text:p>58.67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32.25" calcext:value-type="float">
            <text:p>32.25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58.16" calcext:value-type="float">
            <text:p>58.16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26.18" calcext:value-type="float">
            <text:p>26.18</text:p>
          </table:table-cell>
          <table:table-cell table:style-name="ce5" office:value-type="float" office:value="173" calcext:value-type="float">
            <text:p>173</text:p>
          </table:table-cell>
          <table:table-cell table:style-name="ce5" table:formula="of:=IF([.C30]&gt;[.G30];1;0)" office:value-type="float" office:value="1" calcext:value-type="float">
            <text:p>1</text:p>
          </table:table-cell>
          <table:table-cell table:style-name="ce11" table:formula="of:=IF([.D30]&gt;[.H30];1;0)" office:value-type="float" office:value="1" calcext:value-type="float">
            <text:p>1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46.67" calcext:value-type="float">
            <text:p>46.67</text:p>
          </table:table-cell>
          <table:table-cell table:style-name="ce5" office:value-type="float" office:value="1.95" calcext:value-type="float">
            <text:p>1.95</text:p>
          </table:table-cell>
          <table:table-cell table:style-name="ce5" office:value-type="float" office:value="215.09" calcext:value-type="float">
            <text:p>215.09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56.57" calcext:value-type="float">
            <text:p>56.57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91.51" calcext:value-type="float">
            <text:p>91.51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1" calcext:value-type="float">
            <text:p>1</text:p>
          </table:table-cell>
          <table:table-cell table:style-name="ce5" table:formula="of:=SUM([.K31:.N31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7.22" calcext:value-type="float">
            <text:p>57.22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27.38" calcext:value-type="float">
            <text:p>27.38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4.7" calcext:value-type="float">
            <text:p>24.7</text:p>
          </table:table-cell>
          <table:table-cell table:style-name="ce5" office:value-type="float" office:value="207" calcext:value-type="float">
            <text:p>207</text:p>
          </table:table-cell>
          <table:table-cell table:style-name="ce5" table:formula="of:=IF([.C32]&gt;[.G32];1;0)" office:value-type="float" office:value="1" calcext:value-type="float">
            <text:p>1</text:p>
          </table:table-cell>
          <table:table-cell table:style-name="ce11" table:formula="of:=IF([.D32]&gt;[.H32];1;0)" office:value-type="float" office:value="1" calcext:value-type="float">
            <text:p>1</text:p>
          </table:table-cell>
          <table:table-cell table:style-name="ce11" table:formula="of:=IF([.E32]&lt;[.I32];1;0)" office:value-type="float" office:value="0" calcext:value-type="float">
            <text:p>0</text:p>
          </table:table-cell>
          <table:table-cell table:style-name="ce11" table:formula="of:=IF([.F32]&lt;[.J32];1;0)" office:value-type="float" office:value="1" calcext:value-type="float">
            <text:p>1</text:p>
          </table:table-cell>
          <table:table-cell table:style-name="ce5" table:formula="of:=SUM([.K32:.N32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.21" calcext:value-type="float">
            <text:p>57.21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32.97" calcext:value-type="float">
            <text:p>32.97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38.26" calcext:value-type="float">
            <text:p>38.26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3]&gt;[.G33];1;0)" office:value-type="float" office:value="1" calcext:value-type="float">
            <text:p>1</text:p>
          </table:table-cell>
          <table:table-cell table:style-name="ce12" table:formula="of:=IF([.D33]&gt;[.H33];1;0)" office:value-type="float" office:value="1" calcext:value-type="float">
            <text:p>1</text:p>
          </table:table-cell>
          <table:table-cell table:style-name="ce12" table:formula="of:=IF([.E33]&lt;[.I33];1;0)" office:value-type="float" office:value="1" calcext:value-type="float">
            <text:p>1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3" calcext:value-type="float">
            <text:p>3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33:.O42];1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7.16" calcext:value-type="float">
            <text:p>67.16</text:p>
          </table:table-cell>
          <table:table-cell table:style-name="ce6" office:value-type="float" office:value="2.94" calcext:value-type="float">
            <text:p>2.94</text:p>
          </table:table-cell>
          <table:table-cell table:style-name="ce6" office:value-type="float" office:value="36.17" calcext:value-type="float">
            <text:p>36.17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59.9" calcext:value-type="float">
            <text:p>59.9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38.78" calcext:value-type="float">
            <text:p>38.78</text:p>
          </table:table-cell>
          <table:table-cell table:style-name="ce6" office:value-type="float" office:value="194" calcext:value-type="float">
            <text:p>194</text:p>
          </table:table-cell>
          <table:table-cell table:style-name="ce6" table:formula="of:=IF([.C34]&gt;[.G34];1;0)" office:value-type="float" office:value="1" calcext:value-type="float">
            <text:p>1</text:p>
          </table:table-cell>
          <table:table-cell table:style-name="ce12" table:formula="of:=IF([.D34]&gt;[.H34];1;0)" office:value-type="float" office:value="1" calcext:value-type="float">
            <text:p>1</text:p>
          </table:table-cell>
          <table:table-cell table:style-name="ce12" table:formula="of:=IF([.E34]&lt;[.I34];1;0)" office:value-type="float" office:value="1" calcext:value-type="float">
            <text:p>1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3" calcext:value-type="float">
            <text:p>3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33:.O42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2.76" calcext:value-type="float">
            <text:p>52.76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37.77" calcext:value-type="float">
            <text:p>37.77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55.84" calcext:value-type="float">
            <text:p>55.84</text:p>
          </table:table-cell>
          <table:table-cell table:style-name="ce6" office:value-type="float" office:value="2.35" calcext:value-type="float">
            <text:p>2.35</text:p>
          </table:table-cell>
          <table:table-cell table:style-name="ce6" office:value-type="float" office:value="31.04" calcext:value-type="float">
            <text:p>31.04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0" calcext:value-type="float">
            <text:p>0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33:.O42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1.24" calcext:value-type="float">
            <text:p>61.24</text:p>
          </table:table-cell>
          <table:table-cell table:style-name="ce6" office:value-type="float" office:value="2.74" calcext:value-type="float">
            <text:p>2.74</text:p>
          </table:table-cell>
          <table:table-cell table:style-name="ce6" office:value-type="float" office:value="31.82" calcext:value-type="float">
            <text:p>31.82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68.66" calcext:value-type="float">
            <text:p>68.66</text:p>
          </table:table-cell>
          <table:table-cell table:style-name="ce6" office:value-type="float" office:value="2.95" calcext:value-type="float">
            <text:p>2.95</text:p>
          </table:table-cell>
          <table:table-cell table:style-name="ce6" office:value-type="float" office:value="26.24" calcext:value-type="float">
            <text:p>26.24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33:.O42];4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2.31" calcext:value-type="float">
            <text:p>52.31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65.17" calcext:value-type="float">
            <text:p>65.17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61.78" calcext:value-type="float">
            <text:p>61.78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6.93" calcext:value-type="float">
            <text:p>36.93</text:p>
          </table:table-cell>
          <table:table-cell table:style-name="ce6" office:value-type="float" office:value="170" calcext:value-type="float">
            <text:p>170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6.5" calcext:value-type="float">
            <text:p>66.5</text:p>
          </table:table-cell>
          <table:table-cell table:style-name="ce6" office:value-type="float" office:value="2.88" calcext:value-type="float">
            <text:p>2.88</text:p>
          </table:table-cell>
          <table:table-cell table:style-name="ce6" office:value-type="float" office:value="25.66" calcext:value-type="float">
            <text:p>25.66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58.25" calcext:value-type="float">
            <text:p>58.25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28.33" calcext:value-type="float">
            <text:p>28.33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formula="of:=IF([.C38]&gt;[.G38];1;0)" office:value-type="float" office:value="1" calcext:value-type="float">
            <text:p>1</text:p>
          </table:table-cell>
          <table:table-cell table:style-name="ce12" table:formula="of:=IF([.D38]&gt;[.H38];1;0)" office:value-type="float" office:value="1" calcext:value-type="float">
            <text:p>1</text:p>
          </table:table-cell>
          <table:table-cell table:style-name="ce12" table:formula="of:=IF([.E38]&lt;[.I38];1;0)" office:value-type="float" office:value="1" calcext:value-type="float">
            <text:p>1</text:p>
          </table:table-cell>
          <table:table-cell table:style-name="ce12" table:formula="of:=IF([.F38]&lt;[.J38];1;0)" office:value-type="float" office:value="1" calcext:value-type="float">
            <text:p>1</text:p>
          </table:table-cell>
          <table:table-cell table:style-name="ce6" table:formula="of:=SUM([.K38:.N38])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65.46" calcext:value-type="float">
            <text:p>65.46</text:p>
          </table:table-cell>
          <table:table-cell table:style-name="ce6" office:value-type="float" office:value="2.71" calcext:value-type="float">
            <text:p>2.71</text:p>
          </table:table-cell>
          <table:table-cell table:style-name="ce6" office:value-type="float" office:value="38.02" calcext:value-type="float">
            <text:p>38.02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64.1" calcext:value-type="float">
            <text:p>64.1</text:p>
          </table:table-cell>
          <table:table-cell table:style-name="ce6" office:value-type="float" office:value="2.67" calcext:value-type="float">
            <text:p>2.67</text:p>
          </table:table-cell>
          <table:table-cell table:style-name="ce6" office:value-type="float" office:value="31.67" calcext:value-type="float">
            <text:p>31.67</text:p>
          </table:table-cell>
          <table:table-cell table:style-name="ce6" office:value-type="float" office:value="183" calcext:value-type="float">
            <text:p>183</text:p>
          </table:table-cell>
          <table:table-cell table:style-name="ce6" table:formula="of:=IF([.C39]&gt;[.G39];1;0)" office:value-type="float" office:value="1" calcext:value-type="float">
            <text:p>1</text:p>
          </table:table-cell>
          <table:table-cell table:style-name="ce12" table:formula="of:=IF([.D39]&gt;[.H39];1;0)" office:value-type="float" office:value="1" calcext:value-type="float">
            <text:p>1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67.15" calcext:value-type="float">
            <text:p>67.15</text:p>
          </table:table-cell>
          <table:table-cell table:style-name="ce6" office:value-type="float" office:value="2.98" calcext:value-type="float">
            <text:p>2.98</text:p>
          </table:table-cell>
          <table:table-cell table:style-name="ce6" office:value-type="float" office:value="194.69" calcext:value-type="float">
            <text:p>194.69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30.32" calcext:value-type="float">
            <text:p>30.32</text:p>
          </table:table-cell>
          <table:table-cell table:style-name="ce6" office:value-type="float" office:value="195" calcext:value-type="float">
            <text:p>195</text:p>
          </table:table-cell>
          <table:table-cell table:style-name="ce6" table:formula="of:=IF([.C40]&gt;[.G40];1;0)" office:value-type="float" office:value="1" calcext:value-type="float">
            <text:p>1</text:p>
          </table:table-cell>
          <table:table-cell table:style-name="ce12" table:formula="of:=IF([.D40]&gt;[.H40];1;0)" office:value-type="float" office:value="1" calcext:value-type="float">
            <text:p>1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3.93" calcext:value-type="float">
            <text:p>53.93</text:p>
          </table:table-cell>
          <table:table-cell table:style-name="ce6" office:value-type="float" office:value="2.21" calcext:value-type="float">
            <text:p>2.21</text:p>
          </table:table-cell>
          <table:table-cell table:style-name="ce6" office:value-type="float" office:value="36.89" calcext:value-type="float">
            <text:p>36.89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30.69" calcext:value-type="float">
            <text:p>30.69</text:p>
          </table:table-cell>
          <table:table-cell table:style-name="ce6" office:value-type="float" office:value="176" calcext:value-type="float">
            <text:p>176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1" calcext:value-type="float">
            <text:p>1</text:p>
          </table:table-cell>
          <table:table-cell table:style-name="ce6" table:formula="of:=SUM([.K41:.N41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60.61" calcext:value-type="float">
            <text:p>60.61</text:p>
          </table:table-cell>
          <table:table-cell table:style-name="ce6" office:value-type="float" office:value="2.56" calcext:value-type="float">
            <text:p>2.56</text:p>
          </table:table-cell>
          <table:table-cell table:style-name="ce6" office:value-type="float" office:value="32.41" calcext:value-type="float">
            <text:p>32.41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30.94" calcext:value-type="float">
            <text:p>30.94</text:p>
          </table:table-cell>
          <table:table-cell table:style-name="ce6" office:value-type="float" office:value="172" calcext:value-type="float">
            <text:p>172</text:p>
          </table:table-cell>
          <table:table-cell table:style-name="ce6" table:formula="of:=IF([.C42]&gt;[.G42];1;0)" office:value-type="float" office:value="1" calcext:value-type="float">
            <text:p>1</text:p>
          </table:table-cell>
          <table:table-cell table:style-name="ce12" table:formula="of:=IF([.D42]&gt;[.H42];1;0)" office:value-type="float" office:value="1" calcext:value-type="float">
            <text:p>1</text:p>
          </table:table-cell>
          <table:table-cell table:style-name="ce12" table:formula="of:=IF([.E42]&lt;[.I42];1;0)" office:value-type="float" office:value="0" calcext:value-type="float">
            <text:p>0</text:p>
          </table:table-cell>
          <table:table-cell table:style-name="ce12" table:formula="of:=IF([.F42]&lt;[.J42];1;0)" office:value-type="float" office:value="0" calcext:value-type="float">
            <text:p>0</text:p>
          </table:table-cell>
          <table:table-cell table:style-name="ce6" table:formula="of:=SUM([.K42:.N42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7" table:formula="of:=SUM([.K2:.K42])" office:value-type="float" office:value="18" calcext:value-type="float">
            <text:p>18</text:p>
          </table:table-cell>
          <table:table-cell table:style-name="ce7" table:formula="of:=SUM([.L2:.L42])" office:value-type="float" office:value="18" calcext:value-type="float">
            <text:p>18</text:p>
          </table:table-cell>
          <table:table-cell table:style-name="ce7" table:formula="of:=SUM([.M2:.M42])" office:value-type="float" office:value="13" calcext:value-type="float">
            <text:p>13</text:p>
          </table:table-cell>
          <table:table-cell table:style-name="ce7" table:formula="of:=SUM([.N2:.N42])"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 minup di process update &amp; perup helper &amp; perup handle" table:style-name="ta2">
        <table:shapes>
          <draw:frame draw:z-index="0" draw:style-name="gr1" draw:text-style-name="P1" svg:width="998.84pt" svg:height="514.57pt" svg:x="3.46pt" svg:y="565.74pt">
            <loext:p draw:notify-on-update-of-ranges="'16. minup di process update &amp; perup helper &amp; perup handle'.C12:'16. minup di process update &amp; perup helper &amp; perup handle'.C12 '16. minup di process update &amp; perup helper &amp; perup handle'.C13:'16. minup di process update &amp; perup helper &amp; perup handle'.C42 '16. minup di process update &amp; perup helper &amp; perup handle'.G12:'16. minup di process update &amp; perup helper &amp; perup handle'.G12 '16. minup di process update &amp; perup helper &amp; perup handle'.G13:'16. minup di process update &amp; perup helper &amp; perup handle'.G42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007.49pt" svg:height="440.31pt" svg:x="4.34pt" svg:y="1105.06pt">
            <loext:p draw:notify-on-update-of-ranges="'16. minup di process update &amp; perup helper &amp; perup handle'.D12:'16. minup di process update &amp; perup helper &amp; perup handle'.D12 '16. minup di process update &amp; perup helper &amp; perup handle'.D13:'16. minup di process update &amp; perup helper &amp; perup handle'.D42 '16. minup di process update &amp; perup helper &amp; perup handle'.H12:'16. minup di process update &amp; perup helper &amp; perup handle'.H12 '16. minup di process update &amp; perup helper &amp; perup handle'.H13:'16. minup di process update &amp; perup helper &amp; perup handle'.H4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997.11pt" svg:height="476.16pt" svg:x="6.07pt" svg:y="1565.01pt">
            <loext:p draw:notify-on-update-of-ranges="'16. minup di process update &amp; perup helper &amp; perup handle'.E12:'16. minup di process update &amp; perup helper &amp; perup handle'.E12 '16. minup di process update &amp; perup helper &amp; perup handle'.E13:'16. minup di process update &amp; perup helper &amp; perup handle'.E42 '16. minup di process update &amp; perup helper &amp; perup handle'.I12:'16. minup di process update &amp; perup helper &amp; perup handle'.I12 '16. minup di process update &amp; perup helper &amp; perup handle'.I13:'16. minup di process update &amp; perup helper &amp; perup handle'.I42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999.72pt" svg:height="449.69pt" svg:x="6.92pt" svg:y="2063.34pt">
            <loext:p draw:notify-on-update-of-ranges="'16. minup di process update &amp; perup helper &amp; perup handle'.F12:'16. minup di process update &amp; perup helper &amp; perup handle'.F12 '16. minup di process update &amp; perup helper &amp; perup handle'.F13:'16. minup di process update &amp; perup helper &amp; perup handle'.F42 '16. minup di process update &amp; perup helper &amp; perup handle'.J12:'16. minup di process update &amp; perup helper &amp; perup handle'.J12 '16. minup di process update &amp; perup helper &amp; perup handle'.J13:'16. minup di process update &amp; perup helper &amp; perup handle'.J42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8" table:number-columns-repeated="3"/>
          <table:table-cell table:style-name="ce2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.24" calcext:value-type="float">
            <text:p>51.2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38.79" calcext:value-type="float">
            <text:p>38.79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62.69" calcext:value-type="float">
            <text:p>62.69</text:p>
          </table:table-cell>
          <table:table-cell table:style-name="ce4" office:value-type="float" office:value="2.69" calcext:value-type="float">
            <text:p>2.69</text:p>
          </table:table-cell>
          <table:table-cell table:style-name="ce4" office:value-type="float" office:value="33.77" calcext:value-type="float">
            <text:p>33.77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4" table:formula="of:=SUM([.K13:.N13])" office:value-type="float" office:value="0" calcext:value-type="float">
            <text:p>0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13:.O22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7.71" calcext:value-type="float">
            <text:p>57.71</text:p>
          </table:table-cell>
          <table:table-cell table:style-name="ce4" office:value-type="float" office:value="2.49" calcext:value-type="float">
            <text:p>2.49</text:p>
          </table:table-cell>
          <table:table-cell table:style-name="ce4" office:value-type="float" office:value="30.91" calcext:value-type="float">
            <text:p>30.91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4.85" calcext:value-type="float">
            <text:p>44.8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32.04" calcext:value-type="float">
            <text:p>32.0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4]&gt;[.G14];1;0)" office:value-type="float" office:value="1" calcext:value-type="float">
            <text:p>1</text:p>
          </table:table-cell>
          <table:table-cell table:style-name="ce10" table:formula="of:=IF([.D14]&gt;[.H14];1;0)" office:value-type="float" office:value="1" calcext:value-type="float">
            <text:p>1</text:p>
          </table:table-cell>
          <table:table-cell table:style-name="ce10" table:formula="of:=IF([.E14]&lt;[.I14];1;0)" office:value-type="float" office:value="1" calcext:value-type="float">
            <text:p>1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3" calcext:value-type="float">
            <text:p>3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13:.O22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59.9" calcext:value-type="float">
            <text:p>59.9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30.28" calcext:value-type="float">
            <text:p>30.28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64.85" calcext:value-type="float">
            <text:p>64.85</text:p>
          </table:table-cell>
          <table:table-cell table:style-name="ce4" office:value-type="float" office:value="2.81" calcext:value-type="float">
            <text:p>2.81</text:p>
          </table:table-cell>
          <table:table-cell table:style-name="ce4" office:value-type="float" office:value="30.38" calcext:value-type="float">
            <text:p>30.38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1" calcext:value-type="float">
            <text:p>1</text:p>
          </table:table-cell>
          <table:table-cell table:style-name="ce10" table:formula="of:=IF([.F15]&lt;[.J15];1;0)" office:value-type="float" office:value="1" calcext:value-type="float">
            <text:p>1</text:p>
          </table:table-cell>
          <table:table-cell table:style-name="ce4" table:formula="of:=SUM([.K15:.N1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13:.O22];3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5.78" calcext:value-type="float">
            <text:p>55.78</text:p>
          </table:table-cell>
          <table:table-cell table:style-name="ce4" office:value-type="float" office:value="2.37" calcext:value-type="float">
            <text:p>2.37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49.49" calcext:value-type="float">
            <text:p>49.49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1.86" calcext:value-type="float">
            <text:p>31.8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IF([.C16]&gt;[.G16];1;0)" office:value-type="float" office:value="1" calcext:value-type="float">
            <text:p>1</text:p>
          </table:table-cell>
          <table:table-cell table:style-name="ce10" table:formula="of:=IF([.D16]&gt;[.H16];1;0)" office:value-type="float" office:value="1" calcext:value-type="float">
            <text:p>1</text:p>
          </table:table-cell>
          <table:table-cell table:style-name="ce10" table:formula="of:=IF([.E16]&lt;[.I16];1;0)" office:value-type="float" office:value="1" calcext:value-type="float">
            <text:p>1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3" calcext:value-type="float">
            <text:p>3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13:.O2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4.55" calcext:value-type="float">
            <text:p>54.55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42.73" calcext:value-type="float">
            <text:p>42.73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59.6" calcext:value-type="float">
            <text:p>59.6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184" calcext:value-type="float">
            <text:p>184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6.72" calcext:value-type="float">
            <text:p>56.72</text:p>
          </table:table-cell>
          <table:table-cell table:style-name="ce4" office:value-type="float" office:value="2.44" calcext:value-type="float">
            <text:p>2.44</text:p>
          </table:table-cell>
          <table:table-cell table:style-name="ce4" office:value-type="float" office:value="34.56" calcext:value-type="float">
            <text:p>34.56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58.67" calcext:value-type="float">
            <text:p>58.67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31.41" calcext:value-type="float">
            <text:p>31.41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.32" calcext:value-type="float">
            <text:p>2.32</text:p>
          </table:table-cell>
          <table:table-cell table:style-name="ce4" office:value-type="float" office:value="30.73" calcext:value-type="float">
            <text:p>30.73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48.47" calcext:value-type="float">
            <text:p>48.47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34.54" calcext:value-type="float">
            <text:p>34.54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19]&gt;[.G19];1;0)" office:value-type="float" office:value="1" calcext:value-type="float">
            <text:p>1</text:p>
          </table:table-cell>
          <table:table-cell table:style-name="ce10" table:formula="of:=IF([.D19]&gt;[.H19];1;0)" office:value-type="float" office:value="1" calcext:value-type="float">
            <text:p>1</text:p>
          </table:table-cell>
          <table:table-cell table:style-name="ce10" table:formula="of:=IF([.E19]&lt;[.I19];1;0)" office:value-type="float" office:value="1" calcext:value-type="float">
            <text:p>1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3.37" calcext:value-type="float">
            <text:p>53.37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32.35" calcext:value-type="float">
            <text:p>32.3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52.48" calcext:value-type="float">
            <text:p>52.48</text:p>
          </table:table-cell>
          <table:table-cell table:style-name="ce4" office:value-type="float" office:value="2.26" calcext:value-type="float">
            <text:p>2.26</text:p>
          </table:table-cell>
          <table:table-cell table:style-name="ce4" office:value-type="float" office:value="30.54" calcext:value-type="float">
            <text:p>30.5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20]&gt;[.G20];1;0)" office:value-type="float" office:value="1" calcext:value-type="float">
            <text:p>1</text:p>
          </table:table-cell>
          <table:table-cell table:style-name="ce10" table:formula="of:=IF([.D20]&gt;[.H20];1;0)" office:value-type="float" office:value="1" calcext:value-type="float">
            <text:p>1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4" table:formula="of:=SUM([.K20:.N20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3.94" calcext:value-type="float">
            <text:p>43.94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37.6" calcext:value-type="float">
            <text:p>37.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56.54" calcext:value-type="float">
            <text:p>56.54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34.93" calcext:value-type="float">
            <text:p>34.93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61.81" calcext:value-type="float">
            <text:p>61.81</text:p>
          </table:table-cell>
          <table:table-cell table:style-name="ce4" office:value-type="float" office:value="2.63" calcext:value-type="float">
            <text:p>2.63</text:p>
          </table:table-cell>
          <table:table-cell table:style-name="ce4" office:value-type="float" office:value="32.6" calcext:value-type="float">
            <text:p>32.6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47.47" calcext:value-type="float">
            <text:p>47.47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35.76" calcext:value-type="float">
            <text:p>35.76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22]&gt;[.G22];1;0)" office:value-type="float" office:value="1" calcext:value-type="float">
            <text:p>1</text:p>
          </table:table-cell>
          <table:table-cell table:style-name="ce10" table:formula="of:=IF([.D22]&gt;[.H22];1;0)" office:value-type="float" office:value="1" calcext:value-type="float">
            <text:p>1</text:p>
          </table:table-cell>
          <table:table-cell table:style-name="ce10" table:formula="of:=IF([.E22]&lt;[.I22];1;0)" office:value-type="float" office:value="1" calcext:value-type="float">
            <text:p>1</text:p>
          </table:table-cell>
          <table:table-cell table:style-name="ce10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3.57" calcext:value-type="float">
            <text:p>53.57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94.75" calcext:value-type="float">
            <text:p>94.7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70.41" calcext:value-type="float">
            <text:p>70.41</text:p>
          </table:table-cell>
          <table:table-cell table:style-name="ce5" office:value-type="float" office:value="2.96" calcext:value-type="float">
            <text:p>2.96</text:p>
          </table:table-cell>
          <table:table-cell table:style-name="ce5" office:value-type="float" office:value="43.98" calcext:value-type="float">
            <text:p>43.98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5" table:formula="of:=SUM([.K23:.N23])" office:value-type="float" office:value="0" calcext:value-type="float">
            <text:p>0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3:.O32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46" calcext:value-type="float">
            <text:p>61.46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30.62" calcext:value-type="float">
            <text:p>30.62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63.29" calcext:value-type="float">
            <text:p>63.29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0.76" calcext:value-type="float">
            <text:p>30.76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1" calcext:value-type="float">
            <text:p>1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5" table:formula="of:=SUM([.K24:.N24])" office:value-type="float" office:value="1" calcext:value-type="float">
            <text:p>1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3:.O32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2.26" calcext:value-type="float">
            <text:p>52.26</text:p>
          </table:table-cell>
          <table:table-cell table:style-name="ce5" office:value-type="float" office:value="2.22" calcext:value-type="float">
            <text:p>2.22</text:p>
          </table:table-cell>
          <table:table-cell table:style-name="ce5" office:value-type="float" office:value="32.84" calcext:value-type="float">
            <text:p>32.84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44.06" calcext:value-type="float">
            <text:p>44.06</text:p>
          </table:table-cell>
          <table:table-cell table:style-name="ce5" office:value-type="float" office:value="1.91" calcext:value-type="float">
            <text:p>1.91</text:p>
          </table:table-cell>
          <table:table-cell table:style-name="ce5" office:value-type="float" office:value="31.11" calcext:value-type="float">
            <text:p>31.11</text:p>
          </table:table-cell>
          <table:table-cell table:style-name="ce5" office:value-type="float" office:value="189" calcext:value-type="float">
            <text:p>189</text:p>
          </table:table-cell>
          <table:table-cell table:style-name="ce5" table:formula="of:=IF([.C25]&gt;[.G25];1;0)" office:value-type="float" office:value="1" calcext:value-type="float">
            <text:p>1</text:p>
          </table:table-cell>
          <table:table-cell table:style-name="ce11" table:formula="of:=IF([.D25]&gt;[.H25];1;0)" office:value-type="float" office:value="1" calcext:value-type="float">
            <text:p>1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3:.O32];3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3.45" calcext:value-type="float">
            <text:p>63.45</text:p>
          </table:table-cell>
          <table:table-cell table:style-name="ce5" office:value-type="float" office:value="2.67" calcext:value-type="float">
            <text:p>2.67</text:p>
          </table:table-cell>
          <table:table-cell table:style-name="ce5" office:value-type="float" office:value="48.01" calcext:value-type="float">
            <text:p>48.01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57.97" calcext:value-type="float">
            <text:p>57.97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40.75" calcext:value-type="float">
            <text:p>40.75</text:p>
          </table:table-cell>
          <table:table-cell table:style-name="ce5" office:value-type="float" office:value="204" calcext:value-type="float">
            <text:p>204</text:p>
          </table:table-cell>
          <table:table-cell table:style-name="ce5" table:formula="of:=IF([.C26]&gt;[.G26];1;0)" office:value-type="float" office:value="1" calcext:value-type="float">
            <text:p>1</text:p>
          </table:table-cell>
          <table:table-cell table:style-name="ce11" table:formula="of:=IF([.D26]&gt;[.H26];1;0)" office:value-type="float" office:value="1" calcext:value-type="float">
            <text:p>1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1" calcext:value-type="float">
            <text:p>1</text:p>
          </table:table-cell>
          <table:table-cell table:style-name="ce5" table:formula="of:=SUM([.K26:.N26])" office:value-type="float" office:value="3" calcext:value-type="float">
            <text:p>3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3:.O3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70.92" calcext:value-type="float">
            <text:p>70.92</text:p>
          </table:table-cell>
          <table:table-cell table:style-name="ce5" office:value-type="float" office:value="2.99" calcext:value-type="float">
            <text:p>2.99</text:p>
          </table:table-cell>
          <table:table-cell table:style-name="ce5" office:value-type="float" office:value="30.59" calcext:value-type="float">
            <text:p>30.59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65.13" calcext:value-type="float">
            <text:p>65.13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91.78" calcext:value-type="float">
            <text:p>91.78</text:p>
          </table:table-cell>
          <table:table-cell table:style-name="ce5" office:value-type="float" office:value="196" calcext:value-type="float">
            <text:p>196</text:p>
          </table:table-cell>
          <table:table-cell table:style-name="ce5" table:formula="of:=IF([.C27]&gt;[.G27];1;0)" office:value-type="float" office:value="1" calcext:value-type="float">
            <text:p>1</text:p>
          </table:table-cell>
          <table:table-cell table:style-name="ce11" table:formula="of:=IF([.D27]&gt;[.H27];1;0)" office:value-type="float" office:value="1" calcext:value-type="float">
            <text:p>1</text:p>
          </table:table-cell>
          <table:table-cell table:style-name="ce11" table:formula="of:=IF([.E27]&lt;[.I27];1;0)" office:value-type="float" office:value="1" calcext:value-type="float">
            <text:p>1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2.56" calcext:value-type="float">
            <text:p>62.56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31.13" calcext:value-type="float">
            <text:p>31.13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53.03" calcext:value-type="float">
            <text:p>53.03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30.97" calcext:value-type="float">
            <text:p>30.97</text:p>
          </table:table-cell>
          <table:table-cell table:style-name="ce5" office:value-type="float" office:value="186" calcext:value-type="float">
            <text:p>186</text:p>
          </table:table-cell>
          <table:table-cell table:style-name="ce5" table:formula="of:=IF([.C28]&gt;[.G28];1;0)" office:value-type="float" office:value="1" calcext:value-type="float">
            <text:p>1</text:p>
          </table:table-cell>
          <table:table-cell table:style-name="ce11" table:formula="of:=IF([.D28]&gt;[.H28];1;0)" office:value-type="float" office:value="1" calcext:value-type="float">
            <text:p>1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1" calcext:value-type="float">
            <text:p>1</text:p>
          </table:table-cell>
          <table:table-cell table:style-name="ce5" table:formula="of:=SUM([.K28:.N28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68.02" calcext:value-type="float">
            <text:p>68.02</text:p>
          </table:table-cell>
          <table:table-cell table:style-name="ce5" office:value-type="float" office:value="2.87" calcext:value-type="float">
            <text:p>2.87</text:p>
          </table:table-cell>
          <table:table-cell table:style-name="ce5" office:value-type="float" office:value="30.63" calcext:value-type="float">
            <text:p>30.63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68.53" calcext:value-type="float">
            <text:p>68.5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31.31" calcext:value-type="float">
            <text:p>31.31</text:p>
          </table:table-cell>
          <table:table-cell table:style-name="ce5" office:value-type="float" office:value="178" calcext:value-type="float">
            <text:p>178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1" calcext:value-type="float">
            <text:p>1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64.47" calcext:value-type="float">
            <text:p>64.47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32.84" calcext:value-type="float">
            <text:p>32.84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58.16" calcext:value-type="float">
            <text:p>58.16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26.18" calcext:value-type="float">
            <text:p>26.18</text:p>
          </table:table-cell>
          <table:table-cell table:style-name="ce5" office:value-type="float" office:value="173" calcext:value-type="float">
            <text:p>173</text:p>
          </table:table-cell>
          <table:table-cell table:style-name="ce5" table:formula="of:=IF([.C30]&gt;[.G30];1;0)" office:value-type="float" office:value="1" calcext:value-type="float">
            <text:p>1</text:p>
          </table:table-cell>
          <table:table-cell table:style-name="ce11" table:formula="of:=IF([.D30]&gt;[.H30];1;0)" office:value-type="float" office:value="1" calcext:value-type="float">
            <text:p>1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6.57" calcext:value-type="float">
            <text:p>56.57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91.51" calcext:value-type="float">
            <text:p>91.51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1" calcext:value-type="float">
            <text:p>1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4.12" calcext:value-type="float">
            <text:p>54.12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762.15" calcext:value-type="float">
            <text:p>762.15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4.7" calcext:value-type="float">
            <text:p>24.7</text:p>
          </table:table-cell>
          <table:table-cell table:style-name="ce5" office:value-type="float" office:value="207" calcext:value-type="float">
            <text:p>207</text:p>
          </table:table-cell>
          <table:table-cell table:style-name="ce5" table:formula="of:=IF([.C32]&gt;[.G32];1;0)" office:value-type="float" office:value="1" calcext:value-type="float">
            <text:p>1</text:p>
          </table:table-cell>
          <table:table-cell table:style-name="ce11" table:formula="of:=IF([.D32]&gt;[.H32];1;0)" office:value-type="float" office:value="1" calcext:value-type="float">
            <text:p>1</text:p>
          </table:table-cell>
          <table:table-cell table:style-name="ce11" table:formula="of:=IF([.E32]&lt;[.I32];1;0)" office:value-type="float" office:value="0" calcext:value-type="float">
            <text:p>0</text:p>
          </table:table-cell>
          <table:table-cell table:style-name="ce11" table:formula="of:=IF([.F32]&lt;[.J32];1;0)" office:value-type="float" office:value="1" calcext:value-type="float">
            <text:p>1</text:p>
          </table:table-cell>
          <table:table-cell table:style-name="ce5" table:formula="of:=SUM([.K32:.N32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.85" calcext:value-type="float">
            <text:p>56.85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192.17" calcext:value-type="float">
            <text:p>192.17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38.26" calcext:value-type="float">
            <text:p>38.26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3]&gt;[.G33];1;0)" office:value-type="float" office:value="1" calcext:value-type="float">
            <text:p>1</text:p>
          </table:table-cell>
          <table:table-cell table:style-name="ce12" table:formula="of:=IF([.D33]&gt;[.H33];1;0)" office:value-type="float" office:value="1" calcext:value-type="float">
            <text:p>1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2" calcext:value-type="float">
            <text:p>2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33:.O42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7.71" calcext:value-type="float">
            <text:p>67.71</text:p>
          </table:table-cell>
          <table:table-cell table:style-name="ce6" office:value-type="float" office:value="2.79" calcext:value-type="float">
            <text:p>2.79</text:p>
          </table:table-cell>
          <table:table-cell table:style-name="ce6" office:value-type="float" office:value="36.39" calcext:value-type="float">
            <text:p>36.39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59.9" calcext:value-type="float">
            <text:p>59.9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38.78" calcext:value-type="float">
            <text:p>38.78</text:p>
          </table:table-cell>
          <table:table-cell table:style-name="ce6" office:value-type="float" office:value="194" calcext:value-type="float">
            <text:p>194</text:p>
          </table:table-cell>
          <table:table-cell table:style-name="ce6" table:formula="of:=IF([.C34]&gt;[.G34];1;0)" office:value-type="float" office:value="1" calcext:value-type="float">
            <text:p>1</text:p>
          </table:table-cell>
          <table:table-cell table:style-name="ce12" table:formula="of:=IF([.D34]&gt;[.H34];1;0)" office:value-type="float" office:value="1" calcext:value-type="float">
            <text:p>1</text:p>
          </table:table-cell>
          <table:table-cell table:style-name="ce12" table:formula="of:=IF([.E34]&lt;[.I34];1;0)" office:value-type="float" office:value="1" calcext:value-type="float">
            <text:p>1</text:p>
          </table:table-cell>
          <table:table-cell table:style-name="ce12" table:formula="of:=IF([.F34]&lt;[.J34];1;0)" office:value-type="float" office:value="1" calcext:value-type="float">
            <text:p>1</text:p>
          </table:table-cell>
          <table:table-cell table:style-name="ce6" table:formula="of:=SUM([.K34:.N34])" office:value-type="float" office:value="4" calcext:value-type="float">
            <text:p>4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33:.O42];2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egfaul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1.41" calcext:value-type="float">
            <text:p>51.41</text:p>
          </table:table-cell>
          <table:table-cell table:style-name="ce6" office:value-type="float" office:value="2.24" calcext:value-type="float">
            <text:p>2.24</text:p>
          </table:table-cell>
          <table:table-cell table:style-name="ce6" office:value-type="float" office:value="35.76" calcext:value-type="float">
            <text:p>35.76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5.84" calcext:value-type="float">
            <text:p>55.84</text:p>
          </table:table-cell>
          <table:table-cell table:style-name="ce6" office:value-type="float" office:value="2.35" calcext:value-type="float">
            <text:p>2.35</text:p>
          </table:table-cell>
          <table:table-cell table:style-name="ce6" office:value-type="float" office:value="31.04" calcext:value-type="float">
            <text:p>31.04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1" calcext:value-type="float">
            <text:p>1</text:p>
          </table:table-cell>
          <table:table-cell table:style-name="ce6" table:formula="of:=SUM([.K35:.N35])" office:value-type="float" office:value="1" calcext:value-type="float">
            <text:p>1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33:.O42];3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.44" calcext:value-type="float">
            <text:p>2.44</text:p>
          </table:table-cell>
          <table:table-cell table:style-name="ce6" office:value-type="float" office:value="26.45" calcext:value-type="float">
            <text:p>26.45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68.66" calcext:value-type="float">
            <text:p>68.66</text:p>
          </table:table-cell>
          <table:table-cell table:style-name="ce6" office:value-type="float" office:value="2.95" calcext:value-type="float">
            <text:p>2.95</text:p>
          </table:table-cell>
          <table:table-cell table:style-name="ce6" office:value-type="float" office:value="26.24" calcext:value-type="float">
            <text:p>26.24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33:.O42];4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61.17" calcext:value-type="float">
            <text:p>61.17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36.54" calcext:value-type="float">
            <text:p>36.54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61.78" calcext:value-type="float">
            <text:p>61.78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6.93" calcext:value-type="float">
            <text:p>36.93</text:p>
          </table:table-cell>
          <table:table-cell table:style-name="ce6" office:value-type="float" office:value="170" calcext:value-type="float">
            <text:p>170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1" calcext:value-type="float">
            <text:p>1</text:p>
          </table:table-cell>
          <table:table-cell table:style-name="ce12" table:formula="of:=IF([.E37]&lt;[.I37];1;0)" office:value-type="float" office:value="1" calcext:value-type="float">
            <text:p>1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61.58" calcext:value-type="float">
            <text:p>61.58</text:p>
          </table:table-cell>
          <table:table-cell table:style-name="ce6" office:value-type="float" office:value="2.51" calcext:value-type="float">
            <text:p>2.51</text:p>
          </table:table-cell>
          <table:table-cell table:style-name="ce6" office:value-type="float" office:value="28.67" calcext:value-type="float">
            <text:p>28.67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58.25" calcext:value-type="float">
            <text:p>58.25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28.33" calcext:value-type="float">
            <text:p>28.33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formula="of:=IF([.C38]&gt;[.G38];1;0)" office:value-type="float" office:value="1" calcext:value-type="float">
            <text:p>1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1" calcext:value-type="float">
            <text:p>1</text:p>
          </table:table-cell>
          <table:table-cell table:style-name="ce6" table:formula="of:=SUM([.K38:.N38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 office:value-type="float" office:value="66.67" calcext:value-type="float">
            <text:p>66.67</text:p>
          </table:table-cell>
          <table:table-cell table:style-name="ce6" office:value-type="float" office:value="2.73" calcext:value-type="float">
            <text:p>2.73</text:p>
          </table:table-cell>
          <table:table-cell table:style-name="ce6" office:value-type="float" office:value="93.61" calcext:value-type="float">
            <text:p>93.61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64.1" calcext:value-type="float">
            <text:p>64.1</text:p>
          </table:table-cell>
          <table:table-cell table:style-name="ce6" office:value-type="float" office:value="2.67" calcext:value-type="float">
            <text:p>2.67</text:p>
          </table:table-cell>
          <table:table-cell table:style-name="ce6" office:value-type="float" office:value="31.67" calcext:value-type="float">
            <text:p>31.67</text:p>
          </table:table-cell>
          <table:table-cell table:style-name="ce6" office:value-type="float" office:value="183" calcext:value-type="float">
            <text:p>183</text:p>
          </table:table-cell>
          <table:table-cell table:style-name="ce6" table:formula="of:=IF([.C39]&gt;[.G39];1;0)" office:value-type="float" office:value="1" calcext:value-type="float">
            <text:p>1</text:p>
          </table:table-cell>
          <table:table-cell table:style-name="ce12" table:formula="of:=IF([.D39]&gt;[.H39];1;0)" office:value-type="float" office:value="1" calcext:value-type="float">
            <text:p>1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 office:value-type="float" office:value="61.54" calcext:value-type="float">
            <text:p>61.54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87.64" calcext:value-type="float">
            <text:p>87.64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30.32" calcext:value-type="float">
            <text:p>30.32</text:p>
          </table:table-cell>
          <table:table-cell table:style-name="ce6" office:value-type="float" office:value="195" calcext:value-type="float">
            <text:p>195</text:p>
          </table:table-cell>
          <table:table-cell table:style-name="ce6" table:formula="of:=IF([.C40]&gt;[.G40];1;0)" office:value-type="float" office:value="1" calcext:value-type="float">
            <text:p>1</text:p>
          </table:table-cell>
          <table:table-cell table:style-name="ce12" table:formula="of:=IF([.D40]&gt;[.H40];1;0)" office:value-type="float" office:value="1" calcext:value-type="float">
            <text:p>1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1" calcext:value-type="float">
            <text:p>1</text:p>
          </table:table-cell>
          <table:table-cell table:style-name="ce6" table:formula="of:=SUM([.K40:.N40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 office:value-type="float" office:value="54.74" calcext:value-type="float">
            <text:p>54.74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30.91" calcext:value-type="float">
            <text:p>30.91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30.69" calcext:value-type="float">
            <text:p>30.69</text:p>
          </table:table-cell>
          <table:table-cell table:style-name="ce6" office:value-type="float" office:value="176" calcext:value-type="float">
            <text:p>176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1" calcext:value-type="float">
            <text:p>1</text:p>
          </table:table-cell>
          <table:table-cell table:style-name="ce6" table:formula="of:=SUM([.K41:.N41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60.82" calcext:value-type="float">
            <text:p>60.82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0.82" calcext:value-type="float">
            <text:p>30.82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30.94" calcext:value-type="float">
            <text:p>30.94</text:p>
          </table:table-cell>
          <table:table-cell table:style-name="ce6" office:value-type="float" office:value="172" calcext:value-type="float">
            <text:p>172</text:p>
          </table:table-cell>
          <table:table-cell table:style-name="ce6" table:formula="of:=IF([.C42]&gt;[.G42];1;0)" office:value-type="float" office:value="1" calcext:value-type="float">
            <text:p>1</text:p>
          </table:table-cell>
          <table:table-cell table:style-name="ce12" table:formula="of:=IF([.D42]&gt;[.H42];1;0)" office:value-type="float" office:value="1" calcext:value-type="float">
            <text:p>1</text:p>
          </table:table-cell>
          <table:table-cell table:style-name="ce12" table:formula="of:=IF([.E42]&lt;[.I42];1;0)" office:value-type="float" office:value="1" calcext:value-type="float">
            <text:p>1</text:p>
          </table:table-cell>
          <table:table-cell table:style-name="ce12" table:formula="of:=IF([.F42]&lt;[.J42];1;0)" office:value-type="float" office:value="1" calcext:value-type="float">
            <text:p>1</text:p>
          </table:table-cell>
          <table:table-cell table:style-name="ce6" table:formula="of:=SUM([.K42:.N42])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7" table:formula="of:=SUM([.K2:.K42])" office:value-type="float" office:value="17" calcext:value-type="float">
            <text:p>17</text:p>
          </table:table-cell>
          <table:table-cell table:style-name="ce7" table:formula="of:=SUM([.L2:.L42])" office:value-type="float" office:value="17" calcext:value-type="float">
            <text:p>17</text:p>
          </table:table-cell>
          <table:table-cell table:style-name="ce7" table:formula="of:=SUM([.M2:.M42])" office:value-type="float" office:value="12" calcext:value-type="float">
            <text:p>12</text:p>
          </table:table-cell>
          <table:table-cell table:style-name="ce7" table:formula="of:=SUM([.N2:.N42])" office:value-type="float" office:value="10" calcext:value-type="float">
            <text:p>10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DSDV modif perup helper" table:style-name="ta3">
        <table:shapes>
          <draw:frame draw:z-index="0" draw:style-name="gr1" draw:text-style-name="P1" svg:width="1015.34pt" svg:height="449.43pt" svg:x="0pt" svg:y="558.34pt">
            <loext:p draw:notify-on-update-of-ranges="'5. DSDV modif perup helper'.C12:'5. DSDV modif perup helper'.C12 '5. DSDV modif perup helper'.C13:'5. DSDV modif perup helper'.C42 '5. DSDV modif perup helper'.G12:'5. DSDV modif perup helper'.G12 '5. DSDV modif perup helper'.G13:'5. DSDV modif perup helper'.G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004.94pt" svg:height="477.01pt" svg:x="7.8pt" svg:y="1028.27pt">
            <loext:p draw:notify-on-update-of-ranges="'5. DSDV modif perup helper'.D12:'5. DSDV modif perup helper'.D12 '5. DSDV modif perup helper'.D13:'5. DSDV modif perup helper'.D42 '5. DSDV modif perup helper'.H12:'5. DSDV modif perup helper'.H12 '5. DSDV modif perup helper'.H13:'5. DSDV modif perup helper'.H42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1004.94pt" svg:height="442.03pt" svg:x="9.52pt" svg:y="1528.3pt">
            <loext:p draw:notify-on-update-of-ranges="'5. DSDV modif perup helper'.E12:'5. DSDV modif perup helper'.E12 '5. DSDV modif perup helper'.E13:'5. DSDV modif perup helper'.E42 '5. DSDV modif perup helper'.I12:'5. DSDV modif perup helper'.I12 '5. DSDV modif perup helper'.I13:'5. DSDV modif perup helper'.I42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3" draw:style-name="gr1" draw:text-style-name="P1" svg:width="999.69pt" svg:height="445.41pt" svg:x="10.43pt" svg:y="1983.15pt">
            <loext:p draw:notify-on-update-of-ranges="'5. DSDV modif perup helper'.F12:'5. DSDV modif perup helper'.F12 '5. DSDV modif perup helper'.F13:'5. DSDV modif perup helper'.F42 '5. DSDV modif perup helper'.J12:'5. DSDV modif perup helper'.J12 '5. DSDV modif perup helper'.J13:'5. DSDV modif perup helper'.J42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2" table:default-cell-style-name="ce1"/>
        <table:table-column table:style-name="co18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8" table:number-columns-repeated="3"/>
          <table:table-cell table:style-name="ce2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3.54" calcext:value-type="float">
            <text:p>63.54</text:p>
          </table:table-cell>
          <table:table-cell table:style-name="ce4" office:value-type="float" office:value="2.61" calcext:value-type="float">
            <text:p>2.61</text:p>
          </table:table-cell>
          <table:table-cell table:style-name="ce4" office:value-type="float" office:value="30.87" calcext:value-type="float">
            <text:p>30.87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62.69" calcext:value-type="float">
            <text:p>62.69</text:p>
          </table:table-cell>
          <table:table-cell table:style-name="ce4" office:value-type="float" office:value="2.69" calcext:value-type="float">
            <text:p>2.69</text:p>
          </table:table-cell>
          <table:table-cell table:style-name="ce4" office:value-type="float" office:value="33.77" calcext:value-type="float">
            <text:p>33.77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13]&gt;[.G13];1;0)" office:value-type="float" office:value="1" calcext:value-type="float">
            <text:p>1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1" calcext:value-type="float">
            <text:p>1</text:p>
          </table:table-cell>
          <table:table-cell table:style-name="ce10" table:formula="of:=IF([.F13]&lt;[.J13];1;0)" office:value-type="float" office:value="1" calcext:value-type="float">
            <text:p>1</text:p>
          </table:table-cell>
          <table:table-cell table:style-name="ce4" table:formula="of:=SUM([.K13:.N13])" office:value-type="float" office:value="3" calcext:value-type="float">
            <text:p>3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13:.O22];1)" office:value-type="float" office:value="0" calcext:value-type="float">
            <text:p>0</text:p>
          </table:table-cell>
          <table:table-cell table:formula="of:=SUM([.K13:.K22])" office:value-type="float" office:value="8" calcext:value-type="float">
            <text:p>8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5.05" calcext:value-type="float">
            <text:p>45.05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4.85" calcext:value-type="float">
            <text:p>44.8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32.04" calcext:value-type="float">
            <text:p>32.0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4]&gt;[.G14];1;0)" office:value-type="float" office:value="1" calcext:value-type="float">
            <text:p>1</text:p>
          </table:table-cell>
          <table:table-cell table:style-name="ce10" table:formula="of:=IF([.D14]&gt;[.H14];1;0)" office:value-type="float" office:value="1" calcext:value-type="float">
            <text:p>1</text:p>
          </table:table-cell>
          <table:table-cell table:style-name="ce10" table:formula="of:=IF([.E14]&lt;[.I14];1;0)" office:value-type="float" office:value="1" calcext:value-type="float">
            <text:p>1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3" calcext:value-type="float">
            <text:p>3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13:.O22];2)" office:value-type="float" office:value="2" calcext:value-type="float">
            <text:p>2</text:p>
          </table:table-cell>
          <table:table-cell table:formula="of:=SUM([.L13:.L2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70.94" calcext:value-type="float">
            <text:p>70.94</text:p>
          </table:table-cell>
          <table:table-cell table:style-name="ce4" office:value-type="float" office:value="3.08" calcext:value-type="float">
            <text:p>3.08</text:p>
          </table:table-cell>
          <table:table-cell table:style-name="ce4" office:value-type="float" office:value="30.75" calcext:value-type="float">
            <text:p>30.75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64.85" calcext:value-type="float">
            <text:p>64.85</text:p>
          </table:table-cell>
          <table:table-cell table:style-name="ce4" office:value-type="float" office:value="2.81" calcext:value-type="float">
            <text:p>2.81</text:p>
          </table:table-cell>
          <table:table-cell table:style-name="ce4" office:value-type="float" office:value="30.38" calcext:value-type="float">
            <text:p>30.38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5]&gt;[.G15];1;0)" office:value-type="float" office:value="1" calcext:value-type="float">
            <text:p>1</text:p>
          </table:table-cell>
          <table:table-cell table:style-name="ce10" table:formula="of:=IF([.D15]&gt;[.H15];1;0)" office:value-type="float" office:value="1" calcext:value-type="float">
            <text:p>1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4" table:formula="of:=SUM([.K15:.N1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13:.O22];3)" office:value-type="float" office:value="6" calcext:value-type="float">
            <text:p>6</text:p>
          </table:table-cell>
          <table:table-cell table:formula="of:=SUM([.M13:.M2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8.5" calcext:value-type="float">
            <text:p>58.5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31.61" calcext:value-type="float">
            <text:p>31.61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9.49" calcext:value-type="float">
            <text:p>49.49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1.86" calcext:value-type="float">
            <text:p>31.8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IF([.C16]&gt;[.G16];1;0)" office:value-type="float" office:value="1" calcext:value-type="float">
            <text:p>1</text:p>
          </table:table-cell>
          <table:table-cell table:style-name="ce10" table:formula="of:=IF([.D16]&gt;[.H16];1;0)" office:value-type="float" office:value="1" calcext:value-type="float">
            <text:p>1</text:p>
          </table:table-cell>
          <table:table-cell table:style-name="ce10" table:formula="of:=IF([.E16]&lt;[.I16];1;0)" office:value-type="float" office:value="1" calcext:value-type="float">
            <text:p>1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3" calcext:value-type="float">
            <text:p>3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13:.O22];4)" office:value-type="float" office:value="0" calcext:value-type="float">
            <text:p>0</text:p>
          </table:table-cell>
          <table:table-cell table:formula="of:=SUM([.N13:.N22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61.93" calcext:value-type="float">
            <text:p>61.93</text:p>
          </table:table-cell>
          <table:table-cell table:style-name="ce4" office:value-type="float" office:value="2.61" calcext:value-type="float">
            <text:p>2.61</text:p>
          </table:table-cell>
          <table:table-cell table:style-name="ce4" office:value-type="float" office:value="30.71" calcext:value-type="float">
            <text:p>30.71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59.6" calcext:value-type="float">
            <text:p>59.6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184" calcext:value-type="float">
            <text:p>184</text:p>
          </table:table-cell>
          <table:table-cell table:style-name="ce4" table:formula="of:=IF([.C17]&gt;[.G17];1;0)" office:value-type="float" office:value="1" calcext:value-type="float">
            <text:p>1</text:p>
          </table:table-cell>
          <table:table-cell table:style-name="ce10" table:formula="of:=IF([.D17]&gt;[.H17];1;0)" office:value-type="float" office:value="1" calcext:value-type="float">
            <text:p>1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4.59" calcext:value-type="float">
            <text:p>54.59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79.97" calcext:value-type="float">
            <text:p>79.97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58.67" calcext:value-type="float">
            <text:p>58.67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31.41" calcext:value-type="float">
            <text:p>31.41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65.13" calcext:value-type="float">
            <text:p>65.13</text:p>
          </table:table-cell>
          <table:table-cell table:style-name="ce4" office:value-type="float" office:value="2.71" calcext:value-type="float">
            <text:p>2.71</text:p>
          </table:table-cell>
          <table:table-cell table:style-name="ce4" office:value-type="float" office:value="30.56" calcext:value-type="float">
            <text:p>30.56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48.47" calcext:value-type="float">
            <text:p>48.47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34.54" calcext:value-type="float">
            <text:p>34.54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19]&gt;[.G19];1;0)" office:value-type="float" office:value="1" calcext:value-type="float">
            <text:p>1</text:p>
          </table:table-cell>
          <table:table-cell table:style-name="ce10" table:formula="of:=IF([.D19]&gt;[.H19];1;0)" office:value-type="float" office:value="1" calcext:value-type="float">
            <text:p>1</text:p>
          </table:table-cell>
          <table:table-cell table:style-name="ce10" table:formula="of:=IF([.E19]&lt;[.I19];1;0)" office:value-type="float" office:value="1" calcext:value-type="float">
            <text:p>1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6.35" calcext:value-type="float">
            <text:p>56.35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31.28" calcext:value-type="float">
            <text:p>31.28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52.48" calcext:value-type="float">
            <text:p>52.48</text:p>
          </table:table-cell>
          <table:table-cell table:style-name="ce4" office:value-type="float" office:value="2.26" calcext:value-type="float">
            <text:p>2.26</text:p>
          </table:table-cell>
          <table:table-cell table:style-name="ce4" office:value-type="float" office:value="30.54" calcext:value-type="float">
            <text:p>30.5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20]&gt;[.G20];1;0)" office:value-type="float" office:value="1" calcext:value-type="float">
            <text:p>1</text:p>
          </table:table-cell>
          <table:table-cell table:style-name="ce10" table:formula="of:=IF([.D20]&gt;[.H20];1;0)" office:value-type="float" office:value="1" calcext:value-type="float">
            <text:p>1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1" calcext:value-type="float">
            <text:p>1</text:p>
          </table:table-cell>
          <table:table-cell table:style-name="ce4" table:formula="of:=SUM([.K20:.N20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6.7" calcext:value-type="float">
            <text:p>46.7</text:p>
          </table:table-cell>
          <table:table-cell table:style-name="ce4" office:value-type="float" office:value="2.12" calcext:value-type="float">
            <text:p>2.12</text:p>
          </table:table-cell>
          <table:table-cell table:style-name="ce4" office:value-type="float" office:value="38.52" calcext:value-type="float">
            <text:p>38.52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56.54" calcext:value-type="float">
            <text:p>56.54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34.93" calcext:value-type="float">
            <text:p>34.93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58.42" calcext:value-type="float">
            <text:p>58.42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32.76" calcext:value-type="float">
            <text:p>32.76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47.47" calcext:value-type="float">
            <text:p>47.47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35.76" calcext:value-type="float">
            <text:p>35.76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22]&gt;[.G22];1;0)" office:value-type="float" office:value="1" calcext:value-type="float">
            <text:p>1</text:p>
          </table:table-cell>
          <table:table-cell table:style-name="ce10" table:formula="of:=IF([.D22]&gt;[.H22];1;0)" office:value-type="float" office:value="1" calcext:value-type="float">
            <text:p>1</text:p>
          </table:table-cell>
          <table:table-cell table:style-name="ce10" table:formula="of:=IF([.E22]&lt;[.I22];1;0)" office:value-type="float" office:value="1" calcext:value-type="float">
            <text:p>1</text:p>
          </table:table-cell>
          <table:table-cell table:style-name="ce10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5.8" calcext:value-type="float">
            <text:p>65.8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34.7" calcext:value-type="float">
            <text:p>34.7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70.41" calcext:value-type="float">
            <text:p>70.41</text:p>
          </table:table-cell>
          <table:table-cell table:style-name="ce5" office:value-type="float" office:value="2.96" calcext:value-type="float">
            <text:p>2.96</text:p>
          </table:table-cell>
          <table:table-cell table:style-name="ce5" office:value-type="float" office:value="43.98" calcext:value-type="float">
            <text:p>43.98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1" calcext:value-type="float">
            <text:p>1</text:p>
          </table:table-cell>
          <table:table-cell table:style-name="ce11" table:formula="of:=IF([.F23]&lt;[.J23];1;0)" office:value-type="float" office:value="1" calcext:value-type="float">
            <text:p>1</text:p>
          </table:table-cell>
          <table:table-cell table:style-name="ce5" table:formula="of:=SUM([.K23:.N23])" office:value-type="float" office:value="2" calcext:value-type="float">
            <text:p>2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3:.O32];1)" office:value-type="float" office:value="3" calcext:value-type="float">
            <text:p>3</text:p>
          </table:table-cell>
          <table:table-cell table:formula="of:=SUM([.K23:.K3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4.14" calcext:value-type="float">
            <text:p>64.14</text:p>
          </table:table-cell>
          <table:table-cell table:style-name="ce5" office:value-type="float" office:value="2.71" calcext:value-type="float">
            <text:p>2.71</text:p>
          </table:table-cell>
          <table:table-cell table:style-name="ce5" office:value-type="float" office:value="32.73" calcext:value-type="float">
            <text:p>32.73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63.29" calcext:value-type="float">
            <text:p>63.29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0.76" calcext:value-type="float">
            <text:p>30.76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IF([.C24]&gt;[.G24];1;0)" office:value-type="float" office:value="1" calcext:value-type="float">
            <text:p>1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5" table:formula="of:=SUM([.K24:.N24])" office:value-type="float" office:value="1" calcext:value-type="float">
            <text:p>1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3:.O32];2)" office:value-type="float" office:value="2" calcext:value-type="float">
            <text:p>2</text:p>
          </table:table-cell>
          <table:table-cell table:formula="of:=SUM([.L23:.L3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2.79" calcext:value-type="float">
            <text:p>52.79</text:p>
          </table:table-cell>
          <table:table-cell table:style-name="ce5" office:value-type="float" office:value="2.22" calcext:value-type="float">
            <text:p>2.22</text:p>
          </table:table-cell>
          <table:table-cell table:style-name="ce5" office:value-type="float" office:value="31.46" calcext:value-type="float">
            <text:p>31.46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44.06" calcext:value-type="float">
            <text:p>44.06</text:p>
          </table:table-cell>
          <table:table-cell table:style-name="ce5" office:value-type="float" office:value="1.91" calcext:value-type="float">
            <text:p>1.91</text:p>
          </table:table-cell>
          <table:table-cell table:style-name="ce5" office:value-type="float" office:value="31.11" calcext:value-type="float">
            <text:p>31.11</text:p>
          </table:table-cell>
          <table:table-cell table:style-name="ce5" office:value-type="float" office:value="189" calcext:value-type="float">
            <text:p>189</text:p>
          </table:table-cell>
          <table:table-cell table:style-name="ce5" table:formula="of:=IF([.C25]&gt;[.G25];1;0)" office:value-type="float" office:value="1" calcext:value-type="float">
            <text:p>1</text:p>
          </table:table-cell>
          <table:table-cell table:style-name="ce11" table:formula="of:=IF([.D25]&gt;[.H25];1;0)" office:value-type="float" office:value="1" calcext:value-type="float">
            <text:p>1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3:.O32];3)" office:value-type="float" office:value="2" calcext:value-type="float">
            <text:p>2</text:p>
          </table:table-cell>
          <table:table-cell table:formula="of:=SUM([.M23:.M3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6.22" calcext:value-type="float">
            <text:p>56.22</text:p>
          </table:table-cell>
          <table:table-cell table:style-name="ce5" office:value-type="float" office:value="2.41" calcext:value-type="float">
            <text:p>2.41</text:p>
          </table:table-cell>
          <table:table-cell table:style-name="ce5" office:value-type="float" office:value="36.59" calcext:value-type="float">
            <text:p>36.59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57.97" calcext:value-type="float">
            <text:p>57.97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40.75" calcext:value-type="float">
            <text:p>40.75</text:p>
          </table:table-cell>
          <table:table-cell table:style-name="ce5" office:value-type="float" office:value="204" calcext:value-type="float">
            <text:p>204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1" calcext:value-type="float">
            <text:p>1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5" table:formula="of:=SUM([.K26:.N26])" office:value-type="float" office:value="1" calcext:value-type="float">
            <text:p>1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3:.O32];4)" office:value-type="float" office:value="1" calcext:value-type="float">
            <text:p>1</text:p>
          </table:table-cell>
          <table:table-cell table:formula="of:=SUM([.N23:.N3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5.35" calcext:value-type="float">
            <text:p>65.35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30.53" calcext:value-type="float">
            <text:p>30.53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65.13" calcext:value-type="float">
            <text:p>65.13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91.78" calcext:value-type="float">
            <text:p>91.78</text:p>
          </table:table-cell>
          <table:table-cell table:style-name="ce5" office:value-type="float" office:value="196" calcext:value-type="float">
            <text:p>196</text:p>
          </table:table-cell>
          <table:table-cell table:style-name="ce5" table:formula="of:=IF([.C27]&gt;[.G27];1;0)" office:value-type="float" office:value="1" calcext:value-type="float">
            <text:p>1</text:p>
          </table:table-cell>
          <table:table-cell table:style-name="ce11" table:formula="of:=IF([.D27]&gt;[.H27];1;0)" office:value-type="float" office:value="1" calcext:value-type="float">
            <text:p>1</text:p>
          </table:table-cell>
          <table:table-cell table:style-name="ce11" table:formula="of:=IF([.E27]&lt;[.I27];1;0)" office:value-type="float" office:value="1" calcext:value-type="float">
            <text:p>1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2.44" calcext:value-type="float">
            <text:p>62.44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30.54" calcext:value-type="float">
            <text:p>30.54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53.03" calcext:value-type="float">
            <text:p>53.03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30.97" calcext:value-type="float">
            <text:p>30.97</text:p>
          </table:table-cell>
          <table:table-cell table:style-name="ce5" office:value-type="float" office:value="186" calcext:value-type="float">
            <text:p>186</text:p>
          </table:table-cell>
          <table:table-cell table:style-name="ce5" table:formula="of:=IF([.C28]&gt;[.G28];1;0)" office:value-type="float" office:value="1" calcext:value-type="float">
            <text:p>1</text:p>
          </table:table-cell>
          <table:table-cell table:style-name="ce11" table:formula="of:=IF([.D28]&gt;[.H28];1;0)" office:value-type="float" office:value="1" calcext:value-type="float">
            <text:p>1</text:p>
          </table:table-cell>
          <table:table-cell table:style-name="ce11" table:formula="of:=IF([.E28]&lt;[.I28];1;0)" office:value-type="float" office:value="1" calcext:value-type="float">
            <text:p>1</text:p>
          </table:table-cell>
          <table:table-cell table:style-name="ce11" table:formula="of:=IF([.F28]&lt;[.J28];1;0)" office:value-type="float" office:value="1" calcext:value-type="float">
            <text:p>1</text:p>
          </table:table-cell>
          <table:table-cell table:style-name="ce5" table:formula="of:=SUM([.K28:.N28])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6.57" calcext:value-type="float">
            <text:p>56.57</text:p>
          </table:table-cell>
          <table:table-cell table:style-name="ce5" office:value-type="float" office:value="2.41" calcext:value-type="float">
            <text:p>2.41</text:p>
          </table:table-cell>
          <table:table-cell table:style-name="ce5" office:value-type="float" office:value="31.82" calcext:value-type="float">
            <text:p>31.82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68.53" calcext:value-type="float">
            <text:p>68.5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31.31" calcext:value-type="float">
            <text:p>31.31</text:p>
          </table:table-cell>
          <table:table-cell table:style-name="ce5" office:value-type="float" office:value="178" calcext:value-type="float">
            <text:p>178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7.51" calcext:value-type="float">
            <text:p>57.51</text:p>
          </table:table-cell>
          <table:table-cell table:style-name="ce5" office:value-type="float" office:value="2.38" calcext:value-type="float">
            <text:p>2.38</text:p>
          </table:table-cell>
          <table:table-cell table:style-name="ce5" office:value-type="float" office:value="31.8" calcext:value-type="float">
            <text:p>31.8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58.16" calcext:value-type="float">
            <text:p>58.16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26.18" calcext:value-type="float">
            <text:p>26.18</text:p>
          </table:table-cell>
          <table:table-cell table:style-name="ce5" office:value-type="float" office:value="173" calcext:value-type="float">
            <text:p>173</text:p>
          </table:table-cell>
          <table:table-cell table:style-name="ce5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63.73" calcext:value-type="float">
            <text:p>63.73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40.72" calcext:value-type="float">
            <text:p>40.72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56.57" calcext:value-type="float">
            <text:p>56.57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91.51" calcext:value-type="float">
            <text:p>91.51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31]&gt;[.G31];1;0)" office:value-type="float" office:value="1" calcext:value-type="float">
            <text:p>1</text:p>
          </table:table-cell>
          <table:table-cell table:style-name="ce11" table:formula="of:=IF([.D31]&gt;[.H31];1;0)" office:value-type="float" office:value="1" calcext:value-type="float">
            <text:p>1</text:p>
          </table:table-cell>
          <table:table-cell table:style-name="ce11" table:formula="of:=IF([.E31]&lt;[.I31];1;0)" office:value-type="float" office:value="1" calcext:value-type="float">
            <text:p>1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33.83" calcext:value-type="float">
            <text:p>33.83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4.7" calcext:value-type="float">
            <text:p>24.7</text:p>
          </table:table-cell>
          <table:table-cell table:style-name="ce5" office:value-type="float" office:value="207" calcext:value-type="float">
            <text:p>207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1" table:formula="of:=IF([.D32]&gt;[.H32];1;0)" office:value-type="float" office:value="0" calcext:value-type="float">
            <text:p>0</text:p>
          </table:table-cell>
          <table:table-cell table:style-name="ce11" table:formula="of:=IF([.E32]&lt;[.I32];1;0)" office:value-type="float" office:value="0" calcext:value-type="float">
            <text:p>0</text:p>
          </table:table-cell>
          <table:table-cell table:style-name="ce11" table:formula="of:=IF([.F32]&lt;[.J32];1;0)" office:value-type="float" office:value="1" calcext:value-type="float">
            <text:p>1</text:p>
          </table:table-cell>
          <table:table-cell table:style-name="ce5" table:formula="of:=SUM([.K32:.N32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.92" calcext:value-type="float">
            <text:p>56.92</text:p>
          </table:table-cell>
          <table:table-cell table:style-name="ce6" office:value-type="float" office:value="2.37" calcext:value-type="float">
            <text:p>2.37</text:p>
          </table:table-cell>
          <table:table-cell table:style-name="ce6" office:value-type="float" office:value="43.09" calcext:value-type="float">
            <text:p>43.09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38.26" calcext:value-type="float">
            <text:p>38.26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3]&gt;[.G33];1;0)" office:value-type="float" office:value="1" calcext:value-type="float">
            <text:p>1</text:p>
          </table:table-cell>
          <table:table-cell table:style-name="ce12" table:formula="of:=IF([.D33]&gt;[.H33];1;0)" office:value-type="float" office:value="1" calcext:value-type="float">
            <text:p>1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2" calcext:value-type="float">
            <text:p>2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33:.O42];1)" office:value-type="float" office:value="2" calcext:value-type="float">
            <text:p>2</text:p>
          </table:table-cell>
          <table:table-cell table:formula="of:=SUM([.K33:.K4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8.71" calcext:value-type="float">
            <text:p>58.71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36.38" calcext:value-type="float">
            <text:p>36.38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59.9" calcext:value-type="float">
            <text:p>59.9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38.78" calcext:value-type="float">
            <text:p>38.78</text:p>
          </table:table-cell>
          <table:table-cell table:style-name="ce6" office:value-type="float" office:value="194" calcext:value-type="float">
            <text:p>194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1" calcext:value-type="float">
            <text:p>1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1" calcext:value-type="float">
            <text:p>1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33:.O42];2)" office:value-type="float" office:value="6" calcext:value-type="float">
            <text:p>6</text:p>
          </table:table-cell>
          <table:table-cell table:formula="of:=SUM([.L33:.L4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.62" calcext:value-type="float">
            <text:p>2.62</text:p>
          </table:table-cell>
          <table:table-cell table:style-name="ce6" office:value-type="float" office:value="48.65" calcext:value-type="float">
            <text:p>48.65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55.84" calcext:value-type="float">
            <text:p>55.84</text:p>
          </table:table-cell>
          <table:table-cell table:style-name="ce6" office:value-type="float" office:value="2.35" calcext:value-type="float">
            <text:p>2.35</text:p>
          </table:table-cell>
          <table:table-cell table:style-name="ce6" office:value-type="float" office:value="31.04" calcext:value-type="float">
            <text:p>31.04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IF([.C35]&gt;[.G35];1;0)" office:value-type="float" office:value="1" calcext:value-type="float">
            <text:p>1</text:p>
          </table:table-cell>
          <table:table-cell table:style-name="ce12" table:formula="of:=IF([.D35]&gt;[.H35];1;0)" office:value-type="float" office:value="1" calcext:value-type="float">
            <text:p>1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33:.O42];3)" office:value-type="float" office:value="0" calcext:value-type="float">
            <text:p>0</text:p>
          </table:table-cell>
          <table:table-cell table:formula="of:=SUM([.M33:.M4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3.61" calcext:value-type="float">
            <text:p>53.61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25.51" calcext:value-type="float">
            <text:p>25.51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68.66" calcext:value-type="float">
            <text:p>68.66</text:p>
          </table:table-cell>
          <table:table-cell table:style-name="ce6" office:value-type="float" office:value="2.95" calcext:value-type="float">
            <text:p>2.95</text:p>
          </table:table-cell>
          <table:table-cell table:style-name="ce6" office:value-type="float" office:value="26.24" calcext:value-type="float">
            <text:p>26.24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1" calcext:value-type="float">
            <text:p>1</text:p>
          </table:table-cell>
          <table:table-cell table:style-name="ce12" table:formula="of:=IF([.F36]&lt;[.J36];1;0)" office:value-type="float" office:value="1" calcext:value-type="float">
            <text:p>1</text:p>
          </table:table-cell>
          <table:table-cell table:style-name="ce6" table:formula="of:=SUM([.K36:.N36])" office:value-type="float" office:value="2" calcext:value-type="float">
            <text:p>2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33:.O42];4)" office:value-type="float" office:value="1" calcext:value-type="float">
            <text:p>1</text:p>
          </table:table-cell>
          <table:table-cell table:formula="of:=SUM([.N33:.N4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4.77" calcext:value-type="float">
            <text:p>54.77</text:p>
          </table:table-cell>
          <table:table-cell table:style-name="ce6" office:value-type="float" office:value="2.33" calcext:value-type="float">
            <text:p>2.33</text:p>
          </table:table-cell>
          <table:table-cell table:style-name="ce6" office:value-type="float" office:value="773.21" calcext:value-type="float">
            <text:p>773.21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61.78" calcext:value-type="float">
            <text:p>61.78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6.93" calcext:value-type="float">
            <text:p>36.93</text:p>
          </table:table-cell>
          <table:table-cell table:style-name="ce6" office:value-type="float" office:value="170" calcext:value-type="float">
            <text:p>170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1.62" calcext:value-type="float">
            <text:p>61.62</text:p>
          </table:table-cell>
          <table:table-cell table:style-name="ce6" office:value-type="float" office:value="2.61" calcext:value-type="float">
            <text:p>2.61</text:p>
          </table:table-cell>
          <table:table-cell table:style-name="ce6" office:value-type="float" office:value="24.98" calcext:value-type="float">
            <text:p>24.98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58.25" calcext:value-type="float">
            <text:p>58.25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28.33" calcext:value-type="float">
            <text:p>28.33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formula="of:=IF([.C38]&gt;[.G38];1;0)" office:value-type="float" office:value="1" calcext:value-type="float">
            <text:p>1</text:p>
          </table:table-cell>
          <table:table-cell table:style-name="ce12" table:formula="of:=IF([.D38]&gt;[.H38];1;0)" office:value-type="float" office:value="1" calcext:value-type="float">
            <text:p>1</text:p>
          </table:table-cell>
          <table:table-cell table:style-name="ce12" table:formula="of:=IF([.E38]&lt;[.I38];1;0)" office:value-type="float" office:value="1" calcext:value-type="float">
            <text:p>1</text:p>
          </table:table-cell>
          <table:table-cell table:style-name="ce12" table:formula="of:=IF([.F38]&lt;[.J38];1;0)" office:value-type="float" office:value="1" calcext:value-type="float">
            <text:p>1</text:p>
          </table:table-cell>
          <table:table-cell table:style-name="ce6" table:formula="of:=SUM([.K38:.N38])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51.74" calcext:value-type="float">
            <text:p>51.74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31.21" calcext:value-type="float">
            <text:p>31.21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64.1" calcext:value-type="float">
            <text:p>64.1</text:p>
          </table:table-cell>
          <table:table-cell table:style-name="ce6" office:value-type="float" office:value="2.67" calcext:value-type="float">
            <text:p>2.67</text:p>
          </table:table-cell>
          <table:table-cell table:style-name="ce6" office:value-type="float" office:value="31.67" calcext:value-type="float">
            <text:p>31.67</text:p>
          </table:table-cell>
          <table:table-cell table:style-name="ce6" office:value-type="float" office:value="183" calcext:value-type="float">
            <text:p>183</text:p>
          </table:table-cell>
          <table:table-cell table:style-name="ce6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1" calcext:value-type="float">
            <text:p>1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31.72" calcext:value-type="float">
            <text:p>31.72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30.32" calcext:value-type="float">
            <text:p>30.32</text:p>
          </table:table-cell>
          <table:table-cell table:style-name="ce6" office:value-type="float" office:value="195" calcext:value-type="float">
            <text:p>195</text:p>
          </table:table-cell>
          <table:table-cell table:style-name="ce6" table:formula="of:=IF([.C40]&gt;[.G40];1;0)" office:value-type="float" office:value="1" calcext:value-type="float">
            <text:p>1</text:p>
          </table:table-cell>
          <table:table-cell table:style-name="ce12" table:formula="of:=IF([.D40]&gt;[.H40];1;0)" office:value-type="float" office:value="1" calcext:value-type="float">
            <text:p>1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1.81" calcext:value-type="float">
            <text:p>51.81</text:p>
          </table:table-cell>
          <table:table-cell table:style-name="ce6" office:value-type="float" office:value="2.14" calcext:value-type="float">
            <text:p>2.14</text:p>
          </table:table-cell>
          <table:table-cell table:style-name="ce6" office:value-type="float" office:value="30.68" calcext:value-type="float">
            <text:p>30.68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30.69" calcext:value-type="float">
            <text:p>30.69</text:p>
          </table:table-cell>
          <table:table-cell table:style-name="ce6" office:value-type="float" office:value="176" calcext:value-type="float">
            <text:p>176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1" calcext:value-type="float">
            <text:p>1</text:p>
          </table:table-cell>
          <table:table-cell table:style-name="ce12" table:formula="of:=IF([.F41]&lt;[.J41];1;0)" office:value-type="float" office:value="1" calcext:value-type="float">
            <text:p>1</text:p>
          </table:table-cell>
          <table:table-cell table:style-name="ce6" table:formula="of:=SUM([.K41:.N41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61.5" calcext:value-type="float">
            <text:p>61.5</text:p>
          </table:table-cell>
          <table:table-cell table:style-name="ce6" office:value-type="float" office:value="2.63" calcext:value-type="float">
            <text:p>2.63</text:p>
          </table:table-cell>
          <table:table-cell table:style-name="ce6" office:value-type="float" office:value="30.98" calcext:value-type="float">
            <text:p>30.9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30.94" calcext:value-type="float">
            <text:p>30.94</text:p>
          </table:table-cell>
          <table:table-cell table:style-name="ce6" office:value-type="float" office:value="172" calcext:value-type="float">
            <text:p>172</text:p>
          </table:table-cell>
          <table:table-cell table:style-name="ce6" table:formula="of:=IF([.C42]&gt;[.G42];1;0)" office:value-type="float" office:value="1" calcext:value-type="float">
            <text:p>1</text:p>
          </table:table-cell>
          <table:table-cell table:style-name="ce12" table:formula="of:=IF([.D42]&gt;[.H42];1;0)" office:value-type="float" office:value="1" calcext:value-type="float">
            <text:p>1</text:p>
          </table:table-cell>
          <table:table-cell table:style-name="ce12" table:formula="of:=IF([.E42]&lt;[.I42];1;0)" office:value-type="float" office:value="0" calcext:value-type="float">
            <text:p>0</text:p>
          </table:table-cell>
          <table:table-cell table:style-name="ce12" table:formula="of:=IF([.F42]&lt;[.J42];1;0)" office:value-type="float" office:value="0" calcext:value-type="float">
            <text:p>0</text:p>
          </table:table-cell>
          <table:table-cell table:style-name="ce6" table:formula="of:=SUM([.K42:.N42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SUM([.K2:.K42])" office:value-type="float" office:value="18" calcext:value-type="float">
            <text:p>18</text:p>
          </table:table-cell>
          <table:table-cell table:formula="of:=SUM([.L2:.L42])" office:value-type="float" office:value="16" calcext:value-type="float">
            <text:p>16</text:p>
          </table:table-cell>
          <table:table-cell table:formula="of:=SUM([.M2:.M42])" office:value-type="float" office:value="15" calcext:value-type="float">
            <text:p>15</text:p>
          </table:table-cell>
          <table:table-cell table:formula="of:=SUM([.N2:.N42])"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DSDV modif perup handle" table:style-name="ta1">
        <table:shapes>
          <draw:frame draw:z-index="0" draw:style-name="gr1" draw:text-style-name="P1" svg:width="1005.34pt" svg:height="440.31pt" svg:x="9.55pt" svg:y="567.47pt">
            <loext:p draw:notify-on-update-of-ranges="'6. DSDV modif perup handle'.C12:'6. DSDV modif perup handle'.C12 '6. DSDV modif perup handle'.C13:'6. DSDV modif perup handle'.C42 '6. DSDV modif perup handle'.G12:'6. DSDV modif perup handle'.G12 '6. DSDV modif perup handle'.G13:'6. DSDV modif perup handle'.G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09.67pt" svg:height="448.87pt" svg:x="5.22pt" svg:y="1020.59pt">
            <loext:p draw:notify-on-update-of-ranges="'6. DSDV modif perup handle'.D12:'6. DSDV modif perup handle'.D12 '6. DSDV modif perup handle'.D13:'6. DSDV modif perup handle'.D42 '6. DSDV modif perup handle'.H12:'6. DSDV modif perup handle'.H12 '6. DSDV modif perup handle'.H13:'6. DSDV modif perup handle'.H42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" draw:style-name="gr1" draw:text-style-name="P1" svg:width="1005.34pt" svg:height="481.29pt" svg:x="0pt" svg:y="1483.06pt">
            <loext:p draw:notify-on-update-of-ranges="'6. DSDV modif perup handle'.E12:'6. DSDV modif perup handle'.E12 '6. DSDV modif perup handle'.E13:'6. DSDV modif perup handle'.E42 '6. DSDV modif perup handle'.I12:'6. DSDV modif perup handle'.I12 '6. DSDV modif perup handle'.I13:'6. DSDV modif perup handle'.I42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3" draw:style-name="gr1" draw:text-style-name="P1" svg:width="1004.49pt" svg:height="440.31pt" svg:x="1.73pt" svg:y="1988.25pt">
            <loext:p draw:notify-on-update-of-ranges="'6. DSDV modif perup handle'.F12:'6. DSDV modif perup handle'.F12 '6. DSDV modif perup handle'.F13:'6. DSDV modif perup handle'.F42 '6. DSDV modif perup handle'.J12:'6. DSDV modif perup handle'.J12 '6. DSDV modif perup handle'.J13:'6. DSDV modif perup handle'.J42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8" table:number-columns-repeated="3"/>
          <table:table-cell table:style-name="ce2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.55" calcext:value-type="float">
            <text:p>52.5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31.52" calcext:value-type="float">
            <text:p>31.52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62.69" calcext:value-type="float">
            <text:p>62.69</text:p>
          </table:table-cell>
          <table:table-cell table:style-name="ce4" office:value-type="float" office:value="2.69" calcext:value-type="float">
            <text:p>2.69</text:p>
          </table:table-cell>
          <table:table-cell table:style-name="ce4" office:value-type="float" office:value="33.77" calcext:value-type="float">
            <text:p>33.77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1" calcext:value-type="float">
            <text:p>1</text:p>
          </table:table-cell>
          <table:table-cell table:style-name="ce10" table:formula="of:=IF([.F13]&lt;[.J13];1;0)" office:value-type="float" office:value="1" calcext:value-type="float">
            <text:p>1</text:p>
          </table:table-cell>
          <table:table-cell table:style-name="ce4" table:formula="of:=SUM([.K13:.N13])" office:value-type="float" office:value="2" calcext:value-type="float">
            <text:p>2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13:.O22];1)" office:value-type="float" office:value="0" calcext:value-type="float">
            <text:p>0</text:p>
          </table:table-cell>
          <table:table-cell table:formula="of:=SUM([.K13:.K22])" office:value-type="float" office:value="6" calcext:value-type="float">
            <text:p>6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6.94" calcext:value-type="float">
            <text:p>46.94</text:p>
          </table:table-cell>
          <table:table-cell table:style-name="ce4" office:value-type="float" office:value="1.96" calcext:value-type="float">
            <text:p>1.96</text:p>
          </table:table-cell>
          <table:table-cell table:style-name="ce4" office:value-type="float" office:value="30.67" calcext:value-type="float">
            <text:p>30.67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44.85" calcext:value-type="float">
            <text:p>44.8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32.04" calcext:value-type="float">
            <text:p>32.0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4]&gt;[.G14];1;0)" office:value-type="float" office:value="1" calcext:value-type="float">
            <text:p>1</text:p>
          </table:table-cell>
          <table:table-cell table:style-name="ce10" table:formula="of:=IF([.D14]&gt;[.H14];1;0)" office:value-type="float" office:value="1" calcext:value-type="float">
            <text:p>1</text:p>
          </table:table-cell>
          <table:table-cell table:style-name="ce10" table:formula="of:=IF([.E14]&lt;[.I14];1;0)" office:value-type="float" office:value="1" calcext:value-type="float">
            <text:p>1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3" calcext:value-type="float">
            <text:p>3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13:.O22];2)" office:value-type="float" office:value="4" calcext:value-type="float">
            <text:p>4</text:p>
          </table:table-cell>
          <table:table-cell table:formula="of:=SUM([.L13:.L22])" office:value-type="float" office:value="6" calcext:value-type="float">
            <text:p>6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5.52" calcext:value-type="float">
            <text:p>65.52</text:p>
          </table:table-cell>
          <table:table-cell table:style-name="ce4" office:value-type="float" office:value="2.84" calcext:value-type="float">
            <text:p>2.84</text:p>
          </table:table-cell>
          <table:table-cell table:style-name="ce4" office:value-type="float" office:value="30.85" calcext:value-type="float">
            <text:p>30.85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64.85" calcext:value-type="float">
            <text:p>64.85</text:p>
          </table:table-cell>
          <table:table-cell table:style-name="ce4" office:value-type="float" office:value="2.81" calcext:value-type="float">
            <text:p>2.81</text:p>
          </table:table-cell>
          <table:table-cell table:style-name="ce4" office:value-type="float" office:value="30.38" calcext:value-type="float">
            <text:p>30.38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5]&gt;[.G15];1;0)" office:value-type="float" office:value="1" calcext:value-type="float">
            <text:p>1</text:p>
          </table:table-cell>
          <table:table-cell table:style-name="ce10" table:formula="of:=IF([.D15]&gt;[.H15];1;0)" office:value-type="float" office:value="1" calcext:value-type="float">
            <text:p>1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4" table:formula="of:=SUM([.K15:.N1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13:.O22];3)" office:value-type="float" office:value="4" calcext:value-type="float">
            <text:p>4</text:p>
          </table:table-cell>
          <table:table-cell table:formula="of:=SUM([.M13:.M22])" office:value-type="float" office:value="6" calcext:value-type="float">
            <text:p>6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65.31" calcext:value-type="float">
            <text:p>65.31</text:p>
          </table:table-cell>
          <table:table-cell table:style-name="ce4" office:value-type="float" office:value="2.74" calcext:value-type="float">
            <text:p>2.74</text:p>
          </table:table-cell>
          <table:table-cell table:style-name="ce4" office:value-type="float" office:value="30.66" calcext:value-type="float">
            <text:p>30.66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49.49" calcext:value-type="float">
            <text:p>49.49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1.86" calcext:value-type="float">
            <text:p>31.8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IF([.C16]&gt;[.G16];1;0)" office:value-type="float" office:value="1" calcext:value-type="float">
            <text:p>1</text:p>
          </table:table-cell>
          <table:table-cell table:style-name="ce10" table:formula="of:=IF([.D16]&gt;[.H16];1;0)" office:value-type="float" office:value="1" calcext:value-type="float">
            <text:p>1</text:p>
          </table:table-cell>
          <table:table-cell table:style-name="ce10" table:formula="of:=IF([.E16]&lt;[.I16];1;0)" office:value-type="float" office:value="1" calcext:value-type="float">
            <text:p>1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3" calcext:value-type="float">
            <text:p>3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13:.O22];4)" office:value-type="float" office:value="0" calcext:value-type="float">
            <text:p>0</text:p>
          </table:table-cell>
          <table:table-cell table:formula="of:=SUM([.N13:.N22])" office:value-type="float" office:value="2" calcext:value-type="float">
            <text:p>2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9.18" calcext:value-type="float">
            <text:p>59.18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30.55" calcext:value-type="float">
            <text:p>30.55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59.6" calcext:value-type="float">
            <text:p>59.6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184" calcext:value-type="float">
            <text:p>184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6.99" calcext:value-type="float">
            <text:p>56.99</text:p>
          </table:table-cell>
          <table:table-cell table:style-name="ce4" office:value-type="float" office:value="2.35" calcext:value-type="float">
            <text:p>2.35</text:p>
          </table:table-cell>
          <table:table-cell table:style-name="ce4" office:value-type="float" office:value="31.76" calcext:value-type="float">
            <text:p>31.76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58.67" calcext:value-type="float">
            <text:p>58.67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31.41" calcext:value-type="float">
            <text:p>31.41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68.78" calcext:value-type="float">
            <text:p>68.78</text:p>
          </table:table-cell>
          <table:table-cell table:style-name="ce4" office:value-type="float" office:value="3.02" calcext:value-type="float">
            <text:p>3.02</text:p>
          </table:table-cell>
          <table:table-cell table:style-name="ce4" office:value-type="float" office:value="30.33" calcext:value-type="float">
            <text:p>30.33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48.47" calcext:value-type="float">
            <text:p>48.47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34.54" calcext:value-type="float">
            <text:p>34.54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19]&gt;[.G19];1;0)" office:value-type="float" office:value="1" calcext:value-type="float">
            <text:p>1</text:p>
          </table:table-cell>
          <table:table-cell table:style-name="ce10" table:formula="of:=IF([.D19]&gt;[.H19];1;0)" office:value-type="float" office:value="1" calcext:value-type="float">
            <text:p>1</text:p>
          </table:table-cell>
          <table:table-cell table:style-name="ce10" table:formula="of:=IF([.E19]&lt;[.I19];1;0)" office:value-type="float" office:value="1" calcext:value-type="float">
            <text:p>1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8.88" calcext:value-type="float">
            <text:p>58.88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31.03" calcext:value-type="float">
            <text:p>31.03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52.48" calcext:value-type="float">
            <text:p>52.48</text:p>
          </table:table-cell>
          <table:table-cell table:style-name="ce4" office:value-type="float" office:value="2.26" calcext:value-type="float">
            <text:p>2.26</text:p>
          </table:table-cell>
          <table:table-cell table:style-name="ce4" office:value-type="float" office:value="30.54" calcext:value-type="float">
            <text:p>30.5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20]&gt;[.G20];1;0)" office:value-type="float" office:value="1" calcext:value-type="float">
            <text:p>1</text:p>
          </table:table-cell>
          <table:table-cell table:style-name="ce10" table:formula="of:=IF([.D20]&gt;[.H20];1;0)" office:value-type="float" office:value="1" calcext:value-type="float">
            <text:p>1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4" table:formula="of:=SUM([.K20:.N20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4.17" calcext:value-type="float">
            <text:p>54.17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31.61" calcext:value-type="float">
            <text:p>31.61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56.54" calcext:value-type="float">
            <text:p>56.54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34.93" calcext:value-type="float">
            <text:p>34.93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1" calcext:value-type="float">
            <text:p>1</text:p>
          </table:table-cell>
          <table:table-cell table:style-name="ce10" table:formula="of:=IF([.F21]&lt;[.J21];1;0)" office:value-type="float" office:value="1" calcext:value-type="float">
            <text:p>1</text:p>
          </table:table-cell>
          <table:table-cell table:style-name="ce4" table:formula="of:=SUM([.K21:.N21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59.39" calcext:value-type="float">
            <text:p>59.39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35.68" calcext:value-type="float">
            <text:p>35.68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7.47" calcext:value-type="float">
            <text:p>47.47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35.76" calcext:value-type="float">
            <text:p>35.76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22]&gt;[.G22];1;0)" office:value-type="float" office:value="1" calcext:value-type="float">
            <text:p>1</text:p>
          </table:table-cell>
          <table:table-cell table:style-name="ce10" table:formula="of:=IF([.D22]&gt;[.H22];1;0)" office:value-type="float" office:value="1" calcext:value-type="float">
            <text:p>1</text:p>
          </table:table-cell>
          <table:table-cell table:style-name="ce10" table:formula="of:=IF([.E22]&lt;[.I22];1;0)" office:value-type="float" office:value="1" calcext:value-type="float">
            <text:p>1</text:p>
          </table:table-cell>
          <table:table-cell table:style-name="ce10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7.53" calcext:value-type="float">
            <text:p>67.53</text:p>
          </table:table-cell>
          <table:table-cell table:style-name="ce5" office:value-type="float" office:value="2.81" calcext:value-type="float">
            <text:p>2.81</text:p>
          </table:table-cell>
          <table:table-cell table:style-name="ce5" office:value-type="float" office:value="124.13" calcext:value-type="float">
            <text:p>124.13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70.41" calcext:value-type="float">
            <text:p>70.41</text:p>
          </table:table-cell>
          <table:table-cell table:style-name="ce5" office:value-type="float" office:value="2.96" calcext:value-type="float">
            <text:p>2.96</text:p>
          </table:table-cell>
          <table:table-cell table:style-name="ce5" office:value-type="float" office:value="43.98" calcext:value-type="float">
            <text:p>43.98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1" calcext:value-type="float">
            <text:p>1</text:p>
          </table:table-cell>
          <table:table-cell table:style-name="ce5" table:formula="of:=SUM([.K23:.N23])" office:value-type="float" office:value="1" calcext:value-type="float">
            <text:p>1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3:.O32];1)" office:value-type="float" office:value="3" calcext:value-type="float">
            <text:p>3</text:p>
          </table:table-cell>
          <table:table-cell table:formula="of:=SUM([.K23:.K32])" office:value-type="float" office:value="2" calcext:value-type="float">
            <text:p>2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2.69" calcext:value-type="float">
            <text:p>62.69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30.32" calcext:value-type="float">
            <text:p>30.32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63.29" calcext:value-type="float">
            <text:p>63.29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0.76" calcext:value-type="float">
            <text:p>30.76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1" calcext:value-type="float">
            <text:p>1</text:p>
          </table:table-cell>
          <table:table-cell table:style-name="ce11" table:formula="of:=IF([.F24]&lt;[.J24];1;0)" office:value-type="float" office:value="1" calcext:value-type="float">
            <text:p>1</text:p>
          </table:table-cell>
          <table:table-cell table:style-name="ce5" table:formula="of:=SUM([.K24:.N24])" office:value-type="float" office:value="2" calcext:value-type="float">
            <text:p>2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3:.O32];2)" office:value-type="float" office:value="3" calcext:value-type="float">
            <text:p>3</text:p>
          </table:table-cell>
          <table:table-cell table:formula="of:=SUM([.L23:.L32])" office:value-type="float" office:value="2" calcext:value-type="float">
            <text:p>2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40.41" calcext:value-type="float">
            <text:p>40.41</text:p>
          </table:table-cell>
          <table:table-cell table:style-name="ce5" office:value-type="float" office:value="1.67" calcext:value-type="float">
            <text:p>1.67</text:p>
          </table:table-cell>
          <table:table-cell table:style-name="ce5" office:value-type="float" office:value="31.01" calcext:value-type="float">
            <text:p>31.01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44.06" calcext:value-type="float">
            <text:p>44.06</text:p>
          </table:table-cell>
          <table:table-cell table:style-name="ce5" office:value-type="float" office:value="1.91" calcext:value-type="float">
            <text:p>1.91</text:p>
          </table:table-cell>
          <table:table-cell table:style-name="ce5" office:value-type="float" office:value="31.11" calcext:value-type="float">
            <text:p>31.11</text:p>
          </table:table-cell>
          <table:table-cell table:style-name="ce5" office:value-type="float" office:value="189" calcext:value-type="float">
            <text:p>189</text:p>
          </table:table-cell>
          <table:table-cell table:style-name="ce5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1" calcext:value-type="float">
            <text:p>1</text:p>
          </table:table-cell>
          <table:table-cell table:style-name="ce11" table:formula="of:=IF([.F25]&lt;[.J25];1;0)" office:value-type="float" office:value="1" calcext:value-type="float">
            <text:p>1</text:p>
          </table:table-cell>
          <table:table-cell table:style-name="ce5" table:formula="of:=SUM([.K25:.N2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3:.O32];3)" office:value-type="float" office:value="1" calcext:value-type="float">
            <text:p>1</text:p>
          </table:table-cell>
          <table:table-cell table:formula="of:=SUM([.M23:.M32])" office:value-type="float" office:value="5" calcext:value-type="float">
            <text:p>5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47.69" calcext:value-type="float">
            <text:p>47.69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32.46" calcext:value-type="float">
            <text:p>32.4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57.97" calcext:value-type="float">
            <text:p>57.97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40.75" calcext:value-type="float">
            <text:p>40.75</text:p>
          </table:table-cell>
          <table:table-cell table:style-name="ce5" office:value-type="float" office:value="204" calcext:value-type="float">
            <text:p>204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1" calcext:value-type="float">
            <text:p>1</text:p>
          </table:table-cell>
          <table:table-cell table:style-name="ce11" table:formula="of:=IF([.F26]&lt;[.J26];1;0)" office:value-type="float" office:value="1" calcext:value-type="float">
            <text:p>1</text:p>
          </table:table-cell>
          <table:table-cell table:style-name="ce5" table:formula="of:=SUM([.K26:.N26])" office:value-type="float" office:value="2" calcext:value-type="float">
            <text:p>2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3:.O32];4)" office:value-type="float" office:value="1" calcext:value-type="float">
            <text:p>1</text:p>
          </table:table-cell>
          <table:table-cell table:formula="of:=SUM([.N23:.N32])" office:value-type="float" office:value="7" calcext:value-type="float">
            <text:p>7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8.26" calcext:value-type="float">
            <text:p>48.26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30.72" calcext:value-type="float">
            <text:p>30.72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65.13" calcext:value-type="float">
            <text:p>65.13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91.78" calcext:value-type="float">
            <text:p>91.78</text:p>
          </table:table-cell>
          <table:table-cell table:style-name="ce5" office:value-type="float" office:value="196" calcext:value-type="float">
            <text:p>196</text:p>
          </table:table-cell>
          <table:table-cell table:style-name="ce5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1" calcext:value-type="float">
            <text:p>1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9.54" calcext:value-type="float">
            <text:p>69.54</text:p>
          </table:table-cell>
          <table:table-cell table:style-name="ce5" office:value-type="float" office:value="2.93" calcext:value-type="float">
            <text:p>2.93</text:p>
          </table:table-cell>
          <table:table-cell table:style-name="ce5" office:value-type="float" office:value="30.42" calcext:value-type="float">
            <text:p>30.42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53.03" calcext:value-type="float">
            <text:p>53.03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30.97" calcext:value-type="float">
            <text:p>30.97</text:p>
          </table:table-cell>
          <table:table-cell table:style-name="ce5" office:value-type="float" office:value="186" calcext:value-type="float">
            <text:p>186</text:p>
          </table:table-cell>
          <table:table-cell table:style-name="ce5" table:formula="of:=IF([.C28]&gt;[.G28];1;0)" office:value-type="float" office:value="1" calcext:value-type="float">
            <text:p>1</text:p>
          </table:table-cell>
          <table:table-cell table:style-name="ce11" table:formula="of:=IF([.D28]&gt;[.H28];1;0)" office:value-type="float" office:value="1" calcext:value-type="float">
            <text:p>1</text:p>
          </table:table-cell>
          <table:table-cell table:style-name="ce11" table:formula="of:=IF([.E28]&lt;[.I28];1;0)" office:value-type="float" office:value="1" calcext:value-type="float">
            <text:p>1</text:p>
          </table:table-cell>
          <table:table-cell table:style-name="ce11" table:formula="of:=IF([.F28]&lt;[.J28];1;0)" office:value-type="float" office:value="1" calcext:value-type="float">
            <text:p>1</text:p>
          </table:table-cell>
          <table:table-cell table:style-name="ce5" table:formula="of:=SUM([.K28:.N28])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32.25" calcext:value-type="float">
            <text:p>32.25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68.53" calcext:value-type="float">
            <text:p>68.5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31.31" calcext:value-type="float">
            <text:p>31.31</text:p>
          </table:table-cell>
          <table:table-cell table:style-name="ce5" office:value-type="float" office:value="178" calcext:value-type="float">
            <text:p>178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3.73" calcext:value-type="float">
            <text:p>53.73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27.01" calcext:value-type="float">
            <text:p>27.01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58.16" calcext:value-type="float">
            <text:p>58.16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26.18" calcext:value-type="float">
            <text:p>26.18</text:p>
          </table:table-cell>
          <table:table-cell table:style-name="ce5" office:value-type="float" office:value="173" calcext:value-type="float">
            <text:p>173</text:p>
          </table:table-cell>
          <table:table-cell table:style-name="ce5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2.53" calcext:value-type="float">
            <text:p>52.53</text:p>
          </table:table-cell>
          <table:table-cell table:style-name="ce5" office:value-type="float" office:value="2.23" calcext:value-type="float">
            <text:p>2.23</text:p>
          </table:table-cell>
          <table:table-cell table:style-name="ce5" office:value-type="float" office:value="174.34" calcext:value-type="float">
            <text:p>174.34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56.57" calcext:value-type="float">
            <text:p>56.57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91.51" calcext:value-type="float">
            <text:p>91.51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1" calcext:value-type="float">
            <text:p>1</text:p>
          </table:table-cell>
          <table:table-cell table:style-name="ce5" table:formula="of:=SUM([.K31:.N31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9.69" calcext:value-type="float">
            <text:p>59.6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25.55" calcext:value-type="float">
            <text:p>25.5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4.7" calcext:value-type="float">
            <text:p>24.7</text:p>
          </table:table-cell>
          <table:table-cell table:style-name="ce5" office:value-type="float" office:value="207" calcext:value-type="float">
            <text:p>207</text:p>
          </table:table-cell>
          <table:table-cell table:style-name="ce5" table:formula="of:=IF([.C32]&gt;[.G32];1;0)" office:value-type="float" office:value="1" calcext:value-type="float">
            <text:p>1</text:p>
          </table:table-cell>
          <table:table-cell table:style-name="ce11" table:formula="of:=IF([.D32]&gt;[.H32];1;0)" office:value-type="float" office:value="1" calcext:value-type="float">
            <text:p>1</text:p>
          </table:table-cell>
          <table:table-cell table:style-name="ce11" table:formula="of:=IF([.E32]&lt;[.I32];1;0)" office:value-type="float" office:value="0" calcext:value-type="float">
            <text:p>0</text:p>
          </table:table-cell>
          <table:table-cell table:style-name="ce11" table:formula="of:=IF([.F32]&lt;[.J32];1;0)" office:value-type="float" office:value="1" calcext:value-type="float">
            <text:p>1</text:p>
          </table:table-cell>
          <table:table-cell table:style-name="ce5" table:formula="of:=SUM([.K32:.N32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.54" calcext:value-type="float">
            <text:p>53.54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141.54" calcext:value-type="float">
            <text:p>141.54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38.26" calcext:value-type="float">
            <text:p>38.26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3]&gt;[.G33];1;0)" office:value-type="float" office:value="1" calcext:value-type="float">
            <text:p>1</text:p>
          </table:table-cell>
          <table:table-cell table:style-name="ce12" table:formula="of:=IF([.D33]&gt;[.H33];1;0)" office:value-type="float" office:value="1" calcext:value-type="float">
            <text:p>1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2" calcext:value-type="float">
            <text:p>2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33:.O42];1)" office:value-type="float" office:value="4" calcext:value-type="float">
            <text:p>4</text:p>
          </table:table-cell>
          <table:table-cell table:formula="of:=SUM([.K33:.K42])" office:value-type="float" office:value="5" calcext:value-type="float">
            <text:p>5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5.45" calcext:value-type="float">
            <text:p>55.45</text:p>
          </table:table-cell>
          <table:table-cell table:style-name="ce6" office:value-type="float" office:value="2.39" calcext:value-type="float">
            <text:p>2.39</text:p>
          </table:table-cell>
          <table:table-cell table:style-name="ce6" office:value-type="float" office:value="36.42" calcext:value-type="float">
            <text:p>36.42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9.9" calcext:value-type="float">
            <text:p>59.9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38.78" calcext:value-type="float">
            <text:p>38.78</text:p>
          </table:table-cell>
          <table:table-cell table:style-name="ce6" office:value-type="float" office:value="194" calcext:value-type="float">
            <text:p>194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1" calcext:value-type="float">
            <text:p>1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1" calcext:value-type="float">
            <text:p>1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33:.O42];2)" office:value-type="float" office:value="3" calcext:value-type="float">
            <text:p>3</text:p>
          </table:table-cell>
          <table:table-cell table:formula="of:=SUM([.L33:.L42])" office:value-type="float" office:value="5" calcext:value-type="float">
            <text:p>5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7.49" calcext:value-type="float">
            <text:p>57.49</text:p>
          </table:table-cell>
          <table:table-cell table:style-name="ce6" office:value-type="float" office:value="2.55" calcext:value-type="float">
            <text:p>2.55</text:p>
          </table:table-cell>
          <table:table-cell table:style-name="ce6" office:value-type="float" office:value="70.62" calcext:value-type="float">
            <text:p>70.6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55.84" calcext:value-type="float">
            <text:p>55.84</text:p>
          </table:table-cell>
          <table:table-cell table:style-name="ce6" office:value-type="float" office:value="2.35" calcext:value-type="float">
            <text:p>2.35</text:p>
          </table:table-cell>
          <table:table-cell table:style-name="ce6" office:value-type="float" office:value="31.04" calcext:value-type="float">
            <text:p>31.04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IF([.C35]&gt;[.G35];1;0)" office:value-type="float" office:value="1" calcext:value-type="float">
            <text:p>1</text:p>
          </table:table-cell>
          <table:table-cell table:style-name="ce12" table:formula="of:=IF([.D35]&gt;[.H35];1;0)" office:value-type="float" office:value="1" calcext:value-type="float">
            <text:p>1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33:.O42];3)" office:value-type="float" office:value="1" calcext:value-type="float">
            <text:p>1</text:p>
          </table:table-cell>
          <table:table-cell table:formula="of:=SUM([.M33:.M42])" office:value-type="float" office:value="5" calcext:value-type="float">
            <text:p>5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8.29" calcext:value-type="float">
            <text:p>58.29</text:p>
          </table:table-cell>
          <table:table-cell table:style-name="ce6" office:value-type="float" office:value="2.49" calcext:value-type="float">
            <text:p>2.49</text:p>
          </table:table-cell>
          <table:table-cell table:style-name="ce6" office:value-type="float" office:value="30.96" calcext:value-type="float">
            <text:p>30.96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68.66" calcext:value-type="float">
            <text:p>68.66</text:p>
          </table:table-cell>
          <table:table-cell table:style-name="ce6" office:value-type="float" office:value="2.95" calcext:value-type="float">
            <text:p>2.95</text:p>
          </table:table-cell>
          <table:table-cell table:style-name="ce6" office:value-type="float" office:value="26.24" calcext:value-type="float">
            <text:p>26.24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33:.O42];4)" office:value-type="float" office:value="1" calcext:value-type="float">
            <text:p>1</text:p>
          </table:table-cell>
          <table:table-cell table:formula="of:=SUM([.N33:.N42])" office:value-type="float" office:value="2" calcext:value-type="float">
            <text:p>2</text:p>
          </table:table-cell>
          <table:table-cell table:number-columns-repeated="3"/>
          <table:table-cell table:style-name="ce7"/>
          <table:table-cell table:number-columns-repeated="1002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3.33" calcext:value-type="float">
            <text:p>53.33</text:p>
          </table:table-cell>
          <table:table-cell table:style-name="ce6" office:value-type="float" office:value="2.22" calcext:value-type="float">
            <text:p>2.22</text:p>
          </table:table-cell>
          <table:table-cell table:style-name="ce6" office:value-type="float" office:value="36.68" calcext:value-type="float">
            <text:p>36.68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61.78" calcext:value-type="float">
            <text:p>61.78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6.93" calcext:value-type="float">
            <text:p>36.93</text:p>
          </table:table-cell>
          <table:table-cell table:style-name="ce6" office:value-type="float" office:value="170" calcext:value-type="float">
            <text:p>170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1" calcext:value-type="float">
            <text:p>1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7.34" calcext:value-type="float">
            <text:p>67.34</text:p>
          </table:table-cell>
          <table:table-cell table:style-name="ce6" office:value-type="float" office:value="2.88" calcext:value-type="float">
            <text:p>2.88</text:p>
          </table:table-cell>
          <table:table-cell table:style-name="ce6" office:value-type="float" office:value="27.62" calcext:value-type="float">
            <text:p>27.62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58.25" calcext:value-type="float">
            <text:p>58.25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28.33" calcext:value-type="float">
            <text:p>28.33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formula="of:=IF([.C38]&gt;[.G38];1;0)" office:value-type="float" office:value="1" calcext:value-type="float">
            <text:p>1</text:p>
          </table:table-cell>
          <table:table-cell table:style-name="ce12" table:formula="of:=IF([.D38]&gt;[.H38];1;0)" office:value-type="float" office:value="1" calcext:value-type="float">
            <text:p>1</text:p>
          </table:table-cell>
          <table:table-cell table:style-name="ce12" table:formula="of:=IF([.E38]&lt;[.I38];1;0)" office:value-type="float" office:value="1" calcext:value-type="float">
            <text:p>1</text:p>
          </table:table-cell>
          <table:table-cell table:style-name="ce12" table:formula="of:=IF([.F38]&lt;[.J38];1;0)" office:value-type="float" office:value="1" calcext:value-type="float">
            <text:p>1</text:p>
          </table:table-cell>
          <table:table-cell table:style-name="ce6" table:formula="of:=SUM([.K38:.N38])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70.56" calcext:value-type="float">
            <text:p>70.56</text:p>
          </table:table-cell>
          <table:table-cell table:style-name="ce6" office:value-type="float" office:value="2.98" calcext:value-type="float">
            <text:p>2.98</text:p>
          </table:table-cell>
          <table:table-cell table:style-name="ce6" office:value-type="float" office:value="30.47" calcext:value-type="float">
            <text:p>30.47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64.1" calcext:value-type="float">
            <text:p>64.1</text:p>
          </table:table-cell>
          <table:table-cell table:style-name="ce6" office:value-type="float" office:value="2.67" calcext:value-type="float">
            <text:p>2.67</text:p>
          </table:table-cell>
          <table:table-cell table:style-name="ce6" office:value-type="float" office:value="31.67" calcext:value-type="float">
            <text:p>31.67</text:p>
          </table:table-cell>
          <table:table-cell table:style-name="ce6" office:value-type="float" office:value="183" calcext:value-type="float">
            <text:p>183</text:p>
          </table:table-cell>
          <table:table-cell table:style-name="ce6" table:formula="of:=IF([.C39]&gt;[.G39];1;0)" office:value-type="float" office:value="1" calcext:value-type="float">
            <text:p>1</text:p>
          </table:table-cell>
          <table:table-cell table:style-name="ce12" table:formula="of:=IF([.D39]&gt;[.H39];1;0)" office:value-type="float" office:value="1" calcext:value-type="float">
            <text:p>1</text:p>
          </table:table-cell>
          <table:table-cell table:style-name="ce12" table:formula="of:=IF([.E39]&lt;[.I39];1;0)" office:value-type="float" office:value="1" calcext:value-type="float">
            <text:p>1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.63" calcext:value-type="float">
            <text:p>2.63</text:p>
          </table:table-cell>
          <table:table-cell table:style-name="ce6" office:value-type="float" office:value="31.7" calcext:value-type="float">
            <text:p>31.7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30.32" calcext:value-type="float">
            <text:p>30.32</text:p>
          </table:table-cell>
          <table:table-cell table:style-name="ce6" office:value-type="float" office:value="195" calcext:value-type="float">
            <text:p>195</text:p>
          </table:table-cell>
          <table:table-cell table:style-name="ce6" table:formula="of:=IF([.C40]&gt;[.G40];1;0)" office:value-type="float" office:value="1" calcext:value-type="float">
            <text:p>1</text:p>
          </table:table-cell>
          <table:table-cell table:style-name="ce12" table:formula="of:=IF([.D40]&gt;[.H40];1;0)" office:value-type="float" office:value="1" calcext:value-type="float">
            <text:p>1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3.27" calcext:value-type="float">
            <text:p>53.27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31.66" calcext:value-type="float">
            <text:p>31.66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30.69" calcext:value-type="float">
            <text:p>30.69</text:p>
          </table:table-cell>
          <table:table-cell table:style-name="ce6" office:value-type="float" office:value="176" calcext:value-type="float">
            <text:p>176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1" calcext:value-type="float">
            <text:p>1</text:p>
          </table:table-cell>
          <table:table-cell table:style-name="ce6" table:formula="of:=SUM([.K41:.N41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3.27" calcext:value-type="float">
            <text:p>53.27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30.74" calcext:value-type="float">
            <text:p>30.74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30.94" calcext:value-type="float">
            <text:p>30.94</text:p>
          </table:table-cell>
          <table:table-cell table:style-name="ce6" office:value-type="float" office:value="172" calcext:value-type="float">
            <text:p>172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2" table:formula="of:=IF([.D42]&gt;[.H42];1;0)" office:value-type="float" office:value="0" calcext:value-type="float">
            <text:p>0</text:p>
          </table:table-cell>
          <table:table-cell table:style-name="ce12" table:formula="of:=IF([.E42]&lt;[.I42];1;0)" office:value-type="float" office:value="1" calcext:value-type="float">
            <text:p>1</text:p>
          </table:table-cell>
          <table:table-cell table:style-name="ce12" table:formula="of:=IF([.F42]&lt;[.J42];1;0)" office:value-type="float" office:value="0" calcext:value-type="float">
            <text:p>0</text:p>
          </table:table-cell>
          <table:table-cell table:style-name="ce6" table:formula="of:=SUM([.K42:.N42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 table:number-columns-repeated="10"/>
          <table:table-cell table:style-name="ce7" table:formula="of:=SUM([.K2:.K42])" office:value-type="float" office:value="13" calcext:value-type="float">
            <text:p>13</text:p>
          </table:table-cell>
          <table:table-cell table:style-name="ce7" table:formula="of:=SUM([.L2:.L42])" office:value-type="float" office:value="13" calcext:value-type="float">
            <text:p>13</text:p>
          </table:table-cell>
          <table:table-cell table:style-name="ce7" table:formula="of:=SUM([.M2:.M42])" office:value-type="float" office:value="16" calcext:value-type="float">
            <text:p>16</text:p>
          </table:table-cell>
          <table:table-cell table:style-name="ce7" table:formula="of:=SUM([.N2:.N42])" office:value-type="float" office:value="11" calcext:value-type="float">
            <text:p>11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DSDV modif perup handle &amp; helper" table:style-name="ta2">
        <table:shapes>
          <draw:frame draw:z-index="0" draw:style-name="gr1" draw:text-style-name="P1" svg:width="1008.37pt" svg:height="474.43pt" svg:x="4.34pt" svg:y="566.62pt">
            <loext:p draw:notify-on-update-of-ranges="'9. DSDV modif perup handle &amp; helper'.C12:'9. DSDV modif perup handle &amp; helper'.C12 '9. DSDV modif perup handle &amp; helper'.C13:'9. DSDV modif perup handle &amp; helper'.C42 '9. DSDV modif perup handle &amp; helper'.G12:'9. DSDV modif perup handle &amp; helper'.G12 '9. DSDV modif perup handle &amp; helper'.G13:'9. DSDV modif perup handle &amp; helper'.G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01.45pt" svg:height="439.46pt" svg:x="7.8pt" svg:y="1064.95pt">
            <loext:p draw:notify-on-update-of-ranges="'9. DSDV modif perup handle &amp; helper'.D12:'9. DSDV modif perup handle &amp; helper'.D12 '9. DSDV modif perup handle &amp; helper'.D13:'9. DSDV modif perup handle &amp; helper'.D42 '9. DSDV modif perup handle &amp; helper'.H12:'9. DSDV modif perup handle &amp; helper'.H12 '9. DSDV modif perup handle &amp; helper'.H13:'9. DSDV modif perup handle &amp; helper'.H42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2" draw:style-name="gr1" draw:text-style-name="P1" svg:width="973.73pt" svg:height="471.03pt" svg:x="29.45pt" svg:y="1529.15pt">
            <loext:p draw:notify-on-update-of-ranges="'9. DSDV modif perup handle &amp; helper'.E12:'9. DSDV modif perup handle &amp; helper'.E12 '9. DSDV modif perup handle &amp; helper'.E13:'9. DSDV modif perup handle &amp; helper'.E42 '9. DSDV modif perup handle &amp; helper'.I12:'9. DSDV modif perup handle &amp; helper'.I12 '9. DSDV modif perup handle &amp; helper'.I13:'9. DSDV modif perup handle &amp; helper'.I42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3" draw:style-name="gr1" draw:text-style-name="P1" svg:width="991.93pt" svg:height="517.97pt" svg:x="13.86pt" svg:y="2024.08pt">
            <loext:p draw:notify-on-update-of-ranges="'9. DSDV modif perup handle &amp; helper'.F12:'9. DSDV modif perup handle &amp; helper'.F12 '9. DSDV modif perup handle &amp; helper'.F13:'9. DSDV modif perup handle &amp; helper'.F42 '9. DSDV modif perup handle &amp; helper'.J12:'9. DSDV modif perup handle &amp; helper'.J12 '9. DSDV modif perup handle &amp; helper'.J13:'9. DSDV modif perup handle &amp; helper'.J42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.52" calcext:value-type="float">
            <text:p>56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4.72" calcext:value-type="float">
            <text:p>34.72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8" table:number-columns-repeated="3"/>
          <table:table-cell table:style-name="ce2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2.31" calcext:value-type="float">
            <text:p>62.31</text:p>
          </table:table-cell>
          <table:table-cell table:style-name="ce4" office:value-type="float" office:value="2.65" calcext:value-type="float">
            <text:p>2.65</text:p>
          </table:table-cell>
          <table:table-cell table:style-name="ce4" office:value-type="float" office:value="30.64" calcext:value-type="float">
            <text:p>30.64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62.69" calcext:value-type="float">
            <text:p>62.69</text:p>
          </table:table-cell>
          <table:table-cell table:style-name="ce4" office:value-type="float" office:value="2.69" calcext:value-type="float">
            <text:p>2.69</text:p>
          </table:table-cell>
          <table:table-cell table:style-name="ce4" office:value-type="float" office:value="33.77" calcext:value-type="float">
            <text:p>33.77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1" calcext:value-type="float">
            <text:p>1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4" table:formula="of:=SUM([.K13:.N13])" office:value-type="float" office:value="1" calcext:value-type="float">
            <text:p>1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13:.O22];1)" office:value-type="float" office:value="4" calcext:value-type="float">
            <text:p>4</text:p>
          </table:table-cell>
          <table:table-cell table:formula="of:=SUM([.K13:.K2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5.85" calcext:value-type="float">
            <text:p>45.85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30.56" calcext:value-type="float">
            <text:p>30.56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44.85" calcext:value-type="float">
            <text:p>44.8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32.04" calcext:value-type="float">
            <text:p>32.0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4]&gt;[.G14];1;0)" office:value-type="float" office:value="1" calcext:value-type="float">
            <text:p>1</text:p>
          </table:table-cell>
          <table:table-cell table:style-name="ce10" table:formula="of:=IF([.D14]&gt;[.H14];1;0)" office:value-type="float" office:value="1" calcext:value-type="float">
            <text:p>1</text:p>
          </table:table-cell>
          <table:table-cell table:style-name="ce10" table:formula="of:=IF([.E14]&lt;[.I14];1;0)" office:value-type="float" office:value="1" calcext:value-type="float">
            <text:p>1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3" calcext:value-type="float">
            <text:p>3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13:.O22];2)" office:value-type="float" office:value="1" calcext:value-type="float">
            <text:p>1</text:p>
          </table:table-cell>
          <table:table-cell table:formula="of:=SUM([.L13:.L2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3.82" calcext:value-type="float">
            <text:p>63.82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30.44" calcext:value-type="float">
            <text:p>30.44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64.85" calcext:value-type="float">
            <text:p>64.85</text:p>
          </table:table-cell>
          <table:table-cell table:style-name="ce4" office:value-type="float" office:value="2.81" calcext:value-type="float">
            <text:p>2.81</text:p>
          </table:table-cell>
          <table:table-cell table:style-name="ce4" office:value-type="float" office:value="30.38" calcext:value-type="float">
            <text:p>30.38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1" calcext:value-type="float">
            <text:p>1</text:p>
          </table:table-cell>
          <table:table-cell table:style-name="ce4" table:formula="of:=SUM([.K15:.N15])" office:value-type="float" office:value="1" calcext:value-type="float">
            <text:p>1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13:.O22];3)" office:value-type="float" office:value="4" calcext:value-type="float">
            <text:p>4</text:p>
          </table:table-cell>
          <table:table-cell table:formula="of:=SUM([.M13:.M2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5.1" calcext:value-type="float">
            <text:p>55.1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30.65" calcext:value-type="float">
            <text:p>30.65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9.49" calcext:value-type="float">
            <text:p>49.49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1.86" calcext:value-type="float">
            <text:p>31.8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IF([.C16]&gt;[.G16];1;0)" office:value-type="float" office:value="1" calcext:value-type="float">
            <text:p>1</text:p>
          </table:table-cell>
          <table:table-cell table:style-name="ce10" table:formula="of:=IF([.D16]&gt;[.H16];1;0)" office:value-type="float" office:value="1" calcext:value-type="float">
            <text:p>1</text:p>
          </table:table-cell>
          <table:table-cell table:style-name="ce10" table:formula="of:=IF([.E16]&lt;[.I16];1;0)" office:value-type="float" office:value="1" calcext:value-type="float">
            <text:p>1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3" calcext:value-type="float">
            <text:p>3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13:.O22];4)" office:value-type="float" office:value="0" calcext:value-type="float">
            <text:p>0</text:p>
          </table:table-cell>
          <table:table-cell table:formula="of:=SUM([.N13:.N2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9.2" calcext:value-type="float">
            <text:p>59.2</text:p>
          </table:table-cell>
          <table:table-cell table:style-name="ce4" office:value-type="float" office:value="2.54" calcext:value-type="float">
            <text:p>2.54</text:p>
          </table:table-cell>
          <table:table-cell table:style-name="ce4" office:value-type="float" office:value="30.51" calcext:value-type="float">
            <text:p>30.51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59.6" calcext:value-type="float">
            <text:p>59.6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184" calcext:value-type="float">
            <text:p>184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1" calcext:value-type="float">
            <text:p>1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72.18" calcext:value-type="float">
            <text:p>72.18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58.67" calcext:value-type="float">
            <text:p>58.67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31.41" calcext:value-type="float">
            <text:p>31.41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9.75" calcext:value-type="float">
            <text:p>49.75</text:p>
          </table:table-cell>
          <table:table-cell table:style-name="ce4" office:value-type="float" office:value="2.14" calcext:value-type="float">
            <text:p>2.14</text:p>
          </table:table-cell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48.47" calcext:value-type="float">
            <text:p>48.47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34.54" calcext:value-type="float">
            <text:p>34.54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19]&gt;[.G19];1;0)" office:value-type="float" office:value="1" calcext:value-type="float">
            <text:p>1</text:p>
          </table:table-cell>
          <table:table-cell table:style-name="ce10" table:formula="of:=IF([.D19]&gt;[.H19];1;0)" office:value-type="float" office:value="1" calcext:value-type="float">
            <text:p>1</text:p>
          </table:table-cell>
          <table:table-cell table:style-name="ce10" table:formula="of:=IF([.E19]&lt;[.I19];1;0)" office:value-type="float" office:value="1" calcext:value-type="float">
            <text:p>1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9.2" calcext:value-type="float">
            <text:p>59.2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195" calcext:value-type="float">
            <text:p>195</text:p>
          </table:table-cell>
          <table:table-cell table:style-name="ce17" office:value-type="float" office:value="200" calcext:value-type="float">
            <text:p>200</text:p>
          </table:table-cell>
          <table:table-cell table:style-name="ce4" office:value-type="float" office:value="52.48" calcext:value-type="float">
            <text:p>52.48</text:p>
          </table:table-cell>
          <table:table-cell table:style-name="ce4" office:value-type="float" office:value="2.26" calcext:value-type="float">
            <text:p>2.26</text:p>
          </table:table-cell>
          <table:table-cell table:style-name="ce4" office:value-type="float" office:value="30.54" calcext:value-type="float">
            <text:p>30.5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IF([.C20]&gt;[.G20];1;0)" office:value-type="float" office:value="1" calcext:value-type="float">
            <text:p>1</text:p>
          </table:table-cell>
          <table:table-cell table:style-name="ce10" table:formula="of:=IF([.D20]&gt;[.H20];1;0)" office:value-type="float" office:value="1" calcext:value-type="float">
            <text:p>1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4" table:formula="of:=SUM([.K20:.N20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3.43" calcext:value-type="float">
            <text:p>43.43</text:p>
          </table:table-cell>
          <table:table-cell table:style-name="ce4" office:value-type="float" office:value="1.84" calcext:value-type="float">
            <text:p>1.84</text:p>
          </table:table-cell>
          <table:table-cell table:style-name="ce4" office:value-type="float" office:value="32.43" calcext:value-type="float">
            <text:p>32.43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56.54" calcext:value-type="float">
            <text:p>56.54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34.93" calcext:value-type="float">
            <text:p>34.93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1" calcext:value-type="float">
            <text:p>1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62.12" calcext:value-type="float">
            <text:p>62.12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31.62" calcext:value-type="float">
            <text:p>31.62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7.47" calcext:value-type="float">
            <text:p>47.47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35.76" calcext:value-type="float">
            <text:p>35.76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IF([.C22]&gt;[.G22];1;0)" office:value-type="float" office:value="1" calcext:value-type="float">
            <text:p>1</text:p>
          </table:table-cell>
          <table:table-cell table:style-name="ce10" table:formula="of:=IF([.D22]&gt;[.H22];1;0)" office:value-type="float" office:value="1" calcext:value-type="float">
            <text:p>1</text:p>
          </table:table-cell>
          <table:table-cell table:style-name="ce10" table:formula="of:=IF([.E22]&lt;[.I22];1;0)" office:value-type="float" office:value="1" calcext:value-type="float">
            <text:p>1</text:p>
          </table:table-cell>
          <table:table-cell table:style-name="ce10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7.98" calcext:value-type="float">
            <text:p>67.98</text:p>
          </table:table-cell>
          <table:table-cell table:style-name="ce5" office:value-type="float" office:value="2.97" calcext:value-type="float">
            <text:p>2.97</text:p>
          </table:table-cell>
          <table:table-cell table:style-name="ce5" office:value-type="float" office:value="107.93" calcext:value-type="float">
            <text:p>107.93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70.41" calcext:value-type="float">
            <text:p>70.41</text:p>
          </table:table-cell>
          <table:table-cell table:style-name="ce5" office:value-type="float" office:value="2.96" calcext:value-type="float">
            <text:p>2.96</text:p>
          </table:table-cell>
          <table:table-cell table:style-name="ce5" office:value-type="float" office:value="43.98" calcext:value-type="float">
            <text:p>43.98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1" calcext:value-type="float">
            <text:p>1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5" table:formula="of:=SUM([.K23:.N23])" office:value-type="float" office:value="1" calcext:value-type="float">
            <text:p>1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23:.O32];1)" office:value-type="float" office:value="3" calcext:value-type="float">
            <text:p>3</text:p>
          </table:table-cell>
          <table:table-cell table:formula="of:=SUM([.K23:.K3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3.05" calcext:value-type="float">
            <text:p>63.05</text:p>
          </table:table-cell>
          <table:table-cell table:style-name="ce5" office:value-type="float" office:value="2.74" calcext:value-type="float">
            <text:p>2.74</text:p>
          </table:table-cell>
          <table:table-cell table:style-name="ce5" office:value-type="float" office:value="32.36" calcext:value-type="float">
            <text:p>32.36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63.29" calcext:value-type="float">
            <text:p>63.29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0.76" calcext:value-type="float">
            <text:p>30.76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5" table:formula="of:=SUM([.K24:.N24])" office:value-type="float" office:value="0" calcext:value-type="float">
            <text:p>0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23:.O32];2)" office:value-type="float" office:value="2" calcext:value-type="float">
            <text:p>2</text:p>
          </table:table-cell>
          <table:table-cell table:formula="of:=SUM([.L23:.L3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46.73" calcext:value-type="float">
            <text:p>46.73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33.05" calcext:value-type="float">
            <text:p>33.05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44.06" calcext:value-type="float">
            <text:p>44.06</text:p>
          </table:table-cell>
          <table:table-cell table:style-name="ce5" office:value-type="float" office:value="1.91" calcext:value-type="float">
            <text:p>1.91</text:p>
          </table:table-cell>
          <table:table-cell table:style-name="ce5" office:value-type="float" office:value="31.11" calcext:value-type="float">
            <text:p>31.11</text:p>
          </table:table-cell>
          <table:table-cell table:style-name="ce5" office:value-type="float" office:value="189" calcext:value-type="float">
            <text:p>189</text:p>
          </table:table-cell>
          <table:table-cell table:style-name="ce5" table:formula="of:=IF([.C25]&gt;[.G25];1;0)" office:value-type="float" office:value="1" calcext:value-type="float">
            <text:p>1</text:p>
          </table:table-cell>
          <table:table-cell table:style-name="ce11" table:formula="of:=IF([.D25]&gt;[.H25];1;0)" office:value-type="float" office:value="1" calcext:value-type="float">
            <text:p>1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2" calcext:value-type="float">
            <text:p>2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23:.O32];3)" office:value-type="float" office:value="3" calcext:value-type="float">
            <text:p>3</text:p>
          </table:table-cell>
          <table:table-cell table:formula="of:=SUM([.M23:.M3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42.11" calcext:value-type="float">
            <text:p>42.11</text:p>
          </table:table-cell>
          <table:table-cell table:style-name="ce5" office:value-type="float" office:value="1.71" calcext:value-type="float">
            <text:p>1.71</text:p>
          </table:table-cell>
          <table:table-cell table:style-name="ce5" office:value-type="float" office:value="29.06" calcext:value-type="float">
            <text:p>29.06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57.97" calcext:value-type="float">
            <text:p>57.97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40.75" calcext:value-type="float">
            <text:p>40.75</text:p>
          </table:table-cell>
          <table:table-cell table:style-name="ce5" office:value-type="float" office:value="204" calcext:value-type="float">
            <text:p>204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1" calcext:value-type="float">
            <text:p>1</text:p>
          </table:table-cell>
          <table:table-cell table:style-name="ce11" table:formula="of:=IF([.F26]&lt;[.J26];1;0)" office:value-type="float" office:value="1" calcext:value-type="float">
            <text:p>1</text:p>
          </table:table-cell>
          <table:table-cell table:style-name="ce5" table:formula="of:=SUM([.K26:.N26])" office:value-type="float" office:value="2" calcext:value-type="float">
            <text:p>2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23:.O32];4)" office:value-type="float" office:value="0" calcext:value-type="float">
            <text:p>0</text:p>
          </table:table-cell>
          <table:table-cell table:formula="of:=SUM([.N23:.N32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1.39" calcext:value-type="float">
            <text:p>61.39</text:p>
          </table:table-cell>
          <table:table-cell table:style-name="ce5" office:value-type="float" office:value="2.65" calcext:value-type="float">
            <text:p>2.65</text:p>
          </table:table-cell>
          <table:table-cell table:style-name="ce5" office:value-type="float" office:value="30.7" calcext:value-type="float">
            <text:p>30.7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65.13" calcext:value-type="float">
            <text:p>65.13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91.78" calcext:value-type="float">
            <text:p>91.78</text:p>
          </table:table-cell>
          <table:table-cell table:style-name="ce5" office:value-type="float" office:value="196" calcext:value-type="float">
            <text:p>196</text:p>
          </table:table-cell>
          <table:table-cell table:style-name="ce5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1" calcext:value-type="float">
            <text:p>1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3.5" calcext:value-type="float">
            <text:p>53.5</text:p>
          </table:table-cell>
          <table:table-cell table:style-name="ce5" office:value-type="float" office:value="2.29" calcext:value-type="float">
            <text:p>2.29</text:p>
          </table:table-cell>
          <table:table-cell table:style-name="ce5" office:value-type="float" office:value="30.57" calcext:value-type="float">
            <text:p>30.57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53.03" calcext:value-type="float">
            <text:p>53.03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30.97" calcext:value-type="float">
            <text:p>30.97</text:p>
          </table:table-cell>
          <table:table-cell table:style-name="ce5" office:value-type="float" office:value="186" calcext:value-type="float">
            <text:p>186</text:p>
          </table:table-cell>
          <table:table-cell table:style-name="ce5" table:formula="of:=IF([.C28]&gt;[.G28];1;0)" office:value-type="float" office:value="1" calcext:value-type="float">
            <text:p>1</text:p>
          </table:table-cell>
          <table:table-cell table:style-name="ce11" table:formula="of:=IF([.D28]&gt;[.H28];1;0)" office:value-type="float" office:value="1" calcext:value-type="float">
            <text:p>1</text:p>
          </table:table-cell>
          <table:table-cell table:style-name="ce11" table:formula="of:=IF([.E28]&lt;[.I28];1;0)" office:value-type="float" office:value="1" calcext:value-type="float">
            <text:p>1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5" table:formula="of:=SUM([.K28:.N28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6.19" calcext:value-type="float">
            <text:p>56.19</text:p>
          </table:table-cell>
          <table:table-cell table:style-name="ce5" office:value-type="float" office:value="2.34" calcext:value-type="float">
            <text:p>2.34</text:p>
          </table:table-cell>
          <table:table-cell table:style-name="ce5" office:value-type="float" office:value="31.16" calcext:value-type="float">
            <text:p>31.16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68.53" calcext:value-type="float">
            <text:p>68.5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31.31" calcext:value-type="float">
            <text:p>31.31</text:p>
          </table:table-cell>
          <table:table-cell table:style-name="ce5" office:value-type="float" office:value="178" calcext:value-type="float">
            <text:p>178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1" calcext:value-type="float">
            <text:p>1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7.51" calcext:value-type="float">
            <text:p>57.51</text:p>
          </table:table-cell>
          <table:table-cell table:style-name="ce5" office:value-type="float" office:value="2.38" calcext:value-type="float">
            <text:p>2.38</text:p>
          </table:table-cell>
          <table:table-cell table:style-name="ce5" office:value-type="float" office:value="30.19" calcext:value-type="float">
            <text:p>30.19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58.16" calcext:value-type="float">
            <text:p>58.16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26.18" calcext:value-type="float">
            <text:p>26.18</text:p>
          </table:table-cell>
          <table:table-cell table:style-name="ce5" office:value-type="float" office:value="173" calcext:value-type="float">
            <text:p>173</text:p>
          </table:table-cell>
          <table:table-cell table:style-name="ce5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61.98" calcext:value-type="float">
            <text:p>61.98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36.76" calcext:value-type="float">
            <text:p>36.76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56.57" calcext:value-type="float">
            <text:p>56.57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91.51" calcext:value-type="float">
            <text:p>91.51</text:p>
          </table:table-cell>
          <table:table-cell table:style-name="ce5" office:value-type="float" office:value="193" calcext:value-type="float">
            <text:p>193</text:p>
          </table:table-cell>
          <table:table-cell table:style-name="ce5" table:formula="of:=IF([.C31]&gt;[.G31];1;0)" office:value-type="float" office:value="1" calcext:value-type="float">
            <text:p>1</text:p>
          </table:table-cell>
          <table:table-cell table:style-name="ce11" table:formula="of:=IF([.D31]&gt;[.H31];1;0)" office:value-type="float" office:value="1" calcext:value-type="float">
            <text:p>1</text:p>
          </table:table-cell>
          <table:table-cell table:style-name="ce11" table:formula="of:=IF([.E31]&lt;[.I31];1;0)" office:value-type="float" office:value="1" calcext:value-type="float">
            <text:p>1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9.07" calcext:value-type="float">
            <text:p>59.07</text:p>
          </table:table-cell>
          <table:table-cell table:style-name="ce5" office:value-type="float" office:value="2.44" calcext:value-type="float">
            <text:p>2.44</text:p>
          </table:table-cell>
          <table:table-cell table:style-name="ce5" office:value-type="float" office:value="25.75" calcext:value-type="float">
            <text:p>25.75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4.7" calcext:value-type="float">
            <text:p>24.7</text:p>
          </table:table-cell>
          <table:table-cell table:style-name="ce5" office:value-type="float" office:value="207" calcext:value-type="float">
            <text:p>207</text:p>
          </table:table-cell>
          <table:table-cell table:style-name="ce5" table:formula="of:=IF([.C32]&gt;[.G32];1;0)" office:value-type="float" office:value="1" calcext:value-type="float">
            <text:p>1</text:p>
          </table:table-cell>
          <table:table-cell table:style-name="ce11" table:formula="of:=IF([.D32]&gt;[.H32];1;0)" office:value-type="float" office:value="1" calcext:value-type="float">
            <text:p>1</text:p>
          </table:table-cell>
          <table:table-cell table:style-name="ce11" table:formula="of:=IF([.E32]&lt;[.I32];1;0)" office:value-type="float" office:value="0" calcext:value-type="float">
            <text:p>0</text:p>
          </table:table-cell>
          <table:table-cell table:style-name="ce11" table:formula="of:=IF([.F32]&lt;[.J32];1;0)" office:value-type="float" office:value="1" calcext:value-type="float">
            <text:p>1</text:p>
          </table:table-cell>
          <table:table-cell table:style-name="ce5" table:formula="of:=SUM([.K32:.N32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8.29" calcext:value-type="float">
            <text:p>58.29</text:p>
          </table:table-cell>
          <table:table-cell table:style-name="ce6" office:value-type="float" office:value="2.49" calcext:value-type="float">
            <text:p>2.49</text:p>
          </table:table-cell>
          <table:table-cell table:style-name="ce6" office:value-type="float" office:value="246.48" calcext:value-type="float">
            <text:p>246.48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38.26" calcext:value-type="float">
            <text:p>38.26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3]&gt;[.G33];1;0)" office:value-type="float" office:value="1" calcext:value-type="float">
            <text:p>1</text:p>
          </table:table-cell>
          <table:table-cell table:style-name="ce12" table:formula="of:=IF([.D33]&gt;[.H33];1;0)" office:value-type="float" office:value="1" calcext:value-type="float">
            <text:p>1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2" calcext:value-type="float">
            <text:p>2</text:p>
          </table:table-cell>
          <table:table-cell table:style-name="ce13" office:value-type="string" calcext:value-type="string">
            <text:p>Skor 1:</text:p>
          </table:table-cell>
          <table:table-cell table:style-name="ce13" table:formula="of:=COUNTIF([.O33:.O42];1)" office:value-type="float" office:value="1" calcext:value-type="float">
            <text:p>1</text:p>
          </table:table-cell>
          <table:table-cell table:formula="of:=SUM([.K33:.K4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 office:value-type="float" office:value="56.25" calcext:value-type="float">
            <text:p>56.25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36.5" calcext:value-type="float">
            <text:p>36.5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59.9" calcext:value-type="float">
            <text:p>59.9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38.78" calcext:value-type="float">
            <text:p>38.78</text:p>
          </table:table-cell>
          <table:table-cell table:style-name="ce6" office:value-type="float" office:value="194" calcext:value-type="float">
            <text:p>194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1" calcext:value-type="float">
            <text:p>1</text:p>
          </table:table-cell>
          <table:table-cell table:style-name="ce12" table:formula="of:=IF([.F34]&lt;[.J34];1;0)" office:value-type="float" office:value="1" calcext:value-type="float">
            <text:p>1</text:p>
          </table:table-cell>
          <table:table-cell table:style-name="ce6" table:formula="of:=SUM([.K34:.N34])" office:value-type="float" office:value="2" calcext:value-type="float">
            <text:p>2</text:p>
          </table:table-cell>
          <table:table-cell table:style-name="ce13" office:value-type="string" calcext:value-type="string">
            <text:p>Skor 2:</text:p>
          </table:table-cell>
          <table:table-cell table:style-name="ce14" table:formula="of:=COUNTIF([.O33:.O42];2)" office:value-type="float" office:value="4" calcext:value-type="float">
            <text:p>4</text:p>
          </table:table-cell>
          <table:table-cell table:formula="of:=SUM([.L33:.L4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 office:value-type="float" office:value="58.16" calcext:value-type="float">
            <text:p>58.16</text:p>
          </table:table-cell>
          <table:table-cell table:style-name="ce6" office:value-type="float" office:value="2.44" calcext:value-type="float">
            <text:p>2.44</text:p>
          </table:table-cell>
          <table:table-cell table:style-name="ce6" office:value-type="float" office:value="35.22" calcext:value-type="float">
            <text:p>35.22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55.84" calcext:value-type="float">
            <text:p>55.84</text:p>
          </table:table-cell>
          <table:table-cell table:style-name="ce6" office:value-type="float" office:value="2.35" calcext:value-type="float">
            <text:p>2.35</text:p>
          </table:table-cell>
          <table:table-cell table:style-name="ce6" office:value-type="float" office:value="31.04" calcext:value-type="float">
            <text:p>31.04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IF([.C35]&gt;[.G35];1;0)" office:value-type="float" office:value="1" calcext:value-type="float">
            <text:p>1</text:p>
          </table:table-cell>
          <table:table-cell table:style-name="ce12" table:formula="of:=IF([.D35]&gt;[.H35];1;0)" office:value-type="float" office:value="1" calcext:value-type="float">
            <text:p>1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1" calcext:value-type="float">
            <text:p>1</text:p>
          </table:table-cell>
          <table:table-cell table:style-name="ce6" table:formula="of:=SUM([.K35:.N35])" office:value-type="float" office:value="3" calcext:value-type="float">
            <text:p>3</text:p>
          </table:table-cell>
          <table:table-cell table:style-name="ce13" office:value-type="string" calcext:value-type="string">
            <text:p>Skor 3:</text:p>
          </table:table-cell>
          <table:table-cell table:style-name="ce14" table:formula="of:=COUNTIF([.O33:.O42];3)" office:value-type="float" office:value="2" calcext:value-type="float">
            <text:p>2</text:p>
          </table:table-cell>
          <table:table-cell table:formula="of:=SUM([.M33:.M4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53.5" calcext:value-type="float">
            <text:p>53.5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29.39" calcext:value-type="float">
            <text:p>29.39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68.66" calcext:value-type="float">
            <text:p>68.66</text:p>
          </table:table-cell>
          <table:table-cell table:style-name="ce6" office:value-type="float" office:value="2.95" calcext:value-type="float">
            <text:p>2.95</text:p>
          </table:table-cell>
          <table:table-cell table:style-name="ce6" office:value-type="float" office:value="26.24" calcext:value-type="float">
            <text:p>26.24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13" office:value-type="string" calcext:value-type="string">
            <text:p>Skor 4:</text:p>
          </table:table-cell>
          <table:table-cell table:style-name="ce14" table:formula="of:=COUNTIF([.O33:.O42];4)" office:value-type="float" office:value="0" calcext:value-type="float">
            <text:p>0</text:p>
          </table:table-cell>
          <table:table-cell table:formula="of:=SUM([.N33:.N42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53.23" calcext:value-type="float">
            <text:p>53.23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37.13" calcext:value-type="float">
            <text:p>37.13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61.78" calcext:value-type="float">
            <text:p>61.78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6.93" calcext:value-type="float">
            <text:p>36.93</text:p>
          </table:table-cell>
          <table:table-cell table:style-name="ce6" office:value-type="float" office:value="170" calcext:value-type="float">
            <text:p>170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63.05" calcext:value-type="float">
            <text:p>63.05</text:p>
          </table:table-cell>
          <table:table-cell table:style-name="ce6" office:value-type="float" office:value="2.74" calcext:value-type="float">
            <text:p>2.74</text:p>
          </table:table-cell>
          <table:table-cell table:style-name="ce6" office:value-type="float" office:value="26.44" calcext:value-type="float">
            <text:p>26.44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58.25" calcext:value-type="float">
            <text:p>58.25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28.33" calcext:value-type="float">
            <text:p>28.33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formula="of:=IF([.C38]&gt;[.G38];1;0)" office:value-type="float" office:value="1" calcext:value-type="float">
            <text:p>1</text:p>
          </table:table-cell>
          <table:table-cell table:style-name="ce12" table:formula="of:=IF([.D38]&gt;[.H38];1;0)" office:value-type="float" office:value="1" calcext:value-type="float">
            <text:p>1</text:p>
          </table:table-cell>
          <table:table-cell table:style-name="ce12" table:formula="of:=IF([.E38]&lt;[.I38];1;0)" office:value-type="float" office:value="1" calcext:value-type="float">
            <text:p>1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6" table:formula="of:=SUM([.K38:.N38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30.67" calcext:value-type="float">
            <text:p>30.67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64.1" calcext:value-type="float">
            <text:p>64.1</text:p>
          </table:table-cell>
          <table:table-cell table:style-name="ce6" office:value-type="float" office:value="2.67" calcext:value-type="float">
            <text:p>2.67</text:p>
          </table:table-cell>
          <table:table-cell table:style-name="ce6" office:value-type="float" office:value="31.67" calcext:value-type="float">
            <text:p>31.67</text:p>
          </table:table-cell>
          <table:table-cell table:style-name="ce6" office:value-type="float" office:value="183" calcext:value-type="float">
            <text:p>183</text:p>
          </table:table-cell>
          <table:table-cell table:style-name="ce6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1" calcext:value-type="float">
            <text:p>1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.92" calcext:value-type="float">
            <text:p>1.92</text:p>
          </table:table-cell>
          <table:table-cell table:style-name="ce6" office:value-type="float" office:value="30.32" calcext:value-type="float">
            <text:p>30.32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30.32" calcext:value-type="float">
            <text:p>30.32</text:p>
          </table:table-cell>
          <table:table-cell table:style-name="ce6" office:value-type="float" office:value="195" calcext:value-type="float">
            <text:p>195</text:p>
          </table:table-cell>
          <table:table-cell table:style-name="ce6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 office:value-type="float" office:value="57.58" calcext:value-type="float">
            <text:p>57.58</text:p>
          </table:table-cell>
          <table:table-cell table:style-name="ce6" office:value-type="float" office:value="2.44" calcext:value-type="float">
            <text:p>2.44</text:p>
          </table:table-cell>
          <table:table-cell table:style-name="ce6" office:value-type="float" office:value="30.51" calcext:value-type="float">
            <text:p>30.5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30.69" calcext:value-type="float">
            <text:p>30.69</text:p>
          </table:table-cell>
          <table:table-cell table:style-name="ce6" office:value-type="float" office:value="176" calcext:value-type="float">
            <text:p>176</text:p>
          </table:table-cell>
          <table:table-cell table:style-name="ce6" table:formula="of:=IF([.C41]&gt;[.G41];1;0)" office:value-type="float" office:value="1" calcext:value-type="float">
            <text:p>1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1" calcext:value-type="float">
            <text:p>1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6" table:formula="of:=SUM([.K41:.N41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62.14" calcext:value-type="float">
            <text:p>62.14</text:p>
          </table:table-cell>
          <table:table-cell table:style-name="ce6" office:value-type="float" office:value="2.73" calcext:value-type="float">
            <text:p>2.73</text:p>
          </table:table-cell>
          <table:table-cell table:style-name="ce6" office:value-type="float" office:value="32.81" calcext:value-type="float">
            <text:p>32.81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30.94" calcext:value-type="float">
            <text:p>30.94</text:p>
          </table:table-cell>
          <table:table-cell table:style-name="ce6" office:value-type="float" office:value="172" calcext:value-type="float">
            <text:p>172</text:p>
          </table:table-cell>
          <table:table-cell table:style-name="ce6" table:formula="of:=IF([.C42]&gt;[.G42];1;0)" office:value-type="float" office:value="1" calcext:value-type="float">
            <text:p>1</text:p>
          </table:table-cell>
          <table:table-cell table:style-name="ce12" table:formula="of:=IF([.D42]&gt;[.H42];1;0)" office:value-type="float" office:value="1" calcext:value-type="float">
            <text:p>1</text:p>
          </table:table-cell>
          <table:table-cell table:style-name="ce12" table:formula="of:=IF([.E42]&lt;[.I42];1;0)" office:value-type="float" office:value="0" calcext:value-type="float">
            <text:p>0</text:p>
          </table:table-cell>
          <table:table-cell table:style-name="ce12" table:formula="of:=IF([.F42]&lt;[.J42];1;0)" office:value-type="float" office:value="0" calcext:value-type="float">
            <text:p>0</text:p>
          </table:table-cell>
          <table:table-cell table:style-name="ce6" table:formula="of:=SUM([.K42:.N42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7" table:formula="of:=SUM([.K2:.K42])" office:value-type="float" office:value="14" calcext:value-type="float">
            <text:p>14</text:p>
          </table:table-cell>
          <table:table-cell table:style-name="ce7" table:formula="of:=SUM([.L2:.L42])" office:value-type="float" office:value="15" calcext:value-type="float">
            <text:p>15</text:p>
          </table:table-cell>
          <table:table-cell table:style-name="ce7" table:formula="of:=SUM([.M2:.M42])" office:value-type="float" office:value="15" calcext:value-type="float">
            <text:p>15</text:p>
          </table:table-cell>
          <table:table-cell table:style-name="ce7" table:formula="of:=SUM([.N2:.N42])"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SI SKOR" table:style-name="ta1">
        <table:table-column table:style-name="co22" table:default-cell-style-name="ce18"/>
        <table:table-column table:style-name="co1" table:number-columns-repeated="4" table:default-cell-style-name="ce20"/>
        <table:table-column table:style-name="co23" table:default-cell-style-name="Default"/>
        <table:table-row table:style-name="ro1">
          <table:table-cell/>
          <table:table-cell table:style-name="ce19" office:value-type="string" calcext:value-type="string">
            <text:p>PDR</text:p>
          </table:table-cell>
          <table:table-cell table:style-name="ce19" office:value-type="string" calcext:value-type="string">
            <text:p>Throughput</text:p>
          </table:table-cell>
          <table:table-cell table:style-name="ce19" office:value-type="string" calcext:value-type="string">
            <text:p>Delay</text:p>
          </table:table-cell>
          <table:table-cell table:style-name="ce19" office:value-type="string" calcext:value-type="string">
            <text:p>R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modif minu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dif minup help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modif minup handl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dif minup helper hand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modif helper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modif handle</text:p>
          </table:table-cell>
          <table:table-cell table:number-columns-repeated="2" table:style-name="ce18" office:value-type="float" office:value="13" calcext:value-type="float">
            <text:p>13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dif helper hand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gfault</text:p>
          </table:table-cell>
        </table:table-row>
      </table:table>
      <table:table table:name="EVALUASI PDR" table:style-name="ta1">
        <table:shapes>
          <draw:frame draw:z-index="0" draw:style-name="gr1" draw:text-style-name="P1" svg:width="1004.23pt" svg:height="500.91pt" svg:x="0pt" svg:y="490.68pt">
            <loext:p draw:notify-on-update-of-ranges="'EVALUASI PDR'.C33:'EVALUASI PDR'.C33 'EVALUASI PDR'.C34:'EVALUASI PDR'.C36 'EVALUASI PDR'.D33:'EVALUASI PDR'.D33 'EVALUASI PDR'.D34:'EVALUASI PDR'.D36 'EVALUASI PDR'.E33:'EVALUASI PDR'.E33 'EVALUASI PDR'.E34:'EVALUASI PDR'.E36 'EVALUASI PDR'.F33:'EVALUASI PDR'.F33 'EVALUASI PDR'.F34:'EVALUASI PDR'.F36 'EVALUASI PDR'.G33:'EVALUASI PDR'.G33 'EVALUASI PDR'.G34:'EVALUASI PDR'.G36 'EVALUASI PDR'.H33:'EVALUASI PDR'.H33 'EVALUASI PDR'.H34:'EVALUASI PDR'.H36 'EVALUASI PDR'.I33:'EVALUASI PDR'.I33 'EVALUASI PDR'.I34:'EVALUASI PDR'.I36 'EVALUASI PDR'.J33:'EVALUASI PDR'.J33 'EVALUASI PDR'.J34:'EVALUASI PDR'.J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24" table:number-columns-repeated="2" table:default-cell-style-name="ce4"/>
        <table:table-column table:style-name="co1" table:number-columns-repeated="4" table:default-cell-style-name="ce4"/>
        <table:table-column table:style-name="co1" table:number-columns-repeated="2" table:default-cell-style-name="ce23"/>
        <table:table-column table:style-name="co1" table:default-cell-style-name="ce22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22" office:value-type="string" calcext:value-type="string">
            <text:p>minup</text:p>
          </table:table-cell>
          <table:table-cell table:style-name="ce22" office:value-type="string" calcext:value-type="string">
            <text:p>Minup &amp; helper</text:p>
          </table:table-cell>
          <table:table-cell table:style-name="ce22" office:value-type="string" calcext:value-type="string">
            <text:p>Minup &amp; handle</text:p>
          </table:table-cell>
          <table:table-cell table:style-name="ce22" office:value-type="string" calcext:value-type="string">
            <text:p>minup&amp;helper&amp;handle</text:p>
          </table:table-cell>
          <table:table-cell table:style-name="ce22" office:value-type="string" calcext:value-type="string">
            <text:p>helper</text:p>
          </table:table-cell>
          <table:table-cell table:style-name="ce22" office:value-type="string" calcext:value-type="string">
            <text:p>handle</text:p>
          </table:table-cell>
          <table:table-cell table:style-name="ce22" office:value-type="string" calcext:value-type="string">
            <text:p>Helper &amp; handle</text:p>
          </table:table-cell>
          <table:table-cell table:style-name="ce22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62.69" calcext:value-type="float">
            <text:p>62.69</text:p>
          </table:table-cell>
          <table:table-cell office:value-type="float" office:value="58.67" calcext:value-type="float">
            <text:p>58.67</text:p>
          </table:table-cell>
          <table:table-cell office:value-type="float" office:value="60.51" calcext:value-type="float">
            <text:p>60.51</text:p>
          </table:table-cell>
          <table:table-cell office:value-type="float" office:value="60.5" calcext:value-type="float">
            <text:p>60.5</text:p>
          </table:table-cell>
          <table:table-cell office:value-type="float" office:value="51.24" calcext:value-type="float">
            <text:p>51.24</text:p>
          </table:table-cell>
          <table:table-cell office:value-type="float" office:value="63.54" calcext:value-type="float">
            <text:p>63.54</text:p>
          </table:table-cell>
          <table:table-cell office:value-type="float" office:value="52.55" calcext:value-type="float">
            <text:p>52.55</text:p>
          </table:table-cell>
          <table:table-cell office:value-type="float" office:value="62.31" calcext:value-type="float">
            <text:p>62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44.85" calcext:value-type="float">
            <text:p>44.85</text:p>
          </table:table-cell>
          <table:table-cell office:value-type="float" office:value="53.03" calcext:value-type="float">
            <text:p>53.03</text:p>
          </table:table-cell>
          <table:table-cell office:value-type="float" office:value="52.74" calcext:value-type="float">
            <text:p>52.74</text:p>
          </table:table-cell>
          <table:table-cell office:value-type="float" office:value="57.58" calcext:value-type="float">
            <text:p>57.58</text:p>
          </table:table-cell>
          <table:table-cell office:value-type="float" office:value="57.71" calcext:value-type="float">
            <text:p>57.71</text:p>
          </table:table-cell>
          <table:table-cell office:value-type="float" office:value="45.05" calcext:value-type="float">
            <text:p>45.05</text:p>
          </table:table-cell>
          <table:table-cell office:value-type="float" office:value="46.94" calcext:value-type="float">
            <text:p>46.94</text:p>
          </table:table-cell>
          <table:table-cell office:value-type="float" office:value="45.85" calcext:value-type="float">
            <text:p>45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64.85" calcext:value-type="float">
            <text:p>64.85</text:p>
          </table:table-cell>
          <table:table-cell office:value-type="float" office:value="64.36" calcext:value-type="float">
            <text:p>64.36</text:p>
          </table:table-cell>
          <table:table-cell office:value-type="float" office:value="71.72" calcext:value-type="float">
            <text:p>71.72</text:p>
          </table:table-cell>
          <table:table-cell office:value-type="float" office:value="70.44" calcext:value-type="float">
            <text:p>70.44</text:p>
          </table:table-cell>
          <table:table-cell office:value-type="float" office:value="59.9" calcext:value-type="float">
            <text:p>59.9</text:p>
          </table:table-cell>
          <table:table-cell office:value-type="float" office:value="70.94" calcext:value-type="float">
            <text:p>70.94</text:p>
          </table:table-cell>
          <table:table-cell office:value-type="float" office:value="65.52" calcext:value-type="float">
            <text:p>65.52</text:p>
          </table:table-cell>
          <table:table-cell office:value-type="float" office:value="63.82" calcext:value-type="float">
            <text:p>63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49.49" calcext:value-type="float">
            <text:p>49.49</text:p>
          </table:table-cell>
          <table:table-cell office:value-type="float" office:value="52.48" calcext:value-type="float">
            <text:p>52.48</text:p>
          </table:table-cell>
          <table:table-cell office:value-type="float" office:value="56.72" calcext:value-type="float">
            <text:p>56.72</text:p>
          </table:table-cell>
          <table:table-cell office:value-type="float" office:value="60.2" calcext:value-type="float">
            <text:p>60.2</text:p>
          </table:table-cell>
          <table:table-cell office:value-type="float" office:value="55.78" calcext:value-type="float">
            <text:p>55.78</text:p>
          </table:table-cell>
          <table:table-cell office:value-type="float" office:value="58.5" calcext:value-type="float">
            <text:p>58.5</text:p>
          </table:table-cell>
          <table:table-cell office:value-type="float" office:value="65.31" calcext:value-type="float">
            <text:p>65.31</text:p>
          </table:table-cell>
          <table:table-cell office:value-type="float" office:value="55.1" calcext:value-type="float">
            <text:p>5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59.6" calcext:value-type="float">
            <text:p>59.6</text:p>
          </table:table-cell>
          <table:table-cell office:value-type="float" office:value="59.39" calcext:value-type="float">
            <text:p>59.39</text:p>
          </table:table-cell>
          <table:table-cell office:value-type="float" office:value="51.5" calcext:value-type="float">
            <text:p>51.5</text:p>
          </table:table-cell>
          <table:table-cell office:value-type="float" office:value="67.98" calcext:value-type="float">
            <text:p>67.98</text:p>
          </table:table-cell>
          <table:table-cell office:value-type="float" office:value="54.55" calcext:value-type="float">
            <text:p>54.55</text:p>
          </table:table-cell>
          <table:table-cell office:value-type="float" office:value="61.93" calcext:value-type="float">
            <text:p>61.93</text:p>
          </table:table-cell>
          <table:table-cell office:value-type="float" office:value="59.18" calcext:value-type="float">
            <text:p>59.18</text:p>
          </table:table-cell>
          <table:table-cell office:value-type="float" office:value="59.2" calcext:value-type="float">
            <text:p>59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58.67" calcext:value-type="float">
            <text:p>58.67</text:p>
          </table:table-cell>
          <table:table-cell office:value-type="float" office:value="60.3" calcext:value-type="float">
            <text:p>60.3</text:p>
          </table:table-cell>
          <table:table-cell office:value-type="float" office:value="54.04" calcext:value-type="float">
            <text:p>54.04</text:p>
          </table:table-cell>
          <table:table-cell office:value-type="float" office:value="59.61" calcext:value-type="float">
            <text:p>59.61</text:p>
          </table:table-cell>
          <table:table-cell office:value-type="float" office:value="56.72" calcext:value-type="float">
            <text:p>56.72</text:p>
          </table:table-cell>
          <table:table-cell office:value-type="float" office:value="54.59" calcext:value-type="float">
            <text:p>54.59</text:p>
          </table:table-cell>
          <table:table-cell office:value-type="float" office:value="56.99" calcext:value-type="float">
            <text:p>56.99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48.47" calcext:value-type="float">
            <text:p>48.47</text:p>
          </table:table-cell>
          <table:table-cell office:value-type="float" office:value="66.16" calcext:value-type="float">
            <text:p>66.16</text:p>
          </table:table-cell>
          <table:table-cell office:value-type="float" office:value="64.04" calcext:value-type="float">
            <text:p>64.04</text:p>
          </table:table-cell>
          <table:table-cell office:value-type="float" office:value="58.21" calcext:value-type="float">
            <text:p>58.21</text:p>
          </table:table-cell>
          <table:table-cell office:value-type="float" office:value="54" calcext:value-type="float">
            <text:p>54</text:p>
          </table:table-cell>
          <table:table-cell office:value-type="float" office:value="65.13" calcext:value-type="float">
            <text:p>65.13</text:p>
          </table:table-cell>
          <table:table-cell office:value-type="float" office:value="68.78" calcext:value-type="float">
            <text:p>68.78</text:p>
          </table:table-cell>
          <table:table-cell office:value-type="float" office:value="49.75" calcext:value-type="float">
            <text:p>49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52.48" calcext:value-type="float">
            <text:p>52.48</text:p>
          </table:table-cell>
          <table:table-cell office:value-type="float" office:value="62.44" calcext:value-type="float">
            <text:p>62.44</text:p>
          </table:table-cell>
          <table:table-cell office:value-type="float" office:value="52.55" calcext:value-type="float">
            <text:p>52.55</text:p>
          </table:table-cell>
          <table:table-cell office:value-type="float" office:value="49.01" calcext:value-type="float">
            <text:p>49.01</text:p>
          </table:table-cell>
          <table:table-cell office:value-type="float" office:value="53.37" calcext:value-type="float">
            <text:p>53.37</text:p>
          </table:table-cell>
          <table:table-cell office:value-type="float" office:value="56.35" calcext:value-type="float">
            <text:p>56.35</text:p>
          </table:table-cell>
          <table:table-cell office:value-type="float" office:value="58.88" calcext:value-type="float">
            <text:p>58.88</text:p>
          </table:table-cell>
          <table:table-cell office:value-type="float" office:value="59.2" calcext:value-type="float">
            <text:p>59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56.54" calcext:value-type="float">
            <text:p>56.54</text:p>
          </table:table-cell>
          <table:table-cell office:value-type="float" office:value="47.94" calcext:value-type="float">
            <text:p>47.94</text:p>
          </table:table-cell>
          <table:table-cell office:value-type="float" office:value="42.29" calcext:value-type="float">
            <text:p>42.29</text:p>
          </table:table-cell>
          <table:table-cell office:value-type="float" office:value="46.73" calcext:value-type="float">
            <text:p>46.73</text:p>
          </table:table-cell>
          <table:table-cell office:value-type="float" office:value="43.94" calcext:value-type="float">
            <text:p>43.94</text:p>
          </table:table-cell>
          <table:table-cell office:value-type="float" office:value="46.7" calcext:value-type="float">
            <text:p>46.7</text:p>
          </table:table-cell>
          <table:table-cell office:value-type="float" office:value="54.17" calcext:value-type="float">
            <text:p>54.17</text:p>
          </table:table-cell>
          <table:table-cell office:value-type="float" office:value="43.43" calcext:value-type="float">
            <text:p>43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47.47" calcext:value-type="float">
            <text:p>47.47</text:p>
          </table:table-cell>
          <table:table-cell office:value-type="float" office:value="62.69" calcext:value-type="float">
            <text:p>62.69</text:p>
          </table:table-cell>
          <table:table-cell office:value-type="float" office:value="63" calcext:value-type="float">
            <text:p>63</text:p>
          </table:table-cell>
          <table:table-cell office:value-type="float" office:value="63.96" calcext:value-type="float">
            <text:p>63.96</text:p>
          </table:table-cell>
          <table:table-cell office:value-type="float" office:value="61.81" calcext:value-type="float">
            <text:p>61.81</text:p>
          </table:table-cell>
          <table:table-cell office:value-type="float" office:value="58.42" calcext:value-type="float">
            <text:p>58.42</text:p>
          </table:table-cell>
          <table:table-cell office:value-type="float" office:value="59.39" calcext:value-type="float">
            <text:p>59.39</text:p>
          </table:table-cell>
          <table:table-cell office:value-type="float" office:value="62.12" calcext:value-type="float">
            <text:p>62.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5" office:value-type="float" office:value="70.41" calcext:value-type="float">
            <text:p>70.41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69.15" calcext:value-type="float">
            <text:p>69.15</text:p>
          </table:table-cell>
          <table:table-cell table:style-name="ce5" office:value-type="float" office:value="67.36" calcext:value-type="float">
            <text:p>67.36</text:p>
          </table:table-cell>
          <table:table-cell table:style-name="ce5" office:value-type="float" office:value="53.57" calcext:value-type="float">
            <text:p>53.57</text:p>
          </table:table-cell>
          <table:table-cell table:style-name="ce5" office:value-type="float" office:value="65.8" calcext:value-type="float">
            <text:p>65.8</text:p>
          </table:table-cell>
          <table:table-cell table:style-name="ce5" office:value-type="float" office:value="67.53" calcext:value-type="float">
            <text:p>67.53</text:p>
          </table:table-cell>
          <table:table-cell table:style-name="ce5" office:value-type="float" office:value="67.98" calcext:value-type="float">
            <text:p>67.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5" office:value-type="float" office:value="63.29" calcext:value-type="float">
            <text:p>63.29</text:p>
          </table:table-cell>
          <table:table-cell table:style-name="ce5" office:value-type="float" office:value="65.37" calcext:value-type="float">
            <text:p>65.37</text:p>
          </table:table-cell>
          <table:table-cell table:style-name="ce5" office:value-type="float" office:value="60.5" calcext:value-type="float">
            <text:p>60.5</text:p>
          </table:table-cell>
          <table:table-cell table:style-name="ce5" office:value-type="float" office:value="58.62" calcext:value-type="float">
            <text:p>58.62</text:p>
          </table:table-cell>
          <table:table-cell table:style-name="ce5" office:value-type="float" office:value="61.46" calcext:value-type="float">
            <text:p>61.46</text:p>
          </table:table-cell>
          <table:table-cell table:style-name="ce5" office:value-type="float" office:value="64.14" calcext:value-type="float">
            <text:p>64.14</text:p>
          </table:table-cell>
          <table:table-cell table:style-name="ce5" office:value-type="float" office:value="62.69" calcext:value-type="float">
            <text:p>62.69</text:p>
          </table:table-cell>
          <table:table-cell table:style-name="ce5" office:value-type="float" office:value="63.05" calcext:value-type="float">
            <text:p>63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5" office:value-type="float" office:value="44.06" calcext:value-type="float">
            <text:p>44.06</text:p>
          </table:table-cell>
          <table:table-cell table:style-name="ce5" office:value-type="float" office:value="42.86" calcext:value-type="float">
            <text:p>42.86</text:p>
          </table:table-cell>
          <table:table-cell table:style-name="ce5" office:value-type="float" office:value="51.76" calcext:value-type="float">
            <text:p>51.76</text:p>
          </table:table-cell>
          <table:table-cell table:style-name="ce5" office:value-type="float" office:value="43.37" calcext:value-type="float">
            <text:p>43.37</text:p>
          </table:table-cell>
          <table:table-cell table:style-name="ce5" office:value-type="float" office:value="52.26" calcext:value-type="float">
            <text:p>52.26</text:p>
          </table:table-cell>
          <table:table-cell table:style-name="ce5" office:value-type="float" office:value="52.79" calcext:value-type="float">
            <text:p>52.79</text:p>
          </table:table-cell>
          <table:table-cell table:style-name="ce5" office:value-type="float" office:value="40.41" calcext:value-type="float">
            <text:p>40.41</text:p>
          </table:table-cell>
          <table:table-cell table:style-name="ce5" office:value-type="float" office:value="46.73" calcext:value-type="float">
            <text:p>46.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5" office:value-type="float" office:value="57.97" calcext:value-type="float">
            <text:p>57.97</text:p>
          </table:table-cell>
          <table:table-cell table:style-name="ce5" office:value-type="float" office:value="47.5" calcext:value-type="float">
            <text:p>47.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1.14" calcext:value-type="float">
            <text:p>71.14</text:p>
          </table:table-cell>
          <table:table-cell table:style-name="ce5" office:value-type="float" office:value="63.45" calcext:value-type="float">
            <text:p>63.45</text:p>
          </table:table-cell>
          <table:table-cell table:style-name="ce5" office:value-type="float" office:value="56.22" calcext:value-type="float">
            <text:p>56.22</text:p>
          </table:table-cell>
          <table:table-cell table:style-name="ce5" office:value-type="float" office:value="47.69" calcext:value-type="float">
            <text:p>47.69</text:p>
          </table:table-cell>
          <table:table-cell table:style-name="ce5" office:value-type="float" office:value="42.11" calcext:value-type="float">
            <text:p>42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5" office:value-type="float" office:value="65.13" calcext:value-type="float">
            <text:p>65.13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7.53" calcext:value-type="float">
            <text:p>67.53</text:p>
          </table:table-cell>
          <table:table-cell table:style-name="ce5" office:value-type="float" office:value="72.45" calcext:value-type="float">
            <text:p>72.45</text:p>
          </table:table-cell>
          <table:table-cell table:style-name="ce5" office:value-type="float" office:value="70.92" calcext:value-type="float">
            <text:p>70.92</text:p>
          </table:table-cell>
          <table:table-cell table:style-name="ce5" office:value-type="float" office:value="65.35" calcext:value-type="float">
            <text:p>65.35</text:p>
          </table:table-cell>
          <table:table-cell table:style-name="ce5" office:value-type="float" office:value="48.26" calcext:value-type="float">
            <text:p>48.26</text:p>
          </table:table-cell>
          <table:table-cell table:style-name="ce5" office:value-type="float" office:value="61.39" calcext:value-type="float">
            <text:p>61.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5" office:value-type="float" office:value="53.03" calcext:value-type="float">
            <text:p>53.03</text:p>
          </table:table-cell>
          <table:table-cell table:style-name="ce5" office:value-type="float" office:value="49.24" calcext:value-type="float">
            <text:p>49.24</text:p>
          </table:table-cell>
          <table:table-cell table:style-name="ce5" office:value-type="float" office:value="69.95" calcext:value-type="float">
            <text:p>69.95</text:p>
          </table:table-cell>
          <table:table-cell table:style-name="ce5" office:value-type="float" office:value="71.65" calcext:value-type="float">
            <text:p>71.65</text:p>
          </table:table-cell>
          <table:table-cell table:style-name="ce5" office:value-type="float" office:value="62.56" calcext:value-type="float">
            <text:p>62.56</text:p>
          </table:table-cell>
          <table:table-cell table:style-name="ce5" office:value-type="float" office:value="62.44" calcext:value-type="float">
            <text:p>62.44</text:p>
          </table:table-cell>
          <table:table-cell table:style-name="ce5" office:value-type="float" office:value="69.54" calcext:value-type="float">
            <text:p>69.54</text:p>
          </table:table-cell>
          <table:table-cell table:style-name="ce5" office:value-type="float" office:value="53.5" calcext:value-type="float">
            <text:p>53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5" office:value-type="float" office:value="68.53" calcext:value-type="float">
            <text:p>68.53</text:p>
          </table:table-cell>
          <table:table-cell table:style-name="ce5" office:value-type="float" office:value="53.85" calcext:value-type="float">
            <text:p>53.85</text:p>
          </table:table-cell>
          <table:table-cell table:style-name="ce5" office:value-type="float" office:value="63.82" calcext:value-type="float">
            <text:p>63.82</text:p>
          </table:table-cell>
          <table:table-cell table:style-name="ce5" office:value-type="float" office:value="58.33" calcext:value-type="float">
            <text:p>58.33</text:p>
          </table:table-cell>
          <table:table-cell table:style-name="ce5" office:value-type="float" office:value="68.02" calcext:value-type="float">
            <text:p>68.02</text:p>
          </table:table-cell>
          <table:table-cell table:style-name="ce5" office:value-type="float" office:value="56.57" calcext:value-type="float">
            <text:p>56.57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56.19" calcext:value-type="float">
            <text:p>56.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5" office:value-type="float" office:value="58.16" calcext:value-type="float">
            <text:p>58.1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63.21" calcext:value-type="float">
            <text:p>63.21</text:p>
          </table:table-cell>
          <table:table-cell table:style-name="ce5" office:value-type="float" office:value="58.67" calcext:value-type="float">
            <text:p>58.67</text:p>
          </table:table-cell>
          <table:table-cell table:style-name="ce5" office:value-type="float" office:value="64.47" calcext:value-type="float">
            <text:p>64.47</text:p>
          </table:table-cell>
          <table:table-cell table:style-name="ce5" office:value-type="float" office:value="57.51" calcext:value-type="float">
            <text:p>57.51</text:p>
          </table:table-cell>
          <table:table-cell table:style-name="ce5" office:value-type="float" office:value="53.73" calcext:value-type="float">
            <text:p>53.73</text:p>
          </table:table-cell>
          <table:table-cell table:style-name="ce5" office:value-type="float" office:value="57.51" calcext:value-type="float">
            <text:p>57.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5" office:value-type="float" office:value="56.57" calcext:value-type="float">
            <text:p>56.57</text:p>
          </table:table-cell>
          <table:table-cell table:style-name="ce5" office:value-type="float" office:value="60.94" calcext:value-type="float">
            <text:p>60.94</text:p>
          </table:table-cell>
          <table:table-cell table:style-name="ce5" office:value-type="float" office:value="66.84" calcext:value-type="float">
            <text:p>66.84</text:p>
          </table:table-cell>
          <table:table-cell table:style-name="ce5" office:value-type="float" office:value="46.67" calcext:value-type="float">
            <text:p>46.6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3.73" calcext:value-type="float">
            <text:p>63.73</text:p>
          </table:table-cell>
          <table:table-cell table:style-name="ce5" office:value-type="float" office:value="52.53" calcext:value-type="float">
            <text:p>52.53</text:p>
          </table:table-cell>
          <table:table-cell table:style-name="ce5" office:value-type="float" office:value="61.98" calcext:value-type="float">
            <text:p>61.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54.77" calcext:value-type="float">
            <text:p>54.7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.22" calcext:value-type="float">
            <text:p>57.22</text:p>
          </table:table-cell>
          <table:table-cell table:style-name="ce5" office:value-type="float" office:value="54.12" calcext:value-type="float">
            <text:p>54.12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59.69" calcext:value-type="float">
            <text:p>59.69</text:p>
          </table:table-cell>
          <table:table-cell table:style-name="ce5" office:value-type="float" office:value="59.07" calcext:value-type="float">
            <text:p>59.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63.41" calcext:value-type="float">
            <text:p>63.41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57.21" calcext:value-type="float">
            <text:p>57.21</text:p>
          </table:table-cell>
          <table:table-cell table:style-name="ce6" office:value-type="float" office:value="56.85" calcext:value-type="float">
            <text:p>56.85</text:p>
          </table:table-cell>
          <table:table-cell table:style-name="ce6" office:value-type="float" office:value="56.92" calcext:value-type="float">
            <text:p>56.92</text:p>
          </table:table-cell>
          <table:table-cell table:style-name="ce6" office:value-type="float" office:value="53.54" calcext:value-type="float">
            <text:p>53.54</text:p>
          </table:table-cell>
          <table:table-cell table:style-name="ce6" office:value-type="float" office:value="58.29" calcext:value-type="float">
            <text:p>58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6" office:value-type="float" office:value="59.9" calcext:value-type="float">
            <text:p>59.9</text:p>
          </table:table-cell>
          <table:table-cell table:style-name="ce6" office:value-type="float" office:value="47.42" calcext:value-type="float">
            <text:p>47.42</text:p>
          </table:table-cell>
          <table:table-cell table:style-name="ce6" office:value-type="float" office:value="50.25" calcext:value-type="float">
            <text:p>50.25</text:p>
          </table:table-cell>
          <table:table-cell table:style-name="ce6" office:value-type="float" office:value="67.16" calcext:value-type="float">
            <text:p>67.16</text:p>
          </table:table-cell>
          <table:table-cell table:style-name="ce6" office:value-type="float" office:value="67.71" calcext:value-type="float">
            <text:p>67.71</text:p>
          </table:table-cell>
          <table:table-cell table:style-name="ce6" office:value-type="float" office:value="58.71" calcext:value-type="float">
            <text:p>58.71</text:p>
          </table:table-cell>
          <table:table-cell table:style-name="ce6" office:value-type="float" office:value="55.45" calcext:value-type="float">
            <text:p>55.45</text:p>
          </table:table-cell>
          <table:table-cell table:style-name="ce6" office:value-type="float" office:value="56.25" calcext:value-type="float">
            <text:p>56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6" office:value-type="float" office:value="55.84" calcext:value-type="float">
            <text:p>55.84</text:p>
          </table:table-cell>
          <table:table-cell table:style-name="ce6" office:value-type="float" office:value="46.73" calcext:value-type="float">
            <text:p>46.73</text:p>
          </table:table-cell>
          <table:table-cell table:style-name="ce6" office:value-type="float" office:value="56.06" calcext:value-type="float">
            <text:p>56.06</text:p>
          </table:table-cell>
          <table:table-cell table:style-name="ce6" office:value-type="float" office:value="52.76" calcext:value-type="float">
            <text:p>52.76</text:p>
          </table:table-cell>
          <table:table-cell table:style-name="ce6" office:value-type="float" office:value="51.41" calcext:value-type="float">
            <text:p>51.4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57.49" calcext:value-type="float">
            <text:p>57.49</text:p>
          </table:table-cell>
          <table:table-cell table:style-name="ce6" office:value-type="float" office:value="58.16" calcext:value-type="float">
            <text:p>58.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6" office:value-type="float" office:value="68.66" calcext:value-type="float">
            <text:p>68.66</text:p>
          </table:table-cell>
          <table:table-cell table:style-name="ce6" office:value-type="float" office:value="58.71" calcext:value-type="float">
            <text:p>58.71</text:p>
          </table:table-cell>
          <table:table-cell table:style-name="ce6" office:value-type="float" office:value="62.98" calcext:value-type="float">
            <text:p>62.98</text:p>
          </table:table-cell>
          <table:table-cell table:style-name="ce6" office:value-type="float" office:value="61.24" calcext:value-type="float">
            <text:p>61.2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3.61" calcext:value-type="float">
            <text:p>53.61</text:p>
          </table:table-cell>
          <table:table-cell table:style-name="ce6" office:value-type="float" office:value="58.29" calcext:value-type="float">
            <text:p>58.29</text:p>
          </table:table-cell>
          <table:table-cell table:style-name="ce6" office:value-type="float" office:value="53.5" calcext:value-type="float">
            <text:p>53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6" office:value-type="float" office:value="61.78" calcext:value-type="float">
            <text:p>61.78</text:p>
          </table:table-cell>
          <table:table-cell table:style-name="ce6" office:value-type="float" office:value="51.47" calcext:value-type="float">
            <text:p>51.47</text:p>
          </table:table-cell>
          <table:table-cell table:style-name="ce6" office:value-type="float" office:value="50.51" calcext:value-type="float">
            <text:p>50.51</text:p>
          </table:table-cell>
          <table:table-cell table:style-name="ce6" office:value-type="float" office:value="52.31" calcext:value-type="float">
            <text:p>52.31</text:p>
          </table:table-cell>
          <table:table-cell table:style-name="ce6" office:value-type="float" office:value="61.17" calcext:value-type="float">
            <text:p>61.17</text:p>
          </table:table-cell>
          <table:table-cell table:style-name="ce6" office:value-type="float" office:value="54.77" calcext:value-type="float">
            <text:p>54.77</text:p>
          </table:table-cell>
          <table:table-cell table:style-name="ce6" office:value-type="float" office:value="53.33" calcext:value-type="float">
            <text:p>53.33</text:p>
          </table:table-cell>
          <table:table-cell table:style-name="ce6" office:value-type="float" office:value="53.23" calcext:value-type="float">
            <text:p>53.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6" office:value-type="float" office:value="58.25" calcext:value-type="float">
            <text:p>58.25</text:p>
          </table:table-cell>
          <table:table-cell table:style-name="ce6" office:value-type="float" office:value="64.68" calcext:value-type="float">
            <text:p>64.68</text:p>
          </table:table-cell>
          <table:table-cell table:style-name="ce6" office:value-type="float" office:value="65.64" calcext:value-type="float">
            <text:p>65.64</text:p>
          </table:table-cell>
          <table:table-cell table:style-name="ce6" office:value-type="float" office:value="66.5" calcext:value-type="float">
            <text:p>66.5</text:p>
          </table:table-cell>
          <table:table-cell table:style-name="ce6" office:value-type="float" office:value="61.58" calcext:value-type="float">
            <text:p>61.58</text:p>
          </table:table-cell>
          <table:table-cell table:style-name="ce6" office:value-type="float" office:value="61.62" calcext:value-type="float">
            <text:p>61.62</text:p>
          </table:table-cell>
          <table:table-cell table:style-name="ce6" office:value-type="float" office:value="67.34" calcext:value-type="float">
            <text:p>67.34</text:p>
          </table:table-cell>
          <table:table-cell table:style-name="ce6" office:value-type="float" office:value="63.05" calcext:value-type="float">
            <text:p>63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6" office:value-type="float" office:value="64.1" calcext:value-type="float">
            <text:p>64.1</text:p>
          </table:table-cell>
          <table:table-cell table:style-name="ce6" office:value-type="float" office:value="64.36" calcext:value-type="float">
            <text:p>64.36</text:p>
          </table:table-cell>
          <table:table-cell table:style-name="ce6" office:value-type="float" office:value="68.84" calcext:value-type="float">
            <text:p>68.84</text:p>
          </table:table-cell>
          <table:table-cell table:style-name="ce6" office:value-type="float" office:value="65.46" calcext:value-type="float">
            <text:p>65.46</text:p>
          </table:table-cell>
          <table:table-cell table:style-name="ce6" office:value-type="float" office:value="66.67" calcext:value-type="float">
            <text:p>66.67</text:p>
          </table:table-cell>
          <table:table-cell table:style-name="ce6" office:value-type="float" office:value="51.74" calcext:value-type="float">
            <text:p>51.74</text:p>
          </table:table-cell>
          <table:table-cell table:style-name="ce6" office:value-type="float" office:value="70.56" calcext:value-type="float">
            <text:p>70.56</text:p>
          </table:table-cell>
          <table:table-cell table:style-name="ce6" office:value-type="float" office:value="53.4" calcext:value-type="float">
            <text:p>53.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69.39" calcext:value-type="float">
            <text:p>69.39</text:p>
          </table:table-cell>
          <table:table-cell table:style-name="ce6" office:value-type="float" office:value="60.49" calcext:value-type="float">
            <text:p>60.49</text:p>
          </table:table-cell>
          <table:table-cell table:style-name="ce6" office:value-type="float" office:value="67.15" calcext:value-type="float">
            <text:p>67.15</text:p>
          </table:table-cell>
          <table:table-cell table:style-name="ce6" office:value-type="float" office:value="61.54" calcext:value-type="float">
            <text:p>61.5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52.28" calcext:value-type="float">
            <text:p>52.28</text:p>
          </table:table-cell>
          <table:table-cell table:style-name="ce6" office:value-type="float" office:value="61.03" calcext:value-type="float">
            <text:p>61.03</text:p>
          </table:table-cell>
          <table:table-cell table:style-name="ce6" office:value-type="float" office:value="53.93" calcext:value-type="float">
            <text:p>53.93</text:p>
          </table:table-cell>
          <table:table-cell table:style-name="ce6" office:value-type="float" office:value="54.74" calcext:value-type="float">
            <text:p>54.74</text:p>
          </table:table-cell>
          <table:table-cell table:style-name="ce6" office:value-type="float" office:value="51.81" calcext:value-type="float">
            <text:p>51.81</text:p>
          </table:table-cell>
          <table:table-cell table:style-name="ce6" office:value-type="float" office:value="53.27" calcext:value-type="float">
            <text:p>53.27</text:p>
          </table:table-cell>
          <table:table-cell table:style-name="ce6" office:value-type="float" office:value="57.58" calcext:value-type="float">
            <text:p>57.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63.59" calcext:value-type="float">
            <text:p>63.59</text:p>
          </table:table-cell>
          <table:table-cell table:style-name="ce6" office:value-type="float" office:value="61.54" calcext:value-type="float">
            <text:p>61.54</text:p>
          </table:table-cell>
          <table:table-cell table:style-name="ce6" office:value-type="float" office:value="60.61" calcext:value-type="float">
            <text:p>60.61</text:p>
          </table:table-cell>
          <table:table-cell table:style-name="ce6" office:value-type="float" office:value="60.82" calcext:value-type="float">
            <text:p>60.82</text:p>
          </table:table-cell>
          <table:table-cell table:style-name="ce6" office:value-type="float" office:value="61.5" calcext:value-type="float">
            <text:p>61.5</text:p>
          </table:table-cell>
          <table:table-cell table:style-name="ce6" office:value-type="float" office:value="53.27" calcext:value-type="float">
            <text:p>53.27</text:p>
          </table:table-cell>
          <table:table-cell table:style-name="ce6" office:value-type="float" office:value="62.14" calcext:value-type="float">
            <text:p>62.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22" table:number-columns-repeated="9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22" office:value-type="string" calcext:value-type="string">
            <text:p>minup</text:p>
          </table:table-cell>
          <table:table-cell table:style-name="ce22" office:value-type="string" calcext:value-type="string">
            <text:p>Minup &amp; helper</text:p>
          </table:table-cell>
          <table:table-cell table:style-name="ce22" office:value-type="string" calcext:value-type="string">
            <text:p>Minup &amp; handle</text:p>
          </table:table-cell>
          <table:table-cell table:style-name="ce22" office:value-type="string" calcext:value-type="string">
            <text:p>minup&amp;helper&amp;handle</text:p>
          </table:table-cell>
          <table:table-cell table:style-name="ce22" office:value-type="string" calcext:value-type="string">
            <text:p>helper</text:p>
          </table:table-cell>
          <table:table-cell table:style-name="ce22" office:value-type="string" calcext:value-type="string">
            <text:p>handle</text:p>
          </table:table-cell>
          <table:table-cell table:style-name="ce22" office:value-type="string" calcext:value-type="string">
            <text:p>Helper &amp; handle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54.511" calcext:value-type="float">
            <text:p>54.511</text:p>
          </table:table-cell>
          <table:table-cell table:style-name="Default" table:formula="of:=AVERAGE([.D2:.D11])" office:value-type="float" office:value="58.746" calcext:value-type="float">
            <text:p>58.746</text:p>
          </table:table-cell>
          <table:table-cell table:style-name="Default" table:formula="of:=AVERAGE([.E2:.E11])" office:value-type="float" office:value="56.911" calcext:value-type="float">
            <text:p>56.911</text:p>
          </table:table-cell>
          <table:table-cell table:style-name="Default" table:formula="of:=AVERAGE([.F2:.F11])" office:value-type="float" office:value="59.422" calcext:value-type="float">
            <text:p>59.422</text:p>
          </table:table-cell>
          <table:table-cell table:style-name="Default" table:formula="of:=AVERAGE([.G2:.G11])" office:value-type="float" office:value="54.902" calcext:value-type="float">
            <text:p>54.902</text:p>
          </table:table-cell>
          <table:table-cell table:style-name="Default" table:formula="of:=AVERAGE([.H2:.H11])" office:value-type="float" office:value="58.115" calcext:value-type="float">
            <text:p>58.115</text:p>
          </table:table-cell>
          <table:table-cell table:style-name="Default" table:formula="of:=AVERAGE([.I2:.I11])" office:value-type="float" office:value="58.771" calcext:value-type="float">
            <text:p>58.771</text:p>
          </table:table-cell>
          <table:table-cell table:style-name="Default" table:formula="of:=AVERAGE([.J2:.J11])" office:value-type="float" office:value="55.578" calcext:value-type="float">
            <text:p>55.57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58.69" calcext:value-type="float">
            <text:p>58.69</text:p>
          </table:table-cell>
          <table:table-cell table:style-name="Default" table:formula="of:=AVERAGE([.D12:.D21])" office:value-type="float" office:value="53.999" calcext:value-type="float">
            <text:p>53.999</text:p>
          </table:table-cell>
          <table:table-cell table:style-name="Default" table:formula="of:=AVERAGE([.E12:.E21])" office:value-type="float" office:value="61.776" calcext:value-type="float">
            <text:p>61.776</text:p>
          </table:table-cell>
          <table:table-cell table:style-name="Default" table:formula="of:=AVERAGE([.F12:.F21])" office:value-type="float" office:value="60.548" calcext:value-type="float">
            <text:p>60.548</text:p>
          </table:table-cell>
          <table:table-cell table:style-name="Default" table:formula="of:=AVERAGE([.G12:.G21])" office:value-type="float" office:value="60.083" calcext:value-type="float">
            <text:p>60.083</text:p>
          </table:table-cell>
          <table:table-cell table:style-name="Default" table:formula="of:=AVERAGE([.H12:.H21])" office:value-type="float" office:value="59.305" calcext:value-type="float">
            <text:p>59.305</text:p>
          </table:table-cell>
          <table:table-cell table:style-name="Default" table:formula="of:=AVERAGE([.I12:.I21])" office:value-type="float" office:value="55.182" calcext:value-type="float">
            <text:p>55.182</text:p>
          </table:table-cell>
          <table:table-cell table:style-name="Default" table:formula="of:=AVERAGE([.J12:.J21])" office:value-type="float" office:value="56.951" calcext:value-type="float">
            <text:p>56.95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58.137" calcext:value-type="float">
            <text:p>58.137</text:p>
          </table:table-cell>
          <table:table-cell table:style-name="Default" table:formula="of:=AVERAGE([.D22:.D31])" office:value-type="float" office:value="58.204" calcext:value-type="float">
            <text:p>58.204</text:p>
          </table:table-cell>
          <table:table-cell table:style-name="Default" table:formula="of:=AVERAGE([.E22:.E31])" office:value-type="float" office:value="59.484" calcext:value-type="float">
            <text:p>59.484</text:p>
          </table:table-cell>
          <table:table-cell table:style-name="Default" table:formula="of:=AVERAGE([.F22:.F31])" office:value-type="float" office:value="60.433" calcext:value-type="float">
            <text:p>60.433</text:p>
          </table:table-cell>
          <table:table-cell table:style-name="Default" table:formula="of:=AVERAGE([.G22:.G31])" office:value-type="float" office:value="59.949" calcext:value-type="float">
            <text:p>59.949</text:p>
          </table:table-cell>
          <table:table-cell table:style-name="Default" table:formula="of:=AVERAGE([.H22:.H31])" office:value-type="float" office:value="57.068" calcext:value-type="float">
            <text:p>57.068</text:p>
          </table:table-cell>
          <table:table-cell table:style-name="Default" table:formula="of:=AVERAGE([.I22:.I31])" office:value-type="float" office:value="58.254" calcext:value-type="float">
            <text:p>58.254</text:p>
          </table:table-cell>
          <table:table-cell table:style-name="Default" table:formula="of:=AVERAGE([.J22:.J31])" office:value-type="float" office:value="56.06" calcext:value-type="float">
            <text:p>56.06</text:p>
          </table:table-cell>
          <table:table-cell table:style-name="Default" table:number-columns-repeated="3"/>
        </table:table-row>
      </table:table>
      <table:table table:name="EVALUASI TROUGHPUT" table:style-name="ta1">
        <table:shapes>
          <draw:frame draw:z-index="0" draw:style-name="gr1" draw:text-style-name="P1" svg:width="1017.95pt" svg:height="517.97pt" svg:x="2.61pt" svg:y="477.01pt">
            <loext:p draw:notify-on-update-of-ranges="'EVALUASI TROUGHPUT'.C33:'EVALUASI TROUGHPUT'.C33 'EVALUASI TROUGHPUT'.C34:'EVALUASI TROUGHPUT'.C36 'EVALUASI TROUGHPUT'.D33:'EVALUASI TROUGHPUT'.D33 'EVALUASI TROUGHPUT'.D34:'EVALUASI TROUGHPUT'.D36 'EVALUASI TROUGHPUT'.E33:'EVALUASI TROUGHPUT'.E33 'EVALUASI TROUGHPUT'.E34:'EVALUASI TROUGHPUT'.E36 'EVALUASI TROUGHPUT'.F33:'EVALUASI TROUGHPUT'.F33 'EVALUASI TROUGHPUT'.F34:'EVALUASI TROUGHPUT'.F36 'EVALUASI TROUGHPUT'.G33:'EVALUASI TROUGHPUT'.G33 'EVALUASI TROUGHPUT'.G34:'EVALUASI TROUGHPUT'.G36 'EVALUASI TROUGHPUT'.H33:'EVALUASI TROUGHPUT'.H33 'EVALUASI TROUGHPUT'.H34:'EVALUASI TROUGHPUT'.H36 'EVALUASI TROUGHPUT'.I33:'EVALUASI TROUGHPUT'.I33 'EVALUASI TROUGHPUT'.I34:'EVALUASI TROUGHPUT'.I36 'EVALUASI TROUGHPUT'.J33:'EVALUASI TROUGHPUT'.J33 'EVALUASI TROUGHPUT'.J34:'EVALUASI TROUGHPUT'.J36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7" table:default-cell-style-name="ce4"/>
        <table:table-row table:style-name="ro1">
          <table:table-cell table:number-columns-repeated="2"/>
          <table:table-cell office:value-type="string" calcext:value-type="string">
            <text:p>DSDV</text:p>
          </table:table-cell>
          <table:table-cell table:style-name="ce22" office:value-type="string" calcext:value-type="string">
            <text:p>minup</text:p>
          </table:table-cell>
          <table:table-cell table:style-name="ce22" office:value-type="string" calcext:value-type="string">
            <text:p>Minup &amp; helper</text:p>
          </table:table-cell>
          <table:table-cell table:style-name="ce22" office:value-type="string" calcext:value-type="string">
            <text:p>Minup &amp; handle</text:p>
          </table:table-cell>
          <table:table-cell table:style-name="ce22" office:value-type="string" calcext:value-type="string">
            <text:p>minup&amp;helper&amp;handle</text:p>
          </table:table-cell>
          <table:table-cell table:style-name="ce22" office:value-type="string" calcext:value-type="string">
            <text:p>helper</text:p>
          </table:table-cell>
          <table:table-cell table:style-name="ce22" office:value-type="string" calcext:value-type="string">
            <text:p>handle</text:p>
          </table:table-cell>
          <table:table-cell table:style-name="ce22" office:value-type="string" calcext:value-type="string">
            <text:p>Helper &amp; handle</text:p>
          </table:table-cell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2.69" calcext:value-type="float">
            <text:p>2.69</text:p>
          </table:table-cell>
          <table:table-cell office:value-type="float" office:value="2.46" calcext:value-type="float">
            <text:p>2.46</text:p>
          </table:table-cell>
          <table:table-cell office:value-type="float" office:value="2.52" calcext:value-type="float">
            <text:p>2.52</text:p>
          </table:table-cell>
          <table:table-cell office:value-type="float" office:value="2.59" calcext:value-type="float">
            <text:p>2.59</text:p>
          </table:table-cell>
          <table:table-cell office:value-type="float" office:value="2.2" calcext:value-type="float">
            <text:p>2.2</text:p>
          </table:table-cell>
          <table:table-cell office:value-type="float" office:value="2.61" calcext:value-type="float">
            <text:p>2.61</text:p>
          </table:table-cell>
          <table:table-cell office:value-type="float" office:value="2.2" calcext:value-type="float">
            <text:p>2.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1.86" calcext:value-type="float">
            <text:p>1.86</text:p>
          </table:table-cell>
          <table:table-cell office:value-type="float" office:value="2.24" calcext:value-type="float">
            <text:p>2.24</text:p>
          </table:table-cell>
          <table:table-cell office:value-type="float" office:value="2.27" calcext:value-type="float">
            <text:p>2.27</text:p>
          </table:table-cell>
          <table:table-cell office:value-type="float" office:value="2.43" calcext:value-type="float">
            <text:p>2.43</text:p>
          </table:table-cell>
          <table:table-cell office:value-type="float" office:value="2.49" calcext:value-type="float">
            <text:p>2.49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2.81" calcext:value-type="float">
            <text:p>2.81</text:p>
          </table:table-cell>
          <table:table-cell office:value-type="float" office:value="2.78" calcext:value-type="float">
            <text:p>2.78</text:p>
          </table:table-cell>
          <table:table-cell office:value-type="float" office:value="3.03" calcext:value-type="float">
            <text:p>3.03</text:p>
          </table:table-cell>
          <table:table-cell office:value-type="float" office:value="3.06" calcext:value-type="float">
            <text:p>3.06</text:p>
          </table:table-cell>
          <table:table-cell office:value-type="float" office:value="2.52" calcext:value-type="float">
            <text:p>2.52</text:p>
          </table:table-cell>
          <table:table-cell office:value-type="float" office:value="3.08" calcext:value-type="float">
            <text:p>3.08</text:p>
          </table:table-cell>
          <table:table-cell office:value-type="float" office:value="2.84" calcext:value-type="float">
            <text:p>2.84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2.1" calcext:value-type="float">
            <text:p>2.1</text:p>
          </table:table-cell>
          <table:table-cell office:value-type="float" office:value="2.27" calcext:value-type="float">
            <text:p>2.27</text:p>
          </table:table-cell>
          <table:table-cell office:value-type="float" office:value="2.44" calcext:value-type="float">
            <text:p>2.44</text:p>
          </table:table-cell>
          <table:table-cell office:value-type="float" office:value="2.53" calcext:value-type="float">
            <text:p>2.53</text:p>
          </table:table-cell>
          <table:table-cell office:value-type="float" office:value="2.37" calcext:value-type="float">
            <text:p>2.37</text:p>
          </table:table-cell>
          <table:table-cell office:value-type="float" office:value="2.51" calcext:value-type="float">
            <text:p>2.51</text:p>
          </table:table-cell>
          <table:table-cell office:value-type="float" office:value="2.74" calcext:value-type="float">
            <text:p>2.7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2.53" calcext:value-type="float">
            <text:p>2.53</text:p>
          </table:table-cell>
          <table:table-cell office:value-type="float" office:value="2.5" calcext:value-type="float">
            <text:p>2.5</text:p>
          </table:table-cell>
          <table:table-cell office:value-type="float" office:value="2.21" calcext:value-type="float">
            <text:p>2.21</text:p>
          </table:table-cell>
          <table:table-cell office:value-type="float" office:value="2.95" calcext:value-type="float">
            <text:p>2.95</text:p>
          </table:table-cell>
          <table:table-cell office:value-type="float" office:value="2.31" calcext:value-type="float">
            <text:p>2.31</text:p>
          </table:table-cell>
          <table:table-cell office:value-type="float" office:value="2.61" calcext:value-type="float">
            <text:p>2.61</text:p>
          </table:table-cell>
          <table:table-cell office:value-type="float" office:value="2.48" calcext:value-type="float">
            <text:p>2.4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2.46" calcext:value-type="float">
            <text:p>2.46</text:p>
          </table:table-cell>
          <table:table-cell office:value-type="float" office:value="2.57" calcext:value-type="float">
            <text:p>2.57</text:p>
          </table:table-cell>
          <table:table-cell office:value-type="float" office:value="2.29" calcext:value-type="float">
            <text:p>2.29</text:p>
          </table:table-cell>
          <table:table-cell office:value-type="float" office:value="2.59" calcext:value-type="float">
            <text:p>2.59</text:p>
          </table:table-cell>
          <table:table-cell office:value-type="float" office:value="2.44" calcext:value-type="float">
            <text:p>2.44</text:p>
          </table:table-cell>
          <table:table-cell office:value-type="float" office:value="2.3" calcext:value-type="float">
            <text:p>2.3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2.03" calcext:value-type="float">
            <text:p>2.03</text:p>
          </table:table-cell>
          <table:table-cell office:value-type="float" office:value="2.8" calcext:value-type="float">
            <text:p>2.8</text:p>
          </table:table-cell>
          <table:table-cell office:value-type="float" office:value="2.78" calcext:value-type="float">
            <text:p>2.78</text:p>
          </table:table-cell>
          <table:table-cell office:value-type="float" office:value="2.5" calcext:value-type="float">
            <text:p>2.5</text:p>
          </table:table-cell>
          <table:table-cell office:value-type="float" office:value="2.32" calcext:value-type="float">
            <text:p>2.32</text:p>
          </table:table-cell>
          <table:table-cell office:value-type="float" office:value="2.71" calcext:value-type="float">
            <text:p>2.71</text:p>
          </table:table-cell>
          <table:table-cell office:value-type="float" office:value="3.02" calcext:value-type="float">
            <text:p>3.02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2.26" calcext:value-type="float">
            <text:p>2.26</text:p>
          </table:table-cell>
          <table:table-cell office:value-type="float" office:value="2.63" calcext:value-type="float">
            <text:p>2.63</text:p>
          </table:table-cell>
          <table:table-cell office:value-type="float" office:value="2.2" calcext:value-type="float">
            <text:p>2.2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48" calcext:value-type="float">
            <text:p>2.4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2.31" calcext:value-type="float">
            <text:p>2.31</text:p>
          </table:table-cell>
          <table:table-cell office:value-type="float" office:value="1.99" calcext:value-type="float">
            <text:p>1.99</text:p>
          </table:table-cell>
          <table:table-cell office:value-type="float" office:value="1.82" calcext:value-type="float">
            <text:p>1.82</text:p>
          </table:table-cell>
          <table:table-cell office:value-type="float" office:value="1.99" calcext:value-type="float">
            <text:p>1.99</text:p>
          </table:table-cell>
          <table:table-cell office:value-type="float" office:value="1.86" calcext:value-type="float">
            <text:p>1.86</text:p>
          </table:table-cell>
          <table:table-cell office:value-type="float" office:value="2.12" calcext:value-type="float">
            <text:p>2.12</text:p>
          </table:table-cell>
          <table:table-cell office:value-type="float" office:value="2.23" calcext:value-type="float">
            <text:p>2.2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2.01" calcext:value-type="float">
            <text:p>2.01</text:p>
          </table:table-cell>
          <table:table-cell office:value-type="float" office:value="2.7" calcext:value-type="float">
            <text:p>2.7</text:p>
          </table:table-cell>
          <table:table-cell office:value-type="float" office:value="2.69" calcext:value-type="float">
            <text:p>2.69</text:p>
          </table:table-cell>
          <table:table-cell office:value-type="float" office:value="2.7" calcext:value-type="float">
            <text:p>2.7</text:p>
          </table:table-cell>
          <table:table-cell office:value-type="float" office:value="2.63" calcext:value-type="float">
            <text:p>2.63</text:p>
          </table:table-cell>
          <table:table-cell office:value-type="float" office:value="2.53" calcext:value-type="float">
            <text:p>2.53</text:p>
          </table:table-cell>
          <table:table-cell office:value-type="float" office:value="2.5" calcext:value-type="float">
            <text:p>2.5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office:value-type="float" office:value="2.96" calcext:value-type="float">
            <text:p>2.96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2.79" calcext:value-type="float">
            <text:p>2.79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2.81" calcext:value-type="float">
            <text:p>2.81</text:p>
          </table:table-cell>
          <table:table-cell table:style-name="ce5" office:value-type="float" office:value="2.97" calcext:value-type="float">
            <text:p>2.97</text:p>
          </table:table-cell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office:value-type="float" office:value="2.8" calcext:value-type="float">
            <text:p>2.8</text:p>
          </table:table-cell>
          <table:table-cell table:style-name="ce5" office:value-type="float" office:value="2.88" calcext:value-type="float">
            <text:p>2.88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2.54" calcext:value-type="float">
            <text:p>2.54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2.71" calcext:value-type="float">
            <text:p>2.71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office:value-type="float" office:value="1.91" calcext:value-type="float">
            <text:p>1.91</text:p>
          </table:table-cell>
          <table:table-cell table:style-name="ce5" office:value-type="float" office:value="1.86" calcext:value-type="float">
            <text:p>1.86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1.82" calcext:value-type="float">
            <text:p>1.82</text:p>
          </table:table-cell>
          <table:table-cell table:number-columns-repeated="2" table:style-name="ce5" office:value-type="float" office:value="2.22" calcext:value-type="float">
            <text:p>2.22</text:p>
          </table:table-cell>
          <table:table-cell table:style-name="ce5" office:value-type="float" office:value="1.67" calcext:value-type="float">
            <text:p>1.67</text:p>
          </table:table-cell>
          <table:table-cell table:style-name="ce5" office:value-type="float" office:value="1.99" calcext:value-type="float">
            <text:p>1.99</text:p>
          </table:table-cell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office:value-type="float" office:value="2.58" calcext:value-type="float">
            <text:p>2.58</text:p>
          </table:table-cell>
          <table:table-cell table:style-name="ce5" office:value-type="float" office:value="2.03" calcext:value-type="float">
            <text:p>2.03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2.67" calcext:value-type="float">
            <text:p>2.67</text:p>
          </table:table-cell>
          <table:table-cell table:style-name="ce5" office:value-type="float" office:value="2.41" calcext:value-type="float">
            <text:p>2.41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1.71" calcext:value-type="float">
            <text:p>1.71</text:p>
          </table:table-cell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office:value-type="float" office:value="2.72" calcext:value-type="float">
            <text:p>2.72</text:p>
          </table:table-cell>
          <table:table-cell table:style-name="ce5" office:value-type="float" office:value="2.35" calcext:value-type="float">
            <text:p>2.35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2.99" calcext:value-type="float">
            <text:p>2.99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2.65" calcext:value-type="float">
            <text:p>2.65</text:p>
          </table:table-cell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office:value-type="float" office:value="2.25" calcext:value-type="float">
            <text:p>2.25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2.88" calcext:value-type="float">
            <text:p>2.88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2.93" calcext:value-type="float">
            <text:p>2.93</text:p>
          </table:table-cell>
          <table:table-cell table:style-name="ce5" office:value-type="float" office:value="2.29" calcext:value-type="float">
            <text:p>2.29</text:p>
          </table:table-cell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office:value-type="float" office:value="2.89" calcext:value-type="float">
            <text:p>2.89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2.87" calcext:value-type="float">
            <text:p>2.87</text:p>
          </table:table-cell>
          <table:table-cell table:style-name="ce5" office:value-type="float" office:value="2.41" calcext:value-type="float">
            <text:p>2.41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2.34" calcext:value-type="float">
            <text:p>2.34</text:p>
          </table:table-cell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office:value-type="float" office:value="2.43" calcext:value-type="float">
            <text:p>2.43</text:p>
          </table:table-cell>
          <table:table-cell table:style-name="ce5" office:value-type="float" office:value="2.54" calcext:value-type="float">
            <text:p>2.54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2.38" calcext:value-type="float">
            <text:p>2.38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2.38" calcext:value-type="float">
            <text:p>2.38</text:p>
          </table:table-cell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office:value-type="float" office:value="2.39" calcext:value-type="float">
            <text:p>2.39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1.95" calcext:value-type="float">
            <text:p>1.95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2.23" calcext:value-type="float">
            <text:p>2.23</text:p>
          </table:table-cell>
          <table:table-cell table:style-name="ce5" office:value-type="float" office:value="2.55" calcext:value-type="float">
            <text:p>2.55</text:p>
          </table:table-cell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office:value-type="float" office:value="2.16" calcext:value-type="float">
            <text:p>2.16</text:p>
          </table:table-cell>
          <table:table-cell table:style-name="ce5" office:value-type="float" office:value="2.34" calcext:value-type="float">
            <text:p>2.34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2.44" calcext:value-type="float">
            <text:p>2.44</text:p>
          </table:table-cell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office:value-type="float" office:value="2.18" calcext:value-type="float">
            <text:p>2.18</text:p>
          </table:table-cell>
          <table:table-cell table:style-name="ce6" office:value-type="float" office:value="2.78" calcext:value-type="float">
            <text:p>2.78</text:p>
          </table:table-cell>
          <table:table-cell table:number-columns-repeated="2" table:style-name="ce6" office:value-type="float" office:value="2.46" calcext:value-type="float">
            <text:p>2.46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2.37" calcext:value-type="float">
            <text:p>2.37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2.49" calcext:value-type="float">
            <text:p>2.49</text:p>
          </table:table-cell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office:value-type="float" office:value="2.52" calcext:value-type="float">
            <text:p>2.52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2.94" calcext:value-type="float">
            <text:p>2.94</text:p>
          </table:table-cell>
          <table:table-cell table:style-name="ce6" office:value-type="float" office:value="2.79" calcext:value-type="float">
            <text:p>2.79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2.39" calcext:value-type="float">
            <text:p>2.39</text:p>
          </table:table-cell>
          <table:table-cell table:style-name="ce6" office:value-type="float" office:value="2.31" calcext:value-type="float">
            <text:p>2.31</text:p>
          </table:table-cell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office:value-type="float" office:value="2.35" calcext:value-type="float">
            <text:p>2.35</text:p>
          </table:table-cell>
          <table:table-cell table:style-name="ce6" office:value-type="float" office:value="1.99" calcext:value-type="float">
            <text:p>1.99</text:p>
          </table:table-cell>
          <table:table-cell table:style-name="ce6" office:value-type="float" office:value="2.38" calcext:value-type="float">
            <text:p>2.38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24" calcext:value-type="float">
            <text:p>2.24</text:p>
          </table:table-cell>
          <table:table-cell table:style-name="ce6" office:value-type="float" office:value="2.62" calcext:value-type="float">
            <text:p>2.62</text:p>
          </table:table-cell>
          <table:table-cell table:style-name="ce6" office:value-type="float" office:value="2.55" calcext:value-type="float">
            <text:p>2.55</text:p>
          </table:table-cell>
          <table:table-cell table:style-name="ce6" office:value-type="float" office:value="2.44" calcext:value-type="float">
            <text:p>2.44</text:p>
          </table:table-cell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office:value-type="float" office:value="2.95" calcext:value-type="float">
            <text:p>2.95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2.74" calcext:value-type="float">
            <text:p>2.74</text:p>
          </table:table-cell>
          <table:table-cell table:style-name="ce6" office:value-type="float" office:value="2.44" calcext:value-type="float">
            <text:p>2.44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2.49" calcext:value-type="float">
            <text:p>2.49</text:p>
          </table:table-cell>
          <table:table-cell table:style-name="ce6" office:value-type="float" office:value="2.29" calcext:value-type="float">
            <text:p>2.29</text:p>
          </table:table-cell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office:value-type="float" office:value="2.53" calcext:value-type="float">
            <text:p>2.53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14" calcext:value-type="float">
            <text:p>2.14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2.33" calcext:value-type="float">
            <text:p>2.33</text:p>
          </table:table-cell>
          <table:table-cell table:style-name="ce6" office:value-type="float" office:value="2.22" calcext:value-type="float">
            <text:p>2.22</text:p>
          </table:table-cell>
          <table:table-cell table:style-name="ce6" office:value-type="float" office:value="2.29" calcext:value-type="float">
            <text:p>2.29</text:p>
          </table:table-cell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office:value-type="float" office:value="2.57" calcext:value-type="float">
            <text:p>2.57</text:p>
          </table:table-cell>
          <table:table-cell table:style-name="ce6" office:value-type="float" office:value="2.79" calcext:value-type="float">
            <text:p>2.79</text:p>
          </table:table-cell>
          <table:table-cell table:style-name="ce6" office:value-type="float" office:value="2.74" calcext:value-type="float">
            <text:p>2.74</text:p>
          </table:table-cell>
          <table:table-cell table:style-name="ce6" office:value-type="float" office:value="2.88" calcext:value-type="float">
            <text:p>2.88</text:p>
          </table:table-cell>
          <table:table-cell table:style-name="ce6" office:value-type="float" office:value="2.51" calcext:value-type="float">
            <text:p>2.51</text:p>
          </table:table-cell>
          <table:table-cell table:style-name="ce6" office:value-type="float" office:value="2.61" calcext:value-type="float">
            <text:p>2.61</text:p>
          </table:table-cell>
          <table:table-cell table:style-name="ce6" office:value-type="float" office:value="2.88" calcext:value-type="float">
            <text:p>2.88</text:p>
          </table:table-cell>
          <table:table-cell table:style-name="ce6"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office:value-type="float" office:value="2.67" calcext:value-type="float">
            <text:p>2.67</text:p>
          </table:table-cell>
          <table:table-cell table:style-name="ce6" office:value-type="float" office:value="2.78" calcext:value-type="float">
            <text:p>2.78</text:p>
          </table:table-cell>
          <table:table-cell table:style-name="ce6" office:value-type="float" office:value="2.93" calcext:value-type="float">
            <text:p>2.93</text:p>
          </table:table-cell>
          <table:table-cell table:style-name="ce6" office:value-type="float" office:value="2.71" calcext:value-type="float">
            <text:p>2.71</text:p>
          </table:table-cell>
          <table:table-cell table:style-name="ce6" office:value-type="float" office:value="2.73" calcext:value-type="float">
            <text:p>2.73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2.98" calcext:value-type="float">
            <text:p>2.98</text:p>
          </table:table-cell>
          <table:table-cell table:style-name="ce6" office:value-type="float" office:value="2.18" calcext:value-type="float">
            <text:p>2.18</text:p>
          </table:table-cell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office:value-type="float" office:value="2.02" calcext:value-type="float">
            <text:p>2.02</text:p>
          </table:table-cell>
          <table:table-cell table:style-name="ce6" office:value-type="float" office:value="2.91" calcext:value-type="float">
            <text:p>2.91</text:p>
          </table:table-cell>
          <table:table-cell table:style-name="ce6" office:value-type="float" office:value="2.65" calcext:value-type="float">
            <text:p>2.65</text:p>
          </table:table-cell>
          <table:table-cell table:style-name="ce6" office:value-type="float" office:value="2.98" calcext:value-type="float">
            <text:p>2.98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2.63" calcext:value-type="float">
            <text:p>2.63</text:p>
          </table:table-cell>
          <table:table-cell table:style-name="ce6" office:value-type="float" office:value="1.92" calcext:value-type="float">
            <text:p>1.92</text:p>
          </table:table-cell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office:value-type="float" office:value="2.46" calcext:value-type="float">
            <text:p>2.46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2.54" calcext:value-type="float">
            <text:p>2.54</text:p>
          </table:table-cell>
          <table:table-cell table:style-name="ce6" office:value-type="float" office:value="2.21" calcext:value-type="float">
            <text:p>2.21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2.14" calcext:value-type="float">
            <text:p>2.14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2.44" calcext:value-type="float">
            <text:p>2.44</text:p>
          </table:table-cell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office:value-type="float" office:value="2.31" calcext:value-type="float">
            <text:p>2.31</text:p>
          </table:table-cell>
          <table:table-cell table:style-name="ce6" office:value-type="float" office:value="2.8" calcext:value-type="float">
            <text:p>2.8</text:p>
          </table:table-cell>
          <table:table-cell table:number-columns-repeated="2" table:style-name="ce6" office:value-type="float" office:value="2.56" calcext:value-type="float">
            <text:p>2.56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2.63" calcext:value-type="float">
            <text:p>2.63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2.73" calcext:value-type="float">
            <text:p>2.73</text:p>
          </table:table-cell>
        </table:table-row>
        <table:table-row table:style-name="ro1">
          <table:table-cell table:number-columns-repeated="3"/>
          <table:table-cell table:style-name="ce22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SDV</text:p>
          </table:table-cell>
          <table:table-cell table:style-name="ce22" office:value-type="string" calcext:value-type="string">
            <text:p>minup</text:p>
          </table:table-cell>
          <table:table-cell table:style-name="ce22" office:value-type="string" calcext:value-type="string">
            <text:p>Minup &amp; helper</text:p>
          </table:table-cell>
          <table:table-cell table:style-name="ce22" office:value-type="string" calcext:value-type="string">
            <text:p>Minup &amp; handle</text:p>
          </table:table-cell>
          <table:table-cell table:style-name="ce22" office:value-type="string" calcext:value-type="string">
            <text:p>minup&amp;helper&amp;handle</text:p>
          </table:table-cell>
          <table:table-cell table:style-name="ce22" office:value-type="string" calcext:value-type="string">
            <text:p>helper</text:p>
          </table:table-cell>
          <table:table-cell table:style-name="ce22" office:value-type="string" calcext:value-type="string">
            <text:p>handle</text:p>
          </table:table-cell>
          <table:table-cell table:style-name="ce22" office:value-type="string" calcext:value-type="string">
            <text:p>Helper &amp; handle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AVERAGE([.C2:.C11])" office:value-type="float" office:value="2.306" calcext:value-type="float">
            <text:p>2.306</text:p>
          </table:table-cell>
          <table:table-cell table:style-name="Default" table:formula="of:=AVERAGE([.D2:.D11])" office:value-type="float" office:value="2.494" calcext:value-type="float">
            <text:p>2.494</text:p>
          </table:table-cell>
          <table:table-cell table:style-name="Default" table:formula="of:=AVERAGE([.E2:.E11])" office:value-type="float" office:value="2.425" calcext:value-type="float">
            <text:p>2.425</text:p>
          </table:table-cell>
          <table:table-cell table:style-name="Default" table:formula="of:=AVERAGE([.F2:.F11])" office:value-type="float" office:value="2.546" calcext:value-type="float">
            <text:p>2.546</text:p>
          </table:table-cell>
          <table:table-cell table:style-name="Default" table:formula="of:=AVERAGE([.G2:.G11])" office:value-type="float" office:value="2.352" calcext:value-type="float">
            <text:p>2.352</text:p>
          </table:table-cell>
          <table:table-cell table:style-name="Default" table:formula="of:=AVERAGE([.H2:.H11])" office:value-type="float" office:value="2.479" calcext:value-type="float">
            <text:p>2.479</text:p>
          </table:table-cell>
          <table:table-cell table:style-name="Default" table:formula="of:=AVERAGE([.I2:.I11])" office:value-type="float" office:value="2.48" calcext:value-type="float">
            <text:p>2.48</text:p>
          </table:table-cell>
          <table:table-cell table:style-name="Default" table:formula="of:=AVERAGE([.J2:.J11])" office:value-type="float" office:value="2.377" calcext:value-type="float">
            <text:p>2.37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AVERAGE([.C12:.C21])" office:value-type="float" office:value="2.509" calcext:value-type="float">
            <text:p>2.509</text:p>
          </table:table-cell>
          <table:table-cell table:style-name="Default" table:formula="of:=AVERAGE([.D12:.D21])" office:value-type="float" office:value="2.306" calcext:value-type="float">
            <text:p>2.306</text:p>
          </table:table-cell>
          <table:table-cell table:style-name="Default" table:formula="of:=AVERAGE([.E12:.E21])" office:value-type="float" office:value="2.608" calcext:value-type="float">
            <text:p>2.608</text:p>
          </table:table-cell>
          <table:table-cell table:style-name="Default" table:formula="of:=AVERAGE([.F12:.F21])" office:value-type="float" office:value="2.54" calcext:value-type="float">
            <text:p>2.54</text:p>
          </table:table-cell>
          <table:table-cell table:style-name="Default" table:formula="of:=AVERAGE([.G12:.G21])" office:value-type="float" office:value="2.546" calcext:value-type="float">
            <text:p>2.546</text:p>
          </table:table-cell>
          <table:table-cell table:style-name="Default" table:formula="of:=AVERAGE([.H12:.H21])" office:value-type="float" office:value="2.502" calcext:value-type="float">
            <text:p>2.502</text:p>
          </table:table-cell>
          <table:table-cell table:style-name="Default" table:formula="of:=AVERAGE([.I12:.I21])" office:value-type="float" office:value="2.332" calcext:value-type="float">
            <text:p>2.332</text:p>
          </table:table-cell>
          <table:table-cell table:style-name="Default" table:formula="of:=AVERAGE([.J12:.J21])" office:value-type="float" office:value="2.406" calcext:value-type="float">
            <text:p>2.40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AVERAGE([.C22:.C31])" office:value-type="float" office:value="2.456" calcext:value-type="float">
            <text:p>2.456</text:p>
          </table:table-cell>
          <table:table-cell table:style-name="Default" table:formula="of:=AVERAGE([.D22:.D31])" office:value-type="float" office:value="2.5" calcext:value-type="float">
            <text:p>2.5</text:p>
          </table:table-cell>
          <table:table-cell table:style-name="Default" table:formula="of:=AVERAGE([.E22:.E31])" office:value-type="float" office:value="2.538" calcext:value-type="float">
            <text:p>2.538</text:p>
          </table:table-cell>
          <table:table-cell table:style-name="Default" table:formula="of:=AVERAGE([.F22:.F31])" office:value-type="float" office:value="2.591" calcext:value-type="float">
            <text:p>2.591</text:p>
          </table:table-cell>
          <table:table-cell table:style-name="Default" table:formula="of:=AVERAGE([.G22:.G31])" office:value-type="float" office:value="2.514" calcext:value-type="float">
            <text:p>2.514</text:p>
          </table:table-cell>
          <table:table-cell table:style-name="Default" table:formula="of:=AVERAGE([.H22:.H31])" office:value-type="float" office:value="2.42" calcext:value-type="float">
            <text:p>2.42</text:p>
          </table:table-cell>
          <table:table-cell table:style-name="Default" table:formula="of:=AVERAGE([.I22:.I31])" office:value-type="float" office:value="2.495" calcext:value-type="float">
            <text:p>2.495</text:p>
          </table:table-cell>
          <table:table-cell table:style-name="Default" table:formula="of:=AVERAGE([.J22:.J31])" office:value-type="float" office:value="2.383" calcext:value-type="float">
            <text:p>2.383</text:p>
          </table:table-cell>
        </table:table-row>
      </table:table>
      <table:table table:name="EVALUASI END TO END" table:style-name="ta1">
        <table:shapes>
          <draw:frame draw:z-index="0" draw:style-name="gr1" draw:text-style-name="P1" svg:width="1017.1pt" svg:height="470.18pt" svg:x="3.46pt" svg:y="477.01pt">
            <loext:p draw:notify-on-update-of-ranges="'EVALUASI END TO END'.C33:'EVALUASI END TO END'.C33 'EVALUASI END TO END'.C34:'EVALUASI END TO END'.C36 'EVALUASI END TO END'.D33:'EVALUASI END TO END'.D33 'EVALUASI END TO END'.D34:'EVALUASI END TO END'.D36 'EVALUASI END TO END'.E33:'EVALUASI END TO END'.E33 'EVALUASI END TO END'.E34:'EVALUASI END TO END'.E36 'EVALUASI END TO END'.F33:'EVALUASI END TO END'.F33 'EVALUASI END TO END'.F34:'EVALUASI END TO END'.F36 'EVALUASI END TO END'.G33:'EVALUASI END TO END'.G33 'EVALUASI END TO END'.G34:'EVALUASI END TO END'.G36 'EVALUASI END TO END'.H33:'EVALUASI END TO END'.H33 'EVALUASI END TO END'.H34:'EVALUASI END TO END'.H36 'EVALUASI END TO END'.I33:'EVALUASI END TO END'.I33 'EVALUASI END TO END'.I34:'EVALUASI END TO END'.I36 'EVALUASI END TO END'.J33:'EVALUASI END TO END'.J33 'EVALUASI END TO END'.J34:'EVALUASI END TO END'.J36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7" table:default-cell-style-name="ce4"/>
        <table:table-row table:style-name="ro1">
          <table:table-cell table:number-columns-repeated="2"/>
          <table:table-cell office:value-type="string" calcext:value-type="string">
            <text:p>DSDV</text:p>
          </table:table-cell>
          <table:table-cell table:style-name="ce22" office:value-type="string" calcext:value-type="string">
            <text:p>minup</text:p>
          </table:table-cell>
          <table:table-cell table:style-name="ce22" office:value-type="string" calcext:value-type="string">
            <text:p>Minup &amp; helper</text:p>
          </table:table-cell>
          <table:table-cell table:style-name="ce22" office:value-type="string" calcext:value-type="string">
            <text:p>Minup &amp; handle</text:p>
          </table:table-cell>
          <table:table-cell table:style-name="ce22" office:value-type="string" calcext:value-type="string">
            <text:p>minup&amp;helper&amp;handle</text:p>
          </table:table-cell>
          <table:table-cell table:style-name="ce22" office:value-type="string" calcext:value-type="string">
            <text:p>helper</text:p>
          </table:table-cell>
          <table:table-cell table:style-name="ce22" office:value-type="string" calcext:value-type="string">
            <text:p>handle</text:p>
          </table:table-cell>
          <table:table-cell table:style-name="ce22" office:value-type="string" calcext:value-type="string">
            <text:p>Helper &amp; handle</text:p>
          </table:table-cell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33.77" calcext:value-type="float">
            <text:p>33.77</text:p>
          </table:table-cell>
          <table:table-cell office:value-type="float" office:value="32.13" calcext:value-type="float">
            <text:p>32.13</text:p>
          </table:table-cell>
          <table:table-cell office:value-type="float" office:value="30.98" calcext:value-type="float">
            <text:p>30.98</text:p>
          </table:table-cell>
          <table:table-cell office:value-type="float" office:value="30.35" calcext:value-type="float">
            <text:p>30.35</text:p>
          </table:table-cell>
          <table:table-cell office:value-type="float" office:value="38.79" calcext:value-type="float">
            <text:p>38.79</text:p>
          </table:table-cell>
          <table:table-cell office:value-type="float" office:value="30.87" calcext:value-type="float">
            <text:p>30.87</text:p>
          </table:table-cell>
          <table:table-cell office:value-type="float" office:value="31.52" calcext:value-type="float">
            <text:p>31.52</text:p>
          </table:table-cell>
          <table:table-cell office:value-type="float" office:value="30.64" calcext:value-type="float">
            <text:p>30.64</text:p>
          </table:table-cell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32.04" calcext:value-type="float">
            <text:p>32.04</text:p>
          </table:table-cell>
          <table:table-cell office:value-type="float" office:value="30.83" calcext:value-type="float">
            <text:p>30.83</text:p>
          </table:table-cell>
          <table:table-cell office:value-type="float" office:value="30.81" calcext:value-type="float">
            <text:p>30.81</text:p>
          </table:table-cell>
          <table:table-cell office:value-type="float" office:value="30.42" calcext:value-type="float">
            <text:p>30.42</text:p>
          </table:table-cell>
          <table:table-cell office:value-type="float" office:value="30.91" calcext:value-type="float">
            <text:p>30.91</text:p>
          </table:table-cell>
          <table:table-cell office:value-type="float" office:value="31.87" calcext:value-type="float">
            <text:p>31.87</text:p>
          </table:table-cell>
          <table:table-cell office:value-type="float" office:value="30.67" calcext:value-type="float">
            <text:p>30.67</text:p>
          </table:table-cell>
          <table:table-cell office:value-type="float" office:value="30.56" calcext:value-type="float">
            <text:p>30.56</text:p>
          </table:table-cell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30.38" calcext:value-type="float">
            <text:p>30.38</text:p>
          </table:table-cell>
          <table:table-cell office:value-type="float" office:value="30.37" calcext:value-type="float">
            <text:p>30.37</text:p>
          </table:table-cell>
          <table:table-cell office:value-type="float" office:value="30.38" calcext:value-type="float">
            <text:p>30.38</text:p>
          </table:table-cell>
          <table:table-cell office:value-type="float" office:value="30.73" calcext:value-type="float">
            <text:p>30.73</text:p>
          </table:table-cell>
          <table:table-cell office:value-type="float" office:value="30.28" calcext:value-type="float">
            <text:p>30.28</text:p>
          </table:table-cell>
          <table:table-cell office:value-type="float" office:value="30.75" calcext:value-type="float">
            <text:p>30.75</text:p>
          </table:table-cell>
          <table:table-cell office:value-type="float" office:value="30.85" calcext:value-type="float">
            <text:p>30.85</text:p>
          </table:table-cell>
          <table:table-cell office:value-type="float" office:value="30.44" calcext:value-type="float">
            <text:p>30.44</text:p>
          </table:table-cell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31.86" calcext:value-type="float">
            <text:p>31.86</text:p>
          </table:table-cell>
          <table:table-cell office:value-type="float" office:value="32.39" calcext:value-type="float">
            <text:p>32.39</text:p>
          </table:table-cell>
          <table:table-cell office:value-type="float" office:value="30.93" calcext:value-type="float">
            <text:p>30.93</text:p>
          </table:table-cell>
          <table:table-cell office:value-type="float" office:value="30.46" calcext:value-type="float">
            <text:p>30.46</text:p>
          </table:table-cell>
          <table:table-cell office:value-type="float" office:value="30.5" calcext:value-type="float">
            <text:p>30.5</text:p>
          </table:table-cell>
          <table:table-cell office:value-type="float" office:value="31.61" calcext:value-type="float">
            <text:p>31.61</text:p>
          </table:table-cell>
          <table:table-cell office:value-type="float" office:value="30.66" calcext:value-type="float">
            <text:p>30.66</text:p>
          </table:table-cell>
          <table:table-cell office:value-type="float" office:value="30.65" calcext:value-type="float">
            <text:p>30.65</text:p>
          </table:table-cell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30.4" calcext:value-type="float">
            <text:p>30.4</text:p>
          </table:table-cell>
          <table:table-cell office:value-type="float" office:value="40.72" calcext:value-type="float">
            <text:p>40.72</text:p>
          </table:table-cell>
          <table:table-cell office:value-type="float" office:value="84.9" calcext:value-type="float">
            <text:p>84.9</text:p>
          </table:table-cell>
          <table:table-cell office:value-type="float" office:value="31.2" calcext:value-type="float">
            <text:p>31.2</text:p>
          </table:table-cell>
          <table:table-cell office:value-type="float" office:value="42.73" calcext:value-type="float">
            <text:p>42.73</text:p>
          </table:table-cell>
          <table:table-cell office:value-type="float" office:value="30.71" calcext:value-type="float">
            <text:p>30.71</text:p>
          </table:table-cell>
          <table:table-cell office:value-type="float" office:value="30.55" calcext:value-type="float">
            <text:p>30.55</text:p>
          </table:table-cell>
          <table:table-cell office:value-type="float" office:value="30.51" calcext:value-type="float">
            <text:p>30.51</text:p>
          </table:table-cell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31.41" calcext:value-type="float">
            <text:p>31.41</text:p>
          </table:table-cell>
          <table:table-cell office:value-type="float" office:value="39.52" calcext:value-type="float">
            <text:p>39.52</text:p>
          </table:table-cell>
          <table:table-cell office:value-type="float" office:value="33.32" calcext:value-type="float">
            <text:p>33.32</text:p>
          </table:table-cell>
          <table:table-cell office:value-type="float" office:value="106.46" calcext:value-type="float">
            <text:p>106.46</text:p>
          </table:table-cell>
          <table:table-cell office:value-type="float" office:value="34.56" calcext:value-type="float">
            <text:p>34.56</text:p>
          </table:table-cell>
          <table:table-cell office:value-type="float" office:value="79.97" calcext:value-type="float">
            <text:p>79.97</text:p>
          </table:table-cell>
          <table:table-cell office:value-type="float" office:value="31.76" calcext:value-type="float">
            <text:p>31.76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34.54" calcext:value-type="float">
            <text:p>34.54</text:p>
          </table:table-cell>
          <table:table-cell office:value-type="float" office:value="31.17" calcext:value-type="float">
            <text:p>31.17</text:p>
          </table:table-cell>
          <table:table-cell office:value-type="float" office:value="32.48" calcext:value-type="float">
            <text:p>32.48</text:p>
          </table:table-cell>
          <table:table-cell office:value-type="float" office:value="31.34" calcext:value-type="float">
            <text:p>31.34</text:p>
          </table:table-cell>
          <table:table-cell office:value-type="float" office:value="30.73" calcext:value-type="float">
            <text:p>30.73</text:p>
          </table:table-cell>
          <table:table-cell office:value-type="float" office:value="30.56" calcext:value-type="float">
            <text:p>30.56</text:p>
          </table:table-cell>
          <table:table-cell office:value-type="float" office:value="30.33" calcext:value-type="float">
            <text:p>30.33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30.54" calcext:value-type="float">
            <text:p>30.54</text:p>
          </table:table-cell>
          <table:table-cell office:value-type="float" office:value="33.33" calcext:value-type="float">
            <text:p>33.33</text:p>
          </table:table-cell>
          <table:table-cell office:value-type="float" office:value="30.93" calcext:value-type="float">
            <text:p>30.93</text:p>
          </table:table-cell>
          <table:table-cell office:value-type="float" office:value="33.32" calcext:value-type="float">
            <text:p>33.32</text:p>
          </table:table-cell>
          <table:table-cell office:value-type="float" office:value="32.35" calcext:value-type="float">
            <text:p>32.35</text:p>
          </table:table-cell>
          <table:table-cell office:value-type="float" office:value="31.28" calcext:value-type="float">
            <text:p>31.28</text:p>
          </table:table-cell>
          <table:table-cell office:value-type="float" office:value="31.03" calcext:value-type="float">
            <text:p>31.0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34.93" calcext:value-type="float">
            <text:p>34.93</text:p>
          </table:table-cell>
          <table:table-cell office:value-type="float" office:value="35.82" calcext:value-type="float">
            <text:p>35.82</text:p>
          </table:table-cell>
          <table:table-cell office:value-type="float" office:value="30.79" calcext:value-type="float">
            <text:p>30.79</text:p>
          </table:table-cell>
          <table:table-cell office:value-type="float" office:value="31.33" calcext:value-type="float">
            <text:p>31.33</text:p>
          </table:table-cell>
          <table:table-cell office:value-type="float" office:value="37.6" calcext:value-type="float">
            <text:p>37.6</text:p>
          </table:table-cell>
          <table:table-cell office:value-type="float" office:value="38.52" calcext:value-type="float">
            <text:p>38.52</text:p>
          </table:table-cell>
          <table:table-cell office:value-type="float" office:value="31.61" calcext:value-type="float">
            <text:p>31.61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35.76" calcext:value-type="float">
            <text:p>35.76</text:p>
          </table:table-cell>
          <table:table-cell office:value-type="float" office:value="42.59" calcext:value-type="float">
            <text:p>42.59</text:p>
          </table:table-cell>
          <table:table-cell office:value-type="float" office:value="35.42" calcext:value-type="float">
            <text:p>35.42</text:p>
          </table:table-cell>
          <table:table-cell office:value-type="float" office:value="35.18" calcext:value-type="float">
            <text:p>35.18</text:p>
          </table:table-cell>
          <table:table-cell office:value-type="float" office:value="32.6" calcext:value-type="float">
            <text:p>32.6</text:p>
          </table:table-cell>
          <table:table-cell office:value-type="float" office:value="32.76" calcext:value-type="float">
            <text:p>32.76</text:p>
          </table:table-cell>
          <table:table-cell office:value-type="float" office:value="35.68" calcext:value-type="float">
            <text:p>35.6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office:value-type="float" office:value="43.98" calcext:value-type="float">
            <text:p>43.98</text:p>
          </table:table-cell>
          <table:table-cell table:style-name="ce5" office:value-type="float" office:value="61.67" calcext:value-type="float">
            <text:p>61.67</text:p>
          </table:table-cell>
          <table:table-cell table:style-name="ce5" office:value-type="float" office:value="63.33" calcext:value-type="float">
            <text:p>63.33</text:p>
          </table:table-cell>
          <table:table-cell table:style-name="ce5" office:value-type="float" office:value="33.88" calcext:value-type="float">
            <text:p>33.88</text:p>
          </table:table-cell>
          <table:table-cell table:style-name="ce5" office:value-type="float" office:value="94.75" calcext:value-type="float">
            <text:p>94.75</text:p>
          </table:table-cell>
          <table:table-cell table:style-name="ce5" office:value-type="float" office:value="34.7" calcext:value-type="float">
            <text:p>34.7</text:p>
          </table:table-cell>
          <table:table-cell table:style-name="ce5" office:value-type="float" office:value="124.13" calcext:value-type="float">
            <text:p>124.13</text:p>
          </table:table-cell>
          <table:table-cell table:style-name="ce5" office:value-type="float" office:value="107.93" calcext:value-type="float">
            <text:p>107.93</text:p>
          </table:table-cell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office:value-type="float" office:value="30.76" calcext:value-type="float">
            <text:p>30.76</text:p>
          </table:table-cell>
          <table:table-cell table:style-name="ce5" office:value-type="float" office:value="110.15" calcext:value-type="float">
            <text:p>110.15</text:p>
          </table:table-cell>
          <table:table-cell table:style-name="ce5" office:value-type="float" office:value="30.63" calcext:value-type="float">
            <text:p>30.63</text:p>
          </table:table-cell>
          <table:table-cell table:style-name="ce5" office:value-type="float" office:value="126.63" calcext:value-type="float">
            <text:p>126.63</text:p>
          </table:table-cell>
          <table:table-cell table:style-name="ce5" office:value-type="float" office:value="30.62" calcext:value-type="float">
            <text:p>30.62</text:p>
          </table:table-cell>
          <table:table-cell table:style-name="ce5" office:value-type="float" office:value="32.73" calcext:value-type="float">
            <text:p>32.73</text:p>
          </table:table-cell>
          <table:table-cell table:style-name="ce5" office:value-type="float" office:value="30.32" calcext:value-type="float">
            <text:p>30.32</text:p>
          </table:table-cell>
          <table:table-cell table:style-name="ce5" office:value-type="float" office:value="32.36" calcext:value-type="float">
            <text:p>32.36</text:p>
          </table:table-cell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office:value-type="float" office:value="31.11" calcext:value-type="float">
            <text:p>31.11</text:p>
          </table:table-cell>
          <table:table-cell table:style-name="ce5" office:value-type="float" office:value="33.59" calcext:value-type="float">
            <text:p>33.59</text:p>
          </table:table-cell>
          <table:table-cell table:style-name="ce5" office:value-type="float" office:value="40.07" calcext:value-type="float">
            <text:p>40.07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32.84" calcext:value-type="float">
            <text:p>32.84</text:p>
          </table:table-cell>
          <table:table-cell table:style-name="ce5" office:value-type="float" office:value="31.46" calcext:value-type="float">
            <text:p>31.46</text:p>
          </table:table-cell>
          <table:table-cell table:style-name="ce5" office:value-type="float" office:value="31.01" calcext:value-type="float">
            <text:p>31.01</text:p>
          </table:table-cell>
          <table:table-cell table:style-name="ce5" office:value-type="float" office:value="33.05" calcext:value-type="float">
            <text:p>33.05</text:p>
          </table:table-cell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office:value-type="float" office:value="40.75" calcext:value-type="float">
            <text:p>40.75</text:p>
          </table:table-cell>
          <table:table-cell table:style-name="ce5" office:value-type="float" office:value="37.42" calcext:value-type="float">
            <text:p>37.42</text:p>
          </table:table-cell>
          <table:table-cell table:style-name="ce5" office:value-type="float" office:value="36.71" calcext:value-type="float">
            <text:p>36.71</text:p>
          </table:table-cell>
          <table:table-cell table:style-name="ce5" office:value-type="float" office:value="40.74" calcext:value-type="float">
            <text:p>40.74</text:p>
          </table:table-cell>
          <table:table-cell table:style-name="ce5" office:value-type="float" office:value="48.01" calcext:value-type="float">
            <text:p>48.01</text:p>
          </table:table-cell>
          <table:table-cell table:style-name="ce5" office:value-type="float" office:value="36.59" calcext:value-type="float">
            <text:p>36.59</text:p>
          </table:table-cell>
          <table:table-cell table:style-name="ce5" office:value-type="float" office:value="32.46" calcext:value-type="float">
            <text:p>32.46</text:p>
          </table:table-cell>
          <table:table-cell table:style-name="ce5" office:value-type="float" office:value="29.06" calcext:value-type="float">
            <text:p>29.06</text:p>
          </table:table-cell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office:value-type="float" office:value="91.78" calcext:value-type="float">
            <text:p>91.78</text:p>
          </table:table-cell>
          <table:table-cell table:style-name="ce5" office:value-type="float" office:value="31.52" calcext:value-type="float">
            <text:p>31.52</text:p>
          </table:table-cell>
          <table:table-cell table:style-name="ce5" office:value-type="float" office:value="30.44" calcext:value-type="float">
            <text:p>30.44</text:p>
          </table:table-cell>
          <table:table-cell table:style-name="ce5" office:value-type="float" office:value="30.51" calcext:value-type="float">
            <text:p>30.51</text:p>
          </table:table-cell>
          <table:table-cell table:style-name="ce5" office:value-type="float" office:value="30.59" calcext:value-type="float">
            <text:p>30.59</text:p>
          </table:table-cell>
          <table:table-cell table:style-name="ce5" office:value-type="float" office:value="30.53" calcext:value-type="float">
            <text:p>30.53</text:p>
          </table:table-cell>
          <table:table-cell table:style-name="ce5" office:value-type="float" office:value="30.72" calcext:value-type="float">
            <text:p>30.72</text:p>
          </table:table-cell>
          <table:table-cell table:style-name="ce5" office:value-type="float" office:value="30.7" calcext:value-type="float">
            <text:p>30.7</text:p>
          </table:table-cell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office:value-type="float" office:value="30.97" calcext:value-type="float">
            <text:p>30.97</text:p>
          </table:table-cell>
          <table:table-cell table:style-name="ce5" office:value-type="float" office:value="30.69" calcext:value-type="float">
            <text:p>30.69</text:p>
          </table:table-cell>
          <table:table-cell table:style-name="ce5" office:value-type="float" office:value="35.08" calcext:value-type="float">
            <text:p>35.08</text:p>
          </table:table-cell>
          <table:table-cell table:style-name="ce5" office:value-type="float" office:value="30.56" calcext:value-type="float">
            <text:p>30.56</text:p>
          </table:table-cell>
          <table:table-cell table:style-name="ce5" office:value-type="float" office:value="31.13" calcext:value-type="float">
            <text:p>31.13</text:p>
          </table:table-cell>
          <table:table-cell table:style-name="ce5" office:value-type="float" office:value="30.54" calcext:value-type="float">
            <text:p>30.54</text:p>
          </table:table-cell>
          <table:table-cell table:style-name="ce5" office:value-type="float" office:value="30.42" calcext:value-type="float">
            <text:p>30.42</text:p>
          </table:table-cell>
          <table:table-cell table:style-name="ce5" office:value-type="float" office:value="30.57" calcext:value-type="float">
            <text:p>30.57</text:p>
          </table:table-cell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office:value-type="float" office:value="31.31" calcext:value-type="float">
            <text:p>31.31</text:p>
          </table:table-cell>
          <table:table-cell table:style-name="ce5" office:value-type="float" office:value="33.08" calcext:value-type="float">
            <text:p>33.08</text:p>
          </table:table-cell>
          <table:table-cell table:style-name="ce5" office:value-type="float" office:value="30.95" calcext:value-type="float">
            <text:p>30.95</text:p>
          </table:table-cell>
          <table:table-cell table:style-name="ce5" office:value-type="float" office:value="34.15" calcext:value-type="float">
            <text:p>34.15</text:p>
          </table:table-cell>
          <table:table-cell table:style-name="ce5" office:value-type="float" office:value="30.63" calcext:value-type="float">
            <text:p>30.63</text:p>
          </table:table-cell>
          <table:table-cell table:style-name="ce5" office:value-type="float" office:value="31.82" calcext:value-type="float">
            <text:p>31.82</text:p>
          </table:table-cell>
          <table:table-cell table:style-name="ce5" office:value-type="float" office:value="32.25" calcext:value-type="float">
            <text:p>32.25</text:p>
          </table:table-cell>
          <table:table-cell table:style-name="ce5" office:value-type="float" office:value="31.16" calcext:value-type="float">
            <text:p>31.16</text:p>
          </table:table-cell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office:value-type="float" office:value="26.18" calcext:value-type="float">
            <text:p>26.18</text:p>
          </table:table-cell>
          <table:table-cell table:style-name="ce5" office:value-type="float" office:value="27.23" calcext:value-type="float">
            <text:p>27.23</text:p>
          </table:table-cell>
          <table:table-cell table:style-name="ce5" office:value-type="float" office:value="28.16" calcext:value-type="float">
            <text:p>28.16</text:p>
          </table:table-cell>
          <table:table-cell table:style-name="ce5" office:value-type="float" office:value="32.25" calcext:value-type="float">
            <text:p>32.25</text:p>
          </table:table-cell>
          <table:table-cell table:style-name="ce5" office:value-type="float" office:value="32.84" calcext:value-type="float">
            <text:p>32.84</text:p>
          </table:table-cell>
          <table:table-cell table:style-name="ce5" office:value-type="float" office:value="31.8" calcext:value-type="float">
            <text:p>31.8</text:p>
          </table:table-cell>
          <table:table-cell table:style-name="ce5" office:value-type="float" office:value="27.01" calcext:value-type="float">
            <text:p>27.01</text:p>
          </table:table-cell>
          <table:table-cell table:style-name="ce5" office:value-type="float" office:value="30.19" calcext:value-type="float">
            <text:p>30.19</text:p>
          </table:table-cell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office:value-type="float" office:value="91.51" calcext:value-type="float">
            <text:p>91.51</text:p>
          </table:table-cell>
          <table:table-cell table:style-name="ce5" office:value-type="float" office:value="44.25" calcext:value-type="float">
            <text:p>44.25</text:p>
          </table:table-cell>
          <table:table-cell table:style-name="ce5" office:value-type="float" office:value="88.01" calcext:value-type="float">
            <text:p>88.01</text:p>
          </table:table-cell>
          <table:table-cell table:style-name="ce5" office:value-type="float" office:value="215.09" calcext:value-type="float">
            <text:p>215.09</text:p>
          </table:table-cell>
          <table:table-cell table:style-name="ce5" office:value-type="float" office:value="49.75" calcext:value-type="float">
            <text:p>49.75</text:p>
          </table:table-cell>
          <table:table-cell table:style-name="ce5" office:value-type="float" office:value="40.72" calcext:value-type="float">
            <text:p>40.72</text:p>
          </table:table-cell>
          <table:table-cell table:style-name="ce5" office:value-type="float" office:value="174.34" calcext:value-type="float">
            <text:p>174.34</text:p>
          </table:table-cell>
          <table:table-cell table:style-name="ce5" office:value-type="float" office:value="36.76" calcext:value-type="float">
            <text:p>36.76</text:p>
          </table:table-cell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office:value-type="float" office:value="24.7" calcext:value-type="float">
            <text:p>24.7</text:p>
          </table:table-cell>
          <table:table-cell table:style-name="ce5" office:value-type="float" office:value="62.88" calcext:value-type="float">
            <text:p>62.88</text:p>
          </table:table-cell>
          <table:table-cell table:style-name="ce5" office:value-type="float" office:value="1390.36" calcext:value-type="float">
            <text:p>1390.36</text:p>
          </table:table-cell>
          <table:table-cell table:style-name="ce5" office:value-type="float" office:value="27.38" calcext:value-type="float">
            <text:p>27.38</text:p>
          </table:table-cell>
          <table:table-cell table:style-name="ce5" office:value-type="float" office:value="762.15" calcext:value-type="float">
            <text:p>762.15</text:p>
          </table:table-cell>
          <table:table-cell table:style-name="ce5" office:value-type="float" office:value="33.83" calcext:value-type="float">
            <text:p>33.83</text:p>
          </table:table-cell>
          <table:table-cell table:style-name="ce5" office:value-type="float" office:value="25.55" calcext:value-type="float">
            <text:p>25.55</text:p>
          </table:table-cell>
          <table:table-cell table:style-name="ce5" office:value-type="float" office:value="25.75" calcext:value-type="float">
            <text:p>25.75</text:p>
          </table:table-cell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office:value-type="float" office:value="38.26" calcext:value-type="float">
            <text:p>38.26</text:p>
          </table:table-cell>
          <table:table-cell table:style-name="ce6" office:value-type="float" office:value="484.82" calcext:value-type="float">
            <text:p>484.82</text:p>
          </table:table-cell>
          <table:table-cell table:style-name="ce6" office:value-type="float" office:value="30.55" calcext:value-type="float">
            <text:p>30.55</text:p>
          </table:table-cell>
          <table:table-cell table:style-name="ce6" office:value-type="float" office:value="32.97" calcext:value-type="float">
            <text:p>32.97</text:p>
          </table:table-cell>
          <table:table-cell table:style-name="ce6" office:value-type="float" office:value="192.17" calcext:value-type="float">
            <text:p>192.17</text:p>
          </table:table-cell>
          <table:table-cell table:style-name="ce6" office:value-type="float" office:value="43.09" calcext:value-type="float">
            <text:p>43.09</text:p>
          </table:table-cell>
          <table:table-cell table:style-name="ce6" office:value-type="float" office:value="141.54" calcext:value-type="float">
            <text:p>141.54</text:p>
          </table:table-cell>
          <table:table-cell table:style-name="ce6" office:value-type="float" office:value="246.48" calcext:value-type="float">
            <text:p>246.48</text:p>
          </table:table-cell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office:value-type="float" office:value="38.78" calcext:value-type="float">
            <text:p>38.78</text:p>
          </table:table-cell>
          <table:table-cell table:style-name="ce6" office:value-type="float" office:value="37.13" calcext:value-type="float">
            <text:p>37.13</text:p>
          </table:table-cell>
          <table:table-cell table:style-name="ce6" office:value-type="float" office:value="36.37" calcext:value-type="float">
            <text:p>36.37</text:p>
          </table:table-cell>
          <table:table-cell table:style-name="ce6" office:value-type="float" office:value="36.17" calcext:value-type="float">
            <text:p>36.17</text:p>
          </table:table-cell>
          <table:table-cell table:style-name="ce6" office:value-type="float" office:value="36.39" calcext:value-type="float">
            <text:p>36.39</text:p>
          </table:table-cell>
          <table:table-cell table:style-name="ce6" office:value-type="float" office:value="36.38" calcext:value-type="float">
            <text:p>36.38</text:p>
          </table:table-cell>
          <table:table-cell table:style-name="ce6" office:value-type="float" office:value="36.42" calcext:value-type="float">
            <text:p>36.42</text:p>
          </table:table-cell>
          <table:table-cell table:style-name="ce6" office:value-type="float" office:value="36.5" calcext:value-type="float">
            <text:p>36.5</text:p>
          </table:table-cell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office:value-type="float" office:value="31.04" calcext:value-type="float">
            <text:p>31.04</text:p>
          </table:table-cell>
          <table:table-cell table:style-name="ce6" office:value-type="float" office:value="30.5" calcext:value-type="float">
            <text:p>30.5</text:p>
          </table:table-cell>
          <table:table-cell table:style-name="ce6" office:value-type="float" office:value="34.56" calcext:value-type="float">
            <text:p>34.56</text:p>
          </table:table-cell>
          <table:table-cell table:style-name="ce6" office:value-type="float" office:value="37.77" calcext:value-type="float">
            <text:p>37.77</text:p>
          </table:table-cell>
          <table:table-cell table:style-name="ce6" office:value-type="float" office:value="35.76" calcext:value-type="float">
            <text:p>35.76</text:p>
          </table:table-cell>
          <table:table-cell table:style-name="ce6" office:value-type="float" office:value="48.65" calcext:value-type="float">
            <text:p>48.65</text:p>
          </table:table-cell>
          <table:table-cell table:style-name="ce6" office:value-type="float" office:value="70.62" calcext:value-type="float">
            <text:p>70.62</text:p>
          </table:table-cell>
          <table:table-cell table:style-name="ce6" office:value-type="float" office:value="35.22" calcext:value-type="float">
            <text:p>35.22</text:p>
          </table:table-cell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office:value-type="float" office:value="26.24" calcext:value-type="float">
            <text:p>26.24</text:p>
          </table:table-cell>
          <table:table-cell table:style-name="ce6" office:value-type="float" office:value="27.11" calcext:value-type="float">
            <text:p>27.11</text:p>
          </table:table-cell>
          <table:table-cell table:style-name="ce6" office:value-type="float" office:value="25.27" calcext:value-type="float">
            <text:p>25.27</text:p>
          </table:table-cell>
          <table:table-cell table:style-name="ce6" office:value-type="float" office:value="31.82" calcext:value-type="float">
            <text:p>31.82</text:p>
          </table:table-cell>
          <table:table-cell table:style-name="ce6" office:value-type="float" office:value="26.45" calcext:value-type="float">
            <text:p>26.45</text:p>
          </table:table-cell>
          <table:table-cell table:style-name="ce6" office:value-type="float" office:value="25.51" calcext:value-type="float">
            <text:p>25.51</text:p>
          </table:table-cell>
          <table:table-cell table:style-name="ce6" office:value-type="float" office:value="30.96" calcext:value-type="float">
            <text:p>30.96</text:p>
          </table:table-cell>
          <table:table-cell table:style-name="ce6" office:value-type="float" office:value="29.39" calcext:value-type="float">
            <text:p>29.39</text:p>
          </table:table-cell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office:value-type="float" office:value="36.93" calcext:value-type="float">
            <text:p>36.93</text:p>
          </table:table-cell>
          <table:table-cell table:style-name="ce6" office:value-type="float" office:value="37.08" calcext:value-type="float">
            <text:p>37.08</text:p>
          </table:table-cell>
          <table:table-cell table:style-name="ce6" office:value-type="float" office:value="49.29" calcext:value-type="float">
            <text:p>49.29</text:p>
          </table:table-cell>
          <table:table-cell table:style-name="ce6" office:value-type="float" office:value="65.17" calcext:value-type="float">
            <text:p>65.17</text:p>
          </table:table-cell>
          <table:table-cell table:style-name="ce6" office:value-type="float" office:value="36.54" calcext:value-type="float">
            <text:p>36.54</text:p>
          </table:table-cell>
          <table:table-cell table:style-name="ce6" office:value-type="float" office:value="773.21" calcext:value-type="float">
            <text:p>773.21</text:p>
          </table:table-cell>
          <table:table-cell table:style-name="ce6" office:value-type="float" office:value="36.68" calcext:value-type="float">
            <text:p>36.68</text:p>
          </table:table-cell>
          <table:table-cell table:style-name="ce6" office:value-type="float" office:value="37.13" calcext:value-type="float">
            <text:p>37.13</text:p>
          </table:table-cell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office:value-type="float" office:value="28.33" calcext:value-type="float">
            <text:p>28.33</text:p>
          </table:table-cell>
          <table:table-cell table:style-name="ce6" office:value-type="float" office:value="24.62" calcext:value-type="float">
            <text:p>24.62</text:p>
          </table:table-cell>
          <table:table-cell table:style-name="ce6" office:value-type="float" office:value="26.84" calcext:value-type="float">
            <text:p>26.84</text:p>
          </table:table-cell>
          <table:table-cell table:style-name="ce6" office:value-type="float" office:value="25.66" calcext:value-type="float">
            <text:p>25.66</text:p>
          </table:table-cell>
          <table:table-cell table:style-name="ce6" office:value-type="float" office:value="28.67" calcext:value-type="float">
            <text:p>28.67</text:p>
          </table:table-cell>
          <table:table-cell table:style-name="ce6" office:value-type="float" office:value="24.98" calcext:value-type="float">
            <text:p>24.98</text:p>
          </table:table-cell>
          <table:table-cell table:style-name="ce6" office:value-type="float" office:value="27.62" calcext:value-type="float">
            <text:p>27.62</text:p>
          </table:table-cell>
          <table:table-cell table:style-name="ce6" office:value-type="float" office:value="26.44" calcext:value-type="float">
            <text:p>26.44</text:p>
          </table:table-cell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office:value-type="float" office:value="31.67" calcext:value-type="float">
            <text:p>31.67</text:p>
          </table:table-cell>
          <table:table-cell table:style-name="ce6" office:value-type="float" office:value="45.23" calcext:value-type="float">
            <text:p>45.23</text:p>
          </table:table-cell>
          <table:table-cell table:style-name="ce6" office:value-type="float" office:value="30.91" calcext:value-type="float">
            <text:p>30.91</text:p>
          </table:table-cell>
          <table:table-cell table:style-name="ce6" office:value-type="float" office:value="38.02" calcext:value-type="float">
            <text:p>38.02</text:p>
          </table:table-cell>
          <table:table-cell table:style-name="ce6" office:value-type="float" office:value="93.61" calcext:value-type="float">
            <text:p>93.61</text:p>
          </table:table-cell>
          <table:table-cell table:style-name="ce6" office:value-type="float" office:value="31.21" calcext:value-type="float">
            <text:p>31.21</text:p>
          </table:table-cell>
          <table:table-cell table:style-name="ce6" office:value-type="float" office:value="30.47" calcext:value-type="float">
            <text:p>30.47</text:p>
          </table:table-cell>
          <table:table-cell table:style-name="ce6" office:value-type="float" office:value="30.67" calcext:value-type="float">
            <text:p>30.67</text:p>
          </table:table-cell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office:value-type="float" office:value="30.32" calcext:value-type="float">
            <text:p>30.32</text:p>
          </table:table-cell>
          <table:table-cell table:style-name="ce6" office:value-type="float" office:value="71.07" calcext:value-type="float">
            <text:p>71.07</text:p>
          </table:table-cell>
          <table:table-cell table:style-name="ce6" office:value-type="float" office:value="73.42" calcext:value-type="float">
            <text:p>73.42</text:p>
          </table:table-cell>
          <table:table-cell table:style-name="ce6" office:value-type="float" office:value="194.69" calcext:value-type="float">
            <text:p>194.69</text:p>
          </table:table-cell>
          <table:table-cell table:style-name="ce6" office:value-type="float" office:value="87.64" calcext:value-type="float">
            <text:p>87.64</text:p>
          </table:table-cell>
          <table:table-cell table:style-name="ce6" office:value-type="float" office:value="31.72" calcext:value-type="float">
            <text:p>31.72</text:p>
          </table:table-cell>
          <table:table-cell table:style-name="ce6" office:value-type="float" office:value="31.7" calcext:value-type="float">
            <text:p>31.7</text:p>
          </table:table-cell>
          <table:table-cell table:style-name="ce6" office:value-type="float" office:value="30.32" calcext:value-type="float">
            <text:p>30.32</text:p>
          </table:table-cell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office:value-type="float" office:value="30.69" calcext:value-type="float">
            <text:p>30.69</text:p>
          </table:table-cell>
          <table:table-cell table:style-name="ce6" office:value-type="float" office:value="30.73" calcext:value-type="float">
            <text:p>30.73</text:p>
          </table:table-cell>
          <table:table-cell table:style-name="ce6" office:value-type="float" office:value="31.37" calcext:value-type="float">
            <text:p>31.37</text:p>
          </table:table-cell>
          <table:table-cell table:style-name="ce6" office:value-type="float" office:value="36.89" calcext:value-type="float">
            <text:p>36.89</text:p>
          </table:table-cell>
          <table:table-cell table:style-name="ce6" office:value-type="float" office:value="30.91" calcext:value-type="float">
            <text:p>30.91</text:p>
          </table:table-cell>
          <table:table-cell table:style-name="ce6" office:value-type="float" office:value="30.68" calcext:value-type="float">
            <text:p>30.68</text:p>
          </table:table-cell>
          <table:table-cell table:style-name="ce6" office:value-type="float" office:value="31.66" calcext:value-type="float">
            <text:p>31.66</text:p>
          </table:table-cell>
          <table:table-cell table:style-name="ce6" office:value-type="float" office:value="30.51" calcext:value-type="float">
            <text:p>30.51</text:p>
          </table:table-cell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office:value-type="float" office:value="30.94" calcext:value-type="float">
            <text:p>30.94</text:p>
          </table:table-cell>
          <table:table-cell table:style-name="ce6" office:value-type="float" office:value="34.82" calcext:value-type="float">
            <text:p>34.82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2.41" calcext:value-type="float">
            <text:p>32.41</text:p>
          </table:table-cell>
          <table:table-cell table:style-name="ce6" office:value-type="float" office:value="30.82" calcext:value-type="float">
            <text:p>30.82</text:p>
          </table:table-cell>
          <table:table-cell table:style-name="ce6" office:value-type="float" office:value="30.98" calcext:value-type="float">
            <text:p>30.98</text:p>
          </table:table-cell>
          <table:table-cell table:style-name="ce6" office:value-type="float" office:value="30.74" calcext:value-type="float">
            <text:p>30.74</text:p>
          </table:table-cell>
          <table:table-cell table:style-name="ce6" office:value-type="float" office:value="32.81" calcext:value-type="float">
            <text:p>32.81</text:p>
          </table:table-cell>
        </table:table-row>
        <table:table-row table:style-name="ro1">
          <table:table-cell table:number-columns-repeated="3"/>
          <table:table-cell table:style-name="ce22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SDV</text:p>
          </table:table-cell>
          <table:table-cell table:style-name="ce22" office:value-type="string" calcext:value-type="string">
            <text:p>minup</text:p>
          </table:table-cell>
          <table:table-cell table:style-name="ce22" office:value-type="string" calcext:value-type="string">
            <text:p>Minup &amp; helper</text:p>
          </table:table-cell>
          <table:table-cell table:style-name="ce22" office:value-type="string" calcext:value-type="string">
            <text:p>Minup &amp; handle</text:p>
          </table:table-cell>
          <table:table-cell table:style-name="ce22" office:value-type="string" calcext:value-type="string">
            <text:p>minup&amp;helper&amp;handle</text:p>
          </table:table-cell>
          <table:table-cell table:style-name="ce22" office:value-type="string" calcext:value-type="string">
            <text:p>helper</text:p>
          </table:table-cell>
          <table:table-cell table:style-name="ce22" office:value-type="string" calcext:value-type="string">
            <text:p>handle</text:p>
          </table:table-cell>
          <table:table-cell table:style-name="ce22" office:value-type="string" calcext:value-type="string">
            <text:p>Helper &amp; handle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AVERAGE([.C2:.C11])" office:value-type="float" office:value="32.563" calcext:value-type="float">
            <text:p>32.563</text:p>
          </table:table-cell>
          <table:table-cell table:style-name="Default" table:formula="of:=AVERAGE([.D2:.D11])" office:value-type="float" office:value="34.887" calcext:value-type="float">
            <text:p>34.887</text:p>
          </table:table-cell>
          <table:table-cell table:style-name="Default" table:formula="of:=AVERAGE([.E2:.E11])" office:value-type="float" office:value="37.094" calcext:value-type="float">
            <text:p>37.094</text:p>
          </table:table-cell>
          <table:table-cell table:style-name="Default" table:formula="of:=AVERAGE([.F2:.F11])" office:value-type="float" office:value="39.079" calcext:value-type="float">
            <text:p>39.079</text:p>
          </table:table-cell>
          <table:table-cell table:style-name="Default" table:formula="of:=AVERAGE([.G2:.G11])" office:value-type="float" office:value="34.105" calcext:value-type="float">
            <text:p>34.105</text:p>
          </table:table-cell>
          <table:table-cell table:style-name="Default" table:formula="of:=AVERAGE([.H2:.H11])" office:value-type="float" office:value="36.89" calcext:value-type="float">
            <text:p>36.89</text:p>
          </table:table-cell>
          <table:table-cell table:style-name="Default" table:formula="of:=AVERAGE([.I2:.I11])" office:value-type="float" office:value="31.466" calcext:value-type="float">
            <text:p>31.466</text:p>
          </table:table-cell>
          <table:table-cell table:style-name="Default" table:formula="of:=AVERAGE([.J2:.J11])" office:value-type="float" office:value="51.463" calcext:value-type="float">
            <text:p>51.46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AVERAGE([.C12:.C21])" office:value-type="float" office:value="44.305" calcext:value-type="float">
            <text:p>44.305</text:p>
          </table:table-cell>
          <table:table-cell table:style-name="Default" table:formula="of:=AVERAGE([.D12:.D21])" office:value-type="float" office:value="47.248" calcext:value-type="float">
            <text:p>47.248</text:p>
          </table:table-cell>
          <table:table-cell table:style-name="Default" table:formula="of:=AVERAGE([.E12:.E21])" office:value-type="float" office:value="177.374" calcext:value-type="float">
            <text:p>177.374</text:p>
          </table:table-cell>
          <table:table-cell table:style-name="Default" table:formula="of:=AVERAGE([.F12:.F21])" office:value-type="float" office:value="75.919" calcext:value-type="float">
            <text:p>75.919</text:p>
          </table:table-cell>
          <table:table-cell table:style-name="Default" table:formula="of:=AVERAGE([.G12:.G21])" office:value-type="float" office:value="114.331" calcext:value-type="float">
            <text:p>114.331</text:p>
          </table:table-cell>
          <table:table-cell table:style-name="Default" table:formula="of:=AVERAGE([.H12:.H21])" office:value-type="float" office:value="33.472" calcext:value-type="float">
            <text:p>33.472</text:p>
          </table:table-cell>
          <table:table-cell table:style-name="Default" table:formula="of:=AVERAGE([.I12:.I21])" office:value-type="float" office:value="53.821" calcext:value-type="float">
            <text:p>53.821</text:p>
          </table:table-cell>
          <table:table-cell table:style-name="Default" table:formula="of:=AVERAGE([.J12:.J21])" office:value-type="float" office:value="38.753" calcext:value-type="float">
            <text:p>38.75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AVERAGE([.C22:.C31])" office:value-type="float" office:value="32.32" calcext:value-type="float">
            <text:p>32.32</text:p>
          </table:table-cell>
          <table:table-cell table:style-name="Default" table:formula="of:=AVERAGE([.D22:.D31])" office:value-type="float" office:value="82.311" calcext:value-type="float">
            <text:p>82.311</text:p>
          </table:table-cell>
          <table:table-cell table:style-name="Default" table:formula="of:=AVERAGE([.E22:.E31])" office:value-type="float" office:value="53.158" calcext:value-type="float">
            <text:p>53.158</text:p>
          </table:table-cell>
          <table:table-cell table:style-name="Default" table:formula="of:=AVERAGE([.F22:.F31])" office:value-type="float" office:value="53.157" calcext:value-type="float">
            <text:p>53.157</text:p>
          </table:table-cell>
          <table:table-cell table:style-name="Default" table:formula="of:=AVERAGE([.G22:.G31])" office:value-type="float" office:value="59.896" calcext:value-type="float">
            <text:p>59.896</text:p>
          </table:table-cell>
          <table:table-cell table:style-name="Default" table:formula="of:=AVERAGE([.H22:.H31])" office:value-type="float" office:value="107.641" calcext:value-type="float">
            <text:p>107.641</text:p>
          </table:table-cell>
          <table:table-cell table:style-name="Default" table:formula="of:=AVERAGE([.I22:.I31])" office:value-type="float" office:value="46.841" calcext:value-type="float">
            <text:p>46.841</text:p>
          </table:table-cell>
          <table:table-cell table:style-name="Default" table:formula="of:=AVERAGE([.J22:.J31])" office:value-type="float" office:value="53.547" calcext:value-type="float">
            <text:p>53.547</text:p>
          </table:table-cell>
        </table:table-row>
      </table:table>
      <table:table table:name="EVALUASI RO" table:style-name="ta1">
        <table:shapes>
          <draw:frame draw:z-index="0" draw:style-name="gr1" draw:text-style-name="P1" svg:width="1011.88pt" svg:height="515.42pt" svg:x="4.34pt" svg:y="476.16pt">
            <loext:p draw:notify-on-update-of-ranges="'EVALUASI RO'.C33:'EVALUASI RO'.C33 'EVALUASI RO'.C34:'EVALUASI RO'.C36 'EVALUASI RO'.D33:'EVALUASI RO'.D33 'EVALUASI RO'.D34:'EVALUASI RO'.D36 'EVALUASI RO'.E33:'EVALUASI RO'.E33 'EVALUASI RO'.E34:'EVALUASI RO'.E36 'EVALUASI RO'.F33:'EVALUASI RO'.F33 'EVALUASI RO'.F34:'EVALUASI RO'.F36 'EVALUASI RO'.G33:'EVALUASI RO'.G33 'EVALUASI RO'.G34:'EVALUASI RO'.G36 'EVALUASI RO'.H33:'EVALUASI RO'.H33 'EVALUASI RO'.H34:'EVALUASI RO'.H36 'EVALUASI RO'.I33:'EVALUASI RO'.I33 'EVALUASI RO'.I34:'EVALUASI RO'.I36 'EVALUASI RO'.J33:'EVALUASI RO'.J33 'EVALUASI RO'.J34:'EVALUASI RO'.J36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6" table:default-cell-style-name="ce4"/>
        <table:table-column table:style-name="co1" table:default-cell-style-name="ce5"/>
        <table:table-row table:style-name="ro1">
          <table:table-cell table:number-columns-repeated="2"/>
          <table:table-cell office:value-type="string" calcext:value-type="string">
            <text:p>DSDV</text:p>
          </table:table-cell>
          <table:table-cell table:style-name="ce22" office:value-type="string" calcext:value-type="string">
            <text:p>minup</text:p>
          </table:table-cell>
          <table:table-cell table:style-name="ce22" office:value-type="string" calcext:value-type="string">
            <text:p>Minup &amp; helper</text:p>
          </table:table-cell>
          <table:table-cell table:style-name="ce22" office:value-type="string" calcext:value-type="string">
            <text:p>Minup &amp; handle</text:p>
          </table:table-cell>
          <table:table-cell table:style-name="ce22" office:value-type="string" calcext:value-type="string">
            <text:p>minup&amp;helper&amp;handle</text:p>
          </table:table-cell>
          <table:table-cell table:style-name="ce22" office:value-type="string" calcext:value-type="string">
            <text:p>helper</text:p>
          </table:table-cell>
          <table:table-cell table:style-name="ce22" office:value-type="string" calcext:value-type="string">
            <text:p>handle</text:p>
          </table:table-cell>
          <table:table-cell table:style-name="ce22" office:value-type="string" calcext:value-type="string">
            <text:p>Helper &amp; handle</text:p>
          </table:table-cell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4"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style-name="ce4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table:style-name="ce4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style-name="ce4"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table:style-name="ce4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table:style-name="ce4"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table:style-name="ce17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79" calcext:value-type="float">
            <text:p>179</text:p>
          </table:table-cell>
          <table:table-cell table:style-name="ce4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style-name="ce4"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office:value-type="float" office:value="193" calcext:value-type="float">
            <text:p>193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187" calcext:value-type="float">
            <text:p>18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office:value-type="float" office:value="201" calcext:value-type="float">
            <text:p>201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5" office:value-type="float" office:value="193" calcext:value-type="float">
            <text:p>193</text:p>
          </table:table-cell>
          <table:table-cell table:style-name="ce16" office:value-type="float" office:value="200" calcext:value-type="float">
            <text:p>200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office:value-type="float" office:value="204" calcext:value-type="float">
            <text:p>204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office:value-type="float" office:value="196" calcext:value-type="float">
            <text:p>196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7" calcext:value-type="float">
            <text:p>197</text:p>
          </table:table-cell>
          <table:table-cell table:number-columns-repeated="2" table:style-name="ce5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office:value-type="float" office:value="178" calcext:value-type="float">
            <text:p>178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office:value-type="float" office:value="173" calcext:value-type="float">
            <text:p>173</text:p>
          </table:table-cell>
          <table:table-cell table:style-name="ce5" office:value-type="float" office:value="182" calcext:value-type="float">
            <text:p>182</text:p>
          </table:table-cell>
          <table:table-cell table:number-columns-repeated="2" table:style-name="ce5" office:value-type="float" office:value="198" calcext:value-type="float">
            <text:p>198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office:value-type="float" office:value="193" calcext:value-type="float">
            <text:p>193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office:value-type="float" office:value="207" calcext:value-type="float">
            <text:p>207</text:p>
          </table:table-cell>
          <table:table-cell table:style-name="ce5" office:value-type="float" office:value="197" calcext:value-type="float">
            <text:p>197</text:p>
          </table:table-cell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office:value-type="float" office:value="197" calcext:value-type="float">
            <text:p>197</text:p>
          </table:table-cell>
          <table:table-cell table:number-columns-repeated="3" table:style-name="ce6" office:value-type="float" office:value="205" calcext:value-type="float">
            <text:p>205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office:value-type="float" office:value="194" calcext:value-type="float">
            <text:p>194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office:value-type="float" office:value="196" calcext:value-type="float">
            <text:p>196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office:value-type="float" office:value="197" calcext:value-type="float">
            <text:p>197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office:value-type="float" office:value="170" calcext:value-type="float">
            <text:p>170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84" calcext:value-type="float">
            <text:p>184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office:value-type="float" office:value="199" calcext:value-type="float">
            <text:p>199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office:value-type="float" office:value="183" calcext:value-type="float">
            <text:p>183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office:value-type="float" office:value="195" calcext:value-type="float">
            <text:p>195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office:value-type="float" office:value="176" calcext:value-type="float">
            <text:p>176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office:value-type="float" office:value="172" calcext:value-type="float">
            <text:p>172</text:p>
          </table:table-cell>
          <table:table-cell table:style-name="ce6" office:value-type="float" office:value="177" calcext:value-type="float">
            <text:p>177</text:p>
          </table:table-cell>
          <table:table-cell table:style-name="ce15" office:value-type="float" office:value="200" calcext:value-type="float">
            <text:p>200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table:style-name="ce22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SDV</text:p>
          </table:table-cell>
          <table:table-cell table:style-name="ce22" office:value-type="string" calcext:value-type="string">
            <text:p>minup</text:p>
          </table:table-cell>
          <table:table-cell table:style-name="ce22" office:value-type="string" calcext:value-type="string">
            <text:p>Minup &amp; helper</text:p>
          </table:table-cell>
          <table:table-cell table:style-name="ce22" office:value-type="string" calcext:value-type="string">
            <text:p>Minup &amp; handle</text:p>
          </table:table-cell>
          <table:table-cell table:style-name="ce22" office:value-type="string" calcext:value-type="string">
            <text:p>minup&amp;helper&amp;handle</text:p>
          </table:table-cell>
          <table:table-cell table:style-name="ce22" office:value-type="string" calcext:value-type="string">
            <text:p>helper</text:p>
          </table:table-cell>
          <table:table-cell table:style-name="ce22" office:value-type="string" calcext:value-type="string">
            <text:p>handle</text:p>
          </table:table-cell>
          <table:table-cell table:style-name="ce22" office:value-type="string" calcext:value-type="string">
            <text:p>Helper &amp; handle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AVERAGE([.C2:.C11])" office:value-type="float" office:value="183" calcext:value-type="float">
            <text:p>183</text:p>
          </table:table-cell>
          <table:table-cell table:style-name="Default" table:formula="of:=AVERAGE([.D2:.D11])" office:value-type="float" office:value="184.2" calcext:value-type="float">
            <text:p>184.2</text:p>
          </table:table-cell>
          <table:table-cell table:style-name="Default" table:formula="of:=AVERAGE([.E2:.E11])" office:value-type="float" office:value="187.9" calcext:value-type="float">
            <text:p>187.9</text:p>
          </table:table-cell>
          <table:table-cell table:style-name="Default" table:formula="of:=AVERAGE([.F2:.F11])" office:value-type="float" office:value="190.4" calcext:value-type="float">
            <text:p>190.4</text:p>
          </table:table-cell>
          <table:table-cell table:style-name="Default" table:formula="of:=AVERAGE([.G2:.G11])" office:value-type="float" office:value="189.4" calcext:value-type="float">
            <text:p>189.4</text:p>
          </table:table-cell>
          <table:table-cell table:style-name="Default" table:formula="of:=AVERAGE([.H2:.H11])" office:value-type="float" office:value="186.5" calcext:value-type="float">
            <text:p>186.5</text:p>
          </table:table-cell>
          <table:table-cell table:style-name="Default" table:formula="of:=AVERAGE([.I2:.I11])" office:value-type="float" office:value="187.9" calcext:value-type="float">
            <text:p>187.9</text:p>
          </table:table-cell>
          <table:table-cell table:style-name="Default" table:formula="of:=AVERAGE([.J2:.J11])" office:value-type="float" office:value="188.6" calcext:value-type="float">
            <text:p>188.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AVERAGE([.C12:.C21])" office:value-type="float" office:value="192" calcext:value-type="float">
            <text:p>192</text:p>
          </table:table-cell>
          <table:table-cell table:style-name="Default" table:formula="of:=AVERAGE([.D12:.D21])" office:value-type="float" office:value="192.9" calcext:value-type="float">
            <text:p>192.9</text:p>
          </table:table-cell>
          <table:table-cell table:style-name="Default" table:formula="of:=AVERAGE([.E12:.E21])" office:value-type="float" office:value="196.5" calcext:value-type="float">
            <text:p>196.5</text:p>
          </table:table-cell>
          <table:table-cell table:style-name="Default" table:formula="of:=AVERAGE([.F12:.F21])" office:value-type="float" office:value="194.1" calcext:value-type="float">
            <text:p>194.1</text:p>
          </table:table-cell>
          <table:table-cell table:style-name="Default" table:formula="of:=AVERAGE([.G12:.G21])" office:value-type="float" office:value="197.4" calcext:value-type="float">
            <text:p>197.4</text:p>
          </table:table-cell>
          <table:table-cell table:style-name="Default" table:formula="of:=AVERAGE([.H12:.H21])" office:value-type="float" office:value="195.6" calcext:value-type="float">
            <text:p>195.6</text:p>
          </table:table-cell>
          <table:table-cell table:style-name="Default" table:formula="of:=AVERAGE([.I12:.I21])" office:value-type="float" office:value="191.8" calcext:value-type="float">
            <text:p>191.8</text:p>
          </table:table-cell>
          <table:table-cell table:style-name="Default" table:formula="of:=AVERAGE([.J12:.J21])" office:value-type="float" office:value="197.5" calcext:value-type="float">
            <text:p>197.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AVERAGE([.C22:.C31])" office:value-type="float" office:value="187.9" calcext:value-type="float">
            <text:p>187.9</text:p>
          </table:table-cell>
          <table:table-cell table:style-name="Default" table:formula="of:=AVERAGE([.D22:.D31])" office:value-type="float" office:value="192.2" calcext:value-type="float">
            <text:p>192.2</text:p>
          </table:table-cell>
          <table:table-cell table:style-name="Default" table:formula="of:=AVERAGE([.E22:.E31])" office:value-type="float" office:value="196.2" calcext:value-type="float">
            <text:p>196.2</text:p>
          </table:table-cell>
          <table:table-cell table:style-name="Default" table:formula="of:=AVERAGE([.F22:.F31])" office:value-type="float" office:value="190.9" calcext:value-type="float">
            <text:p>190.9</text:p>
          </table:table-cell>
          <table:table-cell table:style-name="Default" table:formula="of:=AVERAGE([.G22:.G31])" office:value-type="float" office:value="187.2" calcext:value-type="float">
            <text:p>187.2</text:p>
          </table:table-cell>
          <table:table-cell table:style-name="Default" table:formula="of:=AVERAGE([.H22:.H31])" office:value-type="float" office:value="192.7" calcext:value-type="float">
            <text:p>192.7</text:p>
          </table:table-cell>
          <table:table-cell table:style-name="Default" table:formula="of:=AVERAGE([.I22:.I31])" office:value-type="float" office:value="190.4" calcext:value-type="float">
            <text:p>190.4</text:p>
          </table:table-cell>
          <table:table-cell table:style-name="Default" table:formula="of:=AVERAGE([.J22:.J31])" office:value-type="float" office:value="191.8" calcext:value-type="float">
            <text:p>191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3:41:34.893146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4-09T10:47:55.950070424</dc:date>
    <meta:editing-duration>PT21H58M45S</meta:editing-duration>
    <meta:editing-cycles>79</meta:editing-cycles>
    <meta:generator>LibreOffice/5.1.6.2$Linux_X86_64 LibreOffice_project/10m0$Build-2</meta:generator>
    <meta:document-statistic meta:table-count="13" meta:cell-count="5872"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727cm" svg:height="14.621cm" xlink:href=".." xlink:type="simple" chart:class="chart:line" chart:style-name="ch1">
        <chart:title svg:x="17.317cm" svg:y="0.428cm" chart:style-name="ch2">
          <text:p>PDR</text:p>
        </chart:title>
        <chart:legend chart:legend-position="end" svg:x="33.536cm" svg:y="6.762cm" style:legend-expansion="high" chart:style-name="ch3"/>
        <chart:plot-area chart:style-name="ch4" table:cell-range-address="'3. DSDV modif minup'.C12:'3. DSDV modif minup'.C42 '3. DSDV modif minup'.G12:'3. DSDV modif minup'.G42" chart:data-source-has-labels="row" svg:x="0.714cm" svg:y="1.499cm" svg:width="32.108cm" svg:height="12.83cm">
          <chartooo:coordinate-region svg:x="1.335cm" svg:y="1.698cm" svg:width="31.3cm" svg:height="11.9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. DSDV modif minup'.C13:'3. DSDV modif minup'.C42" chart:label-cell-address="'3. DSDV modif minup'.C12:'3. DSDV modif minup'.C12" chart:class="chart:line">
            <chart:data-point chart:repeated="30"/>
          </chart:series>
          <chart:series chart:style-name="ch8" chart:values-cell-range-address="'3. DSDV modif minup'.G13:'3. DSDV modif minup'.G42" chart:label-cell-address="'3. DSDV modif minup'.G12:'3. DSDV modif minup'.G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3. DSDV modif minup'.C12:'3. DSDV modif minup'.C12</svg:desc>
                </draw:g>
              </table:table-cell>
              <table:table-cell office:value-type="string">
                <text:p>asli</text:p>
                <draw:g>
                  <svg:desc>'3. DSDV modif minup'.G12:'3. DSDV modif minup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67">
                <text:p>58.67</text:p>
                <draw:g>
                  <svg:desc>'3. DSDV modif minup'.C13:'3. DSDV modif minup'.C42</svg:desc>
                </draw:g>
              </table:table-cell>
              <table:table-cell office:value-type="float" office:value="62.69">
                <text:p>62.69</text:p>
                <draw:g>
                  <svg:desc>'3. DSDV modif minup'.G13:'3. DSDV modif minup'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03">
                <text:p>53.03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36">
                <text:p>64.36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48">
                <text:p>52.48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39">
                <text:p>59.39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3">
                <text:p>60.3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16">
                <text:p>66.16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44">
                <text:p>62.44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4">
                <text:p>47.94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69">
                <text:p>62.69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.75">
                <text:p>49.75</text:p>
              </table:table-cell>
              <table:table-cell office:value-type="float" office:value="70.41">
                <text:p>7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.37">
                <text:p>65.37</text:p>
              </table:table-cell>
              <table:table-cell office:value-type="float" office:value="63.29">
                <text:p>63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86">
                <text:p>42.86</text:p>
              </table:table-cell>
              <table:table-cell office:value-type="float" office:value="44.06">
                <text:p>44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5">
                <text:p>47.5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24">
                <text:p>49.24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85">
                <text:p>53.85</text:p>
              </table:table-cell>
              <table:table-cell office:value-type="float" office:value="68.53">
                <text:p>68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71">
                <text:p>60.71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94">
                <text:p>60.94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77">
                <text:p>54.77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41">
                <text:p>63.41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.42">
                <text:p>47.42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73">
                <text:p>46.73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71">
                <text:p>58.71</text:p>
              </table:table-cell>
              <table:table-cell office:value-type="float" office:value="68.66">
                <text:p>68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47">
                <text:p>51.47</text:p>
              </table:table-cell>
              <table:table-cell office:value-type="float" office:value="61.78">
                <text:p>6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.68">
                <text:p>64.68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36">
                <text:p>64.3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39">
                <text:p>69.39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28">
                <text:p>52.2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59">
                <text:p>63.59</text:p>
              </table:table-cell>
              <table:table-cell office:value-type="float" office:value="53.73">
                <text:p>53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269cm" svg:height="17.13cm" xlink:href=".." xlink:type="simple" chart:class="chart:line" chart:style-name="ch1">
        <chart:title svg:x="17.22cm" svg:y="0.478cm" chart:style-name="ch2">
          <text:p>RO</text:p>
        </chart:title>
        <chart:legend chart:legend-position="end" svg:x="33.078cm" svg:y="8.017cm" style:legend-expansion="high" chart:style-name="ch3"/>
        <chart:plot-area chart:style-name="ch4" table:cell-range-address="'3. DSDV modif minup'.F12:'3. DSDV modif minup'.F42 '3. DSDV modif minup'.J12:'3. DSDV modif minup'.J42" chart:data-source-has-labels="row" svg:x="0.705cm" svg:y="1.599cm" svg:width="31.668cm" svg:height="15.189cm">
          <chartooo:coordinate-region svg:x="1.512cm" svg:y="1.799cm" svg:width="30.674cm" svg:height="14.34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. DSDV modif minup'.F13:'3. DSDV modif minup'.F42" chart:label-cell-address="'3. DSDV modif minup'.F12:'3. DSDV modif minup'.F12" chart:class="chart:line">
            <chart:data-point chart:repeated="30"/>
          </chart:series>
          <chart:series chart:style-name="ch8" chart:values-cell-range-address="'3. DSDV modif minup'.J13:'3. DSDV modif minup'.J42" chart:label-cell-address="'3. DSDV modif minup'.J12:'3. DSDV modif minup'.J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3. DSDV modif minup'.F12:'3. DSDV modif minup'.F12</svg:desc>
                </draw:g>
              </table:table-cell>
              <table:table-cell office:value-type="string">
                <text:p>asli</text:p>
                <draw:g>
                  <svg:desc>'3. DSDV modif minup'.J12:'3. DSDV modif minup'.J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">
                <text:p>181</text:p>
                <draw:g>
                  <svg:desc>'3. DSDV modif minup'.F13:'3. DSDV modif minup'.F42</svg:desc>
                </draw:g>
              </table:table-cell>
              <table:table-cell office:value-type="float" office:value="185">
                <text:p>185</text:p>
                <draw:g>
                  <svg:desc>'3. DSDV modif minup'.J13:'3. DSDV modif minup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">
                <text:p>19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">
                <text:p>17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">
                <text:p>1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">
                <text:p>17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">
                <text:p>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">
                <text:p>19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">
                <text:p>1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2">
                <text:p>19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">
                <text:p>19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">
                <text:p>19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">
                <text:p>18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">
                <text:p>19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">
                <text:p>20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">
                <text:p>19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">
                <text:p>20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">
                <text:p>1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">
                <text:p>19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727cm" svg:height="16.467cm" xlink:href=".." xlink:type="simple" chart:class="chart:line" chart:style-name="ch1">
        <chart:title svg:x="16.735cm" svg:y="0.465cm" chart:style-name="ch2">
          <text:p>throughput</text:p>
        </chart:title>
        <chart:legend chart:legend-position="end" svg:x="33.536cm" svg:y="7.685cm" style:legend-expansion="high" chart:style-name="ch3"/>
        <chart:plot-area chart:style-name="ch4" table:cell-range-address="'14. minup di process update &amp; perup di helper'.D12:'14. minup di process update &amp; perup di helper'.D42 '14. minup di process update &amp; perup di helper'.H12:'14. minup di process update &amp; perup di helper'.H42" chart:data-source-has-labels="row" svg:x="0.714cm" svg:y="1.573cm" svg:width="32.108cm" svg:height="14.565cm">
          <chartooo:coordinate-region svg:x="1.441cm" svg:y="1.773cm" svg:width="31.194cm" svg:height="13.7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4. minup di process update &amp; perup di helper'.D13:'14. minup di process update &amp; perup di helper'.D42" chart:label-cell-address="'14. minup di process update &amp; perup di helper'.D12:'14. minup di process update &amp; perup di helper'.D12" chart:class="chart:line">
            <chart:data-point chart:repeated="30"/>
          </chart:series>
          <chart:series chart:style-name="ch8" chart:values-cell-range-address="'14. minup di process update &amp; perup di helper'.H13:'14. minup di process update &amp; perup di helper'.H42" chart:label-cell-address="'14. minup di process update &amp; perup di helper'.H12:'14. minup di process update &amp; perup di helper'.H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4. minup di process update &amp; perup di helper'.D12:'14. minup di process update &amp; perup di helper'.D12</svg:desc>
                </draw:g>
              </table:table-cell>
              <table:table-cell office:value-type="string">
                <text:p>asli</text:p>
                <draw:g>
                  <svg:desc>'14. minup di process update &amp; perup di helper'.H12:'14. minup di process update &amp; perup di helper'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2">
                <text:p>2.52</text:p>
                <draw:g>
                  <svg:desc>'14. minup di process update &amp; perup di helper'.D13:'14. minup di process update &amp; perup di helper'.D42</svg:desc>
                </draw:g>
              </table:table-cell>
              <table:table-cell office:value-type="float" office:value="2.69">
                <text:p>2.69</text:p>
                <draw:g>
                  <svg:desc>'14. minup di process update &amp; perup di helper'.H13:'14. minup di process update &amp; perup di helper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7">
                <text:p>2.2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3">
                <text:p>3.03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">
                <text:p>2.4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1">
                <text:p>2.2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9">
                <text:p>2.29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8">
                <text:p>2.7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">
                <text:p>2.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2">
                <text:p>1.8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9">
                <text:p>2.6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8">
                <text:p>2.98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9">
                <text:p>2.09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8">
                <text:p>2.8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">
                <text:p>2.61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">
                <text:p>2.4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">
                <text:p>2.1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8">
                <text:p>2.3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4">
                <text:p>2.14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4">
                <text:p>2.7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3">
                <text:p>2.9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5">
                <text:p>2.6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4">
                <text:p>2.54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6">
                <text:p>2.56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605cm" svg:height="16.919cm" xlink:href=".." xlink:type="simple" chart:class="chart:line" chart:style-name="ch1">
        <chart:title svg:x="16.092cm" svg:y="0.474cm" chart:style-name="ch2">
          <text:p>end to end delay</text:p>
        </chart:title>
        <chart:legend chart:legend-position="end" svg:x="33.414cm" svg:y="7.911cm" style:legend-expansion="high" chart:style-name="ch3"/>
        <chart:plot-area chart:style-name="ch4" table:cell-range-address="'14. minup di process update &amp; perup di helper'.E12:'14. minup di process update &amp; perup di helper'.E42 '14. minup di process update &amp; perup di helper'.I12:'14. minup di process update &amp; perup di helper'.I42" chart:data-source-has-labels="row" svg:x="0.712cm" svg:y="1.591cm" svg:width="31.99cm" svg:height="14.99cm">
          <chartooo:coordinate-region svg:x="1.519cm" svg:y="1.791cm" svg:width="30.811cm" svg:height="14.1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4. minup di process update &amp; perup di helper'.E13:'14. minup di process update &amp; perup di helper'.E42" chart:label-cell-address="'14. minup di process update &amp; perup di helper'.E12:'14. minup di process update &amp; perup di helper'.E12" chart:class="chart:line">
            <chart:data-point chart:repeated="30"/>
          </chart:series>
          <chart:series chart:style-name="ch8" chart:values-cell-range-address="'14. minup di process update &amp; perup di helper'.I13:'14. minup di process update &amp; perup di helper'.I42" chart:label-cell-address="'14. minup di process update &amp; perup di helper'.I12:'14. minup di process update &amp; perup di helper'.I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4. minup di process update &amp; perup di helper'.E12:'14. minup di process update &amp; perup di helper'.E12</svg:desc>
                </draw:g>
              </table:table-cell>
              <table:table-cell office:value-type="string">
                <text:p>asli</text:p>
                <draw:g>
                  <svg:desc>'14. minup di process update &amp; perup di helper'.I12:'14. minup di process update &amp; perup di helper'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98">
                <text:p>30.98</text:p>
                <draw:g>
                  <svg:desc>'14. minup di process update &amp; perup di helper'.E13:'14. minup di process update &amp; perup di helper'.E42</svg:desc>
                </draw:g>
              </table:table-cell>
              <table:table-cell office:value-type="float" office:value="33.77">
                <text:p>33.77</text:p>
                <draw:g>
                  <svg:desc>'14. minup di process update &amp; perup di helper'.I13:'14. minup di process update &amp; perup di helper'.I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81">
                <text:p>30.81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38">
                <text:p>30.38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93">
                <text:p>30.93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.9">
                <text:p>84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32">
                <text:p>33.32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48">
                <text:p>32.48</text:p>
              </table:table-cell>
              <table:table-cell office:value-type="float" office:value="34.54">
                <text:p>34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3">
                <text:p>30.93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9">
                <text:p>30.79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42">
                <text:p>35.42</text:p>
              </table:table-cell>
              <table:table-cell office:value-type="float" office:value="35.76">
                <text:p>3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33">
                <text:p>63.33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63">
                <text:p>30.63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07">
                <text:p>40.07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71">
                <text:p>36.71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44">
                <text:p>30.44</text:p>
              </table:table-cell>
              <table:table-cell office:value-type="float" office:value="91.78">
                <text:p>91.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08">
                <text:p>35.08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95">
                <text:p>30.95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16">
                <text:p>28.16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.01">
                <text:p>88.01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0.36">
                <text:p>1390.3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55">
                <text:p>30.55</text:p>
              </table:table-cell>
              <table:table-cell office:value-type="float" office:value="38.26">
                <text:p>38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37">
                <text:p>36.37</text:p>
              </table:table-cell>
              <table:table-cell office:value-type="float" office:value="38.78">
                <text:p>38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6">
                <text:p>34.56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27">
                <text:p>25.27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29">
                <text:p>49.29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84">
                <text:p>26.84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.91">
                <text:p>30.91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42">
                <text:p>73.42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37">
                <text:p>31.37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3">
                <text:p>193</text:p>
              </table:table-cell>
              <table:table-cell office:value-type="float" office:value="30.94">
                <text:p>30.9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971cm" svg:height="16.738cm" xlink:href=".." xlink:type="simple" chart:class="chart:line" chart:style-name="ch1">
        <chart:title svg:x="17.571cm" svg:y="0.47cm" chart:style-name="ch2">
          <text:p>RO</text:p>
        </chart:title>
        <chart:legend chart:legend-position="end" svg:x="33.78cm" svg:y="7.821cm" style:legend-expansion="high" chart:style-name="ch3"/>
        <chart:plot-area chart:style-name="ch4" table:cell-range-address="'14. minup di process update &amp; perup di helper'.F12:'14. minup di process update &amp; perup di helper'.F41 '14. minup di process update &amp; perup di helper'.J12:'14. minup di process update &amp; perup di helper'.J41" chart:data-source-has-labels="row" svg:x="0.719cm" svg:y="1.583cm" svg:width="32.342cm" svg:height="14.821cm">
          <chartooo:coordinate-region svg:x="1.526cm" svg:y="1.782cm" svg:width="31.348cm" svg:height="13.9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4. minup di process update &amp; perup di helper'.F13:'14. minup di process update &amp; perup di helper'.F41" chart:label-cell-address="'14. minup di process update &amp; perup di helper'.F12:'14. minup di process update &amp; perup di helper'.F12" chart:class="chart:line">
            <chart:data-point chart:repeated="29"/>
          </chart:series>
          <chart:series chart:style-name="ch8" chart:values-cell-range-address="'14. minup di process update &amp; perup di helper'.J13:'14. minup di process update &amp; perup di helper'.J41" chart:label-cell-address="'14. minup di process update &amp; perup di helper'.J12:'14. minup di process update &amp; perup di helper'.J1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4. minup di process update &amp; perup di helper'.F12:'14. minup di process update &amp; perup di helper'.F12</svg:desc>
                </draw:g>
              </table:table-cell>
              <table:table-cell office:value-type="string">
                <text:p>asli</text:p>
                <draw:g>
                  <svg:desc>'14. minup di process update &amp; perup di helper'.J12:'14. minup di process update &amp; perup di helper'.J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">
                <text:p>188</text:p>
                <draw:g>
                  <svg:desc>'14. minup di process update &amp; perup di helper'.F13:'14. minup di process update &amp; perup di helper'.F41</svg:desc>
                </draw:g>
              </table:table-cell>
              <table:table-cell office:value-type="float" office:value="185">
                <text:p>185</text:p>
                <draw:g>
                  <svg:desc>'14. minup di process update &amp; perup di helper'.J13:'14. minup di process update &amp; perup di helper'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">
                <text:p>19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">
                <text:p>19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">
                <text:p>19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7">
                <text:p>17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">
                <text:p>1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">
                <text:p>18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">
                <text:p>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">
                <text:p>18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">
                <text:p>20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">
                <text:p>1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7">
                <text:p>18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6">
                <text:p>20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">
                <text:p>20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9">
                <text:p>20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4">
                <text:p>18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">
                <text:p>1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">
                <text:p>20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4">
                <text:p>174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055cm" svg:height="15.655cm" xlink:href=".." xlink:type="simple" chart:class="chart:line" chart:style-name="ch1">
        <chart:title svg:x="16.332cm" svg:y="0.449cm" chart:style-name="ch2">
          <text:p>Throughput</text:p>
        </chart:title>
        <chart:legend chart:legend-position="end" svg:x="32.864cm" svg:y="7.279cm" style:legend-expansion="high" chart:style-name="ch3"/>
        <chart:plot-area chart:style-name="ch4" table:cell-range-address="'15. minup di process update &amp; perup di handle'.D12:'15. minup di process update &amp; perup di handle'.D42 '15. minup di process update &amp; perup di handle'.H12:'15. minup di process update &amp; perup di handle'.H42" chart:data-source-has-labels="row" svg:x="0.701cm" svg:y="1.541cm" svg:width="31.462cm" svg:height="13.801cm">
          <chartooo:coordinate-region svg:x="1.428cm" svg:y="1.741cm" svg:width="30.548cm" svg:height="12.9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5. minup di process update &amp; perup di handle'.D13:'15. minup di process update &amp; perup di handle'.D42" chart:label-cell-address="'15. minup di process update &amp; perup di handle'.D12:'15. minup di process update &amp; perup di handle'.D12" chart:class="chart:line">
            <chart:data-point chart:repeated="30"/>
          </chart:series>
          <chart:series chart:style-name="ch8" chart:values-cell-range-address="'15. minup di process update &amp; perup di handle'.H13:'15. minup di process update &amp; perup di handle'.H42" chart:label-cell-address="'15. minup di process update &amp; perup di handle'.H12:'15. minup di process update &amp; perup di handle'.H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5. minup di process update &amp; perup di handle'.D12:'15. minup di process update &amp; perup di handle'.D12</svg:desc>
                </draw:g>
              </table:table-cell>
              <table:table-cell office:value-type="string">
                <text:p>asli</text:p>
                <draw:g>
                  <svg:desc>'15. minup di process update &amp; perup di handle'.H12:'15. minup di process update &amp; perup di handle'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9">
                <text:p>2.59</text:p>
                <draw:g>
                  <svg:desc>'15. minup di process update &amp; perup di handle'.D13:'15. minup di process update &amp; perup di handle'.D42</svg:desc>
                </draw:g>
              </table:table-cell>
              <table:table-cell office:value-type="float" office:value="2.69">
                <text:p>2.69</text:p>
                <draw:g>
                  <svg:desc>'15. minup di process update &amp; perup di handle'.H13:'15. minup di process update &amp; perup di handle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3">
                <text:p>2.4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6">
                <text:p>3.0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3">
                <text:p>2.5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5">
                <text:p>2.9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9">
                <text:p>2.59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2">
                <text:p>2.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9">
                <text:p>1.99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9">
                <text:p>2.7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4">
                <text:p>2.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2">
                <text:p>1.8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5">
                <text:p>3.0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">
                <text:p>3.04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8">
                <text:p>2.9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6">
                <text:p>2.4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5">
                <text:p>1.9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">
                <text:p>2.3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">
                <text:p>2.4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4">
                <text:p>2.9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">
                <text:p>2.2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4">
                <text:p>2.7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8">
                <text:p>2.18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8">
                <text:p>2.8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1">
                <text:p>2.7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8">
                <text:p>2.9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1">
                <text:p>2.21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6">
                <text:p>2.56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177cm" svg:height="16.889cm" xlink:href=".." xlink:type="simple" chart:class="chart:line" chart:style-name="ch1">
        <chart:title svg:x="15.851cm" svg:y="0.473cm" chart:style-name="ch2">
          <text:p>End to end delay</text:p>
        </chart:title>
        <chart:legend chart:legend-position="end" svg:x="32.986cm" svg:y="7.896cm" style:legend-expansion="high" chart:style-name="ch3"/>
        <chart:plot-area chart:style-name="ch4" table:cell-range-address="'15. minup di process update &amp; perup di handle'.E12:'15. minup di process update &amp; perup di handle'.E42 '15. minup di process update &amp; perup di handle'.I12:'15. minup di process update &amp; perup di handle'.I42" chart:data-source-has-labels="row" svg:x="0.703cm" svg:y="1.589cm" svg:width="31.58cm" svg:height="14.963cm">
          <chartooo:coordinate-region svg:x="1.51cm" svg:y="1.788cm" svg:width="30.586cm" svg:height="14.1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5. minup di process update &amp; perup di handle'.E13:'15. minup di process update &amp; perup di handle'.E42" chart:label-cell-address="'15. minup di process update &amp; perup di handle'.E12:'15. minup di process update &amp; perup di handle'.E12" chart:class="chart:line">
            <chart:data-point chart:repeated="30"/>
          </chart:series>
          <chart:series chart:style-name="ch8" chart:values-cell-range-address="'15. minup di process update &amp; perup di handle'.I13:'15. minup di process update &amp; perup di handle'.I42" chart:label-cell-address="'15. minup di process update &amp; perup di handle'.I12:'15. minup di process update &amp; perup di handle'.I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5. minup di process update &amp; perup di handle'.E12:'15. minup di process update &amp; perup di handle'.E12</svg:desc>
                </draw:g>
              </table:table-cell>
              <table:table-cell office:value-type="string">
                <text:p>asli</text:p>
                <draw:g>
                  <svg:desc>'15. minup di process update &amp; perup di handle'.I12:'15. minup di process update &amp; perup di handle'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35">
                <text:p>30.35</text:p>
                <draw:g>
                  <svg:desc>'15. minup di process update &amp; perup di handle'.E13:'15. minup di process update &amp; perup di handle'.E42</svg:desc>
                </draw:g>
              </table:table-cell>
              <table:table-cell office:value-type="float" office:value="33.77">
                <text:p>33.77</text:p>
                <draw:g>
                  <svg:desc>'15. minup di process update &amp; perup di handle'.I13:'15. minup di process update &amp; perup di handle'.I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42">
                <text:p>30.42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73">
                <text:p>30.73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46">
                <text:p>30.46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2">
                <text:p>31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.46">
                <text:p>106.46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34">
                <text:p>31.34</text:p>
              </table:table-cell>
              <table:table-cell office:value-type="float" office:value="34.54">
                <text:p>34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32">
                <text:p>33.32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33">
                <text:p>31.33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18">
                <text:p>35.18</text:p>
              </table:table-cell>
              <table:table-cell office:value-type="float" office:value="35.76">
                <text:p>3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88">
                <text:p>33.88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.63">
                <text:p>126.63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">
                <text:p>188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74">
                <text:p>40.74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51">
                <text:p>30.51</text:p>
              </table:table-cell>
              <table:table-cell office:value-type="float" office:value="91.78">
                <text:p>91.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6">
                <text:p>30.56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15">
                <text:p>34.15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25">
                <text:p>32.25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5.09">
                <text:p>215.09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38">
                <text:p>27.3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97">
                <text:p>32.97</text:p>
              </table:table-cell>
              <table:table-cell office:value-type="float" office:value="38.26">
                <text:p>38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17">
                <text:p>36.17</text:p>
              </table:table-cell>
              <table:table-cell office:value-type="float" office:value="38.78">
                <text:p>38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77">
                <text:p>37.77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82">
                <text:p>31.82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.17">
                <text:p>65.17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66">
                <text:p>25.66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02">
                <text:p>38.02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.69">
                <text:p>194.69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89">
                <text:p>36.89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41">
                <text:p>32.41</text:p>
              </table:table-cell>
              <table:table-cell office:value-type="float" office:value="30.94">
                <text:p>30.9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421cm" svg:height="16.197cm" xlink:href=".." xlink:type="simple" chart:class="chart:line" chart:style-name="ch1">
        <chart:title svg:x="17.296cm" svg:y="0.459cm" chart:style-name="ch2">
          <text:p>RO</text:p>
        </chart:title>
        <chart:legend chart:legend-position="end" svg:x="33.23cm" svg:y="7.55cm" style:legend-expansion="high" chart:style-name="ch3"/>
        <chart:plot-area chart:style-name="ch4" table:cell-range-address="'15. minup di process update &amp; perup di handle'.F12:'15. minup di process update &amp; perup di handle'.F42 '15. minup di process update &amp; perup di handle'.J12:'15. minup di process update &amp; perup di handle'.J42" chart:data-source-has-labels="row" svg:x="0.708cm" svg:y="1.561cm" svg:width="31.814cm" svg:height="14.313cm">
          <chartooo:coordinate-region svg:x="1.515cm" svg:y="1.76cm" svg:width="30.82cm" svg:height="13.46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5. minup di process update &amp; perup di handle'.F13:'15. minup di process update &amp; perup di handle'.F42" chart:label-cell-address="'15. minup di process update &amp; perup di handle'.F12:'15. minup di process update &amp; perup di handle'.F12" chart:class="chart:line">
            <chart:data-point chart:repeated="30"/>
          </chart:series>
          <chart:series chart:style-name="ch8" chart:values-cell-range-address="'15. minup di process update &amp; perup di handle'.J13:'15. minup di process update &amp; perup di handle'.J42" chart:label-cell-address="'15. minup di process update &amp; perup di handle'.J12:'15. minup di process update &amp; perup di handle'.J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5. minup di process update &amp; perup di handle'.F12:'15. minup di process update &amp; perup di handle'.F12</svg:desc>
                </draw:g>
              </table:table-cell>
              <table:table-cell office:value-type="string">
                <text:p>asli</text:p>
                <draw:g>
                  <svg:desc>'15. minup di process update &amp; perup di handle'.J12:'15. minup di process update &amp; perup di handle'.J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5">
                <text:p>185</text:p>
                <draw:g>
                  <svg:desc>'15. minup di process update &amp; perup di handle'.F13:'15. minup di process update &amp; perup di handle'.F42</svg:desc>
                </draw:g>
              </table:table-cell>
              <table:table-cell office:value-type="float" office:value="185">
                <text:p>185</text:p>
                <draw:g>
                  <svg:desc>'15. minup di process update &amp; perup di handle'.J13:'15. minup di process update &amp; perup di handle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">
                <text:p>19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">
                <text:p>1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">
                <text:p>20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">
                <text:p>19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">
                <text:p>19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">
                <text:p>18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">
                <text:p>18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">
                <text:p>20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1">
                <text:p>2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">
                <text:p>17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">
                <text:p>1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5">
                <text:p>18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">
                <text:p>16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238cm" svg:height="18.154cm" xlink:href=".." xlink:type="simple" chart:class="chart:line" chart:style-name="ch1">
        <chart:title svg:x="17.073cm" svg:y="0.499cm" chart:style-name="ch2">
          <text:p>PDR</text:p>
        </chart:title>
        <chart:legend chart:legend-position="end" svg:x="33.047cm" svg:y="8.529cm" style:legend-expansion="high" chart:style-name="ch3"/>
        <chart:plot-area chart:style-name="ch4" table:cell-range-address="'16. minup di process update &amp; perup helper &amp; perup handle'.C12:'16. minup di process update &amp; perup helper &amp; perup handle'.C42 '16. minup di process update &amp; perup helper &amp; perup handle'.G12:'16. minup di process update &amp; perup helper &amp; perup handle'.G42" chart:data-source-has-labels="row" svg:x="0.704cm" svg:y="1.641cm" svg:width="31.639cm" svg:height="16.15cm">
          <chartooo:coordinate-region svg:x="1.325cm" svg:y="1.84cm" svg:width="30.831cm" svg:height="15.3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6. minup di process update &amp; perup helper &amp; perup handle'.C13:'16. minup di process update &amp; perup helper &amp; perup handle'.C42" chart:label-cell-address="'16. minup di process update &amp; perup helper &amp; perup handle'.C12:'16. minup di process update &amp; perup helper &amp; perup handle'.C12" chart:class="chart:line">
            <chart:data-point chart:repeated="30"/>
          </chart:series>
          <chart:series chart:style-name="ch8" chart:values-cell-range-address="'16. minup di process update &amp; perup helper &amp; perup handle'.G13:'16. minup di process update &amp; perup helper &amp; perup handle'.G42" chart:label-cell-address="'16. minup di process update &amp; perup helper &amp; perup handle'.G12:'16. minup di process update &amp; perup helper &amp; perup handle'.G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6. minup di process update &amp; perup helper &amp; perup handle'.C12:'16. minup di process update &amp; perup helper &amp; perup handle'.C12</svg:desc>
                </draw:g>
              </table:table-cell>
              <table:table-cell office:value-type="string">
                <text:p>asli</text:p>
                <draw:g>
                  <svg:desc>'16. minup di process update &amp; perup helper &amp; perup handle'.G12:'16. minup di process update &amp; perup helper &amp; perup handle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24">
                <text:p>51.24</text:p>
                <draw:g>
                  <svg:desc>'16. minup di process update &amp; perup helper &amp; perup handle'.C13:'16. minup di process update &amp; perup helper &amp; perup handle'.C42</svg:desc>
                </draw:g>
              </table:table-cell>
              <table:table-cell office:value-type="float" office:value="62.69">
                <text:p>62.69</text:p>
                <draw:g>
                  <svg:desc>'16. minup di process update &amp; perup helper &amp; perup handle'.G13:'16. minup di process update &amp; perup helper &amp; perup handle'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71">
                <text:p>57.71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9">
                <text:p>59.9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78">
                <text:p>55.78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55">
                <text:p>54.55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72">
                <text:p>56.72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37">
                <text:p>53.37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94">
                <text:p>43.94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81">
                <text:p>61.81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57">
                <text:p>53.57</text:p>
              </table:table-cell>
              <table:table-cell office:value-type="float" office:value="70.41">
                <text:p>7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46">
                <text:p>61.46</text:p>
              </table:table-cell>
              <table:table-cell office:value-type="float" office:value="63.29">
                <text:p>63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26">
                <text:p>52.26</text:p>
              </table:table-cell>
              <table:table-cell office:value-type="float" office:value="44.06">
                <text:p>44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45">
                <text:p>63.45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92">
                <text:p>70.92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56">
                <text:p>62.56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02">
                <text:p>68.02</text:p>
              </table:table-cell>
              <table:table-cell office:value-type="float" office:value="68.53">
                <text:p>68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.47">
                <text:p>64.47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12">
                <text:p>54.12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85">
                <text:p>56.85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71">
                <text:p>67.71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41">
                <text:p>51.41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68.66">
                <text:p>68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17">
                <text:p>61.17</text:p>
              </table:table-cell>
              <table:table-cell office:value-type="float" office:value="61.78">
                <text:p>6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.58">
                <text:p>61.58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.67">
                <text:p>66.6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.54">
                <text:p>61.54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74">
                <text:p>54.74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82">
                <text:p>60.82</text:p>
              </table:table-cell>
              <table:table-cell office:value-type="float" office:value="53.73">
                <text:p>53.7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543cm" svg:height="15.534cm" xlink:href=".." xlink:type="simple" chart:class="chart:line" chart:style-name="ch1">
        <chart:title svg:x="16.643cm" svg:y="0.446cm" chart:style-name="ch2">
          <text:p>throughput</text:p>
        </chart:title>
        <chart:legend chart:legend-position="end" svg:x="33.352cm" svg:y="7.219cm" style:legend-expansion="high" chart:style-name="ch3"/>
        <chart:plot-area chart:style-name="ch4" table:cell-range-address="'16. minup di process update &amp; perup helper &amp; perup handle'.D12:'16. minup di process update &amp; perup helper &amp; perup handle'.D42 '16. minup di process update &amp; perup helper &amp; perup handle'.H12:'16. minup di process update &amp; perup helper &amp; perup handle'.H42" chart:data-source-has-labels="row" svg:x="0.71cm" svg:y="1.535cm" svg:width="31.932cm" svg:height="13.689cm">
          <chartooo:coordinate-region svg:x="1.437cm" svg:y="1.735cm" svg:width="31.018cm" svg:height="12.84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6. minup di process update &amp; perup helper &amp; perup handle'.D13:'16. minup di process update &amp; perup helper &amp; perup handle'.D42" chart:label-cell-address="'16. minup di process update &amp; perup helper &amp; perup handle'.D12:'16. minup di process update &amp; perup helper &amp; perup handle'.D12" chart:class="chart:line">
            <chart:data-point chart:repeated="30"/>
          </chart:series>
          <chart:series chart:style-name="ch8" chart:values-cell-range-address="'16. minup di process update &amp; perup helper &amp; perup handle'.H13:'16. minup di process update &amp; perup helper &amp; perup handle'.H42" chart:label-cell-address="'16. minup di process update &amp; perup helper &amp; perup handle'.H12:'16. minup di process update &amp; perup helper &amp; perup handle'.H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6. minup di process update &amp; perup helper &amp; perup handle'.D12:'16. minup di process update &amp; perup helper &amp; perup handle'.D12</svg:desc>
                </draw:g>
              </table:table-cell>
              <table:table-cell office:value-type="string">
                <text:p>asli</text:p>
                <draw:g>
                  <svg:desc>'16. minup di process update &amp; perup helper &amp; perup handle'.H12:'16. minup di process update &amp; perup helper &amp; perup handle'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">
                <text:p>2.2</text:p>
                <draw:g>
                  <svg:desc>'16. minup di process update &amp; perup helper &amp; perup handle'.D13:'16. minup di process update &amp; perup helper &amp; perup handle'.D42</svg:desc>
                </draw:g>
              </table:table-cell>
              <table:table-cell office:value-type="float" office:value="2.69">
                <text:p>2.69</text:p>
                <draw:g>
                  <svg:desc>'16. minup di process update &amp; perup helper &amp; perup handle'.H13:'16. minup di process update &amp; perup helper &amp; perup handle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9">
                <text:p>2.4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2">
                <text:p>2.52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7">
                <text:p>2.3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1">
                <text:p>2.3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4">
                <text:p>2.44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2">
                <text:p>2.3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8">
                <text:p>2.38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6">
                <text:p>1.86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3">
                <text:p>2.63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5">
                <text:p>2.2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2">
                <text:p>2.2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7">
                <text:p>2.67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">
                <text:p>2.99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1">
                <text:p>2.6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7">
                <text:p>2.8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2">
                <text:p>2.72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8">
                <text:p>2.18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5">
                <text:p>2.2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">
                <text:p>2.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">
                <text:p>2.7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4">
                <text:p>2.2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4">
                <text:p>2.4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">
                <text:p>2.5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3">
                <text:p>2.7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7">
                <text:p>2.57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3">
                <text:p>2.23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3">
                <text:p>2.53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177cm" svg:height="16.799cm" xlink:href=".." xlink:type="simple" chart:class="chart:line" chart:style-name="ch1">
        <chart:title svg:x="15.878cm" svg:y="0.471cm" chart:style-name="ch2">
          <text:p>end to end delay</text:p>
        </chart:title>
        <chart:legend chart:legend-position="end" svg:x="32.986cm" svg:y="7.851cm" style:legend-expansion="high" chart:style-name="ch3"/>
        <chart:plot-area chart:style-name="ch4" table:cell-range-address="'16. minup di process update &amp; perup helper &amp; perup handle'.E12:'16. minup di process update &amp; perup helper &amp; perup handle'.E42 '16. minup di process update &amp; perup helper &amp; perup handle'.I12:'16. minup di process update &amp; perup helper &amp; perup handle'.I42" chart:data-source-has-labels="row" svg:x="0.703cm" svg:y="1.585cm" svg:width="31.58cm" svg:height="14.879cm">
          <chartooo:coordinate-region svg:x="1.51cm" svg:y="1.784cm" svg:width="30.586cm" svg:height="14.03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6. minup di process update &amp; perup helper &amp; perup handle'.E13:'16. minup di process update &amp; perup helper &amp; perup handle'.E42" chart:label-cell-address="'16. minup di process update &amp; perup helper &amp; perup handle'.E12:'16. minup di process update &amp; perup helper &amp; perup handle'.E12" chart:class="chart:line">
            <chart:data-point chart:repeated="30"/>
          </chart:series>
          <chart:series chart:style-name="ch8" chart:values-cell-range-address="'16. minup di process update &amp; perup helper &amp; perup handle'.I13:'16. minup di process update &amp; perup helper &amp; perup handle'.I42" chart:label-cell-address="'16. minup di process update &amp; perup helper &amp; perup handle'.I12:'16. minup di process update &amp; perup helper &amp; perup handle'.I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6. minup di process update &amp; perup helper &amp; perup handle'.E12:'16. minup di process update &amp; perup helper &amp; perup handle'.E12</svg:desc>
                </draw:g>
              </table:table-cell>
              <table:table-cell office:value-type="string">
                <text:p>asli</text:p>
                <draw:g>
                  <svg:desc>'16. minup di process update &amp; perup helper &amp; perup handle'.I12:'16. minup di process update &amp; perup helper &amp; perup handle'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79">
                <text:p>38.79</text:p>
                <draw:g>
                  <svg:desc>'16. minup di process update &amp; perup helper &amp; perup handle'.E13:'16. minup di process update &amp; perup helper &amp; perup handle'.E42</svg:desc>
                </draw:g>
              </table:table-cell>
              <table:table-cell office:value-type="float" office:value="33.77">
                <text:p>33.77</text:p>
                <draw:g>
                  <svg:desc>'16. minup di process update &amp; perup helper &amp; perup handle'.I13:'16. minup di process update &amp; perup helper &amp; perup handle'.I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91">
                <text:p>30.91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28">
                <text:p>30.28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5">
                <text:p>30.5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73">
                <text:p>42.7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56">
                <text:p>34.56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73">
                <text:p>30.73</text:p>
              </table:table-cell>
              <table:table-cell office:value-type="float" office:value="34.54">
                <text:p>34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35">
                <text:p>32.35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6">
                <text:p>37.6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6">
                <text:p>32.6</text:p>
              </table:table-cell>
              <table:table-cell office:value-type="float" office:value="35.76">
                <text:p>3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.75">
                <text:p>94.75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62">
                <text:p>30.62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84">
                <text:p>32.84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01">
                <text:p>48.01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59">
                <text:p>30.59</text:p>
              </table:table-cell>
              <table:table-cell office:value-type="float" office:value="91.78">
                <text:p>91.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13">
                <text:p>31.13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63">
                <text:p>30.63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84">
                <text:p>32.84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75">
                <text:p>49.75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2.15">
                <text:p>762.1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.17">
                <text:p>192.17</text:p>
              </table:table-cell>
              <table:table-cell office:value-type="float" office:value="38.26">
                <text:p>38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39">
                <text:p>36.39</text:p>
              </table:table-cell>
              <table:table-cell office:value-type="float" office:value="38.78">
                <text:p>38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76">
                <text:p>35.76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45">
                <text:p>26.45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54">
                <text:p>36.54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67">
                <text:p>28.67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61">
                <text:p>93.61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64">
                <text:p>87.64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91">
                <text:p>30.91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82">
                <text:p>30.82</text:p>
              </table:table-cell>
              <table:table-cell office:value-type="float" office:value="30.94">
                <text:p>30.9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391cm" svg:height="12.794cm" xlink:href=".." xlink:type="simple" chart:class="chart:line" chart:style-name="ch1">
        <chart:title svg:x="17.149cm" svg:y="0.391cm" chart:style-name="ch2">
          <text:p>PDR</text:p>
        </chart:title>
        <chart:legend chart:legend-position="end" svg:x="33.2cm" svg:y="5.849cm" style:legend-expansion="high" chart:style-name="ch3"/>
        <chart:plot-area chart:style-name="ch4" table:cell-range-address="'15. minup di process update &amp; perup di handle'.C12:'15. minup di process update &amp; perup di handle'.C42 '15. minup di process update &amp; perup di handle'.G12:'15. minup di process update &amp; perup di handle'.G42" chart:data-source-has-labels="row" svg:x="0.707cm" svg:y="1.425cm" svg:width="31.786cm" svg:height="11.114cm">
          <chartooo:coordinate-region svg:x="1.328cm" svg:y="1.624cm" svg:width="30.979cm" svg:height="10.26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5. minup di process update &amp; perup di handle'.C13:'15. minup di process update &amp; perup di handle'.C42" chart:label-cell-address="'15. minup di process update &amp; perup di handle'.C12:'15. minup di process update &amp; perup di handle'.C12" chart:class="chart:line">
            <chart:data-point chart:repeated="30"/>
          </chart:series>
          <chart:series chart:style-name="ch8" chart:values-cell-range-address="'15. minup di process update &amp; perup di handle'.G13:'15. minup di process update &amp; perup di handle'.G42" chart:label-cell-address="'15. minup di process update &amp; perup di handle'.G12:'15. minup di process update &amp; perup di handle'.G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5. minup di process update &amp; perup di handle'.C12:'15. minup di process update &amp; perup di handle'.C12</svg:desc>
                </draw:g>
              </table:table-cell>
              <table:table-cell office:value-type="string">
                <text:p>asli</text:p>
                <draw:g>
                  <svg:desc>'15. minup di process update &amp; perup di handle'.G12:'15. minup di process update &amp; perup di handle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.5">
                <text:p>60.5</text:p>
                <draw:g>
                  <svg:desc>'15. minup di process update &amp; perup di handle'.C13:'15. minup di process update &amp; perup di handle'.C42</svg:desc>
                </draw:g>
              </table:table-cell>
              <table:table-cell office:value-type="float" office:value="62.69">
                <text:p>62.69</text:p>
                <draw:g>
                  <svg:desc>'15. minup di process update &amp; perup di handle'.G13:'15. minup di process update &amp; perup di handle'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58">
                <text:p>57.58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44">
                <text:p>70.44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2">
                <text:p>60.2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98">
                <text:p>67.9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61">
                <text:p>59.61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.21">
                <text:p>58.21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01">
                <text:p>49.01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73">
                <text:p>46.73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96">
                <text:p>63.96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36">
                <text:p>67.36</text:p>
              </table:table-cell>
              <table:table-cell office:value-type="float" office:value="70.41">
                <text:p>7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62">
                <text:p>58.62</text:p>
              </table:table-cell>
              <table:table-cell office:value-type="float" office:value="63.29">
                <text:p>63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37">
                <text:p>43.37</text:p>
              </table:table-cell>
              <table:table-cell office:value-type="float" office:value="44.06">
                <text:p>44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14">
                <text:p>71.14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45">
                <text:p>72.45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65">
                <text:p>71.65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33">
                <text:p>58.33</text:p>
              </table:table-cell>
              <table:table-cell office:value-type="float" office:value="68.53">
                <text:p>68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7">
                <text:p>58.67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67">
                <text:p>46.67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22">
                <text:p>57.22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21">
                <text:p>57.21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16">
                <text:p>67.1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.76">
                <text:p>52.76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24">
                <text:p>61.24</text:p>
              </table:table-cell>
              <table:table-cell office:value-type="float" office:value="68.66">
                <text:p>68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31">
                <text:p>52.31</text:p>
              </table:table-cell>
              <table:table-cell office:value-type="float" office:value="61.78">
                <text:p>6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5">
                <text:p>66.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.46">
                <text:p>65.4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.15">
                <text:p>67.15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.93">
                <text:p>53.93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61">
                <text:p>60.61</text:p>
              </table:table-cell>
              <table:table-cell office:value-type="float" office:value="53.73">
                <text:p>53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269cm" svg:height="15.865cm" xlink:href=".." xlink:type="simple" chart:class="chart:line" chart:style-name="ch1">
        <chart:title svg:x="17.22cm" svg:y="0.453cm" chart:style-name="ch2">
          <text:p>RO</text:p>
        </chart:title>
        <chart:legend chart:legend-position="end" svg:x="33.078cm" svg:y="7.384cm" style:legend-expansion="high" chart:style-name="ch3"/>
        <chart:plot-area chart:style-name="ch4" table:cell-range-address="'16. minup di process update &amp; perup helper &amp; perup handle'.F12:'16. minup di process update &amp; perup helper &amp; perup handle'.F42 '16. minup di process update &amp; perup helper &amp; perup handle'.J12:'16. minup di process update &amp; perup helper &amp; perup handle'.J42" chart:data-source-has-labels="row" svg:x="0.705cm" svg:y="1.549cm" svg:width="31.668cm" svg:height="13.999cm">
          <chartooo:coordinate-region svg:x="1.512cm" svg:y="1.748cm" svg:width="30.674cm" svg:height="13.1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6. minup di process update &amp; perup helper &amp; perup handle'.F13:'16. minup di process update &amp; perup helper &amp; perup handle'.F42" chart:label-cell-address="'16. minup di process update &amp; perup helper &amp; perup handle'.F12:'16. minup di process update &amp; perup helper &amp; perup handle'.F12" chart:class="chart:line">
            <chart:data-point chart:repeated="30"/>
          </chart:series>
          <chart:series chart:style-name="ch8" chart:values-cell-range-address="'16. minup di process update &amp; perup helper &amp; perup handle'.J13:'16. minup di process update &amp; perup helper &amp; perup handle'.J42" chart:label-cell-address="'16. minup di process update &amp; perup helper &amp; perup handle'.J12:'16. minup di process update &amp; perup helper &amp; perup handle'.J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6. minup di process update &amp; perup helper &amp; perup handle'.F12:'16. minup di process update &amp; perup helper &amp; perup handle'.F12</svg:desc>
                </draw:g>
              </table:table-cell>
              <table:table-cell office:value-type="string">
                <text:p>asli</text:p>
                <draw:g>
                  <svg:desc>'16. minup di process update &amp; perup helper &amp; perup handle'.J12:'16. minup di process update &amp; perup helper &amp; perup handle'.J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">
                <text:p>194</text:p>
                <draw:g>
                  <svg:desc>'16. minup di process update &amp; perup helper &amp; perup handle'.F13:'16. minup di process update &amp; perup helper &amp; perup handle'.F42</svg:desc>
                </draw:g>
              </table:table-cell>
              <table:table-cell office:value-type="float" office:value="185">
                <text:p>185</text:p>
                <draw:g>
                  <svg:desc>'16. minup di process update &amp; perup helper &amp; perup handle'.J13:'16. minup di process update &amp; perup helper &amp; perup handle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">
                <text:p>19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">
                <text:p>18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6">
                <text:p>18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">
                <text:p>1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">
                <text:p>19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">
                <text:p>19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2">
                <text:p>21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2">
                <text:p>1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">
                <text:p>18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">
                <text:p>20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5">
                <text:p>20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">
                <text:p>20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">
                <text:p>17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5">
                <text:p>18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">
                <text:p>1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0">
                <text:p>1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3">
                <text:p>19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453cm" svg:height="16.829cm" xlink:href=".." xlink:type="simple" chart:class="chart:line" chart:style-name="ch1">
        <chart:title svg:x="16.598cm" svg:y="0.472cm" chart:style-name="ch2">
          <text:p>throughput</text:p>
        </chart:title>
        <chart:legend chart:legend-position="end" svg:x="33.262cm" svg:y="7.866cm" style:legend-expansion="high" chart:style-name="ch3"/>
        <chart:plot-area chart:style-name="ch4" table:cell-range-address="'5. DSDV modif perup helper'.D12:'5. DSDV modif perup helper'.D42 '5. DSDV modif perup helper'.H12:'5. DSDV modif perup helper'.H42" chart:data-source-has-labels="row" svg:x="0.709cm" svg:y="1.587cm" svg:width="31.844cm" svg:height="14.906cm">
          <chartooo:coordinate-region svg:x="1.436cm" svg:y="1.787cm" svg:width="30.93cm" svg:height="14.0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. DSDV modif perup helper'.D13:'5. DSDV modif perup helper'.D42" chart:label-cell-address="'5. DSDV modif perup helper'.D12:'5. DSDV modif perup helper'.D12" chart:class="chart:line">
            <chart:data-point chart:repeated="30"/>
          </chart:series>
          <chart:series chart:style-name="ch8" chart:values-cell-range-address="'5. DSDV modif perup helper'.H13:'5. DSDV modif perup helper'.H42" chart:label-cell-address="'5. DSDV modif perup helper'.H12:'5. DSDV modif perup helper'.H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D12:'5. DSDV modif perup helper'.D12</svg:desc>
                </draw:g>
              </table:table-cell>
              <table:table-cell office:value-type="string">
                <text:p>asli</text:p>
                <draw:g>
                  <svg:desc>'5. DSDV modif perup helper'.H12:'5. DSDV modif perup helper'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1">
                <text:p>2.61</text:p>
                <draw:g>
                  <svg:desc>'5. DSDV modif perup helper'.D13:'5. DSDV modif perup helper'.D42</svg:desc>
                </draw:g>
              </table:table-cell>
              <table:table-cell office:value-type="float" office:value="2.69">
                <text:p>2.69</text:p>
                <draw:g>
                  <svg:desc>'5. DSDV modif perup helper'.H13:'5. DSDV modif perup helper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">
                <text:p>1.9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8">
                <text:p>3.08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1">
                <text:p>2.5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1">
                <text:p>2.6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1">
                <text:p>2.71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8">
                <text:p>2.38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2">
                <text:p>2.1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3">
                <text:p>2.53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2">
                <text:p>2.7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1">
                <text:p>2.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2">
                <text:p>2.2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1">
                <text:p>2.4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3">
                <text:p>2.83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4">
                <text:p>2.6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1">
                <text:p>2.41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8">
                <text:p>2.38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3">
                <text:p>2.6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">
                <text:p>2.0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7">
                <text:p>2.3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2">
                <text:p>2.52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2">
                <text:p>2.6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">
                <text:p>2.2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3">
                <text:p>2.33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1">
                <text:p>2.6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3">
                <text:p>2.2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2">
                <text:p>2.5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4">
                <text:p>2.14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3">
                <text:p>2.63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453cm" svg:height="15.595cm" xlink:href=".." xlink:type="simple" chart:class="chart:line" chart:style-name="ch1">
        <chart:title svg:x="16.016cm" svg:y="0.447cm" chart:style-name="ch2">
          <text:p>end to end delay</text:p>
        </chart:title>
        <chart:legend chart:legend-position="end" svg:x="33.262cm" svg:y="7.249cm" style:legend-expansion="high" chart:style-name="ch3"/>
        <chart:plot-area chart:style-name="ch4" table:cell-range-address="'5. DSDV modif perup helper'.E12:'5. DSDV modif perup helper'.E42 '5. DSDV modif perup helper'.I12:'5. DSDV modif perup helper'.I42" chart:data-source-has-labels="row" svg:x="0.709cm" svg:y="1.537cm" svg:width="31.844cm" svg:height="13.747cm">
          <chartooo:coordinate-region svg:x="1.516cm" svg:y="1.736cm" svg:width="30.85cm" svg:height="12.90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. DSDV modif perup helper'.E13:'5. DSDV modif perup helper'.E42" chart:label-cell-address="'5. DSDV modif perup helper'.E12:'5. DSDV modif perup helper'.E12" chart:class="chart:line">
            <chart:data-point chart:repeated="30"/>
          </chart:series>
          <chart:series chart:style-name="ch8" chart:values-cell-range-address="'5. DSDV modif perup helper'.I13:'5. DSDV modif perup helper'.I42" chart:label-cell-address="'5. DSDV modif perup helper'.I12:'5. DSDV modif perup helper'.I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E12:'5. DSDV modif perup helper'.E12</svg:desc>
                </draw:g>
              </table:table-cell>
              <table:table-cell office:value-type="string">
                <text:p>asli</text:p>
                <draw:g>
                  <svg:desc>'5. DSDV modif perup helper'.I12:'5. DSDV modif perup helper'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87">
                <text:p>30.87</text:p>
                <draw:g>
                  <svg:desc>'5. DSDV modif perup helper'.E13:'5. DSDV modif perup helper'.E42</svg:desc>
                </draw:g>
              </table:table-cell>
              <table:table-cell office:value-type="float" office:value="33.77">
                <text:p>33.77</text:p>
                <draw:g>
                  <svg:desc>'5. DSDV modif perup helper'.I13:'5. DSDV modif perup helper'.I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87">
                <text:p>31.87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75">
                <text:p>30.75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61">
                <text:p>31.61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71">
                <text:p>30.7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97">
                <text:p>79.97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56">
                <text:p>30.56</text:p>
              </table:table-cell>
              <table:table-cell office:value-type="float" office:value="34.54">
                <text:p>34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28">
                <text:p>31.28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52">
                <text:p>38.52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6">
                <text:p>32.76</text:p>
              </table:table-cell>
              <table:table-cell office:value-type="float" office:value="35.76">
                <text:p>3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7">
                <text:p>34.7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73">
                <text:p>32.73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46">
                <text:p>31.46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59">
                <text:p>36.59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53">
                <text:p>30.53</text:p>
              </table:table-cell>
              <table:table-cell office:value-type="float" office:value="91.78">
                <text:p>91.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4">
                <text:p>30.54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82">
                <text:p>31.82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8">
                <text:p>31.8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72">
                <text:p>40.72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83">
                <text:p>33.83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09">
                <text:p>43.09</text:p>
              </table:table-cell>
              <table:table-cell office:value-type="float" office:value="38.26">
                <text:p>38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38">
                <text:p>36.38</text:p>
              </table:table-cell>
              <table:table-cell office:value-type="float" office:value="38.78">
                <text:p>38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65">
                <text:p>48.65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51">
                <text:p>25.51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3.21">
                <text:p>773.21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98">
                <text:p>24.98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21">
                <text:p>31.21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72">
                <text:p>31.72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68">
                <text:p>30.68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98">
                <text:p>30.98</text:p>
              </table:table-cell>
              <table:table-cell office:value-type="float" office:value="30.94">
                <text:p>30.9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268cm" svg:height="15.714cm" xlink:href=".." xlink:type="simple" chart:class="chart:line" chart:style-name="ch1">
        <chart:title svg:x="17.22cm" svg:y="0.45cm" chart:style-name="ch2">
          <text:p>RO</text:p>
        </chart:title>
        <chart:legend chart:legend-position="end" svg:x="33.077cm" svg:y="7.309cm" style:legend-expansion="high" chart:style-name="ch3"/>
        <chart:plot-area chart:style-name="ch4" table:cell-range-address="'5. DSDV modif perup helper'.F12:'5. DSDV modif perup helper'.F42 '5. DSDV modif perup helper'.J12:'5. DSDV modif perup helper'.J42" chart:data-source-has-labels="row" svg:x="0.705cm" svg:y="1.543cm" svg:width="31.667cm" svg:height="13.857cm">
          <chartooo:coordinate-region svg:x="1.512cm" svg:y="1.742cm" svg:width="30.673cm" svg:height="13.0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. DSDV modif perup helper'.F13:'5. DSDV modif perup helper'.F42" chart:label-cell-address="'5. DSDV modif perup helper'.F12:'5. DSDV modif perup helper'.F12" chart:class="chart:line">
            <chart:data-point chart:repeated="30"/>
          </chart:series>
          <chart:series chart:style-name="ch8" chart:values-cell-range-address="'5. DSDV modif perup helper'.J13:'5. DSDV modif perup helper'.J42" chart:label-cell-address="'5. DSDV modif perup helper'.J12:'5. DSDV modif perup helper'.J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F12:'5. DSDV modif perup helper'.F12</svg:desc>
                </draw:g>
              </table:table-cell>
              <table:table-cell office:value-type="string">
                <text:p>asli</text:p>
                <draw:g>
                  <svg:desc>'5. DSDV modif perup helper'.J12:'5. DSDV modif perup helper'.J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">
                <text:p>181</text:p>
                <draw:g>
                  <svg:desc>'5. DSDV modif perup helper'.F13:'5. DSDV modif perup helper'.F42</svg:desc>
                </draw:g>
              </table:table-cell>
              <table:table-cell office:value-type="float" office:value="185">
                <text:p>185</text:p>
                <draw:g>
                  <svg:desc>'5. DSDV modif perup helper'.J13:'5. DSDV modif perup helper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">
                <text:p>19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">
                <text:p>17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">
                <text:p>2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">
                <text:p>20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">
                <text:p>18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">
                <text:p>19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">
                <text:p>19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">
                <text:p>20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">
                <text:p>20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1">
                <text:p>17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">
                <text:p>1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">
                <text:p>20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">
                <text:p>16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62cm" svg:height="15.836cm" xlink:href=".." xlink:type="simple" chart:class="chart:line" chart:style-name="ch1">
        <chart:title svg:x="16.682cm" svg:y="0.452cm" chart:style-name="ch2">
          <text:p>throughput</text:p>
        </chart:title>
        <chart:legend chart:legend-position="end" svg:x="33.429cm" svg:y="7.37cm" style:legend-expansion="high" chart:style-name="ch3"/>
        <chart:plot-area chart:style-name="ch4" table:cell-range-address="'6. DSDV modif perup handle'.D12:'6. DSDV modif perup handle'.D42 '6. DSDV modif perup handle'.H12:'6. DSDV modif perup handle'.H42" chart:data-source-has-labels="row" svg:x="0.712cm" svg:y="1.547cm" svg:width="32.005cm" svg:height="13.973cm">
          <chartooo:coordinate-region svg:x="1.439cm" svg:y="1.746cm" svg:width="31.091cm" svg:height="13.1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. DSDV modif perup handle'.D13:'6. DSDV modif perup handle'.D42" chart:label-cell-address="'6. DSDV modif perup handle'.D12:'6. DSDV modif perup handle'.D12" chart:class="chart:line">
            <chart:data-point chart:repeated="30"/>
          </chart:series>
          <chart:series chart:style-name="ch8" chart:values-cell-range-address="'6. DSDV modif perup handle'.H13:'6. DSDV modif perup handle'.H42" chart:label-cell-address="'6. DSDV modif perup handle'.H12:'6. DSDV modif perup handle'.H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6. DSDV modif perup handle'.D12:'6. DSDV modif perup handle'.D12</svg:desc>
                </draw:g>
              </table:table-cell>
              <table:table-cell office:value-type="string">
                <text:p>asli</text:p>
                <draw:g>
                  <svg:desc>'6. DSDV modif perup handle'.H12:'6. DSDV modif perup handle'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">
                <text:p>2.2</text:p>
                <draw:g>
                  <svg:desc>'6. DSDV modif perup handle'.D13:'6. DSDV modif perup handle'.D42</svg:desc>
                </draw:g>
              </table:table-cell>
              <table:table-cell office:value-type="float" office:value="2.69">
                <text:p>2.69</text:p>
                <draw:g>
                  <svg:desc>'6. DSDV modif perup handle'.H13:'6. DSDV modif perup handle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">
                <text:p>1.9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4">
                <text:p>2.84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4">
                <text:p>2.7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">
                <text:p>2.48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5">
                <text:p>2.35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2">
                <text:p>3.0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8">
                <text:p>2.48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3">
                <text:p>2.23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">
                <text:p>2.8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7">
                <text:p>1.6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">
                <text:p>1.99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7">
                <text:p>2.07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3">
                <text:p>2.9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">
                <text:p>2.1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1">
                <text:p>2.31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">
                <text:p>2.2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1">
                <text:p>2.5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7">
                <text:p>2.2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9">
                <text:p>2.3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5">
                <text:p>2.5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">
                <text:p>2.4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2">
                <text:p>2.22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8">
                <text:p>2.8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8">
                <text:p>2.9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3">
                <text:p>2.6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7">
                <text:p>2.27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7">
                <text:p>2.27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467cm" svg:height="16.98cm" xlink:href=".." xlink:type="simple" chart:class="chart:line" chart:style-name="ch1">
        <chart:title svg:x="16.023cm" svg:y="0.475cm" chart:style-name="ch2">
          <text:p>end to end delay</text:p>
        </chart:title>
        <chart:legend chart:legend-position="end" svg:x="33.276cm" svg:y="7.942cm" style:legend-expansion="high" chart:style-name="ch3"/>
        <chart:plot-area chart:style-name="ch4" table:cell-range-address="'6. DSDV modif perup handle'.E12:'6. DSDV modif perup handle'.E42 '6. DSDV modif perup handle'.I12:'6. DSDV modif perup handle'.I42" chart:data-source-has-labels="row" svg:x="0.709cm" svg:y="1.593cm" svg:width="31.858cm" svg:height="15.048cm">
          <chartooo:coordinate-region svg:x="1.33cm" svg:y="1.792cm" svg:width="30.864cm" svg:height="14.2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. DSDV modif perup handle'.E13:'6. DSDV modif perup handle'.E42" chart:label-cell-address="'6. DSDV modif perup handle'.E12:'6. DSDV modif perup handle'.E12" chart:class="chart:line">
            <chart:data-point chart:repeated="30"/>
          </chart:series>
          <chart:series chart:style-name="ch8" chart:values-cell-range-address="'6. DSDV modif perup handle'.I13:'6. DSDV modif perup handle'.I42" chart:label-cell-address="'6. DSDV modif perup handle'.I12:'6. DSDV modif perup handle'.I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6. DSDV modif perup handle'.E12:'6. DSDV modif perup handle'.E12</svg:desc>
                </draw:g>
              </table:table-cell>
              <table:table-cell office:value-type="string">
                <text:p>asli</text:p>
                <draw:g>
                  <svg:desc>'6. DSDV modif perup handle'.I12:'6. DSDV modif perup handle'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52">
                <text:p>31.52</text:p>
                <draw:g>
                  <svg:desc>'6. DSDV modif perup handle'.E13:'6. DSDV modif perup handle'.E42</svg:desc>
                </draw:g>
              </table:table-cell>
              <table:table-cell office:value-type="float" office:value="33.77">
                <text:p>33.77</text:p>
                <draw:g>
                  <svg:desc>'6. DSDV modif perup handle'.I13:'6. DSDV modif perup handle'.I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67">
                <text:p>30.67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85">
                <text:p>30.85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66">
                <text:p>30.66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55">
                <text:p>30.55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76">
                <text:p>31.76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33">
                <text:p>30.33</text:p>
              </table:table-cell>
              <table:table-cell office:value-type="float" office:value="34.54">
                <text:p>34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03">
                <text:p>31.03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61">
                <text:p>31.61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">
                <text:p>35.68</text:p>
              </table:table-cell>
              <table:table-cell office:value-type="float" office:value="35.76">
                <text:p>3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.13">
                <text:p>124.13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32">
                <text:p>30.32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01">
                <text:p>31.01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46">
                <text:p>32.46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72">
                <text:p>30.72</text:p>
              </table:table-cell>
              <table:table-cell office:value-type="float" office:value="91.78">
                <text:p>91.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42">
                <text:p>30.42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25">
                <text:p>32.25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01">
                <text:p>27.01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.34">
                <text:p>174.34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55">
                <text:p>25.5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.54">
                <text:p>141.54</text:p>
              </table:table-cell>
              <table:table-cell office:value-type="float" office:value="38.26">
                <text:p>38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42">
                <text:p>36.42</text:p>
              </table:table-cell>
              <table:table-cell office:value-type="float" office:value="38.78">
                <text:p>38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.62">
                <text:p>70.62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96">
                <text:p>30.96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68">
                <text:p>36.68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62">
                <text:p>27.62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.47">
                <text:p>30.47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7">
                <text:p>31.7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66">
                <text:p>31.66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74">
                <text:p>30.74</text:p>
              </table:table-cell>
              <table:table-cell office:value-type="float" office:value="30.94">
                <text:p>30.9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437cm" svg:height="15.534cm" xlink:href=".." xlink:type="simple" chart:class="chart:line" chart:style-name="ch1">
        <chart:title svg:x="17.304cm" svg:y="0.446cm" chart:style-name="ch2">
          <text:p>RO</text:p>
        </chart:title>
        <chart:legend chart:legend-position="end" svg:x="33.246cm" svg:y="7.219cm" style:legend-expansion="high" chart:style-name="ch3"/>
        <chart:plot-area chart:style-name="ch4" table:cell-range-address="'6. DSDV modif perup handle'.F12:'6. DSDV modif perup handle'.F42 '6. DSDV modif perup handle'.J12:'6. DSDV modif perup handle'.J42" chart:data-source-has-labels="row" svg:x="0.708cm" svg:y="1.535cm" svg:width="31.83cm" svg:height="13.689cm">
          <chartooo:coordinate-region svg:x="1.515cm" svg:y="1.734cm" svg:width="30.836cm" svg:height="12.8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. DSDV modif perup handle'.F13:'6. DSDV modif perup handle'.F42" chart:label-cell-address="'6. DSDV modif perup handle'.F12:'6. DSDV modif perup handle'.F12" chart:class="chart:line">
            <chart:data-point chart:repeated="30"/>
          </chart:series>
          <chart:series chart:style-name="ch8" chart:values-cell-range-address="'6. DSDV modif perup handle'.J13:'6. DSDV modif perup handle'.J42" chart:label-cell-address="'6. DSDV modif perup handle'.J12:'6. DSDV modif perup handle'.J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6. DSDV modif perup handle'.F12:'6. DSDV modif perup handle'.F12</svg:desc>
                </draw:g>
              </table:table-cell>
              <table:table-cell office:value-type="string">
                <text:p>asli</text:p>
                <draw:g>
                  <svg:desc>'6. DSDV modif perup handle'.J12:'6. DSDV modif perup handle'.J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">
                <text:p>182</text:p>
                <draw:g>
                  <svg:desc>'6. DSDV modif perup handle'.F13:'6. DSDV modif perup handle'.F42</svg:desc>
                </draw:g>
              </table:table-cell>
              <table:table-cell office:value-type="float" office:value="185">
                <text:p>185</text:p>
                <draw:g>
                  <svg:desc>'6. DSDV modif perup handle'.J13:'6. DSDV modif perup handle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">
                <text:p>1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">
                <text:p>1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">
                <text:p>18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">
                <text:p>19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7">
                <text:p>18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">
                <text:p>19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6">
                <text:p>18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">
                <text:p>20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">
                <text:p>19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">
                <text:p>20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">
                <text:p>2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">
                <text:p>20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4">
                <text:p>18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5">
                <text:p>18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">
                <text:p>2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33cm" svg:height="15.504cm" xlink:href=".." xlink:type="simple" chart:class="chart:line" chart:style-name="ch1">
        <chart:title svg:x="16.537cm" svg:y="0.446cm" chart:style-name="ch2">
          <text:p>throughput</text:p>
        </chart:title>
        <chart:legend chart:legend-position="end" svg:x="33.139cm" svg:y="7.204cm" style:legend-expansion="high" chart:style-name="ch3"/>
        <chart:plot-area chart:style-name="ch4" table:cell-range-address="'9. DSDV modif perup handle &amp; helper'.D12:'9. DSDV modif perup handle &amp; helper'.D42 '9. DSDV modif perup handle &amp; helper'.H12:'9. DSDV modif perup handle &amp; helper'.H42" chart:data-source-has-labels="row" svg:x="0.706cm" svg:y="1.535cm" svg:width="31.727cm" svg:height="13.659cm">
          <chartooo:coordinate-region svg:x="1.433cm" svg:y="1.735cm" svg:width="30.813cm" svg:height="12.8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9. DSDV modif perup handle &amp; helper'.D13:'9. DSDV modif perup handle &amp; helper'.D42" chart:label-cell-address="'9. DSDV modif perup handle &amp; helper'.D12:'9. DSDV modif perup handle &amp; helper'.D12" chart:class="chart:line">
            <chart:data-point chart:repeated="30"/>
          </chart:series>
          <chart:series chart:style-name="ch8" chart:values-cell-range-address="'9. DSDV modif perup handle &amp; helper'.H13:'9. DSDV modif perup handle &amp; helper'.H42" chart:label-cell-address="'9. DSDV modif perup handle &amp; helper'.H12:'9. DSDV modif perup handle &amp; helper'.H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9. DSDV modif perup handle &amp; helper'.D12:'9. DSDV modif perup handle &amp; helper'.D12</svg:desc>
                </draw:g>
              </table:table-cell>
              <table:table-cell office:value-type="string">
                <text:p>asli</text:p>
                <draw:g>
                  <svg:desc>'9. DSDV modif perup handle &amp; helper'.H12:'9. DSDV modif perup handle &amp; helper'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">
                <text:p>2.65</text:p>
                <draw:g>
                  <svg:desc>'9. DSDV modif perup handle &amp; helper'.D13:'9. DSDV modif perup handle &amp; helper'.D42</svg:desc>
                </draw:g>
              </table:table-cell>
              <table:table-cell office:value-type="float" office:value="2.69">
                <text:p>2.69</text:p>
                <draw:g>
                  <svg:desc>'9. DSDV modif perup handle &amp; helper'.H13:'9. DSDV modif perup handle &amp; helper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1">
                <text:p>2.0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2">
                <text:p>2.72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1">
                <text:p>2.3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4">
                <text:p>2.54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">
                <text:p>2.3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4">
                <text:p>2.1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6">
                <text:p>2.56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4">
                <text:p>1.84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4">
                <text:p>2.6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7">
                <text:p>2.97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4">
                <text:p>2.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9">
                <text:p>1.9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1">
                <text:p>1.7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5">
                <text:p>2.65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9">
                <text:p>2.2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4">
                <text:p>2.3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8">
                <text:p>2.38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5">
                <text:p>2.5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4">
                <text:p>2.4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9">
                <text:p>2.4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1">
                <text:p>2.3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4">
                <text:p>2.4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">
                <text:p>2.2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9">
                <text:p>2.29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4">
                <text:p>2.7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8">
                <text:p>2.1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2">
                <text:p>1.9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4">
                <text:p>2.44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3">
                <text:p>2.73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52cm" svg:height="16.618cm" xlink:href=".." xlink:type="simple" chart:class="chart:line" chart:style-name="ch1">
        <chart:title svg:x="15.466cm" svg:y="0.468cm" chart:style-name="ch2">
          <text:p>end to end delay</text:p>
        </chart:title>
        <chart:legend chart:legend-position="end" svg:x="32.161cm" svg:y="7.761cm" style:legend-expansion="high" chart:style-name="ch3"/>
        <chart:plot-area chart:style-name="ch4" table:cell-range-address="'9. DSDV modif perup handle &amp; helper'.E12:'9. DSDV modif perup handle &amp; helper'.E42 '9. DSDV modif perup handle &amp; helper'.I12:'9. DSDV modif perup handle &amp; helper'.I42" chart:data-source-has-labels="row" svg:x="0.687cm" svg:y="1.579cm" svg:width="30.787cm" svg:height="14.707cm">
          <chartooo:coordinate-region svg:x="1.494cm" svg:y="1.779cm" svg:width="29.793cm" svg:height="13.8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9. DSDV modif perup handle &amp; helper'.E13:'9. DSDV modif perup handle &amp; helper'.E42" chart:label-cell-address="'9. DSDV modif perup handle &amp; helper'.E12:'9. DSDV modif perup handle &amp; helper'.E12" chart:class="chart:line">
            <chart:data-point chart:repeated="30"/>
          </chart:series>
          <chart:series chart:style-name="ch8" chart:values-cell-range-address="'9. DSDV modif perup handle &amp; helper'.I13:'9. DSDV modif perup handle &amp; helper'.I42" chart:label-cell-address="'9. DSDV modif perup handle &amp; helper'.I12:'9. DSDV modif perup handle &amp; helper'.I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9. DSDV modif perup handle &amp; helper'.E12:'9. DSDV modif perup handle &amp; helper'.E12</svg:desc>
                </draw:g>
              </table:table-cell>
              <table:table-cell office:value-type="string">
                <text:p>asli</text:p>
                <draw:g>
                  <svg:desc>'9. DSDV modif perup handle &amp; helper'.I12:'9. DSDV modif perup handle &amp; helper'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64">
                <text:p>30.64</text:p>
                <draw:g>
                  <svg:desc>'9. DSDV modif perup handle &amp; helper'.E13:'9. DSDV modif perup handle &amp; helper'.E42</svg:desc>
                </draw:g>
              </table:table-cell>
              <table:table-cell office:value-type="float" office:value="33.77">
                <text:p>33.77</text:p>
                <draw:g>
                  <svg:desc>'9. DSDV modif perup handle &amp; helper'.I13:'9. DSDV modif perup handle &amp; helper'.I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56">
                <text:p>30.56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44">
                <text:p>30.44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65">
                <text:p>30.65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51">
                <text:p>30.5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18">
                <text:p>72.18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">
                <text:p>30.6</text:p>
              </table:table-cell>
              <table:table-cell office:value-type="float" office:value="34.54">
                <text:p>34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">
                <text:p>195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43">
                <text:p>32.43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62">
                <text:p>31.62</text:p>
              </table:table-cell>
              <table:table-cell office:value-type="float" office:value="35.76">
                <text:p>3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.93">
                <text:p>107.93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36">
                <text:p>32.36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05">
                <text:p>33.05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06">
                <text:p>29.06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7">
                <text:p>30.7</text:p>
              </table:table-cell>
              <table:table-cell office:value-type="float" office:value="91.78">
                <text:p>91.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7">
                <text:p>30.57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16">
                <text:p>31.16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19">
                <text:p>30.19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76">
                <text:p>36.76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75">
                <text:p>25.7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6.48">
                <text:p>246.48</text:p>
              </table:table-cell>
              <table:table-cell office:value-type="float" office:value="38.26">
                <text:p>38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5">
                <text:p>36.5</text:p>
              </table:table-cell>
              <table:table-cell office:value-type="float" office:value="38.78">
                <text:p>38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22">
                <text:p>35.22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39">
                <text:p>29.39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13">
                <text:p>37.13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44">
                <text:p>26.44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.67">
                <text:p>30.67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32">
                <text:p>30.32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51">
                <text:p>30.51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81">
                <text:p>32.81</text:p>
              </table:table-cell>
              <table:table-cell office:value-type="float" office:value="30.94">
                <text:p>30.9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94cm" svg:height="18.274cm" xlink:href=".." xlink:type="simple" chart:class="chart:line" chart:style-name="ch1">
        <chart:title svg:x="17.083cm" svg:y="0.501cm" chart:style-name="ch2">
          <text:p>RO</text:p>
        </chart:title>
        <chart:legend chart:legend-position="end" svg:x="32.803cm" svg:y="8.589cm" style:legend-expansion="high" chart:style-name="ch3"/>
        <chart:plot-area chart:style-name="ch4" table:cell-range-address="'9. DSDV modif perup handle &amp; helper'.F12:'9. DSDV modif perup handle &amp; helper'.F42 '9. DSDV modif perup handle &amp; helper'.J12:'9. DSDV modif perup handle &amp; helper'.J42" chart:data-source-has-labels="row" svg:x="0.699cm" svg:y="1.645cm" svg:width="31.405cm" svg:height="16.264cm">
          <chartooo:coordinate-region svg:x="1.506cm" svg:y="1.845cm" svg:width="30.411cm" svg:height="1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9. DSDV modif perup handle &amp; helper'.F13:'9. DSDV modif perup handle &amp; helper'.F42" chart:label-cell-address="'9. DSDV modif perup handle &amp; helper'.F12:'9. DSDV modif perup handle &amp; helper'.F12" chart:class="chart:line">
            <chart:data-point chart:repeated="30"/>
          </chart:series>
          <chart:series chart:style-name="ch8" chart:values-cell-range-address="'9. DSDV modif perup handle &amp; helper'.J13:'9. DSDV modif perup handle &amp; helper'.J42" chart:label-cell-address="'9. DSDV modif perup handle &amp; helper'.J12:'9. DSDV modif perup handle &amp; helper'.J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9. DSDV modif perup handle &amp; helper'.F12:'9. DSDV modif perup handle &amp; helper'.F12</svg:desc>
                </draw:g>
              </table:table-cell>
              <table:table-cell office:value-type="string">
                <text:p>asli</text:p>
                <draw:g>
                  <svg:desc>'9. DSDV modif perup handle &amp; helper'.J12:'9. DSDV modif perup handle &amp; helper'.J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">
                <text:p>193</text:p>
                <draw:g>
                  <svg:desc>'9. DSDV modif perup handle &amp; helper'.F13:'9. DSDV modif perup handle &amp; helper'.F42</svg:desc>
                </draw:g>
              </table:table-cell>
              <table:table-cell office:value-type="float" office:value="185">
                <text:p>185</text:p>
                <draw:g>
                  <svg:desc>'9. DSDV modif perup handle &amp; helper'.J13:'9. DSDV modif perup handle &amp; helper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">
                <text:p>17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">
                <text:p>1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">
                <text:p>20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">
                <text:p>20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">
                <text:p>1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">
                <text:p>1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">
                <text:p>20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">
                <text:p>18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">
                <text:p>2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">
                <text:p>20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">
                <text:p>1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467cm" svg:height="15.534cm" xlink:href=".." xlink:type="simple" chart:class="chart:line" chart:style-name="ch1">
        <chart:title svg:x="17.187cm" svg:y="0.446cm" chart:style-name="ch2">
          <text:p>PDR</text:p>
        </chart:title>
        <chart:legend chart:legend-position="end" svg:x="33.276cm" svg:y="7.219cm" style:legend-expansion="high" chart:style-name="ch3"/>
        <chart:plot-area chart:style-name="ch4" table:cell-range-address="'6. DSDV modif perup handle'.C12:'6. DSDV modif perup handle'.C42 '6. DSDV modif perup handle'.G12:'6. DSDV modif perup handle'.G42" chart:data-source-has-labels="row" svg:x="0.709cm" svg:y="1.535cm" svg:width="31.858cm" svg:height="13.689cm">
          <chartooo:coordinate-region svg:x="1.33cm" svg:y="1.734cm" svg:width="31.05cm" svg:height="12.8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. DSDV modif perup handle'.C13:'6. DSDV modif perup handle'.C42" chart:label-cell-address="'6. DSDV modif perup handle'.C12:'6. DSDV modif perup handle'.C12" chart:class="chart:line">
            <chart:data-point chart:repeated="30"/>
          </chart:series>
          <chart:series chart:style-name="ch8" chart:values-cell-range-address="'6. DSDV modif perup handle'.G13:'6. DSDV modif perup handle'.G42" chart:label-cell-address="'6. DSDV modif perup handle'.G12:'6. DSDV modif perup handle'.G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6. DSDV modif perup handle'.C12:'6. DSDV modif perup handle'.C12</svg:desc>
                </draw:g>
              </table:table-cell>
              <table:table-cell office:value-type="string">
                <text:p>asli</text:p>
                <draw:g>
                  <svg:desc>'6. DSDV modif perup handle'.G12:'6. DSDV modif perup handle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55">
                <text:p>52.55</text:p>
                <draw:g>
                  <svg:desc>'6. DSDV modif perup handle'.C13:'6. DSDV modif perup handle'.C42</svg:desc>
                </draw:g>
              </table:table-cell>
              <table:table-cell office:value-type="float" office:value="62.69">
                <text:p>62.69</text:p>
                <draw:g>
                  <svg:desc>'6. DSDV modif perup handle'.G13:'6. DSDV modif perup handle'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94">
                <text:p>46.94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52">
                <text:p>65.52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31">
                <text:p>65.31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18">
                <text:p>59.1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99">
                <text:p>56.99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78">
                <text:p>68.78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.88">
                <text:p>58.88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17">
                <text:p>54.17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39">
                <text:p>59.39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53">
                <text:p>67.53</text:p>
              </table:table-cell>
              <table:table-cell office:value-type="float" office:value="70.41">
                <text:p>7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69">
                <text:p>62.69</text:p>
              </table:table-cell>
              <table:table-cell office:value-type="float" office:value="63.29">
                <text:p>63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41">
                <text:p>40.41</text:p>
              </table:table-cell>
              <table:table-cell office:value-type="float" office:value="44.06">
                <text:p>44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69">
                <text:p>47.69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26">
                <text:p>48.26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.54">
                <text:p>69.54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75">
                <text:p>49.75</text:p>
              </table:table-cell>
              <table:table-cell office:value-type="float" office:value="68.53">
                <text:p>68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73">
                <text:p>53.73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53">
                <text:p>52.53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69">
                <text:p>59.69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.54">
                <text:p>53.54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45">
                <text:p>55.45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49">
                <text:p>57.49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29">
                <text:p>58.29</text:p>
              </table:table-cell>
              <table:table-cell office:value-type="float" office:value="68.66">
                <text:p>68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33">
                <text:p>53.33</text:p>
              </table:table-cell>
              <table:table-cell office:value-type="float" office:value="61.78">
                <text:p>6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.34">
                <text:p>67.34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.56">
                <text:p>70.5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.27">
                <text:p>53.27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27">
                <text:p>53.27</text:p>
              </table:table-cell>
              <table:table-cell office:value-type="float" office:value="53.73">
                <text:p>53.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12cm" svg:height="18.274cm" xlink:href=".." xlink:type="simple" chart:class="chart:line" chart:style-name="ch1">
        <chart:title svg:x="15.968cm" svg:y="0.501cm" chart:style-name="ch2">
          <text:p>average throughput</text:p>
        </chart:title>
        <chart:legend chart:legend-position="end" svg:x="31.234cm" svg:y="7.095cm" style:legend-expansion="high" chart:style-name="ch3"/>
        <chart:plot-area chart:style-name="ch4" table:cell-range-address="'EVALUASI TROUGHPUT'.C33:'EVALUASI TROUGHPUT'.J36" chart:data-source-has-labels="row" svg:x="0.718cm" svg:y="1.645cm" svg:width="29.798cm" svg:height="16.264cm">
          <chartooo:coordinate-region svg:x="1.63cm" svg:y="1.844cm" svg:width="28.792cm" svg:height="15.4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TROUGHPUT'.C34:'EVALUASI TROUGHPUT'.C36" chart:label-cell-address="'EVALUASI TROUGHPUT'.C33:'EVALUASI TROUGHPUT'.C33" chart:class="chart:line">
            <chart:data-point chart:repeated="3"/>
          </chart:series>
          <chart:series chart:style-name="ch8" chart:values-cell-range-address="'EVALUASI TROUGHPUT'.D34:'EVALUASI TROUGHPUT'.D36" chart:label-cell-address="'EVALUASI TROUGHPUT'.D33:'EVALUASI TROUGHPUT'.D33" chart:class="chart:line">
            <chart:data-point chart:repeated="3"/>
          </chart:series>
          <chart:series chart:style-name="ch9" chart:values-cell-range-address="'EVALUASI TROUGHPUT'.E34:'EVALUASI TROUGHPUT'.E36" chart:label-cell-address="'EVALUASI TROUGHPUT'.E33:'EVALUASI TROUGHPUT'.E33" chart:class="chart:line">
            <chart:data-point chart:repeated="3"/>
          </chart:series>
          <chart:series chart:style-name="ch10" chart:values-cell-range-address="'EVALUASI TROUGHPUT'.F34:'EVALUASI TROUGHPUT'.F36" chart:label-cell-address="'EVALUASI TROUGHPUT'.F33:'EVALUASI TROUGHPUT'.F33" chart:class="chart:line">
            <chart:data-point chart:repeated="3"/>
          </chart:series>
          <chart:series chart:style-name="ch11" chart:values-cell-range-address="'EVALUASI TROUGHPUT'.G34:'EVALUASI TROUGHPUT'.G36" chart:label-cell-address="'EVALUASI TROUGHPUT'.G33:'EVALUASI TROUGHPUT'.G33" chart:class="chart:line">
            <chart:data-point chart:repeated="3"/>
          </chart:series>
          <chart:series chart:style-name="ch12" chart:values-cell-range-address="'EVALUASI TROUGHPUT'.H34:'EVALUASI TROUGHPUT'.H36" chart:label-cell-address="'EVALUASI TROUGHPUT'.H33:'EVALUASI TROUGHPUT'.H33" chart:class="chart:line">
            <chart:data-point chart:repeated="3"/>
          </chart:series>
          <chart:series chart:style-name="ch13" chart:values-cell-range-address="'EVALUASI TROUGHPUT'.I34:'EVALUASI TROUGHPUT'.I36" chart:label-cell-address="'EVALUASI TROUGHPUT'.I33:'EVALUASI TROUGHPUT'.I33" chart:class="chart:line">
            <chart:data-point chart:repeated="3"/>
          </chart:series>
          <chart:series chart:style-name="ch14" chart:values-cell-range-address="'EVALUASI TROUGHPUT'.J34:'EVALUASI TROUGHPUT'.J36" chart:label-cell-address="'EVALUASI TROUGHPUT'.J33:'EVALUASI TROUGHPUT'.J33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TROUGHPUT'.C33:'EVALUASI TROUGHPUT'.C33</svg:desc>
                </draw:g>
              </table:table-cell>
              <table:table-cell office:value-type="string">
                <text:p>minup</text:p>
                <draw:g>
                  <svg:desc>'EVALUASI TROUGHPUT'.D33:'EVALUASI TROUGHPUT'.D33</svg:desc>
                </draw:g>
              </table:table-cell>
              <table:table-cell office:value-type="string">
                <text:p>Minup &amp; helper</text:p>
                <draw:g>
                  <svg:desc>'EVALUASI TROUGHPUT'.E33:'EVALUASI TROUGHPUT'.E33</svg:desc>
                </draw:g>
              </table:table-cell>
              <table:table-cell office:value-type="string">
                <text:p>Minup &amp; handle</text:p>
                <draw:g>
                  <svg:desc>'EVALUASI TROUGHPUT'.F33:'EVALUASI TROUGHPUT'.F33</svg:desc>
                </draw:g>
              </table:table-cell>
              <table:table-cell office:value-type="string">
                <text:p>minup&amp;helper&amp;handle</text:p>
                <draw:g>
                  <svg:desc>'EVALUASI TROUGHPUT'.G33:'EVALUASI TROUGHPUT'.G33</svg:desc>
                </draw:g>
              </table:table-cell>
              <table:table-cell office:value-type="string">
                <text:p>helper</text:p>
                <draw:g>
                  <svg:desc>'EVALUASI TROUGHPUT'.H33:'EVALUASI TROUGHPUT'.H33</svg:desc>
                </draw:g>
              </table:table-cell>
              <table:table-cell office:value-type="string">
                <text:p>handle</text:p>
                <draw:g>
                  <svg:desc>'EVALUASI TROUGHPUT'.I33:'EVALUASI TROUGHPUT'.I33</svg:desc>
                </draw:g>
              </table:table-cell>
              <table:table-cell office:value-type="string">
                <text:p>Helper &amp; handle</text:p>
                <draw:g>
                  <svg:desc>'EVALUASI TROUGHPUT'.J33:'EVALUASI TROUGHPUT'.J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06">
                <text:p>2.306</text:p>
                <draw:g>
                  <svg:desc>'EVALUASI TROUGHPUT'.C34:'EVALUASI TROUGHPUT'.C36</svg:desc>
                </draw:g>
              </table:table-cell>
              <table:table-cell office:value-type="float" office:value="2.494">
                <text:p>2.494</text:p>
                <draw:g>
                  <svg:desc>'EVALUASI TROUGHPUT'.D34:'EVALUASI TROUGHPUT'.D36</svg:desc>
                </draw:g>
              </table:table-cell>
              <table:table-cell office:value-type="float" office:value="2.425">
                <text:p>2.425</text:p>
                <draw:g>
                  <svg:desc>'EVALUASI TROUGHPUT'.E34:'EVALUASI TROUGHPUT'.E36</svg:desc>
                </draw:g>
              </table:table-cell>
              <table:table-cell office:value-type="float" office:value="2.546">
                <text:p>2.546</text:p>
                <draw:g>
                  <svg:desc>'EVALUASI TROUGHPUT'.F34:'EVALUASI TROUGHPUT'.F36</svg:desc>
                </draw:g>
              </table:table-cell>
              <table:table-cell office:value-type="float" office:value="2.352">
                <text:p>2.352</text:p>
                <draw:g>
                  <svg:desc>'EVALUASI TROUGHPUT'.G34:'EVALUASI TROUGHPUT'.G36</svg:desc>
                </draw:g>
              </table:table-cell>
              <table:table-cell office:value-type="float" office:value="2.479">
                <text:p>2.479</text:p>
                <draw:g>
                  <svg:desc>'EVALUASI TROUGHPUT'.H34:'EVALUASI TROUGHPUT'.H36</svg:desc>
                </draw:g>
              </table:table-cell>
              <table:table-cell office:value-type="float" office:value="2.48">
                <text:p>2.48</text:p>
                <draw:g>
                  <svg:desc>'EVALUASI TROUGHPUT'.I34:'EVALUASI TROUGHPUT'.I36</svg:desc>
                </draw:g>
              </table:table-cell>
              <table:table-cell office:value-type="float" office:value="2.377">
                <text:p>2.377</text:p>
                <draw:g>
                  <svg:desc>'EVALUASI TROUGHPUT'.J34:'EVALUASI TROUGHPUT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09">
                <text:p>2.509</text:p>
              </table:table-cell>
              <table:table-cell office:value-type="float" office:value="2.306">
                <text:p>2.306</text:p>
              </table:table-cell>
              <table:table-cell office:value-type="float" office:value="2.608">
                <text:p>2.608</text:p>
              </table:table-cell>
              <table:table-cell office:value-type="float" office:value="2.54">
                <text:p>2.54</text:p>
              </table:table-cell>
              <table:table-cell office:value-type="float" office:value="2.546">
                <text:p>2.546</text:p>
              </table:table-cell>
              <table:table-cell office:value-type="float" office:value="2.502">
                <text:p>2.502</text:p>
              </table:table-cell>
              <table:table-cell office:value-type="float" office:value="2.332">
                <text:p>2.332</text:p>
              </table:table-cell>
              <table:table-cell office:value-type="float" office:value="2.406">
                <text:p>2.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6">
                <text:p>2.456</text:p>
              </table:table-cell>
              <table:table-cell office:value-type="float" office:value="2.5">
                <text:p>2.5</text:p>
              </table:table-cell>
              <table:table-cell office:value-type="float" office:value="2.538">
                <text:p>2.538</text:p>
              </table:table-cell>
              <table:table-cell office:value-type="float" office:value="2.591">
                <text:p>2.591</text:p>
              </table:table-cell>
              <table:table-cell office:value-type="float" office:value="2.514">
                <text:p>2.514</text:p>
              </table:table-cell>
              <table:table-cell office:value-type="float" office:value="2.42">
                <text:p>2.42</text:p>
              </table:table-cell>
              <table:table-cell office:value-type="float" office:value="2.495">
                <text:p>2.495</text:p>
              </table:table-cell>
              <table:table-cell office:value-type="float" office:value="2.383">
                <text:p>2.38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882cm" svg:height="16.588cm" xlink:href=".." xlink:type="simple" chart:class="chart:line" chart:style-name="ch1">
        <chart:title svg:x="15.371cm" svg:y="0.467cm" chart:style-name="ch2">
          <text:p>average end to end delay</text:p>
        </chart:title>
        <chart:legend chart:legend-position="end" svg:x="31.204cm" svg:y="6.252cm" style:legend-expansion="high" chart:style-name="ch3"/>
        <chart:plot-area chart:style-name="ch4" table:cell-range-address="'EVALUASI END TO END'.C33:'EVALUASI END TO END'.J36" chart:data-source-has-labels="row" svg:x="0.717cm" svg:y="1.577cm" svg:width="29.77cm" svg:height="14.68cm">
          <chartooo:coordinate-region svg:x="1.524cm" svg:y="1.776cm" svg:width="28.869cm" svg:height="13.8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END TO END'.C34:'EVALUASI END TO END'.C36" chart:label-cell-address="'EVALUASI END TO END'.C33:'EVALUASI END TO END'.C33" chart:class="chart:line">
            <chart:data-point chart:repeated="3"/>
          </chart:series>
          <chart:series chart:style-name="ch8" chart:values-cell-range-address="'EVALUASI END TO END'.D34:'EVALUASI END TO END'.D36" chart:label-cell-address="'EVALUASI END TO END'.D33:'EVALUASI END TO END'.D33" chart:class="chart:line">
            <chart:data-point chart:repeated="3"/>
          </chart:series>
          <chart:series chart:style-name="ch9" chart:values-cell-range-address="'EVALUASI END TO END'.E34:'EVALUASI END TO END'.E36" chart:label-cell-address="'EVALUASI END TO END'.E33:'EVALUASI END TO END'.E33" chart:class="chart:line">
            <chart:data-point chart:repeated="3"/>
          </chart:series>
          <chart:series chart:style-name="ch10" chart:values-cell-range-address="'EVALUASI END TO END'.F34:'EVALUASI END TO END'.F36" chart:label-cell-address="'EVALUASI END TO END'.F33:'EVALUASI END TO END'.F33" chart:class="chart:line">
            <chart:data-point chart:repeated="3"/>
          </chart:series>
          <chart:series chart:style-name="ch11" chart:values-cell-range-address="'EVALUASI END TO END'.G34:'EVALUASI END TO END'.G36" chart:label-cell-address="'EVALUASI END TO END'.G33:'EVALUASI END TO END'.G33" chart:class="chart:line">
            <chart:data-point chart:repeated="3"/>
          </chart:series>
          <chart:series chart:style-name="ch12" chart:values-cell-range-address="'EVALUASI END TO END'.H34:'EVALUASI END TO END'.H36" chart:label-cell-address="'EVALUASI END TO END'.H33:'EVALUASI END TO END'.H33" chart:class="chart:line">
            <chart:data-point chart:repeated="3"/>
          </chart:series>
          <chart:series chart:style-name="ch13" chart:values-cell-range-address="'EVALUASI END TO END'.I34:'EVALUASI END TO END'.I36" chart:label-cell-address="'EVALUASI END TO END'.I33:'EVALUASI END TO END'.I33" chart:class="chart:line">
            <chart:data-point chart:repeated="3"/>
          </chart:series>
          <chart:series chart:style-name="ch14" chart:values-cell-range-address="'EVALUASI END TO END'.J34:'EVALUASI END TO END'.J36" chart:label-cell-address="'EVALUASI END TO END'.J33:'EVALUASI END TO END'.J33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END TO END'.C33:'EVALUASI END TO END'.C33</svg:desc>
                </draw:g>
              </table:table-cell>
              <table:table-cell office:value-type="string">
                <text:p>minup</text:p>
                <draw:g>
                  <svg:desc>'EVALUASI END TO END'.D33:'EVALUASI END TO END'.D33</svg:desc>
                </draw:g>
              </table:table-cell>
              <table:table-cell office:value-type="string">
                <text:p>Minup &amp; helper</text:p>
                <draw:g>
                  <svg:desc>'EVALUASI END TO END'.E33:'EVALUASI END TO END'.E33</svg:desc>
                </draw:g>
              </table:table-cell>
              <table:table-cell office:value-type="string">
                <text:p>Minup &amp; handle</text:p>
                <draw:g>
                  <svg:desc>'EVALUASI END TO END'.F33:'EVALUASI END TO END'.F33</svg:desc>
                </draw:g>
              </table:table-cell>
              <table:table-cell office:value-type="string">
                <text:p>minup&amp;helper&amp;handle</text:p>
                <draw:g>
                  <svg:desc>'EVALUASI END TO END'.G33:'EVALUASI END TO END'.G33</svg:desc>
                </draw:g>
              </table:table-cell>
              <table:table-cell office:value-type="string">
                <text:p>helper</text:p>
                <draw:g>
                  <svg:desc>'EVALUASI END TO END'.H33:'EVALUASI END TO END'.H33</svg:desc>
                </draw:g>
              </table:table-cell>
              <table:table-cell office:value-type="string">
                <text:p>handle</text:p>
                <draw:g>
                  <svg:desc>'EVALUASI END TO END'.I33:'EVALUASI END TO END'.I33</svg:desc>
                </draw:g>
              </table:table-cell>
              <table:table-cell office:value-type="string">
                <text:p>Helper &amp; handle</text:p>
                <draw:g>
                  <svg:desc>'EVALUASI END TO END'.J33:'EVALUASI END TO END'.J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563">
                <text:p>32.563</text:p>
                <draw:g>
                  <svg:desc>'EVALUASI END TO END'.C34:'EVALUASI END TO END'.C36</svg:desc>
                </draw:g>
              </table:table-cell>
              <table:table-cell office:value-type="float" office:value="34.887">
                <text:p>34.887</text:p>
                <draw:g>
                  <svg:desc>'EVALUASI END TO END'.D34:'EVALUASI END TO END'.D36</svg:desc>
                </draw:g>
              </table:table-cell>
              <table:table-cell office:value-type="float" office:value="37.094">
                <text:p>37.094</text:p>
                <draw:g>
                  <svg:desc>'EVALUASI END TO END'.E34:'EVALUASI END TO END'.E36</svg:desc>
                </draw:g>
              </table:table-cell>
              <table:table-cell office:value-type="float" office:value="39.079">
                <text:p>39.079</text:p>
                <draw:g>
                  <svg:desc>'EVALUASI END TO END'.F34:'EVALUASI END TO END'.F36</svg:desc>
                </draw:g>
              </table:table-cell>
              <table:table-cell office:value-type="float" office:value="34.105">
                <text:p>34.105</text:p>
                <draw:g>
                  <svg:desc>'EVALUASI END TO END'.G34:'EVALUASI END TO END'.G36</svg:desc>
                </draw:g>
              </table:table-cell>
              <table:table-cell office:value-type="float" office:value="36.89">
                <text:p>36.89</text:p>
                <draw:g>
                  <svg:desc>'EVALUASI END TO END'.H34:'EVALUASI END TO END'.H36</svg:desc>
                </draw:g>
              </table:table-cell>
              <table:table-cell office:value-type="float" office:value="31.466">
                <text:p>31.466</text:p>
                <draw:g>
                  <svg:desc>'EVALUASI END TO END'.I34:'EVALUASI END TO END'.I36</svg:desc>
                </draw:g>
              </table:table-cell>
              <table:table-cell office:value-type="float" office:value="51.463">
                <text:p>51.463</text:p>
                <draw:g>
                  <svg:desc>'EVALUASI END TO END'.J34:'EVALUASI END TO END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305">
                <text:p>44.305</text:p>
              </table:table-cell>
              <table:table-cell office:value-type="float" office:value="47.248">
                <text:p>47.248</text:p>
              </table:table-cell>
              <table:table-cell office:value-type="float" office:value="177.374">
                <text:p>177.374</text:p>
              </table:table-cell>
              <table:table-cell office:value-type="float" office:value="75.919">
                <text:p>75.919</text:p>
              </table:table-cell>
              <table:table-cell office:value-type="float" office:value="114.331">
                <text:p>114.331</text:p>
              </table:table-cell>
              <table:table-cell office:value-type="float" office:value="33.472">
                <text:p>33.472</text:p>
              </table:table-cell>
              <table:table-cell office:value-type="float" office:value="53.821">
                <text:p>53.821</text:p>
              </table:table-cell>
              <table:table-cell office:value-type="float" office:value="38.753">
                <text:p>38.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32">
                <text:p>32.32</text:p>
              </table:table-cell>
              <table:table-cell office:value-type="float" office:value="82.311">
                <text:p>82.311</text:p>
              </table:table-cell>
              <table:table-cell office:value-type="float" office:value="53.158">
                <text:p>53.158</text:p>
              </table:table-cell>
              <table:table-cell office:value-type="float" office:value="53.157">
                <text:p>53.157</text:p>
              </table:table-cell>
              <table:table-cell office:value-type="float" office:value="59.896">
                <text:p>59.896</text:p>
              </table:table-cell>
              <table:table-cell office:value-type="float" office:value="107.641">
                <text:p>107.641</text:p>
              </table:table-cell>
              <table:table-cell office:value-type="float" office:value="46.841">
                <text:p>46.841</text:p>
              </table:table-cell>
              <table:table-cell office:value-type="float" office:value="53.547">
                <text:p>53.54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698cm" svg:height="18.184cm" xlink:href=".." xlink:type="simple" chart:class="chart:line" chart:style-name="ch1">
        <chart:title svg:x="16.575cm" svg:y="0.499cm" chart:style-name="ch2">
          <text:p>average RO</text:p>
        </chart:title>
        <chart:legend chart:legend-position="end" svg:x="31.02cm" svg:y="7.05cm" style:legend-expansion="high" chart:style-name="ch3"/>
        <chart:plot-area chart:style-name="ch4" table:cell-range-address="'EVALUASI RO'.C33:'EVALUASI RO'.J36" chart:data-source-has-labels="row" svg:x="0.713cm" svg:y="1.641cm" svg:width="29.594cm" svg:height="16.18cm">
          <chartooo:coordinate-region svg:x="1.52cm" svg:y="1.84cm" svg:width="28.693cm" svg:height="15.3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RO'.C34:'EVALUASI RO'.C36" chart:label-cell-address="'EVALUASI RO'.C33:'EVALUASI RO'.C33" chart:class="chart:line">
            <chart:data-point chart:repeated="3"/>
          </chart:series>
          <chart:series chart:style-name="ch8" chart:values-cell-range-address="'EVALUASI RO'.D34:'EVALUASI RO'.D36" chart:label-cell-address="'EVALUASI RO'.D33:'EVALUASI RO'.D33" chart:class="chart:line">
            <chart:data-point chart:repeated="3"/>
          </chart:series>
          <chart:series chart:style-name="ch9" chart:values-cell-range-address="'EVALUASI RO'.E34:'EVALUASI RO'.E36" chart:label-cell-address="'EVALUASI RO'.E33:'EVALUASI RO'.E33" chart:class="chart:line">
            <chart:data-point chart:repeated="3"/>
          </chart:series>
          <chart:series chart:style-name="ch10" chart:values-cell-range-address="'EVALUASI RO'.F34:'EVALUASI RO'.F36" chart:label-cell-address="'EVALUASI RO'.F33:'EVALUASI RO'.F33" chart:class="chart:line">
            <chart:data-point chart:repeated="3"/>
          </chart:series>
          <chart:series chart:style-name="ch11" chart:values-cell-range-address="'EVALUASI RO'.G34:'EVALUASI RO'.G36" chart:label-cell-address="'EVALUASI RO'.G33:'EVALUASI RO'.G33" chart:class="chart:line">
            <chart:data-point chart:repeated="3"/>
          </chart:series>
          <chart:series chart:style-name="ch12" chart:values-cell-range-address="'EVALUASI RO'.H34:'EVALUASI RO'.H36" chart:label-cell-address="'EVALUASI RO'.H33:'EVALUASI RO'.H33" chart:class="chart:line">
            <chart:data-point chart:repeated="3"/>
          </chart:series>
          <chart:series chart:style-name="ch13" chart:values-cell-range-address="'EVALUASI RO'.I34:'EVALUASI RO'.I36" chart:label-cell-address="'EVALUASI RO'.I33:'EVALUASI RO'.I33" chart:class="chart:line">
            <chart:data-point chart:repeated="3"/>
          </chart:series>
          <chart:series chart:style-name="ch14" chart:values-cell-range-address="'EVALUASI RO'.J34:'EVALUASI RO'.J36" chart:label-cell-address="'EVALUASI RO'.J33:'EVALUASI RO'.J33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RO'.C33:'EVALUASI RO'.C33</svg:desc>
                </draw:g>
              </table:table-cell>
              <table:table-cell office:value-type="string">
                <text:p>minup</text:p>
                <draw:g>
                  <svg:desc>'EVALUASI RO'.D33:'EVALUASI RO'.D33</svg:desc>
                </draw:g>
              </table:table-cell>
              <table:table-cell office:value-type="string">
                <text:p>Minup &amp; helper</text:p>
                <draw:g>
                  <svg:desc>'EVALUASI RO'.E33:'EVALUASI RO'.E33</svg:desc>
                </draw:g>
              </table:table-cell>
              <table:table-cell office:value-type="string">
                <text:p>Minup &amp; handle</text:p>
                <draw:g>
                  <svg:desc>'EVALUASI RO'.F33:'EVALUASI RO'.F33</svg:desc>
                </draw:g>
              </table:table-cell>
              <table:table-cell office:value-type="string">
                <text:p>minup&amp;helper&amp;handle</text:p>
                <draw:g>
                  <svg:desc>'EVALUASI RO'.G33:'EVALUASI RO'.G33</svg:desc>
                </draw:g>
              </table:table-cell>
              <table:table-cell office:value-type="string">
                <text:p>helper</text:p>
                <draw:g>
                  <svg:desc>'EVALUASI RO'.H33:'EVALUASI RO'.H33</svg:desc>
                </draw:g>
              </table:table-cell>
              <table:table-cell office:value-type="string">
                <text:p>handle</text:p>
                <draw:g>
                  <svg:desc>'EVALUASI RO'.I33:'EVALUASI RO'.I33</svg:desc>
                </draw:g>
              </table:table-cell>
              <table:table-cell office:value-type="string">
                <text:p>Helper &amp; handle</text:p>
                <draw:g>
                  <svg:desc>'EVALUASI RO'.J33:'EVALUASI RO'.J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">
                <text:p>183</text:p>
                <draw:g>
                  <svg:desc>'EVALUASI RO'.C34:'EVALUASI RO'.C36</svg:desc>
                </draw:g>
              </table:table-cell>
              <table:table-cell office:value-type="float" office:value="184.2">
                <text:p>184.2</text:p>
                <draw:g>
                  <svg:desc>'EVALUASI RO'.D34:'EVALUASI RO'.D36</svg:desc>
                </draw:g>
              </table:table-cell>
              <table:table-cell office:value-type="float" office:value="187.9">
                <text:p>187.9</text:p>
                <draw:g>
                  <svg:desc>'EVALUASI RO'.E34:'EVALUASI RO'.E36</svg:desc>
                </draw:g>
              </table:table-cell>
              <table:table-cell office:value-type="float" office:value="190.4">
                <text:p>190.4</text:p>
                <draw:g>
                  <svg:desc>'EVALUASI RO'.F34:'EVALUASI RO'.F36</svg:desc>
                </draw:g>
              </table:table-cell>
              <table:table-cell office:value-type="float" office:value="189.4">
                <text:p>189.4</text:p>
                <draw:g>
                  <svg:desc>'EVALUASI RO'.G34:'EVALUASI RO'.G36</svg:desc>
                </draw:g>
              </table:table-cell>
              <table:table-cell office:value-type="float" office:value="186.5">
                <text:p>186.5</text:p>
                <draw:g>
                  <svg:desc>'EVALUASI RO'.H34:'EVALUASI RO'.H36</svg:desc>
                </draw:g>
              </table:table-cell>
              <table:table-cell office:value-type="float" office:value="187.9">
                <text:p>187.9</text:p>
                <draw:g>
                  <svg:desc>'EVALUASI RO'.I34:'EVALUASI RO'.I36</svg:desc>
                </draw:g>
              </table:table-cell>
              <table:table-cell office:value-type="float" office:value="188.6">
                <text:p>188.6</text:p>
                <draw:g>
                  <svg:desc>'EVALUASI RO'.J34:'EVALUASI RO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92.9">
                <text:p>192.9</text:p>
              </table:table-cell>
              <table:table-cell office:value-type="float" office:value="196.5">
                <text:p>196.5</text:p>
              </table:table-cell>
              <table:table-cell office:value-type="float" office:value="194.1">
                <text:p>194.1</text:p>
              </table:table-cell>
              <table:table-cell office:value-type="float" office:value="197.4">
                <text:p>197.4</text:p>
              </table:table-cell>
              <table:table-cell office:value-type="float" office:value="195.6">
                <text:p>195.6</text:p>
              </table:table-cell>
              <table:table-cell office:value-type="float" office:value="191.8">
                <text:p>191.8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.9">
                <text:p>187.9</text:p>
              </table:table-cell>
              <table:table-cell office:value-type="float" office:value="192.2">
                <text:p>192.2</text:p>
              </table:table-cell>
              <table:table-cell office:value-type="float" office:value="196.2">
                <text:p>196.2</text:p>
              </table:table-cell>
              <table:table-cell office:value-type="float" office:value="190.9">
                <text:p>190.9</text:p>
              </table:table-cell>
              <table:table-cell office:value-type="float" office:value="187.2">
                <text:p>187.2</text:p>
              </table:table-cell>
              <table:table-cell office:value-type="float" office:value="192.7">
                <text:p>192.7</text:p>
              </table:table-cell>
              <table:table-cell office:value-type="float" office:value="190.4">
                <text:p>190.4</text:p>
              </table:table-cell>
              <table:table-cell office:value-type="float" office:value="191.8">
                <text:p>191.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428cm" svg:height="17.672cm" xlink:href=".." xlink:type="simple" chart:class="chart:line" chart:style-name="ch1">
        <chart:title svg:x="16.07cm" svg:y="0.489cm" chart:style-name="ch2">
          <text:p>AVERAGE PDR</text:p>
        </chart:title>
        <chart:legend chart:legend-position="end" svg:x="30.75cm" svg:y="6.794cm" style:legend-expansion="high" chart:style-name="ch3"/>
        <chart:plot-area chart:style-name="ch4" table:cell-range-address="'EVALUASI PDR'.C33:'EVALUASI PDR'.J36" chart:data-source-has-labels="row" svg:x="0.708cm" svg:y="1.621cm" svg:width="29.334cm" svg:height="15.698cm">
          <chartooo:coordinate-region svg:x="1.329cm" svg:y="1.82cm" svg:width="28.619cm" svg:height="14.8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PDR'.C34:'EVALUASI PDR'.C36" chart:label-cell-address="'EVALUASI PDR'.C33:'EVALUASI PDR'.C33" chart:class="chart:line">
            <chart:data-point chart:repeated="3"/>
          </chart:series>
          <chart:series chart:style-name="ch8" chart:values-cell-range-address="'EVALUASI PDR'.D34:'EVALUASI PDR'.D36" chart:label-cell-address="'EVALUASI PDR'.D33:'EVALUASI PDR'.D33" chart:class="chart:line">
            <chart:data-point chart:repeated="3"/>
          </chart:series>
          <chart:series chart:style-name="ch9" chart:values-cell-range-address="'EVALUASI PDR'.E34:'EVALUASI PDR'.E36" chart:label-cell-address="'EVALUASI PDR'.E33:'EVALUASI PDR'.E33" chart:class="chart:line">
            <chart:data-point chart:repeated="3"/>
          </chart:series>
          <chart:series chart:style-name="ch10" chart:values-cell-range-address="'EVALUASI PDR'.F34:'EVALUASI PDR'.F36" chart:label-cell-address="'EVALUASI PDR'.F33:'EVALUASI PDR'.F33" chart:class="chart:line">
            <chart:data-point chart:repeated="3"/>
          </chart:series>
          <chart:series chart:style-name="ch11" chart:values-cell-range-address="'EVALUASI PDR'.G34:'EVALUASI PDR'.G36" chart:label-cell-address="'EVALUASI PDR'.G33:'EVALUASI PDR'.G33" chart:class="chart:line">
            <chart:data-point chart:repeated="3"/>
          </chart:series>
          <chart:series chart:style-name="ch12" chart:values-cell-range-address="'EVALUASI PDR'.H34:'EVALUASI PDR'.H36" chart:label-cell-address="'EVALUASI PDR'.H33:'EVALUASI PDR'.H33" chart:class="chart:line">
            <chart:data-point chart:repeated="3"/>
          </chart:series>
          <chart:series chart:style-name="ch13" chart:values-cell-range-address="'EVALUASI PDR'.I34:'EVALUASI PDR'.I36" chart:label-cell-address="'EVALUASI PDR'.I33:'EVALUASI PDR'.I33" chart:class="chart:line">
            <chart:data-point chart:repeated="3"/>
          </chart:series>
          <chart:series chart:style-name="ch14" chart:values-cell-range-address="'EVALUASI PDR'.J34:'EVALUASI PDR'.J36" chart:label-cell-address="'EVALUASI PDR'.J33:'EVALUASI PDR'.J33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PDR'.C33:'EVALUASI PDR'.C33</svg:desc>
                </draw:g>
              </table:table-cell>
              <table:table-cell office:value-type="string">
                <text:p>minup</text:p>
                <draw:g>
                  <svg:desc>'EVALUASI PDR'.D33:'EVALUASI PDR'.D33</svg:desc>
                </draw:g>
              </table:table-cell>
              <table:table-cell office:value-type="string">
                <text:p>Minup &amp; helper</text:p>
                <draw:g>
                  <svg:desc>'EVALUASI PDR'.E33:'EVALUASI PDR'.E33</svg:desc>
                </draw:g>
              </table:table-cell>
              <table:table-cell office:value-type="string">
                <text:p>Minup &amp; handle</text:p>
                <draw:g>
                  <svg:desc>'EVALUASI PDR'.F33:'EVALUASI PDR'.F33</svg:desc>
                </draw:g>
              </table:table-cell>
              <table:table-cell office:value-type="string">
                <text:p>minup&amp;helper&amp;handle</text:p>
                <draw:g>
                  <svg:desc>'EVALUASI PDR'.G33:'EVALUASI PDR'.G33</svg:desc>
                </draw:g>
              </table:table-cell>
              <table:table-cell office:value-type="string">
                <text:p>helper</text:p>
                <draw:g>
                  <svg:desc>'EVALUASI PDR'.H33:'EVALUASI PDR'.H33</svg:desc>
                </draw:g>
              </table:table-cell>
              <table:table-cell office:value-type="string">
                <text:p>handle</text:p>
                <draw:g>
                  <svg:desc>'EVALUASI PDR'.I33:'EVALUASI PDR'.I33</svg:desc>
                </draw:g>
              </table:table-cell>
              <table:table-cell office:value-type="string">
                <text:p>Helper &amp; handle</text:p>
                <draw:g>
                  <svg:desc>'EVALUASI PDR'.J33:'EVALUASI PDR'.J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511">
                <text:p>54.511</text:p>
                <draw:g>
                  <svg:desc>'EVALUASI PDR'.C34:'EVALUASI PDR'.C36</svg:desc>
                </draw:g>
              </table:table-cell>
              <table:table-cell office:value-type="float" office:value="58.746">
                <text:p>58.746</text:p>
                <draw:g>
                  <svg:desc>'EVALUASI PDR'.D34:'EVALUASI PDR'.D36</svg:desc>
                </draw:g>
              </table:table-cell>
              <table:table-cell office:value-type="float" office:value="56.911">
                <text:p>56.911</text:p>
                <draw:g>
                  <svg:desc>'EVALUASI PDR'.E34:'EVALUASI PDR'.E36</svg:desc>
                </draw:g>
              </table:table-cell>
              <table:table-cell office:value-type="float" office:value="59.422">
                <text:p>59.422</text:p>
                <draw:g>
                  <svg:desc>'EVALUASI PDR'.F34:'EVALUASI PDR'.F36</svg:desc>
                </draw:g>
              </table:table-cell>
              <table:table-cell office:value-type="float" office:value="54.902">
                <text:p>54.902</text:p>
                <draw:g>
                  <svg:desc>'EVALUASI PDR'.G34:'EVALUASI PDR'.G36</svg:desc>
                </draw:g>
              </table:table-cell>
              <table:table-cell office:value-type="float" office:value="58.115">
                <text:p>58.115</text:p>
                <draw:g>
                  <svg:desc>'EVALUASI PDR'.H34:'EVALUASI PDR'.H36</svg:desc>
                </draw:g>
              </table:table-cell>
              <table:table-cell office:value-type="float" office:value="58.771">
                <text:p>58.771</text:p>
                <draw:g>
                  <svg:desc>'EVALUASI PDR'.I34:'EVALUASI PDR'.I36</svg:desc>
                </draw:g>
              </table:table-cell>
              <table:table-cell office:value-type="float" office:value="55.578">
                <text:p>55.578</text:p>
                <draw:g>
                  <svg:desc>'EVALUASI PDR'.J34:'EVALUASI PDR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69">
                <text:p>58.69</text:p>
              </table:table-cell>
              <table:table-cell office:value-type="float" office:value="53.999">
                <text:p>53.999</text:p>
              </table:table-cell>
              <table:table-cell office:value-type="float" office:value="61.776">
                <text:p>61.776</text:p>
              </table:table-cell>
              <table:table-cell office:value-type="float" office:value="60.548">
                <text:p>60.548</text:p>
              </table:table-cell>
              <table:table-cell office:value-type="float" office:value="60.083">
                <text:p>60.083</text:p>
              </table:table-cell>
              <table:table-cell office:value-type="float" office:value="59.305">
                <text:p>59.305</text:p>
              </table:table-cell>
              <table:table-cell office:value-type="float" office:value="55.182">
                <text:p>55.182</text:p>
              </table:table-cell>
              <table:table-cell office:value-type="float" office:value="56.951">
                <text:p>56.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137">
                <text:p>58.137</text:p>
              </table:table-cell>
              <table:table-cell office:value-type="float" office:value="58.204">
                <text:p>58.204</text:p>
              </table:table-cell>
              <table:table-cell office:value-type="float" office:value="59.484">
                <text:p>59.484</text:p>
              </table:table-cell>
              <table:table-cell office:value-type="float" office:value="60.433">
                <text:p>60.433</text:p>
              </table:table-cell>
              <table:table-cell office:value-type="float" office:value="59.949">
                <text:p>59.949</text:p>
              </table:table-cell>
              <table:table-cell office:value-type="float" office:value="57.068">
                <text:p>57.068</text:p>
              </table:table-cell>
              <table:table-cell office:value-type="float" office:value="58.254">
                <text:p>58.254</text:p>
              </table:table-cell>
              <table:table-cell office:value-type="float" office:value="56.06">
                <text:p>56.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2cm" svg:height="15.856cm" xlink:href=".." xlink:type="simple" chart:class="chart:line" chart:style-name="ch1">
        <chart:title svg:x="17.364cm" svg:y="0.453cm" chart:style-name="ch2">
          <text:p>PDR</text:p>
        </chart:title>
        <chart:legend chart:legend-position="end" svg:x="33.629cm" svg:y="7.38cm" style:legend-expansion="high" chart:style-name="ch3"/>
        <chart:plot-area chart:style-name="ch4" table:cell-range-address="'5. DSDV modif perup helper'.C12:'5. DSDV modif perup helper'.C42 '5. DSDV modif perup helper'.G12:'5. DSDV modif perup helper'.G42" chart:data-source-has-labels="row" svg:x="0.716cm" svg:y="1.549cm" svg:width="32.197cm" svg:height="13.99cm">
          <chartooo:coordinate-region svg:x="1.337cm" svg:y="1.748cm" svg:width="31.389cm" svg:height="13.1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. DSDV modif perup helper'.C13:'5. DSDV modif perup helper'.C42" chart:label-cell-address="'5. DSDV modif perup helper'.C12:'5. DSDV modif perup helper'.C12" chart:class="chart:line">
            <chart:data-point chart:repeated="30"/>
          </chart:series>
          <chart:series chart:style-name="ch8" chart:values-cell-range-address="'5. DSDV modif perup helper'.G13:'5. DSDV modif perup helper'.G42" chart:label-cell-address="'5. DSDV modif perup helper'.G12:'5. DSDV modif perup helper'.G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C12:'5. DSDV modif perup helper'.C12</svg:desc>
                </draw:g>
              </table:table-cell>
              <table:table-cell office:value-type="string">
                <text:p>asli</text:p>
                <draw:g>
                  <svg:desc>'5. DSDV modif perup helper'.G12:'5. DSDV modif perup helper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54">
                <text:p>63.54</text:p>
                <draw:g>
                  <svg:desc>'5. DSDV modif perup helper'.C13:'5. DSDV modif perup helper'.C42</svg:desc>
                </draw:g>
              </table:table-cell>
              <table:table-cell office:value-type="float" office:value="62.69">
                <text:p>62.69</text:p>
                <draw:g>
                  <svg:desc>'5. DSDV modif perup helper'.G13:'5. DSDV modif perup helper'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05">
                <text:p>45.05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94">
                <text:p>70.94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5">
                <text:p>58.5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93">
                <text:p>61.9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59">
                <text:p>54.59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13">
                <text:p>65.13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35">
                <text:p>56.35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7">
                <text:p>46.7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42">
                <text:p>58.42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8">
                <text:p>65.8</text:p>
              </table:table-cell>
              <table:table-cell office:value-type="float" office:value="70.41">
                <text:p>7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14">
                <text:p>64.14</text:p>
              </table:table-cell>
              <table:table-cell office:value-type="float" office:value="63.29">
                <text:p>63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79">
                <text:p>52.79</text:p>
              </table:table-cell>
              <table:table-cell office:value-type="float" office:value="44.06">
                <text:p>44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22">
                <text:p>56.22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.35">
                <text:p>65.35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44">
                <text:p>62.44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57">
                <text:p>56.57</text:p>
              </table:table-cell>
              <table:table-cell office:value-type="float" office:value="68.53">
                <text:p>68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.51">
                <text:p>57.51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73">
                <text:p>63.73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5">
                <text:p>48.5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92">
                <text:p>56.92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.71">
                <text:p>58.71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">
                <text:p>61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61">
                <text:p>53.61</text:p>
              </table:table-cell>
              <table:table-cell office:value-type="float" office:value="68.66">
                <text:p>68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77">
                <text:p>54.77</text:p>
              </table:table-cell>
              <table:table-cell office:value-type="float" office:value="61.78">
                <text:p>6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.62">
                <text:p>61.62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.74">
                <text:p>51.74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.81">
                <text:p>51.8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5">
                <text:p>61.5</text:p>
              </table:table-cell>
              <table:table-cell office:value-type="float" office:value="53.73">
                <text:p>53.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574cm" svg:height="16.738cm" xlink:href=".." xlink:type="simple" chart:class="chart:line" chart:style-name="ch1">
        <chart:title svg:x="17.241cm" svg:y="0.47cm" chart:style-name="ch2">
          <text:p>PDR</text:p>
        </chart:title>
        <chart:legend chart:legend-position="end" svg:x="33.383cm" svg:y="7.821cm" style:legend-expansion="high" chart:style-name="ch3"/>
        <chart:plot-area chart:style-name="ch4" table:cell-range-address="'9. DSDV modif perup handle &amp; helper'.C12:'9. DSDV modif perup handle &amp; helper'.C42 '9. DSDV modif perup handle &amp; helper'.G12:'9. DSDV modif perup handle &amp; helper'.G42" chart:data-source-has-labels="row" svg:x="0.711cm" svg:y="1.583cm" svg:width="31.961cm" svg:height="14.821cm">
          <chartooo:coordinate-region svg:x="1.332cm" svg:y="1.782cm" svg:width="31.153cm" svg:height="13.9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9. DSDV modif perup handle &amp; helper'.C13:'9. DSDV modif perup handle &amp; helper'.C42" chart:label-cell-address="'9. DSDV modif perup handle &amp; helper'.C12:'9. DSDV modif perup handle &amp; helper'.C12" chart:class="chart:line">
            <chart:data-point chart:repeated="30"/>
          </chart:series>
          <chart:series chart:style-name="ch8" chart:values-cell-range-address="'9. DSDV modif perup handle &amp; helper'.G13:'9. DSDV modif perup handle &amp; helper'.G42" chart:label-cell-address="'9. DSDV modif perup handle &amp; helper'.G12:'9. DSDV modif perup handle &amp; helper'.G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9. DSDV modif perup handle &amp; helper'.C12:'9. DSDV modif perup handle &amp; helper'.C12</svg:desc>
                </draw:g>
              </table:table-cell>
              <table:table-cell office:value-type="string">
                <text:p>asli</text:p>
                <draw:g>
                  <svg:desc>'9. DSDV modif perup handle &amp; helper'.G12:'9. DSDV modif perup handle &amp; helper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31">
                <text:p>62.31</text:p>
                <draw:g>
                  <svg:desc>'9. DSDV modif perup handle &amp; helper'.C13:'9. DSDV modif perup handle &amp; helper'.C42</svg:desc>
                </draw:g>
              </table:table-cell>
              <table:table-cell office:value-type="float" office:value="62.69">
                <text:p>62.69</text:p>
                <draw:g>
                  <svg:desc>'9. DSDV modif perup handle &amp; helper'.G13:'9. DSDV modif perup handle &amp; helper'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85">
                <text:p>45.85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82">
                <text:p>63.82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1">
                <text:p>55.1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75">
                <text:p>49.75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2">
                <text:p>59.2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43">
                <text:p>43.43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12">
                <text:p>62.12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98">
                <text:p>67.98</text:p>
              </table:table-cell>
              <table:table-cell office:value-type="float" office:value="70.41">
                <text:p>7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05">
                <text:p>63.05</text:p>
              </table:table-cell>
              <table:table-cell office:value-type="float" office:value="63.29">
                <text:p>63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.73">
                <text:p>46.73</text:p>
              </table:table-cell>
              <table:table-cell office:value-type="float" office:value="44.06">
                <text:p>44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11">
                <text:p>42.11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39">
                <text:p>61.39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.5">
                <text:p>53.5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19">
                <text:p>56.19</text:p>
              </table:table-cell>
              <table:table-cell office:value-type="float" office:value="68.53">
                <text:p>68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.51">
                <text:p>57.51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98">
                <text:p>61.98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07">
                <text:p>59.07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9">
                <text:p>58.29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.25">
                <text:p>56.25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.16">
                <text:p>58.16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5">
                <text:p>53.5</text:p>
              </table:table-cell>
              <table:table-cell office:value-type="float" office:value="68.66">
                <text:p>68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23">
                <text:p>53.23</text:p>
              </table:table-cell>
              <table:table-cell office:value-type="float" office:value="61.78">
                <text:p>6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.05">
                <text:p>63.0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.4">
                <text:p>53.4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58">
                <text:p>57.5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14">
                <text:p>62.14</text:p>
              </table:table-cell>
              <table:table-cell office:value-type="float" office:value="53.73">
                <text:p>53.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605cm" svg:height="17.762cm" xlink:href=".." xlink:type="simple" chart:class="chart:line" chart:style-name="ch1">
        <chart:title svg:x="17.256cm" svg:y="0.491cm" chart:style-name="ch2">
          <text:p>PDR</text:p>
        </chart:title>
        <chart:legend chart:legend-position="end" svg:x="33.414cm" svg:y="8.333cm" style:legend-expansion="high" chart:style-name="ch3"/>
        <chart:plot-area chart:style-name="ch4" table:cell-range-address="'14. minup di process update &amp; perup di helper'.C12:'14. minup di process update &amp; perup di helper'.C42 '14. minup di process update &amp; perup di helper'.G12:'14. minup di process update &amp; perup di helper'.G42" chart:data-source-has-labels="row" svg:x="0.712cm" svg:y="1.625cm" svg:width="31.99cm" svg:height="15.782cm">
          <chartooo:coordinate-region svg:x="1.333cm" svg:y="1.824cm" svg:width="31.182cm" svg:height="14.9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4. minup di process update &amp; perup di helper'.C13:'14. minup di process update &amp; perup di helper'.C42" chart:label-cell-address="'14. minup di process update &amp; perup di helper'.C12:'14. minup di process update &amp; perup di helper'.C12" chart:class="chart:line">
            <chart:data-point chart:repeated="30"/>
          </chart:series>
          <chart:series chart:style-name="ch8" chart:values-cell-range-address="'14. minup di process update &amp; perup di helper'.G13:'14. minup di process update &amp; perup di helper'.G42" chart:label-cell-address="'14. minup di process update &amp; perup di helper'.G12:'14. minup di process update &amp; perup di helper'.G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4. minup di process update &amp; perup di helper'.C12:'14. minup di process update &amp; perup di helper'.C12</svg:desc>
                </draw:g>
              </table:table-cell>
              <table:table-cell office:value-type="string">
                <text:p>asli</text:p>
                <draw:g>
                  <svg:desc>'14. minup di process update &amp; perup di helper'.G12:'14. minup di process update &amp; perup di helper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.51">
                <text:p>60.51</text:p>
                <draw:g>
                  <svg:desc>'14. minup di process update &amp; perup di helper'.C13:'14. minup di process update &amp; perup di helper'.C42</svg:desc>
                </draw:g>
              </table:table-cell>
              <table:table-cell office:value-type="float" office:value="62.69">
                <text:p>62.69</text:p>
                <draw:g>
                  <svg:desc>'14. minup di process update &amp; perup di helper'.G13:'14. minup di process update &amp; perup di helper'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74">
                <text:p>52.74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72">
                <text:p>71.72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72">
                <text:p>56.72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5">
                <text:p>51.5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04">
                <text:p>54.04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04">
                <text:p>64.04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55">
                <text:p>52.55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29">
                <text:p>42.29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.15">
                <text:p>69.15</text:p>
              </table:table-cell>
              <table:table-cell office:value-type="float" office:value="70.41">
                <text:p>7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5">
                <text:p>60.5</text:p>
              </table:table-cell>
              <table:table-cell office:value-type="float" office:value="63.29">
                <text:p>63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76">
                <text:p>51.76</text:p>
              </table:table-cell>
              <table:table-cell office:value-type="float" office:value="44.06">
                <text:p>44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53">
                <text:p>67.53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.95">
                <text:p>69.95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82">
                <text:p>63.82</text:p>
              </table:table-cell>
              <table:table-cell office:value-type="float" office:value="68.53">
                <text:p>68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21">
                <text:p>63.21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84">
                <text:p>66.84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5">
                <text:p>57.5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.25">
                <text:p>50.25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06">
                <text:p>56.06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.98">
                <text:p>62.98</text:p>
              </table:table-cell>
              <table:table-cell office:value-type="float" office:value="68.66">
                <text:p>68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1">
                <text:p>50.51</text:p>
              </table:table-cell>
              <table:table-cell office:value-type="float" office:value="61.78">
                <text:p>6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64">
                <text:p>65.64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.84">
                <text:p>68.84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49">
                <text:p>60.49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.03">
                <text:p>61.03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54">
                <text:p>61.54</text:p>
              </table:table-cell>
              <table:table-cell office:value-type="float" office:value="53.73">
                <text:p>53.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483cm" svg:height="16.276cm" xlink:href=".." xlink:type="simple" chart:class="chart:line" chart:style-name="ch1">
        <chart:title svg:x="16.546cm" svg:y="0.461cm" chart:style-name="ch2">
          <text:p>Throughput</text:p>
        </chart:title>
        <chart:legend chart:legend-position="end" svg:x="33.292cm" svg:y="7.59cm" style:legend-expansion="high" chart:style-name="ch3"/>
        <chart:plot-area chart:style-name="ch4" table:cell-range-address="'3. DSDV modif minup'.D12:'3. DSDV modif minup'.D42 '3. DSDV modif minup'.H12:'3. DSDV modif minup'.H42" chart:data-source-has-labels="row" svg:x="0.709cm" svg:y="1.565cm" svg:width="31.874cm" svg:height="14.386cm">
          <chartooo:coordinate-region svg:x="1.436cm" svg:y="1.765cm" svg:width="30.96cm" svg:height="13.53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. DSDV modif minup'.D13:'3. DSDV modif minup'.D42" chart:label-cell-address="'3. DSDV modif minup'.D12:'3. DSDV modif minup'.D12" chart:class="chart:line">
            <chart:data-point chart:repeated="30"/>
          </chart:series>
          <chart:series chart:style-name="ch8" chart:values-cell-range-address="'3. DSDV modif minup'.H13:'3. DSDV modif minup'.H42" chart:label-cell-address="'3. DSDV modif minup'.H12:'3. DSDV modif minup'.H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3. DSDV modif minup'.D12:'3. DSDV modif minup'.D12</svg:desc>
                </draw:g>
              </table:table-cell>
              <table:table-cell office:value-type="string">
                <text:p>asli</text:p>
                <draw:g>
                  <svg:desc>'3. DSDV modif minup'.H12:'3. DSDV modif minup'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6">
                <text:p>2.46</text:p>
                <draw:g>
                  <svg:desc>'3. DSDV modif minup'.D13:'3. DSDV modif minup'.D42</svg:desc>
                </draw:g>
              </table:table-cell>
              <table:table-cell office:value-type="float" office:value="2.69">
                <text:p>2.69</text:p>
                <draw:g>
                  <svg:desc>'3. DSDV modif minup'.H13:'3. DSDV modif minup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4">
                <text:p>2.2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8">
                <text:p>2.78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7">
                <text:p>2.2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7">
                <text:p>2.57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">
                <text:p>2.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3">
                <text:p>2.63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9">
                <text:p>1.99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">
                <text:p>2.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8">
                <text:p>2.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6">
                <text:p>1.8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">
                <text:p>2.03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5">
                <text:p>2.35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">
                <text:p>2.0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9">
                <text:p>2.39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4">
                <text:p>2.54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">
                <text:p>2.3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8">
                <text:p>2.7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8">
                <text:p>1.9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">
                <text:p>1.9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2">
                <text:p>2.52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5">
                <text:p>2.2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9">
                <text:p>2.7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8">
                <text:p>2.7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1">
                <text:p>2.91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">
                <text:p>2.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">
                <text:p>2.8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544cm" svg:height="15.886cm" xlink:href=".." xlink:type="simple" chart:class="chart:line" chart:style-name="ch1">
        <chart:title svg:x="16.062cm" svg:y="0.453cm" chart:style-name="ch2">
          <text:p>end to end delay</text:p>
        </chart:title>
        <chart:legend chart:legend-position="end" svg:x="33.353cm" svg:y="7.395cm" style:legend-expansion="high" chart:style-name="ch3"/>
        <chart:plot-area chart:style-name="ch4" table:cell-range-address="'3. DSDV modif minup'.E12:'3. DSDV modif minup'.E42 '3. DSDV modif minup'.I12:'3. DSDV modif minup'.I42" chart:data-source-has-labels="row" svg:x="0.71cm" svg:y="1.549cm" svg:width="31.933cm" svg:height="14.02cm">
          <chartooo:coordinate-region svg:x="1.517cm" svg:y="1.749cm" svg:width="30.939cm" svg:height="13.1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. DSDV modif minup'.E13:'3. DSDV modif minup'.E42" chart:label-cell-address="'3. DSDV modif minup'.E12:'3. DSDV modif minup'.E12" chart:class="chart:line">
            <chart:data-point chart:repeated="30"/>
          </chart:series>
          <chart:series chart:style-name="ch8" chart:values-cell-range-address="'3. DSDV modif minup'.I13:'3. DSDV modif minup'.I42" chart:label-cell-address="'3. DSDV modif minup'.I12:'3. DSDV modif minup'.I1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3. DSDV modif minup'.E12:'3. DSDV modif minup'.E12</svg:desc>
                </draw:g>
              </table:table-cell>
              <table:table-cell office:value-type="string">
                <text:p>asli</text:p>
                <draw:g>
                  <svg:desc>'3. DSDV modif minup'.I12:'3. DSDV modif minup'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13">
                <text:p>32.13</text:p>
                <draw:g>
                  <svg:desc>'3. DSDV modif minup'.E13:'3. DSDV modif minup'.E42</svg:desc>
                </draw:g>
              </table:table-cell>
              <table:table-cell office:value-type="float" office:value="33.77">
                <text:p>33.77</text:p>
                <draw:g>
                  <svg:desc>'3. DSDV modif minup'.I13:'3. DSDV modif minup'.I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83">
                <text:p>30.83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37">
                <text:p>30.37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39">
                <text:p>32.39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72">
                <text:p>40.7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52">
                <text:p>39.52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7">
                <text:p>31.17</text:p>
              </table:table-cell>
              <table:table-cell office:value-type="float" office:value="34.54">
                <text:p>34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33">
                <text:p>33.33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82">
                <text:p>35.82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59">
                <text:p>42.59</text:p>
              </table:table-cell>
              <table:table-cell office:value-type="float" office:value="35.76">
                <text:p>3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67">
                <text:p>61.67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15">
                <text:p>110.15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59">
                <text:p>33.59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42">
                <text:p>37.42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52">
                <text:p>31.52</text:p>
              </table:table-cell>
              <table:table-cell office:value-type="float" office:value="91.78">
                <text:p>91.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69">
                <text:p>30.69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08">
                <text:p>33.08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23">
                <text:p>27.23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25">
                <text:p>44.25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88">
                <text:p>62.8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4.82">
                <text:p>484.82</text:p>
              </table:table-cell>
              <table:table-cell office:value-type="float" office:value="38.26">
                <text:p>38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13">
                <text:p>37.13</text:p>
              </table:table-cell>
              <table:table-cell office:value-type="float" office:value="38.78">
                <text:p>38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5">
                <text:p>30.5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11">
                <text:p>27.11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08">
                <text:p>37.08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62">
                <text:p>24.62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.23">
                <text:p>45.23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.07">
                <text:p>71.07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73">
                <text:p>30.73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82">
                <text:p>34.82</text:p>
              </table:table-cell>
              <table:table-cell office:value-type="float" office:value="30.94">
                <text:p>30.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